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0.7634in"/>
    </style:style>
    <style:style style:name="co3" style:family="table-column">
      <style:table-column-properties fo:break-before="auto" style:column-width="1.8917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3.989in"/>
    </style:style>
    <style:style style:name="co6" style:family="table-column">
      <style:table-column-properties fo:break-before="auto" style:column-width="4.00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putaciones2021Can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edon</text:p>
          </table:table-cell>
          <table:table-cell office:value-type="string" calcext:value-type="string">
            <text:p>dis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won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suplen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EL MATA ATILANO</text:p>
          </table:table-cell>
          <table:table-cell office:value-type="string" calcext:value-type="string">
            <text:p>ARNULFO FEDERICO VARGAS GOM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EL MATA ATILANO</text:p>
          </table:table-cell>
          <table:table-cell office:value-type="string" calcext:value-type="string">
            <text:p>ARNULFO FEDERICO VARGAS GOME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EL MATA ATILANO</text:p>
          </table:table-cell>
          <table:table-cell office:value-type="string" calcext:value-type="string">
            <text:p>ARNULFO FEDERICO VARGAS GOME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BRISEIDA CHAVEZ RAMIREZ</text:p>
          </table:table-cell>
          <table:table-cell office:value-type="string" calcext:value-type="string">
            <text:p>MELANNIE ITZAYANA REYES MARTINE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DE LOERA MARQUEZ</text:p>
          </table:table-cell>
          <table:table-cell office:value-type="string" calcext:value-type="string">
            <text:p>LILIA RODRIGUEZ GUERR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ISABEL ZAMORA RODRIGUEZ</text:p>
          </table:table-cell>
          <table:table-cell office:value-type="string" calcext:value-type="string">
            <text:p>LUZ MARIA PADILLA DE LU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CALDERON ZAMARRIPA</text:p>
          </table:table-cell>
          <table:table-cell office:value-type="string" calcext:value-type="string">
            <text:p>JUAN JOSE RUIZ ESCOB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SPERANZA CAMPOS ZAMBRANO</text:p>
          </table:table-cell>
          <table:table-cell office:value-type="string" calcext:value-type="string">
            <text:p>PATRICIA MUÑOZ RAMIRE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EMIR CRAVIOTO QUEZADA</text:p>
          </table:table-cell>
          <table:table-cell office:value-type="string" calcext:value-type="string">
            <text:p>FRANCISCO GERARDO FLORES CORRE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DEL CARMEN RAMIREZ DE LARA</text:p>
          </table:table-cell>
          <table:table-cell office:value-type="string" calcext:value-type="string">
            <text:p>CLAUDIA MARGARITA GOMEZ GARC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CA BECERRA MORENO</text:p>
          </table:table-cell>
          <table:table-cell office:value-type="string" calcext:value-type="string">
            <text:p>LAURA PATRICIA AHEDO BARCENA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LAMAS DE ALBA</text:p>
          </table:table-cell>
          <table:table-cell office:value-type="string" calcext:value-type="string">
            <text:p>ALEJANDRO LENIN RUELAS CALDER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ERNESTO GUTIERREZ BERDEJA</text:p>
          </table:table-cell>
          <table:table-cell office:value-type="string" calcext:value-type="string">
            <text:p>EDGAR ALAN LUEVANO NUÑE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BA LORENA TORRES DIAZ</text:p>
          </table:table-cell>
          <table:table-cell office:value-type="string" calcext:value-type="string">
            <text:p>PAMELA RESENDIZ LOPE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BA LORENA TORRES DIAZ</text:p>
          </table:table-cell>
          <table:table-cell office:value-type="string" calcext:value-type="string">
            <text:p>PAMELA RESENDIZ LOPE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OLA NADINE CORTES CALZADA</text:p>
          </table:table-cell>
          <table:table-cell office:value-type="string" calcext:value-type="string">
            <text:p>ITZEL IVVETHE TELLEZ MARMOLEJ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BA LORENA TORRES DIAZ</text:p>
          </table:table-cell>
          <table:table-cell office:value-type="string" calcext:value-type="string">
            <text:p>PAMELA RESENDIZ LOPE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DAMARIS DIAZ RAMIREZ</text:p>
          </table:table-cell>
          <table:table-cell office:value-type="string" calcext:value-type="string">
            <text:p>LUCIA JANETTE NUÑEZ GALLEGO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ODULO NUÑEZ LEAÑOS</text:p>
          </table:table-cell>
          <table:table-cell office:value-type="string" calcext:value-type="string">
            <text:p>JULIO AMADOR RODRIGUE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CILIA ARLETTE HERNANDEZ TAPIA</text:p>
          </table:table-cell>
          <table:table-cell office:value-type="string" calcext:value-type="string">
            <text:p>ANA GALVAN GUERR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O GONZALO MARTINEZ LOPEZ</text:p>
          </table:table-cell>
          <table:table-cell office:value-type="string" calcext:value-type="string">
            <text:p>JOSE DE JESUS ORTIZ DOMINGUE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FRANCISCO GERARDO PONCE MORAN</text:p>
          </table:table-cell>
          <table:table-cell office:value-type="string" calcext:value-type="string">
            <text:p>JUAN CARLOS LOPEZ HERNANDE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 ANY MUÑOZ RODRIGUEZ</text:p>
          </table:table-cell>
          <table:table-cell office:value-type="string" calcext:value-type="string">
            <text:p>SILVIA ARELI LOPEZ RAMIRE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A KARINA BANDA IGLESIAS</text:p>
          </table:table-cell>
          <table:table-cell office:value-type="string" calcext:value-type="string">
            <text:p>LOURDES YOLANDA HERNANDEZ MUÑO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A KARINA BANDA IGLESIAS</text:p>
          </table:table-cell>
          <table:table-cell office:value-type="string" calcext:value-type="string">
            <text:p>LOURDES YOLANDA HERNANDEZ MUÑO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E SVETLANA FARIAS CARRILLO</text:p>
          </table:table-cell>
          <table:table-cell office:value-type="string" calcext:value-type="string">
            <text:p>PATRICIA VALADEZ BUSTAMAN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A KARINA BANDA IGLESIAS</text:p>
          </table:table-cell>
          <table:table-cell office:value-type="string" calcext:value-type="string">
            <text:p>LOURDES YOLANDA HERNANDEZ MUÑOZ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PEREZ CALLEJA</text:p>
          </table:table-cell>
          <table:table-cell office:value-type="string" calcext:value-type="string">
            <text:p>PATRICIA MIROSLAVA DIAZ GONZALE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ILIA MUÑOZ ARMENTA</text:p>
          </table:table-cell>
          <table:table-cell office:value-type="string" calcext:value-type="string">
            <text:p>LADY DIANA SILVA MUÑO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FERNANDA CAMPOS ATRISTAIN</text:p>
          </table:table-cell>
          <table:table-cell office:value-type="string" calcext:value-type="string">
            <text:p>MARIA GEORGINA RODRIGUEZ TORR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GUZMAN HERNANDEZ</text:p>
          </table:table-cell>
          <table:table-cell office:value-type="string" calcext:value-type="string">
            <text:p>EDWVIGES PIO RODRIGUEZ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GUZMAN HERNANDEZ</text:p>
          </table:table-cell>
          <table:table-cell office:value-type="string" calcext:value-type="string">
            <text:p>EDWVIGES PIO RODRIGUEZ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GUZMAN HERNANDEZ</text:p>
          </table:table-cell>
          <table:table-cell office:value-type="string" calcext:value-type="string">
            <text:p>EDWVIGES PIO RODRIGUEZ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SENIA LETICIA OLUA GONZALEZ</text:p>
          </table:table-cell>
          <table:table-cell office:value-type="string" calcext:value-type="string">
            <text:p>ROSSY STEPHANIE GOMEZ REY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SENIA LETICIA OLUA GONZALEZ</text:p>
          </table:table-cell>
          <table:table-cell office:value-type="string" calcext:value-type="string">
            <text:p>ROSSY STEPHANIE GOMEZ REY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MEJIA OJEDA</text:p>
          </table:table-cell>
          <table:table-cell office:value-type="string" calcext:value-type="string">
            <text:p>JUAN MANUEL MANRIQUE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SENIA LETICIA OLUA GONZALEZ</text:p>
          </table:table-cell>
          <table:table-cell office:value-type="string" calcext:value-type="string">
            <text:p>ROSSY STEPHANIE GOMEZ RE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MUALDO LEONEL SILVA RIVERA</text:p>
          </table:table-cell>
          <table:table-cell office:value-type="string" calcext:value-type="string">
            <text:p>FRANCISCO JAVIER ARIAS LE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LINO EDUARDO RUIZ ESQUER</text:p>
          </table:table-cell>
          <table:table-cell office:value-type="string" calcext:value-type="string">
            <text:p>JOSE ANTONIO ARCE DUAR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A LOPEZ GUZMAN</text:p>
          </table:table-cell>
          <table:table-cell office:value-type="string" calcext:value-type="string">
            <text:p>YADIRA GUADALUPE FISCAL ENRIQUEZ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BABUN VILLARREAL</text:p>
          </table:table-cell>
          <table:table-cell office:value-type="string" calcext:value-type="string">
            <text:p>EDNA LAURA VIDALES GARCI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SANCHEZ SAENZ</text:p>
          </table:table-cell>
          <table:table-cell office:value-type="string" calcext:value-type="string">
            <text:p>NELLY HERMINIA BARCENA SANCHEZ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AGUIRRE BLANCAS</text:p>
          </table:table-cell>
          <table:table-cell office:value-type="string" calcext:value-type="string">
            <text:p>DIANA ELENA MORENO TIRAD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Y YULIANA YAÑEZ LAMAS</text:p>
          </table:table-cell>
          <table:table-cell office:value-type="string" calcext:value-type="string">
            <text:p>ALMA GABRIELA RAMIREZ GIR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CIA MEZA CASTRO</text:p>
          </table:table-cell>
          <table:table-cell office:value-type="string" calcext:value-type="string">
            <text:p>SORAYA ANABEL COBOS CERVANT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PAULINA GUTIERREZ RUBALCAVA</text:p>
          </table:table-cell>
          <table:table-cell office:value-type="string" calcext:value-type="string">
            <text:p>SANDRA PEREZ CASTR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ETA ANDREA RAMIREZ PADILLA</text:p>
          </table:table-cell>
          <table:table-cell office:value-type="string" calcext:value-type="string">
            <text:p>MICHELLE ALEJANDRA TEJEDA MEDI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JUAN CONTRERAS SALCEDO</text:p>
          </table:table-cell>
          <table:table-cell office:value-type="string" calcext:value-type="string">
            <text:p>RICARDO SANDOVAL CH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ACUÑA ARVIZU</text:p>
          </table:table-cell>
          <table:table-cell office:value-type="string" calcext:value-type="string">
            <text:p>MIRIAM GUADALUPE GONZALEZ JUARE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SOSA CASTELLANOS</text:p>
          </table:table-cell>
          <table:table-cell office:value-type="string" calcext:value-type="string">
            <text:p>GABRIELA ARREOLA MEDRA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NA ESTHELA CHAVEZ JACINTO</text:p>
          </table:table-cell>
          <table:table-cell office:value-type="string" calcext:value-type="string">
            <text:p>ROSARIO DEL CARMEN LUNA LOPE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NA ESTHELA CHAVEZ JACINTO</text:p>
          </table:table-cell>
          <table:table-cell office:value-type="string" calcext:value-type="string">
            <text:p>ROSARIO DEL CARMEN LUNA LOPE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NA ESTHELA CHAVEZ JACINTO</text:p>
          </table:table-cell>
          <table:table-cell office:value-type="string" calcext:value-type="string">
            <text:p>ROSARIO DEL CARMEN LUNA LOPEZ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REYES LEDESMA</text:p>
          </table:table-cell>
          <table:table-cell office:value-type="string" calcext:value-type="string">
            <text:p>MIGUEL ANGEL PIÑA AGUILA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REYES LEDESMA</text:p>
          </table:table-cell>
          <table:table-cell office:value-type="string" calcext:value-type="string">
            <text:p>MIGUEL ANGEL PIÑA AGUILA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A DOMINGUEZ DELGADILLO</text:p>
          </table:table-cell>
          <table:table-cell office:value-type="string" calcext:value-type="string">
            <text:p>ASTRID DAFNE MONROY LIZARRAG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REYES LEDESMA</text:p>
          </table:table-cell>
          <table:table-cell office:value-type="string" calcext:value-type="string">
            <text:p>MIGUEL ANGEL PIÑA AGUIL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MELA CASTRO FIGUEROA</text:p>
          </table:table-cell>
          <table:table-cell office:value-type="string" calcext:value-type="string">
            <text:p>SOLEDAD GUADALUPE LOYA LAR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ENRIQUE SANCHEZ VILLEGAS</text:p>
          </table:table-cell>
          <table:table-cell office:value-type="string" calcext:value-type="string">
            <text:p>GUSTAVO RAMIREZ ZAMOR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 GUTIERREZ CASTRO</text:p>
          </table:table-cell>
          <table:table-cell office:value-type="string" calcext:value-type="string">
            <text:p>ROSELA MEDINA LENCION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SIA HERNANDEZ MENDOZA</text:p>
          </table:table-cell>
          <table:table-cell office:value-type="string" calcext:value-type="string">
            <text:p>RAFAELA JOCOBI YOCUPICI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SIA HERNANDEZ MENDOZA</text:p>
          </table:table-cell>
          <table:table-cell office:value-type="string" calcext:value-type="string">
            <text:p>RAFAELA JOCOBI YOCUPICI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SIA HERNANDEZ MENDOZA</text:p>
          </table:table-cell>
          <table:table-cell office:value-type="string" calcext:value-type="string">
            <text:p>RAFAELA JOCOBI YOCUPICI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ARTURO GONZALEZ CRUZ</text:p>
          </table:table-cell>
          <table:table-cell office:value-type="string" calcext:value-type="string">
            <text:p>CARLOS MURGUIA MEJ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IA GUADALUPE GUERRERO MENA</text:p>
          </table:table-cell>
          <table:table-cell office:value-type="string" calcext:value-type="string">
            <text:p>MAYRA SOLEDAD LOPEZ GARCI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LT DE LABRA MONREAL</text:p>
          </table:table-cell>
          <table:table-cell office:value-type="string" calcext:value-type="string">
            <text:p>ESTHER BAEZ VALDIVI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ORRO IRMA ANDAZOLA GOMEZ</text:p>
          </table:table-cell>
          <table:table-cell office:value-type="string" calcext:value-type="string">
            <text:p>MARIA TERESA SAAVEDRA TALAVER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RIO VIRIDIANA ROMAN CARRILLO</text:p>
          </table:table-cell>
          <table:table-cell office:value-type="string" calcext:value-type="string">
            <text:p>JUANA ALICIA VARGAS HERNANDEZ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SUSANA AVALOS GOVEA</text:p>
          </table:table-cell>
          <table:table-cell office:value-type="string" calcext:value-type="string">
            <text:p>YESENIA LOPEZ VICTORIN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ZAVALA GARCIA</text:p>
          </table:table-cell>
          <table:table-cell office:value-type="string" calcext:value-type="string">
            <text:p>GENOVEVA HERNANDEZ VILL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CLEOFAS MARTINEZ VELOZ</text:p>
          </table:table-cell>
          <table:table-cell office:value-type="string" calcext:value-type="string">
            <text:p>JOSE LUIS KATO LIZARD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CLEOFAS MARTINEZ VELOZ</text:p>
          </table:table-cell>
          <table:table-cell office:value-type="string" calcext:value-type="string">
            <text:p>JOSE LUIS KATO LIZARD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CLEOFAS MARTINEZ VELOZ</text:p>
          </table:table-cell>
          <table:table-cell office:value-type="string" calcext:value-type="string">
            <text:p>JOSE LUIS KATO LIZARD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DIEGO BERISTAIN AVILA</text:p>
          </table:table-cell>
          <table:table-cell office:value-type="string" calcext:value-type="string">
            <text:p>CESAR ENRIQUE MANJARREZ NUÑEZ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SOLEDAD RODRIGUEZ BORQUEZ</text:p>
          </table:table-cell>
          <table:table-cell office:value-type="string" calcext:value-type="string">
            <text:p>ELIZABETH FABIOLA NAVARRO RODRIGUEZ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AH RISK MORALES</text:p>
          </table:table-cell>
          <table:table-cell office:value-type="string" calcext:value-type="string">
            <text:p>YANNETH ZERMEÑO DE NIZ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GELINA MORENO GUERRA</text:p>
          </table:table-cell>
          <table:table-cell office:value-type="string" calcext:value-type="string">
            <text:p>REBECA VALLE HERNANDEZ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ALEJANDRO FLORES PEREZ</text:p>
          </table:table-cell>
          <table:table-cell office:value-type="string" calcext:value-type="string">
            <text:p>GUSTAVO FERNANDEZ DE LE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DIAZ CARRERA</text:p>
          </table:table-cell>
          <table:table-cell office:value-type="string" calcext:value-type="string">
            <text:p>SERGIO GABRIEL PACHECO RIVER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 GOMEZ VICENCIO</text:p>
          </table:table-cell>
          <table:table-cell office:value-type="string" calcext:value-type="string">
            <text:p>CARMEN LIZBETH RAMIREZ VERDUG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LINE NAVA MOUETT</text:p>
          </table:table-cell>
          <table:table-cell office:value-type="string" calcext:value-type="string">
            <text:p>CLAUDIA YANET BUCIO HERRER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LINE NAVA MOUETT</text:p>
          </table:table-cell>
          <table:table-cell office:value-type="string" calcext:value-type="string">
            <text:p>CLAUDIA YANET BUCIO HERRER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LINE NAVA MOUETT</text:p>
          </table:table-cell>
          <table:table-cell office:value-type="string" calcext:value-type="string">
            <text:p>CLAUDIA YANET BUCIO HERRER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LEON VALLE</text:p>
          </table:table-cell>
          <table:table-cell office:value-type="string" calcext:value-type="string">
            <text:p>PAULINA MENDEZ GARCILAZ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SAR BENJAMIN RAMIREZ ARIAS</text:p>
          </table:table-cell>
          <table:table-cell office:value-type="string" calcext:value-type="string">
            <text:p>RAFAEL IGNOT MAZAB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FRANCISCO GUZMAN MENDEZ</text:p>
          </table:table-cell>
          <table:table-cell office:value-type="string" calcext:value-type="string">
            <text:p>FELIPE ROMAN VAZQUEZ CASTILL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IRENEO MARES COSSIO</text:p>
          </table:table-cell>
          <table:table-cell office:value-type="string" calcext:value-type="string">
            <text:p>FELIPE IGNACIO LAMEIRO MEZ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DOLFO OLIMPO HERNANDEZ BOJORQUEZ</text:p>
          </table:table-cell>
          <table:table-cell office:value-type="string" calcext:value-type="string">
            <text:p>OCTAVIO JAVIER CORONA FLOR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BIA PALOMARES ROMO</text:p>
          </table:table-cell>
          <table:table-cell office:value-type="string" calcext:value-type="string">
            <text:p>ROSANGELA JIMENEZ NIE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JESUS RIVERA RAMIREZ</text:p>
          </table:table-cell>
          <table:table-cell office:value-type="string" calcext:value-type="string">
            <text:p>PAOLA WENDOLIN HERRERA LOPEZ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STINO SALCEDO FLORES</text:p>
          </table:table-cell>
          <table:table-cell office:value-type="string" calcext:value-type="string">
            <text:p>HECTOR BOJORQUEZ QUINTER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STINO SALCEDO FLORES</text:p>
          </table:table-cell>
          <table:table-cell office:value-type="string" calcext:value-type="string">
            <text:p>HECTOR BOJORQUEZ QUINTER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STINO SALCEDO FLORES</text:p>
          </table:table-cell>
          <table:table-cell office:value-type="string" calcext:value-type="string">
            <text:p>HECTOR BOJORQUEZ QUINTER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ISAIAS BERTIN SANDOVAL</text:p>
          </table:table-cell>
          <table:table-cell office:value-type="string" calcext:value-type="string">
            <text:p>LUIS MIGUEL BUENROSTRO MARTI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ISAIAS BERTIN SANDOVAL</text:p>
          </table:table-cell>
          <table:table-cell office:value-type="string" calcext:value-type="string">
            <text:p>LUIS MIGUEL BUENROSTRO MART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DE JESUS MAYORAL MAYORAL</text:p>
          </table:table-cell>
          <table:table-cell office:value-type="string" calcext:value-type="string">
            <text:p>FERNANDO PARRA VALLADOLI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ISAIAS BERTIN SANDOVAL</text:p>
          </table:table-cell>
          <table:table-cell office:value-type="string" calcext:value-type="string">
            <text:p>LUIS MIGUEL BUENROSTRO MARTI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ADALUPE BARRAZA CHIQUETE</text:p>
          </table:table-cell>
          <table:table-cell office:value-type="string" calcext:value-type="string">
            <text:p>BRENDA ARACELI CASTRO ANGUL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 NICOLE ROMERO CORRAL</text:p>
          </table:table-cell>
          <table:table-cell office:value-type="string" calcext:value-type="string">
            <text:p>ALBA CELESTE RUIZ RODRIGUE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NET YOLANDA DE JESUS PERALTA GONZALEZ</text:p>
          </table:table-cell>
          <table:table-cell office:value-type="string" calcext:value-type="string">
            <text:p>CATALINA CERVANTES HERNANDE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ANAYA BARRIGUETE</text:p>
          </table:table-cell>
          <table:table-cell office:value-type="string" calcext:value-type="string">
            <text:p>MANUEL MAURICIO MARTINEZ FLOR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ANAYA BARRIGUETE</text:p>
          </table:table-cell>
          <table:table-cell office:value-type="string" calcext:value-type="string">
            <text:p>MANUEL MAURICIO MARTINEZ FLOR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ANAYA BARRIGUETE</text:p>
          </table:table-cell>
          <table:table-cell office:value-type="string" calcext:value-type="string">
            <text:p>MANUEL MAURICIO MARTINEZ FLOR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STO GALLARDO GARCIA</text:p>
          </table:table-cell>
          <table:table-cell office:value-type="string" calcext:value-type="string">
            <text:p>DAVID EMILIANO HERNANDEZ VILLEL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STO GALLARDO GARCIA</text:p>
          </table:table-cell>
          <table:table-cell office:value-type="string" calcext:value-type="string">
            <text:p>DAVID EMILIANO HERNANDEZ VILLEL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MONICA LORENA GARCIA MARTINEZ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STO GALLARDO GARCIA</text:p>
          </table:table-cell>
          <table:table-cell office:value-type="string" calcext:value-type="string">
            <text:p>DAVID EMILIANO HERNANDEZ VILLEL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CANO CASTRO</text:p>
          </table:table-cell>
          <table:table-cell office:value-type="string" calcext:value-type="string">
            <text:p>ALEJANDRO ANDONAEGUI GALLEGO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ISMAEL MARTINEZ PEREZ</text:p>
          </table:table-cell>
          <table:table-cell office:value-type="string" calcext:value-type="string">
            <text:p>OSCAR TENIS BADILL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ADRIANA BAEZ GERARDO</text:p>
          </table:table-cell>
          <table:table-cell office:value-type="string" calcext:value-type="string">
            <text:p>YOALI ITZEL NUÑEZ MARTINEZ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ALMENDARIZ PUPPO</text:p>
          </table:table-cell>
          <table:table-cell office:value-type="string" calcext:value-type="string">
            <text:p>ALEJANDRO ALONSO SOLIS LOPEZ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ALMENDARIZ PUPPO</text:p>
          </table:table-cell>
          <table:table-cell office:value-type="string" calcext:value-type="string">
            <text:p>ALEJANDRO ALONSO SOLIS LOPEZ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ALMENDARIZ PUPPO</text:p>
          </table:table-cell>
          <table:table-cell office:value-type="string" calcext:value-type="string">
            <text:p>ALEJANDRO ALONSO SOLIS LOPEZ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 MERCEDES MACIEL ORTIZ</text:p>
          </table:table-cell>
          <table:table-cell office:value-type="string" calcext:value-type="string">
            <text:p>MARIA DEL PILAR COSIO LUCER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 MERCEDES MACIEL ORTIZ</text:p>
          </table:table-cell>
          <table:table-cell office:value-type="string" calcext:value-type="string">
            <text:p>MARIA DEL PILAR COSIO LUCER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IRO RUIZ FLORES</text:p>
          </table:table-cell>
          <table:table-cell office:value-type="string" calcext:value-type="string">
            <text:p>ERNESTO MANUEL ALTAMIRANO SOLAN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 MERCEDES MACIEL ORTIZ</text:p>
          </table:table-cell>
          <table:table-cell office:value-type="string" calcext:value-type="string">
            <text:p>MARIA DEL PILAR COSIO LUCER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HIGUERA MURILLO</text:p>
          </table:table-cell>
          <table:table-cell office:value-type="string" calcext:value-type="string">
            <text:p>ADRIAN GREGORIO DIAZ RAM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JIMENEZ FUENTES</text:p>
          </table:table-cell>
          <table:table-cell office:value-type="string" calcext:value-type="string">
            <text:p>JUAN CARLOS MEDINA RAMO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DEL CARMEN ZATARAIN GARCIA</text:p>
          </table:table-cell>
          <table:table-cell office:value-type="string" calcext:value-type="string">
            <text:p>FRANCIS ALEJANDRA DORING MENDOZ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DEL CARMEN ZATARAIN GARCIA</text:p>
          </table:table-cell>
          <table:table-cell office:value-type="string" calcext:value-type="string">
            <text:p>FRANCIS ALEJANDRA DORING MENDOZ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DEL CARMEN ZATARAIN GARCIA</text:p>
          </table:table-cell>
          <table:table-cell office:value-type="string" calcext:value-type="string">
            <text:p>FRANCIS ALEJANDRA DORING MENDOZ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PORRAS DOMINGUEZ</text:p>
          </table:table-cell>
          <table:table-cell office:value-type="string" calcext:value-type="string">
            <text:p>JESUS ANDRES ACOSTA MOYR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PORRAS DOMINGUEZ</text:p>
          </table:table-cell>
          <table:table-cell office:value-type="string" calcext:value-type="string">
            <text:p>JESUS ANDRES ACOSTA MOYR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IGNACIA RIVERA GONZALEZ</text:p>
          </table:table-cell>
          <table:table-cell office:value-type="string" calcext:value-type="string">
            <text:p>SASHA DENISSE ANGULO MARTINEZ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PORRAS DOMINGUEZ</text:p>
          </table:table-cell>
          <table:table-cell office:value-type="string" calcext:value-type="string">
            <text:p>JESUS ANDRES ACOSTA MOYR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IA LINETH MONTAÑO RUIZ</text:p>
          </table:table-cell>
          <table:table-cell office:value-type="string" calcext:value-type="string">
            <text:p>ESTHER GUERRERO RIO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HEIDI YADIRA DIAZ PANTALEON</text:p>
          </table:table-cell>
          <table:table-cell office:value-type="string" calcext:value-type="string">
            <text:p>LIDIA YAZMIN OREGON VILLANUEV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MUNGUIA AVILES</text:p>
          </table:table-cell>
          <table:table-cell office:value-type="string" calcext:value-type="string">
            <text:p>MARIA ELENA GONZALEZ ROMER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THA ESCALANTE CASTILLO</text:p>
          </table:table-cell>
          <table:table-cell office:value-type="string" calcext:value-type="string">
            <text:p>PATRICIA IRENE CHABLE C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THA ESCALANTE CASTILLO</text:p>
          </table:table-cell>
          <table:table-cell office:value-type="string" calcext:value-type="string">
            <text:p>PATRICIA IRENE CHABLE C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THA ESCALANTE CASTILLO</text:p>
          </table:table-cell>
          <table:table-cell office:value-type="string" calcext:value-type="string">
            <text:p>PATRICIA IRENE CHABLE C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JOAQUINA CASTILLO GOMEZ</text:p>
          </table:table-cell>
          <table:table-cell office:value-type="string" calcext:value-type="string">
            <text:p>BRENDA ALICIA RUIZ HERNANDEZ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GOMEZ SAUCEDO</text:p>
          </table:table-cell>
          <table:table-cell office:value-type="string" calcext:value-type="string">
            <text:p>JOSE SANTOS FELICIANO CHAN CH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DE MONTSERRAT VALLADARES GUZMAN</text:p>
          </table:table-cell>
          <table:table-cell office:value-type="string" calcext:value-type="string">
            <text:p>ROSLYN ODELING CUEVAS URIB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FLORES PACHECO</text:p>
          </table:table-cell>
          <table:table-cell office:value-type="string" calcext:value-type="string">
            <text:p>GRISEL OKAIRI CUTZ GOMEZ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CA MARIA REYES DOMINGUEZ</text:p>
          </table:table-cell>
          <table:table-cell office:value-type="string" calcext:value-type="string">
            <text:p>ROSA ALVA REYES DOMINGUEZ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S ALBERTO PINZON CHARLES</text:p>
          </table:table-cell>
          <table:table-cell office:value-type="string" calcext:value-type="string">
            <text:p>MARCO ANTONIO GONZALEZ DELGAD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DEL JESUS NOVELO RODRIGUEZ</text:p>
          </table:table-cell>
          <table:table-cell office:value-type="string" calcext:value-type="string">
            <text:p>MARIA JUDITH DEL CARMEN RUIZ ESPARZA PINT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FARIAS GONZALEZ</text:p>
          </table:table-cell>
          <table:table-cell office:value-type="string" calcext:value-type="string">
            <text:p>JOSE DEL CARMEN URUETA MOH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FARIAS GONZALEZ</text:p>
          </table:table-cell>
          <table:table-cell office:value-type="string" calcext:value-type="string">
            <text:p>JOSE DEL CARMEN URUETA MOH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FARIAS GONZALEZ</text:p>
          </table:table-cell>
          <table:table-cell office:value-type="string" calcext:value-type="string">
            <text:p>JOSE DEL CARMEN URUETA MOH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SEL DEL ANGEL ESCOBEDO CASTILLO</text:p>
          </table:table-cell>
          <table:table-cell office:value-type="string" calcext:value-type="string">
            <text:p>MANUEL ANDRES HAU DZU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IDA GARCIA CORDOVA</text:p>
          </table:table-cell>
          <table:table-cell office:value-type="string" calcext:value-type="string">
            <text:p>YOLANDA RAMIREZ AD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CARMEN ONGAY REYES</text:p>
          </table:table-cell>
          <table:table-cell office:value-type="string" calcext:value-type="string">
            <text:p>TERESITA DE LA PARRA ISL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SIERRA DAMIAN</text:p>
          </table:table-cell>
          <table:table-cell office:value-type="string" calcext:value-type="string">
            <text:p>LAURA ERENDIRA PEREZ FLO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 DEL RIVERO LASTRA</text:p>
          </table:table-cell>
          <table:table-cell office:value-type="string" calcext:value-type="string">
            <text:p>ANGEL DAVID PEREZ MEDI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ZA ELIZABETH RIVERA ALONZO</text:p>
          </table:table-cell>
          <table:table-cell office:value-type="string" calcext:value-type="string">
            <text:p>ANGELICA DEL CARMEN NOTARIO HERNANDEZ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PASTOR CRUZ CARRANZA</text:p>
          </table:table-cell>
          <table:table-cell office:value-type="string" calcext:value-type="string">
            <text:p>GLADYS ROMERO EZAET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ARTURO SANCHEZ GARCIA</text:p>
          </table:table-cell>
          <table:table-cell office:value-type="string" calcext:value-type="string">
            <text:p>JORGE ANTONIO MALTOS VILLARRE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S VILLAREAL SUDAY</text:p>
          </table:table-cell>
          <table:table-cell office:value-type="string" calcext:value-type="string">
            <text:p>RAUL ALEJANDRO VELA ERHAR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VELA IBARRA</text:p>
          </table:table-cell>
          <table:table-cell office:value-type="string" calcext:value-type="string">
            <text:p>KARLA PATRICIA VELA SANCHE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IDO RAMIRO MORENO HERNANDEZ</text:p>
          </table:table-cell>
          <table:table-cell office:value-type="string" calcext:value-type="string">
            <text:p>EVARISTO LENIN PEREZ TALAMA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IDO RAMIRO MORENO HERNANDEZ</text:p>
          </table:table-cell>
          <table:table-cell office:value-type="string" calcext:value-type="string">
            <text:p>EVARISTO LENIN PEREZ TALAMA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SA ALEMAN IBARRA</text:p>
          </table:table-cell>
          <table:table-cell office:value-type="string" calcext:value-type="string">
            <text:p>GABRIELA LOPEZ DE LA CRUZ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IDO RAMIRO MORENO HERNANDEZ</text:p>
          </table:table-cell>
          <table:table-cell office:value-type="string" calcext:value-type="string">
            <text:p>EVARISTO LENIN PEREZ TALAMA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MARTINEZ LARA</text:p>
          </table:table-cell>
          <table:table-cell office:value-type="string" calcext:value-type="string">
            <text:p>PABLO CARDENAS VAZQUEZ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LUCIA ESTRADA MENDOZA</text:p>
          </table:table-cell>
          <table:table-cell office:value-type="string" calcext:value-type="string">
            <text:p>HEIDY ESCOBEDO VELAZQUEZ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RIS ESTHER TAMEZ DOMINGUEZ</text:p>
          </table:table-cell>
          <table:table-cell office:value-type="string" calcext:value-type="string">
            <text:p>PAULETT MARCELA MORENO MALDONAD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CASTELLANOS RENTERIA</text:p>
          </table:table-cell>
          <table:table-cell office:value-type="string" calcext:value-type="string">
            <text:p>DELIA MARINA RUIZ PEREZ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DYS AYALA FLORES</text:p>
          </table:table-cell>
          <table:table-cell office:value-type="string" calcext:value-type="string">
            <text:p>BRENDA CECILIA GUERECA HERNANDE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ROCHA DOMINGUEZ</text:p>
          </table:table-cell>
          <table:table-cell office:value-type="string" calcext:value-type="string">
            <text:p>CECILIA TERCERO ADAM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BORREGO ADAME</text:p>
          </table:table-cell>
          <table:table-cell office:value-type="string" calcext:value-type="string">
            <text:p>JORGE ARTURO VALDES FLO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BORREGO ADAME</text:p>
          </table:table-cell>
          <table:table-cell office:value-type="string" calcext:value-type="string">
            <text:p>JORGE ARTURO VALDES FLORE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GUADALUPE RANGEL PADILLA</text:p>
          </table:table-cell>
          <table:table-cell office:value-type="string" calcext:value-type="string">
            <text:p>JAZMIN ADANARY TOVAR RUIZ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BORREGO ADAME</text:p>
          </table:table-cell>
          <table:table-cell office:value-type="string" calcext:value-type="string">
            <text:p>JORGE ARTURO VALDES FLOR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SERRATO FERNANDEZ</text:p>
          </table:table-cell>
          <table:table-cell office:value-type="string" calcext:value-type="string">
            <text:p>JUAN JOSE DE LA CRUZ CABRER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IANA ISELA ANTUNA RODRIGUEZ</text:p>
          </table:table-cell>
          <table:table-cell office:value-type="string" calcext:value-type="string">
            <text:p>ZAIDA YANETH HERRERA ESPARZ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CIA ARACELY HERNANDEZ REVELES</text:p>
          </table:table-cell>
          <table:table-cell office:value-type="string" calcext:value-type="string">
            <text:p>MA DE LOURDES SANCHEZ GALLEGO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ALFREDO PAREDES LOPEZ</text:p>
          </table:table-cell>
          <table:table-cell office:value-type="string" calcext:value-type="string">
            <text:p>MAURILIO ROMO RODRIGUEZ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STINA AMEZCUA GONZALEZ</text:p>
          </table:table-cell>
          <table:table-cell office:value-type="string" calcext:value-type="string">
            <text:p>ALMA PATRICIA CARDONA ORTIZ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ALAN RAMOS VIRUETE</text:p>
          </table:table-cell>
          <table:table-cell office:value-type="string" calcext:value-type="string">
            <text:p>JESUS HUMBERTO GOMEZ RAMO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A NELIA FARIAS ZAMBRANO</text:p>
          </table:table-cell>
          <table:table-cell office:value-type="string" calcext:value-type="string">
            <text:p>MA ESTHER HERRERA VENTUR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A NELIA FARIAS ZAMBRANO</text:p>
          </table:table-cell>
          <table:table-cell office:value-type="string" calcext:value-type="string">
            <text:p>MA ESTHER HERRERA VENTUR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ROMEO MALDONADO DOMINGUEZ</text:p>
          </table:table-cell>
          <table:table-cell office:value-type="string" calcext:value-type="string">
            <text:p>MIGUEL ANGEL ZAPATA VIER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A NELIA FARIAS ZAMBRANO</text:p>
          </table:table-cell>
          <table:table-cell office:value-type="string" calcext:value-type="string">
            <text:p>MA ESTHER HERRERA VENTUR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ORACION MARIA GUADALUPE DE LA TORRE GARZA</text:p>
          </table:table-cell>
          <table:table-cell office:value-type="string" calcext:value-type="string">
            <text:p>VELIA NATIVIDAD VALDES PEREZ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LAURA SILVA TRUJILLO</text:p>
          </table:table-cell>
          <table:table-cell office:value-type="string" calcext:value-type="string">
            <text:p>MA DEL ROSARIO GARCIA REND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AROLINA DE LAS MERCEDES GONZALEZ ADAN</text:p>
          </table:table-cell>
          <table:table-cell office:value-type="string" calcext:value-type="string">
            <text:p>MA TERESA DE JESUS CANTU GARZ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QUINTANA SALINAS</text:p>
          </table:table-cell>
          <table:table-cell office:value-type="string" calcext:value-type="string">
            <text:p>ATALA CONSUELO SANCHEZ MURILL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RICO ABRAMO MASSO</text:p>
          </table:table-cell>
          <table:table-cell office:value-type="string" calcext:value-type="string">
            <text:p>SALVADOR DAVILA SANCHEZ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MARTINEZ GUAJARDO</text:p>
          </table:table-cell>
          <table:table-cell office:value-type="string" calcext:value-type="string">
            <text:p>ADRIAN RICARDO VIRGEN AVALO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 EDUARDO DEL BOSQUE VILLARREAL</text:p>
          </table:table-cell>
          <table:table-cell office:value-type="string" calcext:value-type="string">
            <text:p>ROSAURA MONROY BECERRI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 EDUARDO DEL BOSQUE VILLARREAL</text:p>
          </table:table-cell>
          <table:table-cell office:value-type="string" calcext:value-type="string">
            <text:p>ROSAURA MONROY BECERRI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ARTURO NAJERA FRANCO</text:p>
          </table:table-cell>
          <table:table-cell office:value-type="string" calcext:value-type="string">
            <text:p>MIGUEL ENRIQUE AGUILERA RODRIGUEZ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 EDUARDO DEL BOSQUE VILLARREAL</text:p>
          </table:table-cell>
          <table:table-cell office:value-type="string" calcext:value-type="string">
            <text:p>ROSAURA MONROY BECERRI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A ANGELICA GUERRERO ALMARAZ</text:p>
          </table:table-cell>
          <table:table-cell office:value-type="string" calcext:value-type="string">
            <text:p>MARYSOL ALEJANDRA CEPEDA MARTINEZ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ELIZABETH HERNANDEZ BECER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CECILIA LOPEZ RIVERA</text:p>
          </table:table-cell>
          <table:table-cell office:value-type="string" calcext:value-type="string">
            <text:p>MARIA MAGDALENA PECINA MERAZ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ZERMEÑO INFANTE</text:p>
          </table:table-cell>
          <table:table-cell office:value-type="string" calcext:value-type="string">
            <text:p>ROGELIO ANTONIO CUELLAR GARCI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GUTIERREZ JARDON</text:p>
          </table:table-cell>
          <table:table-cell office:value-type="string" calcext:value-type="string">
            <text:p>IRMA LETICIA CASTAÑO OROZC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BETANCOURT GARCIA</text:p>
          </table:table-cell>
          <table:table-cell office:value-type="string" calcext:value-type="string">
            <text:p>NATALIA MURRA NUÑEZ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TTOLINI MURRA</text:p>
          </table:table-cell>
          <table:table-cell office:value-type="string" calcext:value-type="string">
            <text:p>SANTIAGO CADENA VIESC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TTOLINI MURRA</text:p>
          </table:table-cell>
          <table:table-cell office:value-type="string" calcext:value-type="string">
            <text:p>SANTIAGO CADENA VIESC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NTONIO HANDAL CASTILLO</text:p>
          </table:table-cell>
          <table:table-cell office:value-type="string" calcext:value-type="string">
            <text:p>EMILIANO OVIEDO LOMA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TTOLINI MURRA</text:p>
          </table:table-cell>
          <table:table-cell office:value-type="string" calcext:value-type="string">
            <text:p>SANTIAGO CADENA VIESC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NDHI BONERGE VEGA ARGUIJO</text:p>
          </table:table-cell>
          <table:table-cell office:value-type="string" calcext:value-type="string">
            <text:p>JOSE LUIS CUELLO ELIA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IAN ALEJANDRO PERALTA AGUILAR</text:p>
          </table:table-cell>
          <table:table-cell office:value-type="string" calcext:value-type="string">
            <text:p>ERNESTO MARTINEZ CAJER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LERY MONSERRAT GUTIERREZ VALADEZ</text:p>
          </table:table-cell>
          <table:table-cell office:value-type="string" calcext:value-type="string">
            <text:p>ASENET CHAIREZ HERNANDEZ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IZAGUIRRE VALDES</text:p>
          </table:table-cell>
          <table:table-cell office:value-type="string" calcext:value-type="string">
            <text:p>RAMIRO VEGA REYE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MIR FERNANDEZ HERNANDEZ</text:p>
          </table:table-cell>
          <table:table-cell office:value-type="string" calcext:value-type="string">
            <text:p>TEODORO ARGUIJO HERNANDEZ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FERNANDEZ LLAMAS</text:p>
          </table:table-cell>
          <table:table-cell office:value-type="string" calcext:value-type="string">
            <text:p>LUIS ANDONI ESQUIVEL AYAL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ISELA PIÑA AVILA</text:p>
          </table:table-cell>
          <table:table-cell office:value-type="string" calcext:value-type="string">
            <text:p>GRACIELA COVARRUBIAS CONTL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ISELA PIÑA AVILA</text:p>
          </table:table-cell>
          <table:table-cell office:value-type="string" calcext:value-type="string">
            <text:p>GRACIELA COVARRUBIAS CONTL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LEMA ALEJANDRA ALVARADO GARCIA</text:p>
          </table:table-cell>
          <table:table-cell office:value-type="string" calcext:value-type="string">
            <text:p>SUSY TATIANA DURAN PACHEC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ISELA PIÑA AVILA</text:p>
          </table:table-cell>
          <table:table-cell office:value-type="string" calcext:value-type="string">
            <text:p>GRACIELA COVARRUBIAS CONTL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OLIVIA AYALA FABELA</text:p>
          </table:table-cell>
          <table:table-cell office:value-type="string" calcext:value-type="string">
            <text:p>DIANA LAURA DELGADO QUISTIA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FIDENCIO BACA LEYVA</text:p>
          </table:table-cell>
          <table:table-cell office:value-type="string" calcext:value-type="string">
            <text:p>MARTIN RIVERA GARCI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NGELINA CHAVEZ RODRIGUEZ</text:p>
          </table:table-cell>
          <table:table-cell office:value-type="string" calcext:value-type="string">
            <text:p>EDNA LIZETTE RIVERA DE LEO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KARINA RAMIREZ RAMIREZ</text:p>
          </table:table-cell>
          <table:table-cell office:value-type="string" calcext:value-type="string">
            <text:p>MONICA GAYTAN GARCI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IME BUENO ZERTUCHE</text:p>
          </table:table-cell>
          <table:table-cell office:value-type="string" calcext:value-type="string">
            <text:p>SERGIO HERNANDEZ FERRIÑ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LOPEZ CEPEDA</text:p>
          </table:table-cell>
          <table:table-cell office:value-type="string" calcext:value-type="string">
            <text:p>JOSE GUADALUPE CHAVEZ VERONIC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FRANCO VILLALOBOS</text:p>
          </table:table-cell>
          <table:table-cell office:value-type="string" calcext:value-type="string">
            <text:p>MARTHA CHARLOTTE GONZALEZ MULL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INA SALAS ALVARADO</text:p>
          </table:table-cell>
          <table:table-cell office:value-type="string" calcext:value-type="string">
            <text:p>SANDRA NIDIA CONTRERAS GARCI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GABRIELA CAMPBELL ZETINA</text:p>
          </table:table-cell>
          <table:table-cell office:value-type="string" calcext:value-type="string">
            <text:p>PATRICIA ALEJANDRA DE LA PEÑA VILLARREA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ISABEL HERNANDEZ AGUILAR</text:p>
          </table:table-cell>
          <table:table-cell office:value-type="string" calcext:value-type="string">
            <text:p>CLAUDIA CECILIA ZUÑIGA MONSIVAI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LOURDES CARRILLO CAMPOS</text:p>
          </table:table-cell>
          <table:table-cell office:value-type="string" calcext:value-type="string">
            <text:p>ANA LUCIA LOPEZ ARELLAN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MONSIVAIS GALINDO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CASTILLO LABORDE</text:p>
          </table:table-cell>
          <table:table-cell office:value-type="string" calcext:value-type="string">
            <text:p>VERONICA FERNANDEZ RIVER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ULT RIVERA GUTIERREZ</text:p>
          </table:table-cell>
          <table:table-cell office:value-type="string" calcext:value-type="string">
            <text:p>CRISTIAN EXEQUIEL SUAREZ HEREDI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ULT RIVERA GUTIERREZ</text:p>
          </table:table-cell>
          <table:table-cell office:value-type="string" calcext:value-type="string">
            <text:p>CRISTIAN EXEQUIEL SUAREZ HERED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ULT RIVERA GUTIERREZ</text:p>
          </table:table-cell>
          <table:table-cell office:value-type="string" calcext:value-type="string">
            <text:p>CRISTIAN EXEQUIEL SUAREZ HEREDI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AGUSTIN MORALES ANGUIANO</text:p>
          </table:table-cell>
          <table:table-cell office:value-type="string" calcext:value-type="string">
            <text:p>ALEJANDRO CABRERA SILV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LU SALAZAR MEJIA</text:p>
          </table:table-cell>
          <table:table-cell office:value-type="string" calcext:value-type="string">
            <text:p>ANA GUADALUPE AVILA SANCHEZ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ALCARAZ PULIDO</text:p>
          </table:table-cell>
          <table:table-cell office:value-type="string" calcext:value-type="string">
            <text:p>MA REMEDIOS OLIVERA OROZC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ADIMIR PARRA BARRAGAN</text:p>
          </table:table-cell>
          <table:table-cell office:value-type="string" calcext:value-type="string">
            <text:p>YAOMAUTZIN OHTOKANI OLVERA LAR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DEL CARMEN GUTIERREZ VEGA</text:p>
          </table:table-cell>
          <table:table-cell office:value-type="string" calcext:value-type="string">
            <text:p>ILENIA FABIOLA GUTIERREZ VEG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BINO HERMILO FLORES ARIAS</text:p>
          </table:table-cell>
          <table:table-cell office:value-type="string" calcext:value-type="string">
            <text:p>GUILLERMO CHANONA GONZALEZ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VERDUZCO GUZMAN</text:p>
          </table:table-cell>
          <table:table-cell office:value-type="string" calcext:value-type="string">
            <text:p>ROSA MARIA GONZALEZ ESPIRITU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ARMANDO AVALOS VERDUGO</text:p>
          </table:table-cell>
          <table:table-cell office:value-type="string" calcext:value-type="string">
            <text:p>JORGE ARMANDO GAITAN SANCHEZ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ARMANDO AVALOS VERDUGO</text:p>
          </table:table-cell>
          <table:table-cell office:value-type="string" calcext:value-type="string">
            <text:p>JORGE ARMANDO GAITAN SANCHEZ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ARMANDO AVALOS VERDUGO</text:p>
          </table:table-cell>
          <table:table-cell office:value-type="string" calcext:value-type="string">
            <text:p>JORGE ARMANDO GAITAN SANCHEZ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MENDOZA GODINEZ</text:p>
          </table:table-cell>
          <table:table-cell office:value-type="string" calcext:value-type="string">
            <text:p>FERNANDO DIAZ CONTRERA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MAGAÑA FERNANDEZ</text:p>
          </table:table-cell>
          <table:table-cell office:value-type="string" calcext:value-type="string">
            <text:p>MARUSDALETH DEL ROSARIO MURGUIA PALOMER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CUEVAS MARTIN</text:p>
          </table:table-cell>
          <table:table-cell office:value-type="string" calcext:value-type="string">
            <text:p>CUAUHTEMOC CALLEROS TENORI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MARIA BAYARDO CABRERA</text:p>
          </table:table-cell>
          <table:table-cell office:value-type="string" calcext:value-type="string">
            <text:p>MARIA DEL CARMEN ZUÑIGA CUEVA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S SANTANA MONTES</text:p>
          </table:table-cell>
          <table:table-cell office:value-type="string" calcext:value-type="string">
            <text:p>JOSE DANIEL MORENO NAVARR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NA VERONICA MARTINEZ VALDEZ</text:p>
          </table:table-cell>
          <table:table-cell office:value-type="string" calcext:value-type="string">
            <text:p>SANDRA LUZ ROMERO MONTER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A LOPEZ VERDE</text:p>
          </table:table-cell>
          <table:table-cell office:value-type="string" calcext:value-type="string">
            <text:p>ANDREA MONTES CORO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FERNANDO LASTRA ESCUDERO</text:p>
          </table:table-cell>
          <table:table-cell office:value-type="string" calcext:value-type="string">
            <text:p>LUCAS SANTIAGO PEREZ PEREZ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FERNANDO LASTRA ESCUDERO</text:p>
          </table:table-cell>
          <table:table-cell office:value-type="string" calcext:value-type="string">
            <text:p>LUCAS SANTIAGO PEREZ PEREZ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FERNANDO LASTRA ESCUDERO</text:p>
          </table:table-cell>
          <table:table-cell office:value-type="string" calcext:value-type="string">
            <text:p>LUCAS SANTIAGO PEREZ PEREZ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A DEL CARMEN OBRADOR NARVAEZ</text:p>
          </table:table-cell>
          <table:table-cell office:value-type="string" calcext:value-type="string">
            <text:p>MICAELA PEÑATE MONTEJ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A DEL CARMEN OBRADOR NARVAEZ</text:p>
          </table:table-cell>
          <table:table-cell office:value-type="string" calcext:value-type="string">
            <text:p>MICAELA PEÑATE MONTEJ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 MARGARITA LASTRA MACOSAY</text:p>
          </table:table-cell>
          <table:table-cell office:value-type="string" calcext:value-type="string">
            <text:p>KARLA CECILIA HERNANDEZ CASTELLANO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A DEL CARMEN OBRADOR NARVAEZ</text:p>
          </table:table-cell>
          <table:table-cell office:value-type="string" calcext:value-type="string">
            <text:p>MICAELA PEÑATE MONTEJ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VAZQUEZ CASTELLANO</text:p>
          </table:table-cell>
          <table:table-cell office:value-type="string" calcext:value-type="string">
            <text:p>JOVITA GUZMAN PEREZ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EN MADARIAGA RIVERA</text:p>
          </table:table-cell>
          <table:table-cell office:value-type="string" calcext:value-type="string">
            <text:p>ELOISA ELIZABET ZAVALETA LOPEZ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NGELINA LOPEZ VERA</text:p>
          </table:table-cell>
          <table:table-cell office:value-type="string" calcext:value-type="string">
            <text:p>MORELIA IRENE VAZQUEZ MARTINEZ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AQUILES AGUILAR HERNANDEZ</text:p>
          </table:table-cell>
          <table:table-cell office:value-type="string" calcext:value-type="string">
            <text:p>IRIS ADRIANA AGUILAR PAV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AQUILES AGUILAR HERNANDEZ</text:p>
          </table:table-cell>
          <table:table-cell office:value-type="string" calcext:value-type="string">
            <text:p>IRIS ADRIANA AGUILAR PAVO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AQUILES AGUILAR HERNANDEZ</text:p>
          </table:table-cell>
          <table:table-cell office:value-type="string" calcext:value-type="string">
            <text:p>IRIS ADRIANA AGUILAR PAVO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A RAMOS JUAREZ</text:p>
          </table:table-cell>
          <table:table-cell office:value-type="string" calcext:value-type="string">
            <text:p>MICAELA PEREZ GONZALEZ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A RAMOS JUAREZ</text:p>
          </table:table-cell>
          <table:table-cell office:value-type="string" calcext:value-type="string">
            <text:p>MICAELA PEREZ GONZALEZ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ADRIANA PEREZ ENCINO</text:p>
          </table:table-cell>
          <table:table-cell office:value-type="string" calcext:value-type="string">
            <text:p>MARIA LUCIA DE LA CRUZ JIMENEZ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A RAMOS JUAREZ</text:p>
          </table:table-cell>
          <table:table-cell office:value-type="string" calcext:value-type="string">
            <text:p>MICAELA PEREZ GONZALEZ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LA ISABEL SANCHEZ GOMEZ</text:p>
          </table:table-cell>
          <table:table-cell office:value-type="string" calcext:value-type="string">
            <text:p>ANA OLIVIA MARTINEZ ALVAREZ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BELLA DEL CARMEN VAZQUEZ GOMEZ</text:p>
          </table:table-cell>
          <table:table-cell office:value-type="string" calcext:value-type="string">
            <text:p>CARLA ROSARIA GOMEZ VAZQUEZ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IRY JUDITH DOMINGUEZ ESPINOSA</text:p>
          </table:table-cell>
          <table:table-cell office:value-type="string" calcext:value-type="string">
            <text:p>JENNIFER ALEJANDRA RESENDEZ HERNANDEZ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MAYTE MARIN OVANDO</text:p>
          </table:table-cell>
          <table:table-cell office:value-type="string" calcext:value-type="string">
            <text:p>ARACELI AGUILAR GOME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MAYTE MARIN OVANDO</text:p>
          </table:table-cell>
          <table:table-cell office:value-type="string" calcext:value-type="string">
            <text:p>ARACELI AGUILAR GOMEZ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MAYTE MARIN OVANDO</text:p>
          </table:table-cell>
          <table:table-cell office:value-type="string" calcext:value-type="string">
            <text:p>ARACELI AGUILAR GOMEZ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A ANGELICA MENDEZ CRUZ</text:p>
          </table:table-cell>
          <table:table-cell office:value-type="string" calcext:value-type="string">
            <text:p>GUADALUPE SANCHEZ CULEBR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BASTIANA GOMEZ MORENO</text:p>
          </table:table-cell>
          <table:table-cell office:value-type="string" calcext:value-type="string">
            <text:p>AMPARO GOMEZ LOPEZ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EZER RODRIGUEZ HERNANDEZ</text:p>
          </table:table-cell>
          <table:table-cell office:value-type="string" calcext:value-type="string">
            <text:p>ZOILA ROSA PEREZ JIMENEZ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VAZQUEZ VAZQUEZ</text:p>
          </table:table-cell>
          <table:table-cell office:value-type="string" calcext:value-type="string">
            <text:p>ALFREDO TORRES HERNANDEZ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ZENTENO GUERRERO</text:p>
          </table:table-cell>
          <table:table-cell office:value-type="string" calcext:value-type="string">
            <text:p>RICARDO COZAR CUNDAP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VIRGINIA MENDEZ GOMEZ</text:p>
          </table:table-cell>
          <table:table-cell office:value-type="string" calcext:value-type="string">
            <text:p>MARIA ESTHER MUÑOZ PANIAGU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GOMEZ SANTIZ</text:p>
          </table:table-cell>
          <table:table-cell office:value-type="string" calcext:value-type="string">
            <text:p>YURI IRACEMA PINTO GONZALEZ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DRED CAROLINA CALVO CHACON</text:p>
          </table:table-cell>
          <table:table-cell office:value-type="string" calcext:value-type="string">
            <text:p>DORALI PACECITA CRUZ GUICHAR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DRED CAROLINA CALVO CHACON</text:p>
          </table:table-cell>
          <table:table-cell office:value-type="string" calcext:value-type="string">
            <text:p>DORALI PACECITA CRUZ GUICHAR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DRED CAROLINA CALVO CHACON</text:p>
          </table:table-cell>
          <table:table-cell office:value-type="string" calcext:value-type="string">
            <text:p>DORALI PACECITA CRUZ GUICHAR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MARIA RODRIGUEZ OVANDO</text:p>
          </table:table-cell>
          <table:table-cell office:value-type="string" calcext:value-type="string">
            <text:p>MONSERRAT LINARES DOMINGUEZ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SAR CARBALLO SANGEADO</text:p>
          </table:table-cell>
          <table:table-cell office:value-type="string" calcext:value-type="string">
            <text:p>HECTOR MAZA REYEZ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ITA DE JESUS ROQUE LOPEZ</text:p>
          </table:table-cell>
          <table:table-cell office:value-type="string" calcext:value-type="string">
            <text:p>KARLA ESTEFANIA LOPEZ AGUILA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N ZEBADUA ALVA</text:p>
          </table:table-cell>
          <table:table-cell office:value-type="string" calcext:value-type="string">
            <text:p>NORMA EDITH GUTIERREZ SANCHEZ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CARBALLO SANGEADO</text:p>
          </table:table-cell>
          <table:table-cell office:value-type="string" calcext:value-type="string">
            <text:p>ARGELIA GRAJALES GONZALEZ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 DE GUADALUPE DE LA CRUZ PALACIOS</text:p>
          </table:table-cell>
          <table:table-cell office:value-type="string" calcext:value-type="string">
            <text:p>GUADALUPE SOLIS RAMO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ALAMILLA VICENTE</text:p>
          </table:table-cell>
          <table:table-cell office:value-type="string" calcext:value-type="string">
            <text:p>KARLA PATRICIA DE VELASCO RODRIGUEZ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IMI YAZMIN AGUILAR CIFUENTES</text:p>
          </table:table-cell>
          <table:table-cell office:value-type="string" calcext:value-type="string">
            <text:p>ELENA PEREZ RAMO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IMI YAZMIN AGUILAR CIFUENTES</text:p>
          </table:table-cell>
          <table:table-cell office:value-type="string" calcext:value-type="string">
            <text:p>ELENA PEREZ RAMO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IMI YAZMIN AGUILAR CIFUENTES</text:p>
          </table:table-cell>
          <table:table-cell office:value-type="string" calcext:value-type="string">
            <text:p>ELENA PEREZ RAMO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INA MARTA DEKKER GOMEZ</text:p>
          </table:table-cell>
          <table:table-cell office:value-type="string" calcext:value-type="string">
            <text:p>CATALINA HERNANDEZ GIRO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INA MARTA DEKKER GOMEZ</text:p>
          </table:table-cell>
          <table:table-cell office:value-type="string" calcext:value-type="string">
            <text:p>CATALINA HERNANDEZ GIRO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 DE MARIA GONZALEZ PEREZ</text:p>
          </table:table-cell>
          <table:table-cell office:value-type="string" calcext:value-type="string">
            <text:p>EVA RUTH SANTIZ DIAZ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INA MARTA DEKKER GOMEZ</text:p>
          </table:table-cell>
          <table:table-cell office:value-type="string" calcext:value-type="string">
            <text:p>CATALINA HERNANDEZ GIRO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COLLAZO GOMEZ</text:p>
          </table:table-cell>
          <table:table-cell office:value-type="string" calcext:value-type="string">
            <text:p>ANA LAURA AGUILAR MARTINEZ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DE JESUS GOMEZ DOMINGUEZ</text:p>
          </table:table-cell>
          <table:table-cell office:value-type="string" calcext:value-type="string">
            <text:p>GILBERTO HERNANDEZ PEREZ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ONSO ALEJANDRO HERNANDEZ AGUILAR</text:p>
          </table:table-cell>
          <table:table-cell office:value-type="string" calcext:value-type="string">
            <text:p>LUIS ANTONIO SANTIAGO MARTINEZ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OLANO ROBLES</text:p>
          </table:table-cell>
          <table:table-cell office:value-type="string" calcext:value-type="string">
            <text:p>VICTOR HUGO MENDOZA AGUILA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OLANO ROBLES</text:p>
          </table:table-cell>
          <table:table-cell office:value-type="string" calcext:value-type="string">
            <text:p>VICTOR HUGO MENDOZA AGUILA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OLANO ROBLES</text:p>
          </table:table-cell>
          <table:table-cell office:value-type="string" calcext:value-type="string">
            <text:p>VICTOR HUGO MENDOZA AGUILAR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LUIS LLAVEN ABARCA</text:p>
          </table:table-cell>
          <table:table-cell office:value-type="string" calcext:value-type="string">
            <text:p>ROGER CELERINO NANGUYASMU VICENT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LUIS LLAVEN ABARCA</text:p>
          </table:table-cell>
          <table:table-cell office:value-type="string" calcext:value-type="string">
            <text:p>ROGER CELERINO NANGUYASMU VICENT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MANUELA ROBLES FELIX</text:p>
          </table:table-cell>
          <table:table-cell office:value-type="string" calcext:value-type="string">
            <text:p>DANIELA ADRIANA LOPEZ MAZARIEGO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LUIS LLAVEN ABARCA</text:p>
          </table:table-cell>
          <table:table-cell office:value-type="string" calcext:value-type="string">
            <text:p>ROGER CELERINO NANGUYASMU VICENT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SA TRACONIS QUEVEDO</text:p>
          </table:table-cell>
          <table:table-cell office:value-type="string" calcext:value-type="string">
            <text:p>BARBARA VANESSA CASTILLO ALFAR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A MANZUR CONSTANTINO</text:p>
          </table:table-cell>
          <table:table-cell office:value-type="string" calcext:value-type="string">
            <text:p>LIZZETTE CUELLAR TREJ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RTURO SANCHEZ FLORES</text:p>
          </table:table-cell>
          <table:table-cell office:value-type="string" calcext:value-type="string">
            <text:p>ULISES MASIEL AGUILAR JIMENEZ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IA PALACIOS OVANDO</text:p>
          </table:table-cell>
          <table:table-cell office:value-type="string" calcext:value-type="string">
            <text:p>JENNDY MARIELA GIRON DE LEO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IA PALACIOS OVANDO</text:p>
          </table:table-cell>
          <table:table-cell office:value-type="string" calcext:value-type="string">
            <text:p>JENNDY MARIELA GIRON DE LEON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IA PALACIOS OVANDO</text:p>
          </table:table-cell>
          <table:table-cell office:value-type="string" calcext:value-type="string">
            <text:p>JENNDY MARIELA GIRON DE LEO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DE JESUS NARCIA COUTIÑO</text:p>
          </table:table-cell>
          <table:table-cell office:value-type="string" calcext:value-type="string">
            <text:p>JOSE JUAN TRINIDAD BALBO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DE JESUS NARCIA COUTIÑO</text:p>
          </table:table-cell>
          <table:table-cell office:value-type="string" calcext:value-type="string">
            <text:p>JOSE JUAN TRINIDAD BALBO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HANNIA VAZQUEZ LABRADOR</text:p>
          </table:table-cell>
          <table:table-cell office:value-type="string" calcext:value-type="string">
            <text:p>YASMILETH TOLEDO DE LOS SANTO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DE JESUS NARCIA COUTIÑO</text:p>
          </table:table-cell>
          <table:table-cell office:value-type="string" calcext:value-type="string">
            <text:p>JOSE JUAN TRINIDAD BALBO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TORREBLANCA ALFARO</text:p>
          </table:table-cell>
          <table:table-cell office:value-type="string" calcext:value-type="string">
            <text:p>CONCEPCION CUETO LOPEZ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ARCEO SOLIS</text:p>
          </table:table-cell>
          <table:table-cell office:value-type="string" calcext:value-type="string">
            <text:p>ANA PATRICIA DEL CARMEN PEREZ ZUÑIG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ELSY ARREOLA MOGUEL</text:p>
          </table:table-cell>
          <table:table-cell office:value-type="string" calcext:value-type="string">
            <text:p>MARY CARMEN ULLOA HERNANDEZ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CARLOS CULEBRO VELASCO</text:p>
          </table:table-cell>
          <table:table-cell office:value-type="string" calcext:value-type="string">
            <text:p>CORAZON GOMEZ CONSUEGR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CARLOS CULEBRO VELASCO</text:p>
          </table:table-cell>
          <table:table-cell office:value-type="string" calcext:value-type="string">
            <text:p>CORAZON GOMEZ CONSUEGR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CARLOS CULEBRO VELASCO</text:p>
          </table:table-cell>
          <table:table-cell office:value-type="string" calcext:value-type="string">
            <text:p>CORAZON GOMEZ CONSUEGR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EL BRITO MAZARIEGOS</text:p>
          </table:table-cell>
          <table:table-cell office:value-type="string" calcext:value-type="string">
            <text:p>ABRAHAM GUTIERREZ CALDERO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EL BRITO MAZARIEGOS</text:p>
          </table:table-cell>
          <table:table-cell office:value-type="string" calcext:value-type="string">
            <text:p>ABRAHAM GUTIERREZ CALDERO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FIGUEROA GOMEZ</text:p>
          </table:table-cell>
          <table:table-cell office:value-type="string" calcext:value-type="string">
            <text:p>WALTER FERNANDO GUILLEN GUILLE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EL BRITO MAZARIEGOS</text:p>
          </table:table-cell>
          <table:table-cell office:value-type="string" calcext:value-type="string">
            <text:p>ABRAHAM GUTIERREZ CALDERO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NTHYA VIANNEY REYES SUMUANO</text:p>
          </table:table-cell>
          <table:table-cell office:value-type="string" calcext:value-type="string">
            <text:p>KARINA BERENICE ARREOLA LOPEZ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Y DEL IVANE JIMENEZ PEREZ</text:p>
          </table:table-cell>
          <table:table-cell office:value-type="string" calcext:value-type="string">
            <text:p>KARLA NOEMI GUTIERREZ BARRO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ENRIQUE SALAZAR FARIAS</text:p>
          </table:table-cell>
          <table:table-cell office:value-type="string" calcext:value-type="string">
            <text:p>CESAREO HERNANDEZ SANT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ENRIQUE SALAZAR FARIAS</text:p>
          </table:table-cell>
          <table:table-cell office:value-type="string" calcext:value-type="string">
            <text:p>CESAREO HERNANDEZ SANTO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ENRIQUE SALAZAR FARIAS</text:p>
          </table:table-cell>
          <table:table-cell office:value-type="string" calcext:value-type="string">
            <text:p>CESAREO HERNANDEZ SANTO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BUSTAMANTE CASTELLANOS</text:p>
          </table:table-cell>
          <table:table-cell office:value-type="string" calcext:value-type="string">
            <text:p>CYNTHIA JAMILETH CORZO SARMIENT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BUSTAMANTE CASTELLANOS</text:p>
          </table:table-cell>
          <table:table-cell office:value-type="string" calcext:value-type="string">
            <text:p>CYNTHIA JAMILETH CORZO SARMIENT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CAL Y MAYOR FRANCO</text:p>
          </table:table-cell>
          <table:table-cell office:value-type="string" calcext:value-type="string">
            <text:p>ENOCH ARAUJO ZAVALET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BUSTAMANTE CASTELLANOS</text:p>
          </table:table-cell>
          <table:table-cell office:value-type="string" calcext:value-type="string">
            <text:p>CYNTHIA JAMILETH CORZO SARMIENT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ARLETT AGUILAR MOLINA</text:p>
          </table:table-cell>
          <table:table-cell office:value-type="string" calcext:value-type="string">
            <text:p>LAURA ORDOÑEZ GIRO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AFIN CULEBRO GONZALEZ</text:p>
          </table:table-cell>
          <table:table-cell office:value-type="string" calcext:value-type="string">
            <text:p>SADOT CHONGO RUIZ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ENTE VAZQUEZ GONZALEZ</text:p>
          </table:table-cell>
          <table:table-cell office:value-type="string" calcext:value-type="string">
            <text:p>PAHULO ARTURO VILLAGRAN ORTIZ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 NAZAR MORALES</text:p>
          </table:table-cell>
          <table:table-cell office:value-type="string" calcext:value-type="string">
            <text:p>JORDAN SEBASTIAN MONTERO VIDA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 NAZAR MORALES</text:p>
          </table:table-cell>
          <table:table-cell office:value-type="string" calcext:value-type="string">
            <text:p>JORDAN SEBASTIAN MONTERO VIDA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 NAZAR MORALES</text:p>
          </table:table-cell>
          <table:table-cell office:value-type="string" calcext:value-type="string">
            <text:p>JORDAN SEBASTIAN MONTERO VIDA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PABLO MONTES DE OCA AVENDAÑO</text:p>
          </table:table-cell>
          <table:table-cell office:value-type="string" calcext:value-type="string">
            <text:p>MARIA DEL CARMEN FERNANDEZ BENAVENT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PABLO MONTES DE OCA AVENDAÑO</text:p>
          </table:table-cell>
          <table:table-cell office:value-type="string" calcext:value-type="string">
            <text:p>MARIA DEL CARMEN FERNANDEZ BENAVENT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ANA GUADALUPE SURIANO MARTINEZ</text:p>
          </table:table-cell>
          <table:table-cell office:value-type="string" calcext:value-type="string">
            <text:p>MARIA DE JESUS LOPEZ ESPINOS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PABLO MONTES DE OCA AVENDAÑO</text:p>
          </table:table-cell>
          <table:table-cell office:value-type="string" calcext:value-type="string">
            <text:p>MARIA DEL CARMEN FERNANDEZ BENAVENT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CORZO ROJAS</text:p>
          </table:table-cell>
          <table:table-cell office:value-type="string" calcext:value-type="string">
            <text:p>PASCUAL RODRIGUEZ AREVAL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MORENO MENDES</text:p>
          </table:table-cell>
          <table:table-cell office:value-type="string" calcext:value-type="string">
            <text:p>FRANCISCO DANIEL VILLATORO GUTIERREZ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MORALES SANCHEZ</text:p>
          </table:table-cell>
          <table:table-cell office:value-type="string" calcext:value-type="string">
            <text:p>IMELDA SANTIZ SANTIZ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MORALES SANCHEZ</text:p>
          </table:table-cell>
          <table:table-cell office:value-type="string" calcext:value-type="string">
            <text:p>IMELDA SANTIZ SANTIZ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MORALES SANCHEZ</text:p>
          </table:table-cell>
          <table:table-cell office:value-type="string" calcext:value-type="string">
            <text:p>IMELDA SANTIZ SANTIZ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NTONIO RUBIO MONTEJO</text:p>
          </table:table-cell>
          <table:table-cell office:value-type="string" calcext:value-type="string">
            <text:p>ROGELIO RAYO MARTINEZ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NTONIO RUBIO MONTEJO</text:p>
          </table:table-cell>
          <table:table-cell office:value-type="string" calcext:value-type="string">
            <text:p>ROGELIO RAYO MARTINEZ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ALEJANDRO SUAREZ CULEBRO</text:p>
          </table:table-cell>
          <table:table-cell office:value-type="string" calcext:value-type="string">
            <text:p>RICARDO HERNANDEZ CASTILL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NTONIO RUBIO MONTEJO</text:p>
          </table:table-cell>
          <table:table-cell office:value-type="string" calcext:value-type="string">
            <text:p>ROGELIO RAYO MARTINEZ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DELGADILLO VAZQUEZ</text:p>
          </table:table-cell>
          <table:table-cell office:value-type="string" calcext:value-type="string">
            <text:p>GLADIS GEORGINA NAJERA AGUILAR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EBASTIAN CULEBRO GORDILLO</text:p>
          </table:table-cell>
          <table:table-cell office:value-type="string" calcext:value-type="string">
            <text:p>FLORIBERTHA GOMEZ MORALE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DA MARICELA JIMENEZ LOPEZ</text:p>
          </table:table-cell>
          <table:table-cell office:value-type="string" calcext:value-type="string">
            <text:p>JULIA EDELMIRA MORENO VILLATOR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E MIGUEL LOPEZ ZEPEDA</text:p>
          </table:table-cell>
          <table:table-cell office:value-type="string" calcext:value-type="string">
            <text:p>CARLOS REYES CAJA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E MIGUEL LOPEZ ZEPEDA</text:p>
          </table:table-cell>
          <table:table-cell office:value-type="string" calcext:value-type="string">
            <text:p>CARLOS REYES CAJA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MENTE MIGUEL LOPEZ ZEPEDA</text:p>
          </table:table-cell>
          <table:table-cell office:value-type="string" calcext:value-type="string">
            <text:p>CARLOS REYES CAJA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DE JESUS TORIELLO ELORZA</text:p>
          </table:table-cell>
          <table:table-cell office:value-type="string" calcext:value-type="string">
            <text:p>JUAN CARLOS ORELLANA GARCI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CRUZ OVANDO</text:p>
          </table:table-cell>
          <table:table-cell office:value-type="string" calcext:value-type="string">
            <text:p>MAURICIO RAMIREZ DIAZ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SCILA BORGES GONZALEZ</text:p>
          </table:table-cell>
          <table:table-cell office:value-type="string" calcext:value-type="string">
            <text:p>DIANA GABRIELA MORENO ALVAREZ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ELORZA FLORES</text:p>
          </table:table-cell>
          <table:table-cell office:value-type="string" calcext:value-type="string">
            <text:p>LIMBERGH ULISES GUILLEN MONTOYA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CONSTANTINO CORZO</text:p>
          </table:table-cell>
          <table:table-cell office:value-type="string" calcext:value-type="string">
            <text:p>FERNANDO LOPEZ PEREZ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NTHYA ELENA ALVARADO ENRIQUEZ</text:p>
          </table:table-cell>
          <table:table-cell office:value-type="string" calcext:value-type="string">
            <text:p>GLENDY SULEMA CHIGUICHON VAZQUEZ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OÑA CALDERON MERIDA</text:p>
          </table:table-cell>
          <table:table-cell office:value-type="string" calcext:value-type="string">
            <text:p>CAROLINA VELAZQUEZ MERID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OÑA CALDERON MERIDA</text:p>
          </table:table-cell>
          <table:table-cell office:value-type="string" calcext:value-type="string">
            <text:p>CAROLINA VELAZQUEZ MERID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OÑA CALDERON MERIDA</text:p>
          </table:table-cell>
          <table:table-cell office:value-type="string" calcext:value-type="string">
            <text:p>CAROLINA VELAZQUEZ MERID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RMANDO MELGAR BRAVO</text:p>
          </table:table-cell>
          <table:table-cell office:value-type="string" calcext:value-type="string">
            <text:p>JULIO CESAR PEREZ MUÑOZ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RMANDO MELGAR BRAVO</text:p>
          </table:table-cell>
          <table:table-cell office:value-type="string" calcext:value-type="string">
            <text:p>JULIO CESAR PEREZ MUÑOZ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DIAZ CUETO</text:p>
          </table:table-cell>
          <table:table-cell office:value-type="string" calcext:value-type="string">
            <text:p>VICTOR NOEL DE LEON LOPEZ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RMANDO MELGAR BRAVO</text:p>
          </table:table-cell>
          <table:table-cell office:value-type="string" calcext:value-type="string">
            <text:p>JULIO CESAR PEREZ MUÑOZ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EDUARDO ROBLERO PABLOS</text:p>
          </table:table-cell>
          <table:table-cell office:value-type="string" calcext:value-type="string">
            <text:p>JOSE LUIS CHANG REY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GAMALIEL SANCHEZ ROBLERO</text:p>
          </table:table-cell>
          <table:table-cell office:value-type="string" calcext:value-type="string">
            <text:p>KARLA IZUMI TRUJILLO DE LA CRUZ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 RODRIGUEZ BRAVO</text:p>
          </table:table-cell>
          <table:table-cell office:value-type="string" calcext:value-type="string">
            <text:p>JOSE ANTONIO SANCHEZ ESCOBAR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GUADALUPE MERODIO REZA</text:p>
          </table:table-cell>
          <table:table-cell office:value-type="string" calcext:value-type="string">
            <text:p>CAROLINA FREDERICK LOZAN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GUADALUPE MERODIO REZA</text:p>
          </table:table-cell>
          <table:table-cell office:value-type="string" calcext:value-type="string">
            <text:p>CAROLINA FREDERICK LOZAN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GUADALUPE MERODIO REZA</text:p>
          </table:table-cell>
          <table:table-cell office:value-type="string" calcext:value-type="string">
            <text:p>CAROLINA FREDERICK LOZAN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LINE IRAIS LICON CALDERON</text:p>
          </table:table-cell>
          <table:table-cell office:value-type="string" calcext:value-type="string">
            <text:p>CRYSTAL IVETTE BENAVIDES DELGAD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CHINOLLA HERRERA</text:p>
          </table:table-cell>
          <table:table-cell office:value-type="string" calcext:value-type="string">
            <text:p>JULIO ARMANDO GUTIERREZ MOR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OMAR PALACIOS LAZOS</text:p>
          </table:table-cell>
          <table:table-cell office:value-type="string" calcext:value-type="string">
            <text:p>DIANA ELIZABETH HERNANDEZ CARLO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MURGUIA LARDIZABAL</text:p>
          </table:table-cell>
          <table:table-cell office:value-type="string" calcext:value-type="string">
            <text:p>SEVERIANO ROBERTO HERNANDEZ RIO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RNA JUDITH BARAJAS MARTINEZ</text:p>
          </table:table-cell>
          <table:table-cell office:value-type="string" calcext:value-type="string">
            <text:p>MARTHA LIZBETH VALLES LOPEZ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JOSE MIRANDA SAM</text:p>
          </table:table-cell>
          <table:table-cell office:value-type="string" calcext:value-type="string">
            <text:p>JORGE ELIAS GALLEGOS ORTEGA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IGNA AGUILAR GAXIOLA</text:p>
          </table:table-cell>
          <table:table-cell office:value-type="string" calcext:value-type="string">
            <text:p>TERESA CASANDRA VALENZUELA ENRIQUEZ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CABALLERO ARRAS</text:p>
          </table:table-cell>
          <table:table-cell office:value-type="string" calcext:value-type="string">
            <text:p>MARIA ELENA SIMENTAL GARCIA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CABALLERO ARRAS</text:p>
          </table:table-cell>
          <table:table-cell office:value-type="string" calcext:value-type="string">
            <text:p>MARIA ELENA SIMENTAL GARCI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CABALLERO ARRAS</text:p>
          </table:table-cell>
          <table:table-cell office:value-type="string" calcext:value-type="string">
            <text:p>MARIA ELENA SIMENTAL GARCI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ITA DE JESUS VARGAS MERAZ</text:p>
          </table:table-cell>
          <table:table-cell office:value-type="string" calcext:value-type="string">
            <text:p>LUZ ELIA MARIN RENTERI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ITA DE JESUS VARGAS MERAZ</text:p>
          </table:table-cell>
          <table:table-cell office:value-type="string" calcext:value-type="string">
            <text:p>LUZ ELIA MARIN RENTERI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IFREDO GALAZ VARELA</text:p>
          </table:table-cell>
          <table:table-cell office:value-type="string" calcext:value-type="string">
            <text:p>ALEN MUÑOZ LOY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ITA DE JESUS VARGAS MERAZ</text:p>
          </table:table-cell>
          <table:table-cell office:value-type="string" calcext:value-type="string">
            <text:p>LUZ ELIA MARIN RENTERI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GONZALEZ MAYORGA</text:p>
          </table:table-cell>
          <table:table-cell office:value-type="string" calcext:value-type="string">
            <text:p>CARLOS ALAN VAZQUEZ AGUIRR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INA BERENICE SOTO BLANCO</text:p>
          </table:table-cell>
          <table:table-cell office:value-type="string" calcext:value-type="string">
            <text:p>MA ELIDA FUENTES IGUAD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Y DE LA CRUZ GARCIA</text:p>
          </table:table-cell>
          <table:table-cell office:value-type="string" calcext:value-type="string">
            <text:p>LUCIA MARTINEZ AGUIRR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BENITEZ HERNANDEZ</text:p>
          </table:table-cell>
          <table:table-cell office:value-type="string" calcext:value-type="string">
            <text:p>LIZBETH ALONSO CARREO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BENITEZ HERNANDEZ</text:p>
          </table:table-cell>
          <table:table-cell office:value-type="string" calcext:value-type="string">
            <text:p>LIZBETH ALONSO CARREON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BENITEZ HERNANDEZ</text:p>
          </table:table-cell>
          <table:table-cell office:value-type="string" calcext:value-type="string">
            <text:p>LIZBETH ALONSO CARREO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 AGUILAR GIL</text:p>
          </table:table-cell>
          <table:table-cell office:value-type="string" calcext:value-type="string">
            <text:p>MARIA FERNANDA PACHECO FLORE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 AGUILAR GIL</text:p>
          </table:table-cell>
          <table:table-cell office:value-type="string" calcext:value-type="string">
            <text:p>MARIA FERNANDA PACHECO FLOR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GRISEL SAENZ RAMIREZ</text:p>
          </table:table-cell>
          <table:table-cell office:value-type="string" calcext:value-type="string">
            <text:p>OTILIA SALAZAR LECHUG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 AGUILAR GIL</text:p>
          </table:table-cell>
          <table:table-cell office:value-type="string" calcext:value-type="string">
            <text:p>MARIA FERNANDA PACHECO FLORE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BETH VELA JUAREZ</text:p>
          </table:table-cell>
          <table:table-cell office:value-type="string" calcext:value-type="string">
            <text:p>GUADALUPE ESTHER HERNANDEZ TORRE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SALAS FLORES</text:p>
          </table:table-cell>
          <table:table-cell office:value-type="string" calcext:value-type="string">
            <text:p>ELSA MEDRANO RIO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RUBIO CERA</text:p>
          </table:table-cell>
          <table:table-cell office:value-type="string" calcext:value-type="string">
            <text:p>BRISA JANETH PEREZ ALFAR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A SORAYA ALVAREZ HERNANDEZ</text:p>
          </table:table-cell>
          <table:table-cell office:value-type="string" calcext:value-type="string">
            <text:p>ISAMAR VALADEZ ENRIQUEZ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A SORAYA ALVAREZ HERNANDEZ</text:p>
          </table:table-cell>
          <table:table-cell office:value-type="string" calcext:value-type="string">
            <text:p>ISAMAR VALADEZ ENRIQUEZ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A SORAYA ALVAREZ HERNANDEZ</text:p>
          </table:table-cell>
          <table:table-cell office:value-type="string" calcext:value-type="string">
            <text:p>ISAMAR VALADEZ ENRIQUEZ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ISES GARCIA SOTO</text:p>
          </table:table-cell>
          <table:table-cell office:value-type="string" calcext:value-type="string">
            <text:p>DAFNE AMANDA ROCHA MORELO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ISES GARCIA SOTO</text:p>
          </table:table-cell>
          <table:table-cell office:value-type="string" calcext:value-type="string">
            <text:p>DAFNE AMANDA ROCHA MORELO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EDUARDO CHAVEZ TARRIO</text:p>
          </table:table-cell>
          <table:table-cell office:value-type="string" calcext:value-type="string">
            <text:p>JORGE ARNALDO NAVA LOPEZ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ISES GARCIA SOTO</text:p>
          </table:table-cell>
          <table:table-cell office:value-type="string" calcext:value-type="string">
            <text:p>DAFNE AMANDA ROCHA MORELO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MELGOZA RAMOS</text:p>
          </table:table-cell>
          <table:table-cell office:value-type="string" calcext:value-type="string">
            <text:p>JUAN CARLOS VILLAZON BUSTILLO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TL GUERRA MORENO</text:p>
          </table:table-cell>
          <table:table-cell office:value-type="string" calcext:value-type="string">
            <text:p>MARIA DEL ROSARIO EGUIS HERNANDEZ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DA KARINA ROBLES SARMIENTO</text:p>
          </table:table-cell>
          <table:table-cell office:value-type="string" calcext:value-type="string">
            <text:p>BIANCA ANGELICA CEJAS HERNANDEZ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ATA CARRASCO</text:p>
          </table:table-cell>
          <table:table-cell office:value-type="string" calcext:value-type="string">
            <text:p>SALVADOR ALCANTAR ORTEG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ATA CARRASCO</text:p>
          </table:table-cell>
          <table:table-cell office:value-type="string" calcext:value-type="string">
            <text:p>SALVADOR ALCANTAR ORTEG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ATA CARRASCO</text:p>
          </table:table-cell>
          <table:table-cell office:value-type="string" calcext:value-type="string">
            <text:p>SALVADOR ALCANTAR ORTEG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MARIA BELTRAN DEL RIO TORRES</text:p>
          </table:table-cell>
          <table:table-cell office:value-type="string" calcext:value-type="string">
            <text:p>AIDA SOLIS SALCID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MARIA BELTRAN DEL RIO TORRES</text:p>
          </table:table-cell>
          <table:table-cell office:value-type="string" calcext:value-type="string">
            <text:p>AIDA SOLIS SALCID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MARIA ACOSTA MOY</text:p>
          </table:table-cell>
          <table:table-cell office:value-type="string" calcext:value-type="string">
            <text:p>GUADALUPE QUEVEDO GONZALEZ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MARIA BELTRAN DEL RIO TORRES</text:p>
          </table:table-cell>
          <table:table-cell office:value-type="string" calcext:value-type="string">
            <text:p>AIDA SOLIS SALCID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VERONICA LOPEZ AGUIRRE</text:p>
          </table:table-cell>
          <table:table-cell office:value-type="string" calcext:value-type="string">
            <text:p>GLORIA IVONNE RICO GUAJARDO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MARTIN ADRIAN VELASQUEZ MEZ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PAOLA SANCHEZ TORRES</text:p>
          </table:table-cell>
          <table:table-cell office:value-type="string" calcext:value-type="string">
            <text:p>MIRIAM YAZMIN VALDEZ ROSAL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PATRICIA CONTRERAS DUARTE</text:p>
          </table:table-cell>
          <table:table-cell office:value-type="string" calcext:value-type="string">
            <text:p>ERIKA MANUELA MARTINEZ ADRIAN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ZULMA CHACON FRANCO</text:p>
          </table:table-cell>
          <table:table-cell office:value-type="string" calcext:value-type="string">
            <text:p>YAMILETH ALONDRA SALAS LUN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NA YURITSY ACOSTA ORTEGA</text:p>
          </table:table-cell>
          <table:table-cell office:value-type="string" calcext:value-type="string">
            <text:p>SELENA ESTEFANIA MELENDEZ VARELA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HERNANDEZ RIVAS</text:p>
          </table:table-cell>
          <table:table-cell office:value-type="string" calcext:value-type="string">
            <text:p>CHRISTIAN ALBERTO ESTRADA DOMINGUEZ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ATANACIO GALLEGOS VILLASEÑOR</text:p>
          </table:table-cell>
          <table:table-cell office:value-type="string" calcext:value-type="string">
            <text:p>LUIS RAUL RUIZ GALLEGO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A LILIANA MORALES ALVIDREZ</text:p>
          </table:table-cell>
          <table:table-cell office:value-type="string" calcext:value-type="string">
            <text:p>REBECA ISELA OTERO QUIROZ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ARCELINO BORRUEL BAQUERA</text:p>
          </table:table-cell>
          <table:table-cell office:value-type="string" calcext:value-type="string">
            <text:p>GILBERTO BAFIDIS OCHO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SHI ALEJANDRA VILLALOBOS SOTO</text:p>
          </table:table-cell>
          <table:table-cell office:value-type="string" calcext:value-type="string">
            <text:p>KARINA ESTRADA GARDE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LORENA FUENTES ALDAPE</text:p>
          </table:table-cell>
          <table:table-cell office:value-type="string" calcext:value-type="string">
            <text:p>NORMA ISELA RUIZ CARDENA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IA TERRAZAS BACA</text:p>
          </table:table-cell>
          <table:table-cell office:value-type="string" calcext:value-type="string">
            <text:p>ANA MARIA SAENZ CAMPO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IA TERRAZAS BACA</text:p>
          </table:table-cell>
          <table:table-cell office:value-type="string" calcext:value-type="string">
            <text:p>ANA MARIA SAENZ CAMPO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IA TERRAZAS BACA</text:p>
          </table:table-cell>
          <table:table-cell office:value-type="string" calcext:value-type="string">
            <text:p>ANA MARIA SAENZ CAMPO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CLIO RODRIGUEZ GOMEZ</text:p>
          </table:table-cell>
          <table:table-cell office:value-type="string" calcext:value-type="string">
            <text:p>JESUS ROBERTO CORRAL ORDOÑEZ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CLIO RODRIGUEZ GOMEZ</text:p>
          </table:table-cell>
          <table:table-cell office:value-type="string" calcext:value-type="string">
            <text:p>JESUS ROBERTO CORRAL ORDOÑEZ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GABRIELA ARBALLO PRADO</text:p>
          </table:table-cell>
          <table:table-cell office:value-type="string" calcext:value-type="string">
            <text:p>TANIA GABRIELA GARCIA VEG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CLIO RODRIGUEZ GOMEZ</text:p>
          </table:table-cell>
          <table:table-cell office:value-type="string" calcext:value-type="string">
            <text:p>JESUS ROBERTO CORRAL ORDOÑEZ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LBERTO ESPINOZA OROZCO</text:p>
          </table:table-cell>
          <table:table-cell office:value-type="string" calcext:value-type="string">
            <text:p>CARMEN LETICIA PEÑA ARMENT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O ESQUER TERRAZAS</text:p>
          </table:table-cell>
          <table:table-cell office:value-type="string" calcext:value-type="string">
            <text:p>LORENZO ERASMO QUINTANA ZAFIR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INA YUDITH RODRIGUEZ FLORES</text:p>
          </table:table-cell>
          <table:table-cell office:value-type="string" calcext:value-type="string">
            <text:p>ANA GABRIELA GANDARA PORTILL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MEN ROCIO GONZALEZ ALONSO</text:p>
          </table:table-cell>
          <table:table-cell office:value-type="string" calcext:value-type="string">
            <text:p>MONICA ESTRADA DOMINGUEZ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BERISTAIN FLORES</text:p>
          </table:table-cell>
          <table:table-cell office:value-type="string" calcext:value-type="string">
            <text:p>OSCAR ALEJANDRO DERMA DELGAD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YENSI PONCE DE LEON LOPEZ</text:p>
          </table:table-cell>
          <table:table-cell office:value-type="string" calcext:value-type="string">
            <text:p>VICTORIA LUNA LEVARIO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BEDEL TISCAREÑO LUJAN</text:p>
          </table:table-cell>
          <table:table-cell office:value-type="string" calcext:value-type="string">
            <text:p>MARTIN ALONSO ENRIQUEZ RODRIGUEZ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BEDEL TISCAREÑO LUJAN</text:p>
          </table:table-cell>
          <table:table-cell office:value-type="string" calcext:value-type="string">
            <text:p>MARTIN ALONSO ENRIQUEZ RODRIGUEZ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ERNESTO VISCONTI ORTEGA</text:p>
          </table:table-cell>
          <table:table-cell office:value-type="string" calcext:value-type="string">
            <text:p>VELIA MONGE VILLALOBO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BEDEL TISCAREÑO LUJAN</text:p>
          </table:table-cell>
          <table:table-cell office:value-type="string" calcext:value-type="string">
            <text:p>MARTIN ALONSO ENRIQUEZ RODRIGUEZ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SARIO NEVAREZ CHAVEZ</text:p>
          </table:table-cell>
          <table:table-cell office:value-type="string" calcext:value-type="string">
            <text:p>ELSA ILIANA GRANADOS RODRIGUEZ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JESUS GURROLA GARIBALDI</text:p>
          </table:table-cell>
          <table:table-cell office:value-type="string" calcext:value-type="string">
            <text:p>RAYMUNDO ALFONSO DOMINGUEZ ARMENDARIZ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MEDINA RAMIREZ</text:p>
          </table:table-cell>
          <table:table-cell office:value-type="string" calcext:value-type="string">
            <text:p>QUETZALKINA ZENITH SALAZAR MAGALLANE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LOS ANGELES GUTIERREZ VALDEZ</text:p>
          </table:table-cell>
          <table:table-cell office:value-type="string" calcext:value-type="string">
            <text:p>JAZMIN ANGELICA TERRAZAS VIDAÑA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LOS ANGELES GUTIERREZ VALDEZ</text:p>
          </table:table-cell>
          <table:table-cell office:value-type="string" calcext:value-type="string">
            <text:p>JAZMIN ANGELICA TERRAZAS VIDAÑ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LOS ANGELES GUTIERREZ VALDEZ</text:p>
          </table:table-cell>
          <table:table-cell office:value-type="string" calcext:value-type="string">
            <text:p>JAZMIN ANGELICA TERRAZAS VIDAÑ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O ALBERTO VALLES MEDINA</text:p>
          </table:table-cell>
          <table:table-cell office:value-type="string" calcext:value-type="string">
            <text:p>HECTOR TOMAS CHAVEZ DURAN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O ALBERTO VALLES MEDINA</text:p>
          </table:table-cell>
          <table:table-cell office:value-type="string" calcext:value-type="string">
            <text:p>HECTOR TOMAS CHAVEZ DURA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ENTE ROMEINO GUTIERREZ LUNA</text:p>
          </table:table-cell>
          <table:table-cell office:value-type="string" calcext:value-type="string">
            <text:p>CLAUDIA LARISSA MARTINEZ RIVERA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O ALBERTO VALLES MEDINA</text:p>
          </table:table-cell>
          <table:table-cell office:value-type="string" calcext:value-type="string">
            <text:p>HECTOR TOMAS CHAVEZ DURAN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BUSTILLOS FLORES</text:p>
          </table:table-cell>
          <table:table-cell office:value-type="string" calcext:value-type="string">
            <text:p>ERASMO CEBALLOS CEBALLO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LMA VERONICA RUEDA CORONADO</text:p>
          </table:table-cell>
          <table:table-cell office:value-type="string" calcext:value-type="string">
            <text:p>MARIA AURORA AGUIRRE MENDIVI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A IMELDA BEJARANO CRUZ</text:p>
          </table:table-cell>
          <table:table-cell office:value-type="string" calcext:value-type="string">
            <text:p>LAURA IVONNE ZAPIEN FRANCO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GARCIA JARQUIN</text:p>
          </table:table-cell>
          <table:table-cell office:value-type="string" calcext:value-type="string">
            <text:p>ALBERTO RIVERA SUAREZ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GARCIA JARQUIN</text:p>
          </table:table-cell>
          <table:table-cell office:value-type="string" calcext:value-type="string">
            <text:p>ALBERTO RIVERA SUAREZ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GARCIA JARQUIN</text:p>
          </table:table-cell>
          <table:table-cell office:value-type="string" calcext:value-type="string">
            <text:p>ALBERTO RIVERA SUAREZ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CONSUELO CEDILLO RODRIGUEZ</text:p>
          </table:table-cell>
          <table:table-cell office:value-type="string" calcext:value-type="string">
            <text:p>ANABEL URBANO ANICET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CASTELAN TORRES</text:p>
          </table:table-cell>
          <table:table-cell office:value-type="string" calcext:value-type="string">
            <text:p>CINTHYA MICHEL GUTIERREZ SANCHEZ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DO VEJAR COLIN</text:p>
          </table:table-cell>
          <table:table-cell office:value-type="string" calcext:value-type="string">
            <text:p>RODRIGO SOLIS FONSECA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KA VANESSA DEL CASTILLO IBARRA</text:p>
          </table:table-cell>
          <table:table-cell office:value-type="string" calcext:value-type="string">
            <text:p>YOLANDA MAQUEDA SALAZA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AYO HERNANDEZ GARCIA</text:p>
          </table:table-cell>
          <table:table-cell office:value-type="string" calcext:value-type="string">
            <text:p>ADELA MUÑOZ ORTIZ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LUCERO DELGADILLO</text:p>
          </table:table-cell>
          <table:table-cell office:value-type="string" calcext:value-type="string">
            <text:p>JESSICA RODRIGUEZ GONZALEZ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EN CAROL CEDILLO GARCIA</text:p>
          </table:table-cell>
          <table:table-cell office:value-type="string" calcext:value-type="string">
            <text:p>NAYELI ESCALERA AGUILAR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GUADALUPE VILLASEÑOR DAVILA</text:p>
          </table:table-cell>
          <table:table-cell office:value-type="string" calcext:value-type="string">
            <text:p>ZANDRA BENITEZ AGUILAR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GUADALUPE VILLASEÑOR DAVILA</text:p>
          </table:table-cell>
          <table:table-cell office:value-type="string" calcext:value-type="string">
            <text:p>ZANDRA BENITEZ AGUILAR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GUADALUPE VILLASEÑOR DAVILA</text:p>
          </table:table-cell>
          <table:table-cell office:value-type="string" calcext:value-type="string">
            <text:p>ZANDRA BENITEZ AGUILAR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MARQUEZ MENDEZ</text:p>
          </table:table-cell>
          <table:table-cell office:value-type="string" calcext:value-type="string">
            <text:p>FIDEL RAMOS CHAVEZ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MARQUEZ MENDEZ</text:p>
          </table:table-cell>
          <table:table-cell office:value-type="string" calcext:value-type="string">
            <text:p>FIDEL RAMOS CHAVEZ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BECA ZOE FLORES MORENO</text:p>
          </table:table-cell>
          <table:table-cell office:value-type="string" calcext:value-type="string">
            <text:p>MARIANA GOMEZ LAR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MARQUEZ MENDEZ</text:p>
          </table:table-cell>
          <table:table-cell office:value-type="string" calcext:value-type="string">
            <text:p>FIDEL RAMOS CHAVEZ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BECA PATRICIA RODRIGUEZ GUIDO</text:p>
          </table:table-cell>
          <table:table-cell office:value-type="string" calcext:value-type="string">
            <text:p>NATALIA ORTIZ DELGAD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A PALLARES RUIZ</text:p>
          </table:table-cell>
          <table:table-cell office:value-type="string" calcext:value-type="string">
            <text:p>JESSICA ESTHER ROQUE HERNANDEZ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SANDOVAL ROBLES</text:p>
          </table:table-cell>
          <table:table-cell office:value-type="string" calcext:value-type="string">
            <text:p>VIRGINIA HERNANDEZ GASPAR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DY GONZALEZ URRUTIA</text:p>
          </table:table-cell>
          <table:table-cell office:value-type="string" calcext:value-type="string">
            <text:p>LAURA LILIANA HERNANDEZ MARTINEZ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DY GONZALEZ URRUTIA</text:p>
          </table:table-cell>
          <table:table-cell office:value-type="string" calcext:value-type="string">
            <text:p>LAURA LILIANA HERNANDEZ MARTINEZ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DY GONZALEZ URRUTIA</text:p>
          </table:table-cell>
          <table:table-cell office:value-type="string" calcext:value-type="string">
            <text:p>LAURA LILIANA HERNANDEZ MARTINEZ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GEORGINA JIMENEZ GODOY</text:p>
          </table:table-cell>
          <table:table-cell office:value-type="string" calcext:value-type="string">
            <text:p>ILENIA LIZETTE VAZQUEZ SANCHEZ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GEORGINA JIMENEZ GODOY</text:p>
          </table:table-cell>
          <table:table-cell office:value-type="string" calcext:value-type="string">
            <text:p>ILENIA LIZETTE VAZQUEZ SANCHEZ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O MONTESINOS LOPEZ</text:p>
          </table:table-cell>
          <table:table-cell office:value-type="string" calcext:value-type="string">
            <text:p>CESAR CISNEROS GONZALEZ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GEORGINA JIMENEZ GODOY</text:p>
          </table:table-cell>
          <table:table-cell office:value-type="string" calcext:value-type="string">
            <text:p>ILENIA LIZETTE VAZQUEZ SANCHEZ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DANIEL RAZO URIBE</text:p>
          </table:table-cell>
          <table:table-cell office:value-type="string" calcext:value-type="string">
            <text:p>CARLOS GARCIA RODRIGUEZ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ANA AVILA ALCOCER</text:p>
          </table:table-cell>
          <table:table-cell office:value-type="string" calcext:value-type="string">
            <text:p>ADRIANA ZAMORA ALATORR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ESPINO GONZALEZ</text:p>
          </table:table-cell>
          <table:table-cell office:value-type="string" calcext:value-type="string">
            <text:p>MAYRA HERNANDEZ GARCI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NO JIMENO HUANOSTA</text:p>
          </table:table-cell>
          <table:table-cell office:value-type="string" calcext:value-type="string">
            <text:p>JOSE MAURICIO LOPEZ LOPEZ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NO JIMENO HUANOSTA</text:p>
          </table:table-cell>
          <table:table-cell office:value-type="string" calcext:value-type="string">
            <text:p>JOSE MAURICIO LOPEZ LOPEZ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NO JIMENO HUANOSTA</text:p>
          </table:table-cell>
          <table:table-cell office:value-type="string" calcext:value-type="string">
            <text:p>JOSE MAURICIO LOPEZ LOPEZ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ERARDO RODOLFO FERNANDEZ NOROÑA</text:p>
          </table:table-cell>
          <table:table-cell office:value-type="string" calcext:value-type="string">
            <text:p>FRANCISCO JAVIER GUERRERO VARELA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ERARDO RODOLFO FERNANDEZ NOROÑA</text:p>
          </table:table-cell>
          <table:table-cell office:value-type="string" calcext:value-type="string">
            <text:p>FRANCISCO JAVIER GUERRERO VARELA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TORRES QUEVEDO</text:p>
          </table:table-cell>
          <table:table-cell office:value-type="string" calcext:value-type="string">
            <text:p>MARIA TERESA ESCOBEDO SALCED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ERARDO RODOLFO FERNANDEZ NOROÑA</text:p>
          </table:table-cell>
          <table:table-cell office:value-type="string" calcext:value-type="string">
            <text:p>FRANCISCO JAVIER GUERRERO VAREL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AC ALBERTO SANCHEZ BADILLO</text:p>
          </table:table-cell>
          <table:table-cell office:value-type="string" calcext:value-type="string">
            <text:p>LILIANA REYES FERRER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BETH LICONA DIAZ</text:p>
          </table:table-cell>
          <table:table-cell office:value-type="string" calcext:value-type="string">
            <text:p>VIRIDIANA ELIZABETH VAZQUEZ GARCES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JESUS SOTELO PEREZ</text:p>
          </table:table-cell>
          <table:table-cell office:value-type="string" calcext:value-type="string">
            <text:p>JESUS ORTEGA RUIZ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AYALA VILLALOBOS</text:p>
          </table:table-cell>
          <table:table-cell office:value-type="string" calcext:value-type="string">
            <text:p>MARA DANIELA BAHENA PEREZ BRAV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AYALA VILLALOBOS</text:p>
          </table:table-cell>
          <table:table-cell office:value-type="string" calcext:value-type="string">
            <text:p>MARA DANIELA BAHENA PEREZ BRAVO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AYALA VILLALOBOS</text:p>
          </table:table-cell>
          <table:table-cell office:value-type="string" calcext:value-type="string">
            <text:p>MARA DANIELA BAHENA PEREZ BRAVO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LOPEZ RAYON</text:p>
          </table:table-cell>
          <table:table-cell office:value-type="string" calcext:value-type="string">
            <text:p>AQUILINA REYES REYE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LOPEZ RAYON</text:p>
          </table:table-cell>
          <table:table-cell office:value-type="string" calcext:value-type="string">
            <text:p>AQUILINA REYES REYE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 CASTELIA MIGUEL JAIMES</text:p>
          </table:table-cell>
          <table:table-cell office:value-type="string" calcext:value-type="string">
            <text:p>IVONNE ZOHE BUSTAMANTE SERRAN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LOPEZ RAYON</text:p>
          </table:table-cell>
          <table:table-cell office:value-type="string" calcext:value-type="string">
            <text:p>AQUILINA REYES REY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EL IVAN BARRIENTOS PRADO</text:p>
          </table:table-cell>
          <table:table-cell office:value-type="string" calcext:value-type="string">
            <text:p>HUGO MENDEZ OSNAY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 GONZALEZ LIBORIO</text:p>
          </table:table-cell>
          <table:table-cell office:value-type="string" calcext:value-type="string">
            <text:p>MARIA DE LOURDES RIOS BONILL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EO MOYAO MORALES</text:p>
          </table:table-cell>
          <table:table-cell office:value-type="string" calcext:value-type="string">
            <text:p>JORGE OMAR REZA ALVAREZ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MARIA TERESA LARA CARREON</text:p>
          </table:table-cell>
          <table:table-cell office:value-type="string" calcext:value-type="string">
            <text:p>MARIA DEL ROSARIO MACIAS GONZALEZ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MARIA TERESA LARA CARREON</text:p>
          </table:table-cell>
          <table:table-cell office:value-type="string" calcext:value-type="string">
            <text:p>MARIA DEL ROSARIO MACIAS GONZALEZ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MARIA TERESA LARA CARREON</text:p>
          </table:table-cell>
          <table:table-cell office:value-type="string" calcext:value-type="string">
            <text:p>MARIA DEL ROSARIO MACIAS GONZALEZ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ADRIANA ARROYO CUEVAS</text:p>
          </table:table-cell>
          <table:table-cell office:value-type="string" calcext:value-type="string">
            <text:p>MICAELA SANTANA SANCHEZ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DAVID RODRIGUEZ LOPEZ</text:p>
          </table:table-cell>
          <table:table-cell office:value-type="string" calcext:value-type="string">
            <text:p>JUAN JOSE DIAZ JIMENEZ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DANIEL PEREZ CORZO</text:p>
          </table:table-cell>
          <table:table-cell office:value-type="string" calcext:value-type="string">
            <text:p>NAHUM RAFAEL CATALAN CARRET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MAYER BRETON</text:p>
          </table:table-cell>
          <table:table-cell office:value-type="string" calcext:value-type="string">
            <text:p>SERGIO ARTURO RAMIREZ MUÑOZ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UISA VERA ANDRADE</text:p>
          </table:table-cell>
          <table:table-cell office:value-type="string" calcext:value-type="string">
            <text:p>ARACELI AVILA BENITEZ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SALVADOR ARRIOLA SANCHEZ</text:p>
          </table:table-cell>
          <table:table-cell office:value-type="string" calcext:value-type="string">
            <text:p>MARCO FRANCISCO RUIZ VAZQUEZ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INA MEDINA PEREZ</text:p>
          </table:table-cell>
          <table:table-cell office:value-type="string" calcext:value-type="string">
            <text:p>JACQUELINE BRAVO PERE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GASTELU USERRALDE</text:p>
          </table:table-cell>
          <table:table-cell office:value-type="string" calcext:value-type="string">
            <text:p>KAREN YOSELINNE REYNOSO JIMENEZ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GASTELU USERRALDE</text:p>
          </table:table-cell>
          <table:table-cell office:value-type="string" calcext:value-type="string">
            <text:p>KAREN YOSELINNE REYNOSO JIMENEZ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GASTELU USERRALDE</text:p>
          </table:table-cell>
          <table:table-cell office:value-type="string" calcext:value-type="string">
            <text:p>KAREN YOSELINNE REYNOSO JIMENEZ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ERVANTES CHAVEZ</text:p>
          </table:table-cell>
          <table:table-cell office:value-type="string" calcext:value-type="string">
            <text:p>LAURO FERNANDO CISNEROS BAÑO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HUGO CASTILLO MARTINEZ</text:p>
          </table:table-cell>
          <table:table-cell office:value-type="string" calcext:value-type="string">
            <text:p>CARLOS IGNACIO AYALA MENDOZ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ALBERTO MARTINEZ RIOS</text:p>
          </table:table-cell>
          <table:table-cell office:value-type="string" calcext:value-type="string">
            <text:p>RAFAEL LIMA HERNANDEZ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RIZ ROJAS MARTINEZ</text:p>
          </table:table-cell>
          <table:table-cell office:value-type="string" calcext:value-type="string">
            <text:p>JESSICA YANEL CASTELLANOS RAMO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KIMM ARTEAGA GARCIA</text:p>
          </table:table-cell>
          <table:table-cell office:value-type="string" calcext:value-type="string">
            <text:p>RICARDO ACEVES MARTINEZ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CERVANTES VEGA</text:p>
          </table:table-cell>
          <table:table-cell office:value-type="string" calcext:value-type="string">
            <text:p>FRANCISCO RAFAEL GARCIA MALDONAD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TZALLI TAI MINOR LOPEZ</text:p>
          </table:table-cell>
          <table:table-cell office:value-type="string" calcext:value-type="string">
            <text:p>LINDA ANALLELY FLORES SANCHEZ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NTHIA ILIANA LOPEZ CASTRO</text:p>
          </table:table-cell>
          <table:table-cell office:value-type="string" calcext:value-type="string">
            <text:p>GISELA SELENE MONTES BARRIO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NTHIA ILIANA LOPEZ CASTRO</text:p>
          </table:table-cell>
          <table:table-cell office:value-type="string" calcext:value-type="string">
            <text:p>GISELA SELENE MONTES BARRIO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NTHIA ILIANA LOPEZ CASTRO</text:p>
          </table:table-cell>
          <table:table-cell office:value-type="string" calcext:value-type="string">
            <text:p>GISELA SELENE MONTES BARRIO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JESUS ROSETE SANCHEZ</text:p>
          </table:table-cell>
          <table:table-cell office:value-type="string" calcext:value-type="string">
            <text:p>MARIA ELVIRA MUÑOZ GONZALEZ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JESUS ROSETE SANCHEZ</text:p>
          </table:table-cell>
          <table:table-cell office:value-type="string" calcext:value-type="string">
            <text:p>MARIA ELVIRA MUÑOZ GONZALEZ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A JIMENEZ SANCHEZ</text:p>
          </table:table-cell>
          <table:table-cell office:value-type="string" calcext:value-type="string">
            <text:p>SANDRA FABIOLA CASAS RAMIREZ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 JESUS ROSETE SANCHEZ</text:p>
          </table:table-cell>
          <table:table-cell office:value-type="string" calcext:value-type="string">
            <text:p>MARIA ELVIRA MUÑOZ GONZALEZ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SICA ZEPEDA GONZALEZ</text:p>
          </table:table-cell>
          <table:table-cell office:value-type="string" calcext:value-type="string">
            <text:p>LIZBET YADHIRA REYNA AHUATL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RA ISABEL NUÑEZ TENORIO</text:p>
          </table:table-cell>
          <table:table-cell office:value-type="string" calcext:value-type="string">
            <text:p>MARIA DEL CARMEN TEHUA ZAMORA SOLARE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 REYES GOMEZ</text:p>
          </table:table-cell>
          <table:table-cell office:value-type="string" calcext:value-type="string">
            <text:p>KARLA MARIA MUÑOZ ROBLED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CIA SAMANTHA HERNANDEZ MARTINEZ</text:p>
          </table:table-cell>
          <table:table-cell office:value-type="string" calcext:value-type="string">
            <text:p>CYNTHIA MARTINEZ MONTE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CIA SAMANTHA HERNANDEZ MARTINEZ</text:p>
          </table:table-cell>
          <table:table-cell office:value-type="string" calcext:value-type="string">
            <text:p>CYNTHIA MARTINEZ MONTE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CIA SAMANTHA HERNANDEZ MARTINEZ</text:p>
          </table:table-cell>
          <table:table-cell office:value-type="string" calcext:value-type="string">
            <text:p>CYNTHIA MARTINEZ MONT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LU ESQUIVEL RODRIGUEZ</text:p>
          </table:table-cell>
          <table:table-cell office:value-type="string" calcext:value-type="string">
            <text:p>ELSA JIMENEZ PINEDA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A RAMIREZ MAYA</text:p>
          </table:table-cell>
          <table:table-cell office:value-type="string" calcext:value-type="string">
            <text:p>ROSALBA ESMERALDA CEDILLO MARTINEZ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JANNET PINEDA MEDINA</text:p>
          </table:table-cell>
          <table:table-cell office:value-type="string" calcext:value-type="string">
            <text:p>VIANEY VILLANUEVA FLORE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GUADALUPE CHAVIRA DE LA ROSA</text:p>
          </table:table-cell>
          <table:table-cell office:value-type="string" calcext:value-type="string">
            <text:p>ARACELI DE PAZ GUERR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 ADOLFO JUI BRAVO</text:p>
          </table:table-cell>
          <table:table-cell office:value-type="string" calcext:value-type="string">
            <text:p>JORGE FUENTES RIO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A ANTONIO CARDIEL</text:p>
          </table:table-cell>
          <table:table-cell office:value-type="string" calcext:value-type="string">
            <text:p>CLAUDIA PEREZ MADRIGA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GABRIELA PALOMINO BECERRIL</text:p>
          </table:table-cell>
          <table:table-cell office:value-type="string" calcext:value-type="string">
            <text:p>MARIA DE LOS ANGELES HERNANDEZ JUAREZ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ESTER ZAVALA GOMEZ DEL CAMPO</text:p>
          </table:table-cell>
          <table:table-cell office:value-type="string" calcext:value-type="string">
            <text:p>CLAUDIA VERONICA MARIA RUBIN JUAREZ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ESTER ZAVALA GOMEZ DEL CAMPO</text:p>
          </table:table-cell>
          <table:table-cell office:value-type="string" calcext:value-type="string">
            <text:p>CLAUDIA VERONICA MARIA RUBIN JUAREZ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ESTER ZAVALA GOMEZ DEL CAMPO</text:p>
          </table:table-cell>
          <table:table-cell office:value-type="string" calcext:value-type="string">
            <text:p>CLAUDIA VERONICA MARIA RUBIN JUAREZ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RIEL HIDALGO PONCE</text:p>
          </table:table-cell>
          <table:table-cell office:value-type="string" calcext:value-type="string">
            <text:p>LUIS DANIEL REYES AMEZAG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RIEL HIDALGO PONCE</text:p>
          </table:table-cell>
          <table:table-cell office:value-type="string" calcext:value-type="string">
            <text:p>LUIS DANIEL REYES AMEZAG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MON CHERTORIVSKI WOLDENBERG</text:p>
          </table:table-cell>
          <table:table-cell office:value-type="string" calcext:value-type="string">
            <text:p>ANTONIO CARBIA GUTIERREZ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RIEL HIDALGO PONCE</text:p>
          </table:table-cell>
          <table:table-cell office:value-type="string" calcext:value-type="string">
            <text:p>LUIS DANIEL REYES AMEZAG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EANA ISLA MOYA</text:p>
          </table:table-cell>
          <table:table-cell office:value-type="string" calcext:value-type="string">
            <text:p>MAYRA LORENA PEREZ VAZQUEZ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URIBE SORIA</text:p>
          </table:table-cell>
          <table:table-cell office:value-type="string" calcext:value-type="string">
            <text:p>HAIDE TREVIÑO SIERR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AVILA ANAYA</text:p>
          </table:table-cell>
          <table:table-cell office:value-type="string" calcext:value-type="string">
            <text:p>ROSA ARLENE MUÑOZ VILCHI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LOZANO AVILES</text:p>
          </table:table-cell>
          <table:table-cell office:value-type="string" calcext:value-type="string">
            <text:p>MARIO IVAN VALDEZ GOMEZ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LOZANO AVILES</text:p>
          </table:table-cell>
          <table:table-cell office:value-type="string" calcext:value-type="string">
            <text:p>MARIO IVAN VALDEZ GOMEZ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LOZANO AVILES</text:p>
          </table:table-cell>
          <table:table-cell office:value-type="string" calcext:value-type="string">
            <text:p>MARIO IVAN VALDEZ GOMEZ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PEREZ LIMON</text:p>
          </table:table-cell>
          <table:table-cell office:value-type="string" calcext:value-type="string">
            <text:p>BRYAN ARTURO MARTINEZ GARCI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A MONTSERRAT VILCHES HERRERA</text:p>
          </table:table-cell>
          <table:table-cell office:value-type="string" calcext:value-type="string">
            <text:p>TANYA LUZ DOMINGUEZ RODRIGUEZ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DINA CAMPOS GONZALEZ</text:p>
          </table:table-cell>
          <table:table-cell office:value-type="string" calcext:value-type="string">
            <text:p>AINKA YESENIA PINEDA ESCOBAR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IA PEREZ BARCENAS</text:p>
          </table:table-cell>
          <table:table-cell office:value-type="string" calcext:value-type="string">
            <text:p>TERESA GARDUÑO MARTINEZ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LIA HERNANDEZ QUIROZ</text:p>
          </table:table-cell>
          <table:table-cell office:value-type="string" calcext:value-type="string">
            <text:p>ANA MARIA HERNANDEZ LUJAN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OLIVOS CANSECO</text:p>
          </table:table-cell>
          <table:table-cell office:value-type="string" calcext:value-type="string">
            <text:p>ADRIAN FERNANDO CUEVAS ZAMBRANO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LANDA GABRIELA PACHECO TORRES</text:p>
          </table:table-cell>
          <table:table-cell office:value-type="string" calcext:value-type="string">
            <text:p>LORENA DE LA LUZ GONZALEZ ROSALE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CECILIA LUISA GABRIELA FERNANDA SODI MIRAND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CECILIA LUISA GABRIELA FERNANDA SODI MIRAND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CECILIA LUISA GABRIELA FERNANDA SODI MIRAND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TULIANO DE JESUS REZA FERNANDEZ</text:p>
          </table:table-cell>
          <table:table-cell office:value-type="string" calcext:value-type="string">
            <text:p>ELIOT LEONEL BELTRAN MARTINEZ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GERALDINA AYALA AREVYAN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PATRIA JIMENEZ FLORES</text:p>
          </table:table-cell>
          <table:table-cell office:value-type="string" calcext:value-type="string">
            <text:p>MARIANA ANELLE CRUZ SANCHEZ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CAROLINA GIL LAMADRID GRAJALES</text:p>
          </table:table-cell>
          <table:table-cell office:value-type="string" calcext:value-type="string">
            <text:p>TANIA LIBERTAD ARGUMEDO CHAVEZ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CION ESCANDON HIDALGO</text:p>
          </table:table-cell>
          <table:table-cell office:value-type="string" calcext:value-type="string">
            <text:p>CAROLINA ALVARADO REYE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IA ALICIA HERNANDEZ GONZAL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LOYO ARECHANDIETA</text:p>
          </table:table-cell>
          <table:table-cell office:value-type="string" calcext:value-type="string">
            <text:p>SINUHE RAFAEL FONSECA PARAD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DANIELA ACOSTA GUTIERREZ</text:p>
          </table:table-cell>
          <table:table-cell office:value-type="string" calcext:value-type="string">
            <text:p>MIROSLAVA IRASEMA VARGAS PEREZ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DANIELA ACOSTA GUTIERREZ</text:p>
          </table:table-cell>
          <table:table-cell office:value-type="string" calcext:value-type="string">
            <text:p>MIROSLAVA IRASEMA VARGAS PEREZ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DANIELA ACOSTA GUTIERREZ</text:p>
          </table:table-cell>
          <table:table-cell office:value-type="string" calcext:value-type="string">
            <text:p>MIROSLAVA IRASEMA VARGAS PEREZ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EUGENIO GUTIERREZ CAMACHO</text:p>
          </table:table-cell>
          <table:table-cell office:value-type="string" calcext:value-type="string">
            <text:p>RAMIRO ENCISO NAVARRO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EUGENIO GUTIERREZ CAMACHO</text:p>
          </table:table-cell>
          <table:table-cell office:value-type="string" calcext:value-type="string">
            <text:p>RAMIRO ENCISO NAVARRO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DA LAURA VAZQUEZ VILLANUEVA</text:p>
          </table:table-cell>
          <table:table-cell office:value-type="string" calcext:value-type="string">
            <text:p>MIREYA KAREN RODRIGUEZ SEPULVED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EUGENIO GUTIERREZ CAMACHO</text:p>
          </table:table-cell>
          <table:table-cell office:value-type="string" calcext:value-type="string">
            <text:p>RAMIRO ENCISO NAVARR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B MENDOZA GALLEGOS</text:p>
          </table:table-cell>
          <table:table-cell office:value-type="string" calcext:value-type="string">
            <text:p>JUAN ENRIQUE SANCHEZ GALVA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GALINDO MACEDO</text:p>
          </table:table-cell>
          <table:table-cell office:value-type="string" calcext:value-type="string">
            <text:p>EDUARDO NOE AGUILAR GOMEZ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SERRANO JIMENEZ</text:p>
          </table:table-cell>
          <table:table-cell office:value-type="string" calcext:value-type="string">
            <text:p>VICTOR MANUEL SANDOVAL LEON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BANQUELLS NUÑEZ</text:p>
          </table:table-cell>
          <table:table-cell office:value-type="string" calcext:value-type="string">
            <text:p>VIOLETA QUERO CARUZO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BANQUELLS NUÑEZ</text:p>
          </table:table-cell>
          <table:table-cell office:value-type="string" calcext:value-type="string">
            <text:p>VIOLETA QUERO CARUZO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BANQUELLS NUÑEZ</text:p>
          </table:table-cell>
          <table:table-cell office:value-type="string" calcext:value-type="string">
            <text:p>VIOLETA QUERO CARUZO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MEDRANO MORALES</text:p>
          </table:table-cell>
          <table:table-cell office:value-type="string" calcext:value-type="string">
            <text:p>MARIANO ARMENDARIZ LOPEZ DE LEON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DRIGO DIAZ RIVERA</text:p>
          </table:table-cell>
          <table:table-cell office:value-type="string" calcext:value-type="string">
            <text:p>EMILIO MENENDEZ PEÑA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LEJANDRA GARCIA GUILLEN</text:p>
          </table:table-cell>
          <table:table-cell office:value-type="string" calcext:value-type="string">
            <text:p>MARIA GABRIELA LOPEZ MONTE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ONSO RAMIREZ CUELLAR</text:p>
          </table:table-cell>
          <table:table-cell office:value-type="string" calcext:value-type="string">
            <text:p>FRANCISCO HERNANDEZ GONZALEZ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MARTINEZ CASTRO</text:p>
          </table:table-cell>
          <table:table-cell office:value-type="string" calcext:value-type="string">
            <text:p>LINA SALOME VAZQUEZ CASTAÑED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ADAME VON KNOOP</text:p>
          </table:table-cell>
          <table:table-cell office:value-type="string" calcext:value-type="string">
            <text:p>RAUL VELASCO RAMIREZ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SOFIA SANCHEZ SCOTT</text:p>
          </table:table-cell>
          <table:table-cell office:value-type="string" calcext:value-type="string">
            <text:p>CECILIA ESCOBAR RODRIGUEZ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LBERTO MENDOZA ACEVEDO</text:p>
          </table:table-cell>
          <table:table-cell office:value-type="string" calcext:value-type="string">
            <text:p>MIGUEL ANGEL GUEVARA RODRIGUEZ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LBERTO MENDOZA ACEVEDO</text:p>
          </table:table-cell>
          <table:table-cell office:value-type="string" calcext:value-type="string">
            <text:p>MIGUEL ANGEL GUEVARA RODRIGUEZ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ALBERTO MENDOZA ACEVEDO</text:p>
          </table:table-cell>
          <table:table-cell office:value-type="string" calcext:value-type="string">
            <text:p>MIGUEL ANGEL GUEVARA RODRIGUEZ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PEREGRIN SCHULL</text:p>
          </table:table-cell>
          <table:table-cell office:value-type="string" calcext:value-type="string">
            <text:p>HECTOR MANUEL MORA ZERMEÑ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PEREGRIN SCHULL</text:p>
          </table:table-cell>
          <table:table-cell office:value-type="string" calcext:value-type="string">
            <text:p>HECTOR MANUEL MORA ZERMEÑO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NY TAMARA IBARRA RUIZ</text:p>
          </table:table-cell>
          <table:table-cell office:value-type="string" calcext:value-type="string">
            <text:p>CAROLINA VIDAL DOMINGUEZ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PEREGRIN SCHULL</text:p>
          </table:table-cell>
          <table:table-cell office:value-type="string" calcext:value-type="string">
            <text:p>HECTOR MANUEL MORA ZERMEÑO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UM NAVAS RUIZ</text:p>
          </table:table-cell>
          <table:table-cell office:value-type="string" calcext:value-type="string">
            <text:p>EDGAR DAMIAN ALCANTARA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N PICAZO CASTELAN</text:p>
          </table:table-cell>
          <table:table-cell office:value-type="string" calcext:value-type="string">
            <text:p>CESAR GUSTAVO MORA GAYTAN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ON ESTRADA CORZO</text:p>
          </table:table-cell>
          <table:table-cell office:value-type="string" calcext:value-type="string">
            <text:p>BELEN DEL ROSARIO NAVARRO NONEL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GONZALEZ ZIRION</text:p>
          </table:table-cell>
          <table:table-cell office:value-type="string" calcext:value-type="string">
            <text:p>ENRIQUE GARCIA DE LA PARRA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GONZALEZ ZIRION</text:p>
          </table:table-cell>
          <table:table-cell office:value-type="string" calcext:value-type="string">
            <text:p>ENRIQUE GARCIA DE LA PARR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GONZALEZ ZIRION</text:p>
          </table:table-cell>
          <table:table-cell office:value-type="string" calcext:value-type="string">
            <text:p>ENRIQUE GARCIA DE LA PARRA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LORENA VILLAVICENCIO AYALA</text:p>
          </table:table-cell>
          <table:table-cell office:value-type="string" calcext:value-type="string">
            <text:p>NATALIA GUADALUPE MARQUEZ CODINA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LORENA VILLAVICENCIO AYALA</text:p>
          </table:table-cell>
          <table:table-cell office:value-type="string" calcext:value-type="string">
            <text:p>NATALIA GUADALUPE MARQUEZ CODINA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THA LORIA SAN MARTIN</text:p>
          </table:table-cell>
          <table:table-cell office:value-type="string" calcext:value-type="string">
            <text:p>KARLA MARTINO PEÑ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LORENA VILLAVICENCIO AYALA</text:p>
          </table:table-cell>
          <table:table-cell office:value-type="string" calcext:value-type="string">
            <text:p>NATALIA GUADALUPE MARQUEZ CODINA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NUEL SOTOMAYOR LANDECHO</text:p>
          </table:table-cell>
          <table:table-cell office:value-type="string" calcext:value-type="string">
            <text:p>PABLO ARTURO CHAVEZ ROMO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UNDO FLAVIO BUSTAMANTE ABED</text:p>
          </table:table-cell>
          <table:table-cell office:value-type="string" calcext:value-type="string">
            <text:p>MARIO JOSE SOSA GOMEZ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LUNA ALVISO</text:p>
          </table:table-cell>
          <table:table-cell office:value-type="string" calcext:value-type="string">
            <text:p>JOSE LUIS ARZATE CORREA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TRIANA TENA</text:p>
          </table:table-cell>
          <table:table-cell office:value-type="string" calcext:value-type="string">
            <text:p>CARLOS LUIS NADER ARGUMED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TRIANA TENA</text:p>
          </table:table-cell>
          <table:table-cell office:value-type="string" calcext:value-type="string">
            <text:p>CARLOS LUIS NADER ARGUMED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TRIANA TENA</text:p>
          </table:table-cell>
          <table:table-cell office:value-type="string" calcext:value-type="string">
            <text:p>CARLOS LUIS NADER ARGUMED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ALDONADO SAN GERMAN</text:p>
          </table:table-cell>
          <table:table-cell office:value-type="string" calcext:value-type="string">
            <text:p>SERGIO RAFAEL GONZALEZ RAMIREZ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ALDONADO SAN GERMAN</text:p>
          </table:table-cell>
          <table:table-cell office:value-type="string" calcext:value-type="string">
            <text:p>SERGIO RAFAEL GONZALEZ RAMIREZ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BLANDO CAMPOS</text:p>
          </table:table-cell>
          <table:table-cell office:value-type="string" calcext:value-type="string">
            <text:p>DAVID ALBERTO GOMEZ RAMO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ALDONADO SAN GERMAN</text:p>
          </table:table-cell>
          <table:table-cell office:value-type="string" calcext:value-type="string">
            <text:p>SERGIO RAFAEL GONZALEZ RAMIREZ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RICARDO CRUZ COTERO</text:p>
          </table:table-cell>
          <table:table-cell office:value-type="string" calcext:value-type="string">
            <text:p>RODRIGO ALEJANDRO PINO MARIN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ROSALES MIRANDA</text:p>
          </table:table-cell>
          <table:table-cell office:value-type="string" calcext:value-type="string">
            <text:p>MARCELA OJEDA MARTINEZ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OBE GABRIELA SEGURA DE ALVARADO</text:p>
          </table:table-cell>
          <table:table-cell office:value-type="string" calcext:value-type="string">
            <text:p>ISABEL MAYEN PEREZ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CASTAÑEDA NAVARRETE</text:p>
          </table:table-cell>
          <table:table-cell office:value-type="string" calcext:value-type="string">
            <text:p>RAUL JIMENEZ RODRIGUEZ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CASTAÑEDA NAVARRETE</text:p>
          </table:table-cell>
          <table:table-cell office:value-type="string" calcext:value-type="string">
            <text:p>RAUL JIMENEZ RODRIGUEZ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CASTAÑEDA NAVARRETE</text:p>
          </table:table-cell>
          <table:table-cell office:value-type="string" calcext:value-type="string">
            <text:p>RAUL JIMENEZ RODRIGUEZ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A VALDIVIA TOLEDO</text:p>
          </table:table-cell>
          <table:table-cell office:value-type="string" calcext:value-type="string">
            <text:p>PAOLA ANNELIZ GUZMAN MOSC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YDE GUZMAN BAUTISTA</text:p>
          </table:table-cell>
          <table:table-cell office:value-type="string" calcext:value-type="string">
            <text:p>CRISTINA HERNANDEZ GARCI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MORALES LARRAURI</text:p>
          </table:table-cell>
          <table:table-cell office:value-type="string" calcext:value-type="string">
            <text:p>CARLOS DAVID VILLAFUERTE CANDELARI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RODRIGUEZ RUIZ</text:p>
          </table:table-cell>
          <table:table-cell office:value-type="string" calcext:value-type="string">
            <text:p>MARIA DEL ROSARIO ROJAS MARTINEZ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ISES LUIS CAMPOS NERIA</text:p>
          </table:table-cell>
          <table:table-cell office:value-type="string" calcext:value-type="string">
            <text:p>LAZARO RUIZ MENDOZA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ZHULY YATHZIN ORTIZ MENA</text:p>
          </table:table-cell>
          <table:table-cell office:value-type="string" calcext:value-type="string">
            <text:p>MICHELL TIFANY CRUZ CORTE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GRECO GUTIERREZ MENDEZ</text:p>
          </table:table-cell>
          <table:table-cell office:value-type="string" calcext:value-type="string">
            <text:p>DAVID GREGORIO VASTO DOBARGANE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ZMIN ANGELICA PILLE GUZMAN</text:p>
          </table:table-cell>
          <table:table-cell office:value-type="string" calcext:value-type="string">
            <text:p>TANIA NANCY LARREA MEDINA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ZMIN ANGELICA PILLE GUZMAN</text:p>
          </table:table-cell>
          <table:table-cell office:value-type="string" calcext:value-type="string">
            <text:p>TANIA NANCY LARREA MEDINA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ZMIN ANGELICA PILLE GUZMAN</text:p>
          </table:table-cell>
          <table:table-cell office:value-type="string" calcext:value-type="string">
            <text:p>TANIA NANCY LARREA MEDINA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CRUZ CANDIA</text:p>
          </table:table-cell>
          <table:table-cell office:value-type="string" calcext:value-type="string">
            <text:p>MARIA EUGENIA MARTINEZ MARTINEZ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NATALIA IDALIAS OTERO</text:p>
          </table:table-cell>
          <table:table-cell office:value-type="string" calcext:value-type="string">
            <text:p>ELVIA BARRON MEJI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MARCELA TORRES ESCUTIA</text:p>
          </table:table-cell>
          <table:table-cell office:value-type="string" calcext:value-type="string">
            <text:p>NATALIA BUITRON LOZAN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IDA ALAVEZ RUIZ</text:p>
          </table:table-cell>
          <table:table-cell office:value-type="string" calcext:value-type="string">
            <text:p>ANA LILIA FLORES GALINDO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INA BARROSO MORA</text:p>
          </table:table-cell>
          <table:table-cell office:value-type="string" calcext:value-type="string">
            <text:p>YUMIKO LETICIA IVONNE GONZALEZ CARRILLO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HUERTA GRAJALES</text:p>
          </table:table-cell>
          <table:table-cell office:value-type="string" calcext:value-type="string">
            <text:p>MARIA ISABEL ESQUIVEL VAL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Y CARMEN LOPEZ MONROY</text:p>
          </table:table-cell>
          <table:table-cell office:value-type="string" calcext:value-type="string">
            <text:p>IRMA JUAREZ LEYVA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DY AGUILAR MARTINEZ</text:p>
          </table:table-cell>
          <table:table-cell office:value-type="string" calcext:value-type="string">
            <text:p>MA CONCEPCION CASTRO SANCHEZ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DY AGUILAR MARTINEZ</text:p>
          </table:table-cell>
          <table:table-cell office:value-type="string" calcext:value-type="string">
            <text:p>MA CONCEPCION CASTRO SANCHEZ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DY AGUILAR MARTINEZ</text:p>
          </table:table-cell>
          <table:table-cell office:value-type="string" calcext:value-type="string">
            <text:p>MA CONCEPCION CASTRO SANCHEZ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KARINA ROJO PIMENTEL</text:p>
          </table:table-cell>
          <table:table-cell office:value-type="string" calcext:value-type="string">
            <text:p>ESPERANZA SERRATO PEREZ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KARINA ROJO PIMENTEL</text:p>
          </table:table-cell>
          <table:table-cell office:value-type="string" calcext:value-type="string">
            <text:p>ESPERANZA SERRATO PEREZ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CARMEN SANCHEZ GUERRERO</text:p>
          </table:table-cell>
          <table:table-cell office:value-type="string" calcext:value-type="string">
            <text:p>MACRINA MONTERO HERNANDEZ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KARINA ROJO PIMENTEL</text:p>
          </table:table-cell>
          <table:table-cell office:value-type="string" calcext:value-type="string">
            <text:p>ESPERANZA SERRATO PEREZ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RIO ROCIO OLMOS LOPEZ</text:p>
          </table:table-cell>
          <table:table-cell office:value-type="string" calcext:value-type="string">
            <text:p>ARACELI BARROSO MOR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AVILEZ TOSTADO</text:p>
          </table:table-cell>
          <table:table-cell office:value-type="string" calcext:value-type="string">
            <text:p>JOSE VICTOR RODRIGUEZ NAJERA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FABIAN AGUILAR SEDANO</text:p>
          </table:table-cell>
          <table:table-cell office:value-type="string" calcext:value-type="string">
            <text:p>TALINA ALONSO ROM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BARAJAS MEDINA</text:p>
          </table:table-cell>
          <table:table-cell office:value-type="string" calcext:value-type="string">
            <text:p>RAUL TINTOR TOR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BARAJAS MEDINA</text:p>
          </table:table-cell>
          <table:table-cell office:value-type="string" calcext:value-type="string">
            <text:p>RAUL TINTOR TORRE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BARAJAS MEDINA</text:p>
          </table:table-cell>
          <table:table-cell office:value-type="string" calcext:value-type="string">
            <text:p>RAUL TINTOR TORRE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ROBLES SIGALES</text:p>
          </table:table-cell>
          <table:table-cell office:value-type="string" calcext:value-type="string">
            <text:p>ERNESTO AGUILAR RIOJ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REN ENRIQUEZ SORIANO</text:p>
          </table:table-cell>
          <table:table-cell office:value-type="string" calcext:value-type="string">
            <text:p>ALEJANDRO BALTAZAR LOPEZ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MARTINEZ OROZCO</text:p>
          </table:table-cell>
          <table:table-cell office:value-type="string" calcext:value-type="string">
            <text:p>DANIEL ROSALES AURELIO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 IVONE MORALES MIRANDA</text:p>
          </table:table-cell>
          <table:table-cell office:value-type="string" calcext:value-type="string">
            <text:p>KAREN IVETTE AUDIFFRED FERNANDEZ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DANIEL NAVA ROMERO</text:p>
          </table:table-cell>
          <table:table-cell office:value-type="string" calcext:value-type="string">
            <text:p>SUSANA ARANDA HERNANDEZ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LIO ROMULO ENRIQUE GUERRERO LOPEZ</text:p>
          </table:table-cell>
          <table:table-cell office:value-type="string" calcext:value-type="string">
            <text:p>RENE DE LA CRUZ URZU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MARTINEZ AGUSTIN</text:p>
          </table:table-cell>
          <table:table-cell office:value-type="string" calcext:value-type="string">
            <text:p>ALMA DELIA PEREZ PEREZ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REYES CISNEROS</text:p>
          </table:table-cell>
          <table:table-cell office:value-type="string" calcext:value-type="string">
            <text:p>YAZMIN MARTINEZ PRAD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REYES CISNEROS</text:p>
          </table:table-cell>
          <table:table-cell office:value-type="string" calcext:value-type="string">
            <text:p>YAZMIN MARTINEZ PRADO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REYES CISNEROS</text:p>
          </table:table-cell>
          <table:table-cell office:value-type="string" calcext:value-type="string">
            <text:p>YAZMIN MARTINEZ PRADO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VERONICA MENDOZA CRUZ</text:p>
          </table:table-cell>
          <table:table-cell office:value-type="string" calcext:value-type="string">
            <text:p>MARIA ESTHER SOTERO VICTORI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LINDA GUTIERREZ ROMAN</text:p>
          </table:table-cell>
          <table:table-cell office:value-type="string" calcext:value-type="string">
            <text:p>SILVIA RUIZ MORALE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LIA SHAYLENE ROJANO GARCIA</text:p>
          </table:table-cell>
          <table:table-cell office:value-type="string" calcext:value-type="string">
            <text:p>CARMEN ERENDIRA LUCAS FRANCO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GABRIEL VARELA LOPEZ</text:p>
          </table:table-cell>
          <table:table-cell office:value-type="string" calcext:value-type="string">
            <text:p>JOSE EDUARDO BERNARDINO OSORI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 ESTRADA HERNANDEZ</text:p>
          </table:table-cell>
          <table:table-cell office:value-type="string" calcext:value-type="string">
            <text:p>FERNANDO BARAJAS HURTAD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TILA REYES BARRIENTOS</text:p>
          </table:table-cell>
          <table:table-cell office:value-type="string" calcext:value-type="string">
            <text:p>VERONICA MARCELA GRANADOS BASURT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MONCERRAT HERNANDEZ SOTELO</text:p>
          </table:table-cell>
          <table:table-cell office:value-type="string" calcext:value-type="string">
            <text:p>LILIA GOMEZ LOPEZ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RICARDO QUADRI DE LA TORRE</text:p>
          </table:table-cell>
          <table:table-cell office:value-type="string" calcext:value-type="string">
            <text:p>JAIME SABA TUACHI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RICARDO QUADRI DE LA TORRE</text:p>
          </table:table-cell>
          <table:table-cell office:value-type="string" calcext:value-type="string">
            <text:p>JAIME SABA TUACHI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RICARDO QUADRI DE LA TORRE</text:p>
          </table:table-cell>
          <table:table-cell office:value-type="string" calcext:value-type="string">
            <text:p>JAIME SABA TUACHI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GOMEZ ALVAREZ</text:p>
          </table:table-cell>
          <table:table-cell office:value-type="string" calcext:value-type="string">
            <text:p>SANDINO LUNA ALMEIDA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GOMEZ ALVAREZ</text:p>
          </table:table-cell>
          <table:table-cell office:value-type="string" calcext:value-type="string">
            <text:p>SANDINO LUNA ALMEIDA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ASTRO GUERRERO</text:p>
          </table:table-cell>
          <table:table-cell office:value-type="string" calcext:value-type="string">
            <text:p>SOFIA AGUILAR FLASCHKA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GOMEZ ALVAREZ</text:p>
          </table:table-cell>
          <table:table-cell office:value-type="string" calcext:value-type="string">
            <text:p>SANDINO LUNA ALMEID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SELLE HERNANDEZ GARCIA</text:p>
          </table:table-cell>
          <table:table-cell office:value-type="string" calcext:value-type="string">
            <text:p>MONICA ALPIZAR GONZALEZ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OROZCO HERNANDEZ</text:p>
          </table:table-cell>
          <table:table-cell office:value-type="string" calcext:value-type="string">
            <text:p>FRANCISCO JAVIER MARTINEZ MIRAND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LIA CONSUELO BUAUN SANCHEZ</text:p>
          </table:table-cell>
          <table:table-cell office:value-type="string" calcext:value-type="string">
            <text:p>MARIA EUGENIA DE LA PAZ GUZMAN DE ALBA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SAUL TELLEZ HERNANDEZ</text:p>
          </table:table-cell>
          <table:table-cell office:value-type="string" calcext:value-type="string">
            <text:p>ROBERTO GUTIERREZ DE LA CRUZ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SAUL TELLEZ HERNANDEZ</text:p>
          </table:table-cell>
          <table:table-cell office:value-type="string" calcext:value-type="string">
            <text:p>ROBERTO GUTIERREZ DE LA CRUZ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SAUL TELLEZ HERNANDEZ</text:p>
          </table:table-cell>
          <table:table-cell office:value-type="string" calcext:value-type="string">
            <text:p>ROBERTO GUTIERREZ DE LA CRUZ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ANGELICA DIAZ DEL CAMPO</text:p>
          </table:table-cell>
          <table:table-cell office:value-type="string" calcext:value-type="string">
            <text:p>SILVIA LUZ GONZALEZ LOPEZ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SUSANA ORDOÑEZ CONTRERAS</text:p>
          </table:table-cell>
          <table:table-cell office:value-type="string" calcext:value-type="string">
            <text:p>MARIA CRISTINA NATERAS TREJ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O MANUEL ATHIE GALLO</text:p>
          </table:table-cell>
          <table:table-cell office:value-type="string" calcext:value-type="string">
            <text:p>NINFA MARIBEL DAVILA PEREZ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RAMOS SOTELO</text:p>
          </table:table-cell>
          <table:table-cell office:value-type="string" calcext:value-type="string">
            <text:p>ERIKA LIZETH ROSALES MEDIN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BIMAHEL BARRON PELCASTRE</text:p>
          </table:table-cell>
          <table:table-cell office:value-type="string" calcext:value-type="string">
            <text:p>JOSE OSCAR SERRANO SILV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ADRIAN LOPEZ ZAMORA</text:p>
          </table:table-cell>
          <table:table-cell office:value-type="string" calcext:value-type="string">
            <text:p>BUENAVENTURA SALCEDO SORIANO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DIRIDIA DOMINGUEZ SANTILLAN</text:p>
          </table:table-cell>
          <table:table-cell office:value-type="string" calcext:value-type="string">
            <text:p>MARIANA CORTES VILLANUEVA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CASTRELLON GARZA</text:p>
          </table:table-cell>
          <table:table-cell office:value-type="string" calcext:value-type="string">
            <text:p>ROSA ISELA DE LA ROCHA NEVAREZ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CASTRELLON GARZA</text:p>
          </table:table-cell>
          <table:table-cell office:value-type="string" calcext:value-type="string">
            <text:p>ROSA ISELA DE LA ROCHA NEVAREZ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CASTRELLON GARZA</text:p>
          </table:table-cell>
          <table:table-cell office:value-type="string" calcext:value-type="string">
            <text:p>ROSA ISELA DE LA ROCHA NEVAREZ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OLIVIA GARCIA VIDAÑA</text:p>
          </table:table-cell>
          <table:table-cell office:value-type="string" calcext:value-type="string">
            <text:p>GRISELDA MORALES SAMANIEGO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OLIVIA GARCIA VIDAÑA</text:p>
          </table:table-cell>
          <table:table-cell office:value-type="string" calcext:value-type="string">
            <text:p>GRISELDA MORALES SAMANIEGO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ALBERTO REZA CASTAÑEDA</text:p>
          </table:table-cell>
          <table:table-cell office:value-type="string" calcext:value-type="string">
            <text:p>HORTENCIA CASTRO SILV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OLIVIA GARCIA VIDAÑA</text:p>
          </table:table-cell>
          <table:table-cell office:value-type="string" calcext:value-type="string">
            <text:p>GRISELDA MORALES SAMANIEGO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MARIA GAMERO DE LA HOYA</text:p>
          </table:table-cell>
          <table:table-cell office:value-type="string" calcext:value-type="string">
            <text:p>ROSALINDA RODRIGUEZ LEYV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A LIZETTE FLORES AVILA</text:p>
          </table:table-cell>
          <table:table-cell office:value-type="string" calcext:value-type="string">
            <text:p>LUCILA PARRA POSAD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ADIMIR JUVENTINO MARTINEZ TORRES</text:p>
          </table:table-cell>
          <table:table-cell office:value-type="string" calcext:value-type="string">
            <text:p>NANCY YAZMIN NEVAREZ PIEDRA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CIO REBOLLO MENDOZA</text:p>
          </table:table-cell>
          <table:table-cell office:value-type="string" calcext:value-type="string">
            <text:p>MARIA DEL SOCORRO GARCIA ARMENDARIZ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CIO REBOLLO MENDOZA</text:p>
          </table:table-cell>
          <table:table-cell office:value-type="string" calcext:value-type="string">
            <text:p>MARIA DEL SOCORRO GARCIA ARMENDARIZ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CIO REBOLLO MENDOZA</text:p>
          </table:table-cell>
          <table:table-cell office:value-type="string" calcext:value-type="string">
            <text:p>MARIA DEL SOCORRO GARCIA ARMENDARIZ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 ENRIQUE CASTAÑEDA GONZALEZ</text:p>
          </table:table-cell>
          <table:table-cell office:value-type="string" calcext:value-type="string">
            <text:p>RENE GALINDO BUSTAMANT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 ENRIQUE CASTAÑEDA GONZALEZ</text:p>
          </table:table-cell>
          <table:table-cell office:value-type="string" calcext:value-type="string">
            <text:p>RENE GALINDO BUSTAMANT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NA ISABEL ESTRELLA RIVERA</text:p>
          </table:table-cell>
          <table:table-cell office:value-type="string" calcext:value-type="string">
            <text:p>PERLA VANESSA VARGAS LOZAN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 ENRIQUE CASTAÑEDA GONZALEZ</text:p>
          </table:table-cell>
          <table:table-cell office:value-type="string" calcext:value-type="string">
            <text:p>RENE GALINDO BUSTAMANT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 FERNANDO ARZOLA SARABIA</text:p>
          </table:table-cell>
          <table:table-cell office:value-type="string" calcext:value-type="string">
            <text:p>JESUS FERNANDO MARTINEZ GALINDO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IAN JAQUELINE GALVAN MARTINEZ</text:p>
          </table:table-cell>
          <table:table-cell office:value-type="string" calcext:value-type="string">
            <text:p>KAREN PAMELA ADAME FLORE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GAMBOA GARCIA</text:p>
          </table:table-cell>
          <table:table-cell office:value-type="string" calcext:value-type="string">
            <text:p>FLOR ENEVY MORENO VALDE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URDES MARTINEZ ESPINOSA</text:p>
          </table:table-cell>
          <table:table-cell office:value-type="string" calcext:value-type="string">
            <text:p>MARIA DEL REFUGIO ADAME GUERECA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URDES MARTINEZ ESPINOSA</text:p>
          </table:table-cell>
          <table:table-cell office:value-type="string" calcext:value-type="string">
            <text:p>MARIA DEL REFUGIO ADAME GUEREC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URDES MARTINEZ ESPINOSA</text:p>
          </table:table-cell>
          <table:table-cell office:value-type="string" calcext:value-type="string">
            <text:p>MARIA DEL REFUGIO ADAME GUERECA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AGUILERA CHAIREZ</text:p>
          </table:table-cell>
          <table:table-cell office:value-type="string" calcext:value-type="string">
            <text:p>MARTHA ALICIA ARREOLA MARTINEZ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AGUILERA CHAIREZ</text:p>
          </table:table-cell>
          <table:table-cell office:value-type="string" calcext:value-type="string">
            <text:p>MARTHA ALICIA ARREOLA MARTINEZ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CARMONA JAUREGUI</text:p>
          </table:table-cell>
          <table:table-cell office:value-type="string" calcext:value-type="string">
            <text:p>MARGARITA ROCIO AYALA RIVERA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BEL AGUILERA CHAIREZ</text:p>
          </table:table-cell>
          <table:table-cell office:value-type="string" calcext:value-type="string">
            <text:p>MARTHA ALICIA ARREOLA MARTINE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A MAYRA ZEPEDA GARCIA</text:p>
          </table:table-cell>
          <table:table-cell office:value-type="string" calcext:value-type="string">
            <text:p>ZURISADAY HERNANDEZ ALCANTAR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ULISES ADAME DE LEON</text:p>
          </table:table-cell>
          <table:table-cell office:value-type="string" calcext:value-type="string">
            <text:p>GERARDO ALBERTO MORALES ALVAREZ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A DIAZ OLIVAS</text:p>
          </table:table-cell>
          <table:table-cell office:value-type="string" calcext:value-type="string">
            <text:p>ELIA ESTRADA MACIA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A GERARDINA CAMPUZANO GONZALEZ</text:p>
          </table:table-cell>
          <table:table-cell office:value-type="string" calcext:value-type="string">
            <text:p>MARIA ELENA GONZALEZ RIVERA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A GERARDINA CAMPUZANO GONZALEZ</text:p>
          </table:table-cell>
          <table:table-cell office:value-type="string" calcext:value-type="string">
            <text:p>MARIA ELENA GONZALEZ RIVER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A GERARDINA CAMPUZANO GONZALEZ</text:p>
          </table:table-cell>
          <table:table-cell office:value-type="string" calcext:value-type="string">
            <text:p>MARIA ELENA GONZALEZ RIVER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OBERTO QUIÑONEZ SAMANIEGO</text:p>
          </table:table-cell>
          <table:table-cell office:value-type="string" calcext:value-type="string">
            <text:p>JOSE EMILIO MARTELL NEVAREZ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OBERTO QUIÑONEZ SAMANIEGO</text:p>
          </table:table-cell>
          <table:table-cell office:value-type="string" calcext:value-type="string">
            <text:p>JOSE EMILIO MARTELL NEVAREZ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VIVANCO LIRA</text:p>
          </table:table-cell>
          <table:table-cell office:value-type="string" calcext:value-type="string">
            <text:p>MARIANA ISABEL VERDUGA PALENCI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OBERTO QUIÑONEZ SAMANIEGO</text:p>
          </table:table-cell>
          <table:table-cell office:value-type="string" calcext:value-type="string">
            <text:p>JOSE EMILIO MARTELL NEVAREZ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DE LA TORRE CARLOS</text:p>
          </table:table-cell>
          <table:table-cell office:value-type="string" calcext:value-type="string">
            <text:p>TEOFILO CHAIREZ RAMIREZ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RAUL ROSALES BADILLO</text:p>
          </table:table-cell>
          <table:table-cell office:value-type="string" calcext:value-type="string">
            <text:p>ANTONIO QUIROZ ORON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IA GARCIA VALENZUELA</text:p>
          </table:table-cell>
          <table:table-cell office:value-type="string" calcext:value-type="string">
            <text:p>MARIA ROSALINA SALAZAR ELIZALD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ENICE MONTES ESTRADA</text:p>
          </table:table-cell>
          <table:table-cell office:value-type="string" calcext:value-type="string">
            <text:p>LETICIA GARCIA MARMOLEJO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ERRAT BANDA ARTEAGA</text:p>
          </table:table-cell>
          <table:table-cell office:value-type="string" calcext:value-type="string">
            <text:p>MA DE LOS ANGELES FERRO CAMPO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VALLE PEREZ</text:p>
          </table:table-cell>
          <table:table-cell office:value-type="string" calcext:value-type="string">
            <text:p>ORELIA FLORES VAZQUEZ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BRAULIO FLORES CAMARILLO</text:p>
          </table:table-cell>
          <table:table-cell office:value-type="string" calcext:value-type="string">
            <text:p>JUAN JOSE TORRES LEDESMA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ALVAREZ DUCOING</text:p>
          </table:table-cell>
          <table:table-cell office:value-type="string" calcext:value-type="string">
            <text:p>ARMANDO VALENCIA VARGA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TADEO RODRIGUEZ FLORES</text:p>
          </table:table-cell>
          <table:table-cell office:value-type="string" calcext:value-type="string">
            <text:p>OSWALDO TADEO QUINTANA ROJA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DEL CARMEN VILLEGAS HERNANDEZ</text:p>
          </table:table-cell>
          <table:table-cell office:value-type="string" calcext:value-type="string">
            <text:p>YARET SARAI RANGEL GARCIA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ERTA AGUILAR</text:p>
          </table:table-cell>
          <table:table-cell office:value-type="string" calcext:value-type="string">
            <text:p>JAZMIN ARIDAI AMADOR CHAVERO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GUADALUPE GONZALEZ GARCIA</text:p>
          </table:table-cell>
          <table:table-cell office:value-type="string" calcext:value-type="string">
            <text:p>ALBA ROCIO GALVAN DE AND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GA ELVA BECERRA DUCOING</text:p>
          </table:table-cell>
          <table:table-cell office:value-type="string" calcext:value-type="string">
            <text:p>MA DEL ROSARIO BECERRA RODRIGUEZ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VILLARREAL GARCIA</text:p>
          </table:table-cell>
          <table:table-cell office:value-type="string" calcext:value-type="string">
            <text:p>RAMON ZAVALA ORTIZ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MEZA ESCUTIA</text:p>
          </table:table-cell>
          <table:table-cell office:value-type="string" calcext:value-type="string">
            <text:p>FLORENCIA VARGAS BENITEZ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ERIA LIZBETH PADRON JUAREZ</text:p>
          </table:table-cell>
          <table:table-cell office:value-type="string" calcext:value-type="string">
            <text:p>LIZZETTE JANET HERNANDEZ VILLEGA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NA LUNA RODRIGUEZ</text:p>
          </table:table-cell>
          <table:table-cell office:value-type="string" calcext:value-type="string">
            <text:p>ROSA MARIA RANGEL MANCERA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GARCIA CHAVEZ</text:p>
          </table:table-cell>
          <table:table-cell office:value-type="string" calcext:value-type="string">
            <text:p>AMBROCIO DUQUE PINEDA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SHA PAMELA GRANJA MONJARAZ</text:p>
          </table:table-cell>
          <table:table-cell office:value-type="string" calcext:value-type="string">
            <text:p>VALERIA RAMIREZ COSSIO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ARO MARTIN ZUÑIGA SOTO</text:p>
          </table:table-cell>
          <table:table-cell office:value-type="string" calcext:value-type="string">
            <text:p>JONATHAN STEFANONNI ROSALE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GONZALO CARRANZA ARREGUIN</text:p>
          </table:table-cell>
          <table:table-cell office:value-type="string" calcext:value-type="string">
            <text:p>LEONARDO ISRAEL GOMEZ OLALD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EN SILVA LOPEZ</text:p>
          </table:table-cell>
          <table:table-cell office:value-type="string" calcext:value-type="string">
            <text:p>CARLOS BRAVO LEON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LLY LOPEZ GARCIA</text:p>
          </table:table-cell>
          <table:table-cell office:value-type="string" calcext:value-type="string">
            <text:p>CITLALLI ABIGAIL GUTIERREZ CARDONA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 TORRES GRACIANO</text:p>
          </table:table-cell>
          <table:table-cell office:value-type="string" calcext:value-type="string">
            <text:p>ERANDI ALEJANDRO ACEVES SANCHEZ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ELIZETH GALVAN HERNANDEZ</text:p>
          </table:table-cell>
          <table:table-cell office:value-type="string" calcext:value-type="string">
            <text:p>KARINA SARAI DE LA CRUZ DIAZ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ORTA SERRANO</text:p>
          </table:table-cell>
          <table:table-cell office:value-type="string" calcext:value-type="string">
            <text:p>MARTHA LETICIA GONZALEZ JUAREZ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ARTURO CALVILLO APOLINAR</text:p>
          </table:table-cell>
          <table:table-cell office:value-type="string" calcext:value-type="string">
            <text:p>ALICIA CASTILLO RODRIGUEZ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VIRGINIA GOMEZ MARTINEZ</text:p>
          </table:table-cell>
          <table:table-cell office:value-type="string" calcext:value-type="string">
            <text:p>JESSICA YOLANDA TIRADO ROCHA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ISABEL LLAMAS ANDRADE</text:p>
          </table:table-cell>
          <table:table-cell office:value-type="string" calcext:value-type="string">
            <text:p>EUGENIA CRYSTAL PILOTZI MEDINA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OMAR CHICO MERCADO</text:p>
          </table:table-cell>
          <table:table-cell office:value-type="string" calcext:value-type="string">
            <text:p>ERICK DANIEL RODAS MORENO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O MARTINEZ GOMEZ</text:p>
          </table:table-cell>
          <table:table-cell office:value-type="string" calcext:value-type="string">
            <text:p>AGUSTIN HURTADO LIR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FERNANDA VAZQUEZ GOMEZ</text:p>
          </table:table-cell>
          <table:table-cell office:value-type="string" calcext:value-type="string">
            <text:p>ARANZA GERALDINE AGUIRRE HERNANDEZ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TERESA GONZALEZ DEL CASTILLO OROZCO</text:p>
          </table:table-cell>
          <table:table-cell office:value-type="string" calcext:value-type="string">
            <text:p>MARTHA LETICIA GOMEZ BAEZ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CARLOS ROMERO HICKS</text:p>
          </table:table-cell>
          <table:table-cell office:value-type="string" calcext:value-type="string">
            <text:p>DANIEL ANTONIO ORDAZ MARTINEZ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STEFANIA GARCIA DOBARGANES RAMIREZ</text:p>
          </table:table-cell>
          <table:table-cell office:value-type="string" calcext:value-type="string">
            <text:p>JUANA ELVA RAMIREZ GONZALEZ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OR OLAF SURA WYSOCKI</text:p>
          </table:table-cell>
          <table:table-cell office:value-type="string" calcext:value-type="string">
            <text:p>PERLA LETICIA OLMOS ROSALE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ICEL RODRIGUEZ ROBLEDO</text:p>
          </table:table-cell>
          <table:table-cell office:value-type="string" calcext:value-type="string">
            <text:p>BLANCA EDNA CABRERA BARRO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CA MARTINEZ SALINAS</text:p>
          </table:table-cell>
          <table:table-cell office:value-type="string" calcext:value-type="string">
            <text:p>MA DE JESUS OROCIO QUINTER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OMAR PALAFOX LOPEZ</text:p>
          </table:table-cell>
          <table:table-cell office:value-type="string" calcext:value-type="string">
            <text:p>JUAN DIEGO MONTES BARRON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ESPERANZA LUGO MARTINEZ</text:p>
          </table:table-cell>
          <table:table-cell office:value-type="string" calcext:value-type="string">
            <text:p>ALMA ROXANA MORENO ARAIZ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ENDEZ ORTEGA</text:p>
          </table:table-cell>
          <table:table-cell office:value-type="string" calcext:value-type="string">
            <text:p>JOSE LUIS ARELLANO GONZALEZ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BEL URIBE BUENDIA</text:p>
          </table:table-cell>
          <table:table-cell office:value-type="string" calcext:value-type="string">
            <text:p>LIDIA ITZAYANA FLORES CANO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MARGARITA CARBAJAL DUARTE</text:p>
          </table:table-cell>
          <table:table-cell office:value-type="string" calcext:value-type="string">
            <text:p>MA CONCEPCION LOPEZ HERRER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TOR JAIME RAMIREZ BARBA</text:p>
          </table:table-cell>
          <table:table-cell office:value-type="string" calcext:value-type="string">
            <text:p>ANTONIO EDUARDO ROCHA BRAVO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GUTIERREZ CHICO</text:p>
          </table:table-cell>
          <table:table-cell office:value-type="string" calcext:value-type="string">
            <text:p>AURELIA GUTIERREZ RIO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GUSTIN CORTES GONZALEZ</text:p>
          </table:table-cell>
          <table:table-cell office:value-type="string" calcext:value-type="string">
            <text:p>RICARDO HERNANDEZ MORA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CECILIA GRACIELA SIMON BUSTAMANTE</text:p>
          </table:table-cell>
          <table:table-cell office:value-type="string" calcext:value-type="string">
            <text:p>BEATRIZ ARELLANO ALVAREZ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TL PATRICIA ORTEGA ANGULO</text:p>
          </table:table-cell>
          <table:table-cell office:value-type="string" calcext:value-type="string">
            <text:p>ALMA JAZMIN GARCIA GARCIA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ANGEL JAIME CORDOVA</text:p>
          </table:table-cell>
          <table:table-cell office:value-type="string" calcext:value-type="string">
            <text:p>ERNESTO GOMEZ OBREGON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A ANGELICA SANROMAN VAZQUEZ</text:p>
          </table:table-cell>
          <table:table-cell office:value-type="string" calcext:value-type="string">
            <text:p>MARIBEL CORDOVA GUERRERO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DAVID FRAUSTO CHAVEZ</text:p>
          </table:table-cell>
          <table:table-cell office:value-type="string" calcext:value-type="string">
            <text:p>LUIS ALBERTO ESPINOZA HERNANDEZ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MANUEL MUÑOZ COPADO</text:p>
          </table:table-cell>
          <table:table-cell office:value-type="string" calcext:value-type="string">
            <text:p>ROGELIO LANDIN VER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SAAVEDRA RODRIGUEZ</text:p>
          </table:table-cell>
          <table:table-cell office:value-type="string" calcext:value-type="string">
            <text:p>PATRICIA GONZALEZ SEGOVIA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IA ESQUIVEL ARRONA</text:p>
          </table:table-cell>
          <table:table-cell office:value-type="string" calcext:value-type="string">
            <text:p>ALMA CRISTINA RODRIGUEZ VALLEJO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E JESUS VAZQUEZ TRUJILLO</text:p>
          </table:table-cell>
          <table:table-cell office:value-type="string" calcext:value-type="string">
            <text:p>DIANA MAGDALENA CAMARILLO GUZMA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NICASIO MEZA</text:p>
          </table:table-cell>
          <table:table-cell office:value-type="string" calcext:value-type="string">
            <text:p>MAGDALENA SANCHEZ REY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DE LA PUENTE ESCUDERO</text:p>
          </table:table-cell>
          <table:table-cell office:value-type="string" calcext:value-type="string">
            <text:p>FATIMA BERNAL TORRE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LIO MAGAÑA GARCIA</text:p>
          </table:table-cell>
          <table:table-cell office:value-type="string" calcext:value-type="string">
            <text:p>EDGAR OCTAVIO CASILLAS GUTIERREZ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LETICIA CAAMAÑO MUÑOZ</text:p>
          </table:table-cell>
          <table:table-cell office:value-type="string" calcext:value-type="string">
            <text:p>MADAI BERENICE DE LA ENCARNACION VAZQUEZ OÑAT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TTE GARCIA SANDOVAL</text:p>
          </table:table-cell>
          <table:table-cell office:value-type="string" calcext:value-type="string">
            <text:p>BERENICE HERNANDEZ SANTO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IDAD GUTIERREZ CONTRERAS</text:p>
          </table:table-cell>
          <table:table-cell office:value-type="string" calcext:value-type="string">
            <text:p>JUDITH IVONNE GARCIA SERRANO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ITA LAGUNA FARFAN</text:p>
          </table:table-cell>
          <table:table-cell office:value-type="string" calcext:value-type="string">
            <text:p>ANGELICA ANAYA HERNANDEZ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ELIZABETH CARRILLO BALDERAS</text:p>
          </table:table-cell>
          <table:table-cell office:value-type="string" calcext:value-type="string">
            <text:p>GISELA ELIANA VALDIVIA PEREZ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N MICHEL GONZALEZ MARQUEZ</text:p>
          </table:table-cell>
          <table:table-cell office:value-type="string" calcext:value-type="string">
            <text:p>GABRIELA GARCIA GONZALEZ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GUADALUPE GUERRERO MORENO</text:p>
          </table:table-cell>
          <table:table-cell office:value-type="string" calcext:value-type="string">
            <text:p>MARIA ELENA GARCIA MADRIGAL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HERNANDEZ AYALA</text:p>
          </table:table-cell>
          <table:table-cell office:value-type="string" calcext:value-type="string">
            <text:p>GLORIA REYES VERDIN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ICIO ANTONIO ALEMAN VALADEZ</text:p>
          </table:table-cell>
          <table:table-cell office:value-type="string" calcext:value-type="string">
            <text:p>OMAR EDGARDO RUIZ ALCOCER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RIA RODRIGUEZ RUVALCABA</text:p>
          </table:table-cell>
          <table:table-cell office:value-type="string" calcext:value-type="string">
            <text:p>YANETH SOLEDAD HERNANDEZ CORT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KIRA MADRIGAL GOMEZ CRUZ</text:p>
          </table:table-cell>
          <table:table-cell office:value-type="string" calcext:value-type="string">
            <text:p>MARIA ARACELI GOMEZ CRUZ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RAIDA CARDONA JIMENEZ</text:p>
          </table:table-cell>
          <table:table-cell office:value-type="string" calcext:value-type="string">
            <text:p>LORENA GAMEZ ARROYO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LIZBETH GUERRERO RODRIGUEZ</text:p>
          </table:table-cell>
          <table:table-cell office:value-type="string" calcext:value-type="string">
            <text:p>MERCY MURILLO DOMINGUEZ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JAZMIN SANCHEZ TRUJILLO</text:p>
          </table:table-cell>
          <table:table-cell office:value-type="string" calcext:value-type="string">
            <text:p>LILIA GUADALUPE SANCHEZ TRUJILLO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DIA HURTADO LOZANO</text:p>
          </table:table-cell>
          <table:table-cell office:value-type="string" calcext:value-type="string">
            <text:p>LORENA LARA FERNANDEZ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O EUGENIO ARRIAGA ROJAS</text:p>
          </table:table-cell>
          <table:table-cell office:value-type="string" calcext:value-type="string">
            <text:p>HERMINIO TORRES AJURI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O EUGENIO ARRIAGA ROJAS</text:p>
          </table:table-cell>
          <table:table-cell office:value-type="string" calcext:value-type="string">
            <text:p>HERMINIO TORRES AJURIA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O EUGENIO ARRIAGA ROJAS</text:p>
          </table:table-cell>
          <table:table-cell office:value-type="string" calcext:value-type="string">
            <text:p>HERMINIO TORRES AJURI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AEL MARMOLEJO ARELLANO</text:p>
          </table:table-cell>
          <table:table-cell office:value-type="string" calcext:value-type="string">
            <text:p>JUAN CARLOS HERNANDEZ TOVAR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MARTIN FLORES SANCHEZ</text:p>
          </table:table-cell>
          <table:table-cell office:value-type="string" calcext:value-type="string">
            <text:p>AARON ADRIAN NAVARRO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DA CASTILLO VARELA</text:p>
          </table:table-cell>
          <table:table-cell office:value-type="string" calcext:value-type="string">
            <text:p>MA MARTINA MONTENEGRO FLORE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O REYNA BRAVO</text:p>
          </table:table-cell>
          <table:table-cell office:value-type="string" calcext:value-type="string">
            <text:p>ALBERTO DE LA TORRE GLEASO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MONICA DEL CARMEN TORRES SANCHEZ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L ARAN ARELLANO</text:p>
          </table:table-cell>
          <table:table-cell office:value-type="string" calcext:value-type="string">
            <text:p>OSCAR CASTRO RO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SORAIDA DE LOS REYES FERNANDEZ</text:p>
          </table:table-cell>
          <table:table-cell office:value-type="string" calcext:value-type="string">
            <text:p>MARIA GUADALUPE MENDEZ PEREZ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LBERTO ROMERO VAZQUEZ</text:p>
          </table:table-cell>
          <table:table-cell office:value-type="string" calcext:value-type="string">
            <text:p>JOSE SALVADOR TOVAR VARGAS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CONCEPCION PARRA ROCHA</text:p>
          </table:table-cell>
          <table:table-cell office:value-type="string" calcext:value-type="string">
            <text:p>ANA MA GUTIERREZ PEREZ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ISES CASTRO AYALA</text:p>
          </table:table-cell>
          <table:table-cell office:value-type="string" calcext:value-type="string">
            <text:p>FERNANDO CAMARILLO CERVANTES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 JESUS BOLAÑOS AUDIFRED</text:p>
          </table:table-cell>
          <table:table-cell office:value-type="string" calcext:value-type="string">
            <text:p>ISRAEL HERNANDEZ ARRIAGA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LORETO CHAGOYA ORTEGA</text:p>
          </table:table-cell>
          <table:table-cell office:value-type="string" calcext:value-type="string">
            <text:p>ESMERALDA CAROLINA SALINAS CHAGOY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IVAN PONCE MONTAÑO</text:p>
          </table:table-cell>
          <table:table-cell office:value-type="string" calcext:value-type="string">
            <text:p>CARLOS RAFAEL GARCIA GALLARD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DEL ROSARIO PACO ARGUELLO</text:p>
          </table:table-cell>
          <table:table-cell office:value-type="string" calcext:value-type="string">
            <text:p>FABIOLA MONTSERRAT RANGEL MARTINEZ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LUCIA OLMOS BARRERA</text:p>
          </table:table-cell>
          <table:table-cell office:value-type="string" calcext:value-type="string">
            <text:p>MIRIAM MONSERRAT AGUIRRE LAZARO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HERNANDEZ BUSTAMANTE</text:p>
          </table:table-cell>
          <table:table-cell office:value-type="string" calcext:value-type="string">
            <text:p>PEDRO EDGAR FLORES MARTINEZ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GUTIERREZ MARMOLEJO</text:p>
          </table:table-cell>
          <table:table-cell office:value-type="string" calcext:value-type="string">
            <text:p>VERONICA BELMAN MURILLO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ALEJANDRINA LANUZA HERNANDEZ</text:p>
          </table:table-cell>
          <table:table-cell office:value-type="string" calcext:value-type="string">
            <text:p>ANA LAURA VILLAGOMEZ GUDIÑO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 HERLINDO VELAZQUEZ FERNANDEZ</text:p>
          </table:table-cell>
          <table:table-cell office:value-type="string" calcext:value-type="string">
            <text:p>EDGAR JOSE ZAVALA OROZCO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UISA RODRIGUEZ ARRIAGA</text:p>
          </table:table-cell>
          <table:table-cell office:value-type="string" calcext:value-type="string">
            <text:p>MARIA FERNANDA GARCIA GUERRER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VILLAFUERTE ZAVALA</text:p>
          </table:table-cell>
          <table:table-cell office:value-type="string" calcext:value-type="string">
            <text:p>ELVIA GABRIELA VILLARREAL FUENTE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KJAIL ALEJANDRO JUAREZ LEON</text:p>
          </table:table-cell>
          <table:table-cell office:value-type="string" calcext:value-type="string">
            <text:p>OLIVER ANDRE LEON SUBIA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GARCIA FLORES</text:p>
          </table:table-cell>
          <table:table-cell office:value-type="string" calcext:value-type="string">
            <text:p>MARIA JOSE ORTIZ JUAREZ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DAVID ORTEGA FONSECA</text:p>
          </table:table-cell>
          <table:table-cell office:value-type="string" calcext:value-type="string">
            <text:p>JORGE LUIS GUZMAN DOMINGUEZ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CAMARGO ZAMUDIO</text:p>
          </table:table-cell>
          <table:table-cell office:value-type="string" calcext:value-type="string">
            <text:p>LUIS ALFONSO LOPEZ TORRE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HUR SAMANO LOPEZ</text:p>
          </table:table-cell>
          <table:table-cell office:value-type="string" calcext:value-type="string">
            <text:p>ANDY CORNEJO HERNANDEZ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AYO MORENO CASTRO</text:p>
          </table:table-cell>
          <table:table-cell office:value-type="string" calcext:value-type="string">
            <text:p>MA DEL CARMEN ORTEGA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RTURO ESPADAS GALVAN</text:p>
          </table:table-cell>
          <table:table-cell office:value-type="string" calcext:value-type="string">
            <text:p>ALFREDO ZETTER GONZALEZ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MAURICIO VALLEJO RABAGO</text:p>
          </table:table-cell>
          <table:table-cell office:value-type="string" calcext:value-type="string">
            <text:p>LINO AGUIÑAGA DURAN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EDUARDO SIERRA ARRIAGA</text:p>
          </table:table-cell>
          <table:table-cell office:value-type="string" calcext:value-type="string">
            <text:p>JOSE JUAN GARCIA LANDERO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DENISSE LOPEZ LANDEROS</text:p>
          </table:table-cell>
          <table:table-cell office:value-type="string" calcext:value-type="string">
            <text:p>JESSICA JULIETTE MARTINEZ GODINEZ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CARRERA ZAVALA</text:p>
          </table:table-cell>
          <table:table-cell office:value-type="string" calcext:value-type="string">
            <text:p>LUZ GABRIELA SOLIS MALDONAD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ARRACHE GARCIA GUTIERREZ</text:p>
          </table:table-cell>
          <table:table-cell office:value-type="string" calcext:value-type="string">
            <text:p>DIEGO PORTILLO VELA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GOMEZ ESCALANTE</text:p>
          </table:table-cell>
          <table:table-cell office:value-type="string" calcext:value-type="string">
            <text:p>JOSE LUIS MERCADO FLORE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GARCIA TREJO</text:p>
          </table:table-cell>
          <table:table-cell office:value-type="string" calcext:value-type="string">
            <text:p>JOSE ARMANDO JIMENEZ PACHEC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VICTOR MANUEL TRUJILLO LOPEZ</text:p>
          </table:table-cell>
          <table:table-cell office:value-type="string" calcext:value-type="string">
            <text:p>JUAN JESUS FONSECA ORTEGA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IANA LOPEZ RODRIGUEZ</text:p>
          </table:table-cell>
          <table:table-cell office:value-type="string" calcext:value-type="string">
            <text:p>ITZEL ROSITA VARGAS CABRERA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I NUÑEZ CERON</text:p>
          </table:table-cell>
          <table:table-cell office:value-type="string" calcext:value-type="string">
            <text:p>MARIA DE LOS MILAGROS RODRIGUEZ HERRERA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FANIA GARCIA NAVAR</text:p>
          </table:table-cell>
          <table:table-cell office:value-type="string" calcext:value-type="string">
            <text:p>ALEJANDRA MARIA RAMIREZ TOVAR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ARLOS CALLEJA LOPEZ</text:p>
          </table:table-cell>
          <table:table-cell office:value-type="string" calcext:value-type="string">
            <text:p>JESUS GILBERTO RUELAS FLORES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MONTIEL SANCHEZ</text:p>
          </table:table-cell>
          <table:table-cell office:value-type="string" calcext:value-type="string">
            <text:p>ALEJANDRO LEON MARI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URA CUENCA SIERRA</text:p>
          </table:table-cell>
          <table:table-cell office:value-type="string" calcext:value-type="string">
            <text:p>HEIDI LARA GUTIERREZ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HUGO PINEDA MARTINEZ</text:p>
          </table:table-cell>
          <table:table-cell office:value-type="string" calcext:value-type="string">
            <text:p>FABIOLA ELIZABETH RODRIGUEZ CASTAÑON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VARELA ROSALES</text:p>
          </table:table-cell>
          <table:table-cell office:value-type="string" calcext:value-type="string">
            <text:p>ALMA PAOLA DOMINGUEZ VIRGEN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SANCHEZ ROBLES</text:p>
          </table:table-cell>
          <table:table-cell office:value-type="string" calcext:value-type="string">
            <text:p>ANA ERICKA SANCHEZ LEO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ANDREA OYANGUREN GUERRERO</text:p>
          </table:table-cell>
          <table:table-cell office:value-type="string" calcext:value-type="string">
            <text:p>MAYTE JANETH RUIZ TIRADO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DE GUADALUPE PATIÑO LEON</text:p>
          </table:table-cell>
          <table:table-cell office:value-type="string" calcext:value-type="string">
            <text:p>MONICA GUTIERREZ RAMIREZ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AMBRIZ ARREDONDO</text:p>
          </table:table-cell>
          <table:table-cell office:value-type="string" calcext:value-type="string">
            <text:p>EMELIN ZARAGOZA MORALE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ZAVALA LEDESMA</text:p>
          </table:table-cell>
          <table:table-cell office:value-type="string" calcext:value-type="string">
            <text:p>JUAN JOSE RAYA CHAVEZ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 MANUEL GOMEZ PEREZ</text:p>
          </table:table-cell>
          <table:table-cell office:value-type="string" calcext:value-type="string">
            <text:p>ANANIAS BARUK PLATAS MATA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NUEL REYES CARMONA</text:p>
          </table:table-cell>
          <table:table-cell office:value-type="string" calcext:value-type="string">
            <text:p>ARNULFO GONZALEZ GRANADOS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NUEL REYES CARMONA</text:p>
          </table:table-cell>
          <table:table-cell office:value-type="string" calcext:value-type="string">
            <text:p>ARNULFO GONZALEZ GRANADO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NALLELI ZAVALA VARGAS</text:p>
          </table:table-cell>
          <table:table-cell office:value-type="string" calcext:value-type="string">
            <text:p>ISAURA VARGAS MUÑOZ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NUEL REYES CARMONA</text:p>
          </table:table-cell>
          <table:table-cell office:value-type="string" calcext:value-type="string">
            <text:p>ARNULFO GONZALEZ GRANADO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RTINEZ RODRIGUEZ</text:p>
          </table:table-cell>
          <table:table-cell office:value-type="string" calcext:value-type="string">
            <text:p>CARLOS EDGAR BACA PEREZ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ZAVALA OLVERA</text:p>
          </table:table-cell>
          <table:table-cell office:value-type="string" calcext:value-type="string">
            <text:p>RICARDO DANIEL SALAZAR BAUTISTA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VERONICA HURTADO RAMIREZ</text:p>
          </table:table-cell>
          <table:table-cell office:value-type="string" calcext:value-type="string">
            <text:p>ANA LILIA VALADEZ ALVARADO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HER MANDUJANO TINAJERO</text:p>
          </table:table-cell>
          <table:table-cell office:value-type="string" calcext:value-type="string">
            <text:p>SANDRA GALVAN CERVANTES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 CARMEN MONDRAGON RECENDIZ</text:p>
          </table:table-cell>
          <table:table-cell office:value-type="string" calcext:value-type="string">
            <text:p>JOSE LUIS TAMAYO MARTINEZ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PAOLA VILLANUEVA ZAMUDIO</text:p>
          </table:table-cell>
          <table:table-cell office:value-type="string" calcext:value-type="string">
            <text:p>GRISELDA NATALI DURAN ALBARRA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DEL CARMEN ZANATTA ZAGO</text:p>
          </table:table-cell>
          <table:table-cell office:value-type="string" calcext:value-type="string">
            <text:p>ALICIA GARCIA NAVARRET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 PEREZ CORONA</text:p>
          </table:table-cell>
          <table:table-cell office:value-type="string" calcext:value-type="string">
            <text:p>JOSE RUBEN LOPEZ JACOBO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A GARCIA RAMIREZ</text:p>
          </table:table-cell>
          <table:table-cell office:value-type="string" calcext:value-type="string">
            <text:p>MARIA NOEMI SEGOVIANO LOPEZ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ANTONIO MAGDALENO GORDILLO</text:p>
          </table:table-cell>
          <table:table-cell office:value-type="string" calcext:value-type="string">
            <text:p>HOMAR PATIÑO RUBIO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CEDES TORAL GALVAN</text:p>
          </table:table-cell>
          <table:table-cell office:value-type="string" calcext:value-type="string">
            <text:p>GLORIA VALENCIA GUERRERO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ETA ELIZABETH MANDUJANO GONZALEZ</text:p>
          </table:table-cell>
          <table:table-cell office:value-type="string" calcext:value-type="string">
            <text:p>GRACIELA ZUÑIGA JARAMILLO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A ERIKA RODRIGUEZ GUZMAN</text:p>
          </table:table-cell>
          <table:table-cell office:value-type="string" calcext:value-type="string">
            <text:p>MARIA DEL REFUGIO MORENO CASTRO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ZEL JOSEFINA BALDERAS HERNANDEZ</text:p>
          </table:table-cell>
          <table:table-cell office:value-type="string" calcext:value-type="string">
            <text:p>MARTHA ELENA ROMERO SIEKMAN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ARLOS MONTIBELLER ZAPIEN</text:p>
          </table:table-cell>
          <table:table-cell office:value-type="string" calcext:value-type="string">
            <text:p>CARLOS ABEL LIRA TRUJILL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DELGADO ARROYO</text:p>
          </table:table-cell>
          <table:table-cell office:value-type="string" calcext:value-type="string">
            <text:p>JUAN JOSE GAONA SALDIVAR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RA ELIZABETH NEGRETE VACA</text:p>
          </table:table-cell>
          <table:table-cell office:value-type="string" calcext:value-type="string">
            <text:p>ELIZABETH FABIOLA LOPEZ MARTINEZ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AHAM LOPEZ RAMIREZ</text:p>
          </table:table-cell>
          <table:table-cell office:value-type="string" calcext:value-type="string">
            <text:p>MARIO ARTURO ROA ARREORTUA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VILLASEÑOR ESLAVA</text:p>
          </table:table-cell>
          <table:table-cell office:value-type="string" calcext:value-type="string">
            <text:p>ROGELIO PEREZ ALVAREZ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CHICO HERRERA</text:p>
          </table:table-cell>
          <table:table-cell office:value-type="string" calcext:value-type="string">
            <text:p>CARLOS VEGA CASTAÑON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PEREZ HERNANDEZ</text:p>
          </table:table-cell>
          <table:table-cell office:value-type="string" calcext:value-type="string">
            <text:p>LUCIA DEL CARMEN HERNANDEZ PEREZ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ADELAIDA CAMARILLO JUAREZ</text:p>
          </table:table-cell>
          <table:table-cell office:value-type="string" calcext:value-type="string">
            <text:p>CINTHIA PAOLA MARTINEZ BAÑUELO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ROSA ROSALES MARQU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EL RODRIGUEZ MUÑOZ</text:p>
          </table:table-cell>
          <table:table-cell office:value-type="string" calcext:value-type="string">
            <text:p>FERNANDO SANDOVAL PALACIO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EL RODRIGUEZ MUÑOZ</text:p>
          </table:table-cell>
          <table:table-cell office:value-type="string" calcext:value-type="string">
            <text:p>FERNANDO SANDOVAL PALACIOS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EL RODRIGUEZ MUÑOZ</text:p>
          </table:table-cell>
          <table:table-cell office:value-type="string" calcext:value-type="string">
            <text:p>FERNANDO SANDOVAL PALACIO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ADOLFO MOJICA WENCES</text:p>
          </table:table-cell>
          <table:table-cell office:value-type="string" calcext:value-type="string">
            <text:p>DIEGO ARMANDO CENCIANA MARQUEZ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ADOLFO MOJICA WENCES</text:p>
          </table:table-cell>
          <table:table-cell office:value-type="string" calcext:value-type="string">
            <text:p>DIEGO ARMANDO CENCIANA MARQUEZ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BAL FLORES GONZALEZ</text:p>
          </table:table-cell>
          <table:table-cell office:value-type="string" calcext:value-type="string">
            <text:p>ALFONSO LUIS VANGELISTA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ADOLFO MOJICA WENCES</text:p>
          </table:table-cell>
          <table:table-cell office:value-type="string" calcext:value-type="string">
            <text:p>DIEGO ARMANDO CENCIANA MARQUEZ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LIDIA SANTAMARIA JIMENEZ</text:p>
          </table:table-cell>
          <table:table-cell office:value-type="string" calcext:value-type="string">
            <text:p>LORENA ROMERO GAONA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MARIA MONTES LAGUNAS</text:p>
          </table:table-cell>
          <table:table-cell office:value-type="string" calcext:value-type="string">
            <text:p>MARICRUZ ROMERO RAMIREZ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ARISMEL HINOJOSA CARDENAS</text:p>
          </table:table-cell>
          <table:table-cell office:value-type="string" calcext:value-type="string">
            <text:p>ORFANELIA GARCIA HERNANDEZ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GALARZA CASTRO</text:p>
          </table:table-cell>
          <table:table-cell office:value-type="string" calcext:value-type="string">
            <text:p>DULCE GUADALUPE VADILLO CRUZ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Y ALHELI ALVARADO GONZALEZ</text:p>
          </table:table-cell>
          <table:table-cell office:value-type="string" calcext:value-type="string">
            <text:p>ZITA LOPEZ ALVAREZ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ZARO MAZON ALONSO</text:p>
          </table:table-cell>
          <table:table-cell office:value-type="string" calcext:value-type="string">
            <text:p>ROBERTO SALAZAR RODRIGUEZ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DIA GOMEZ JUAREZ</text:p>
          </table:table-cell>
          <table:table-cell office:value-type="string" calcext:value-type="string">
            <text:p>FRANCISCA GARCIA CRUZ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Y VICTORIA DELGADO</text:p>
          </table:table-cell>
          <table:table-cell office:value-type="string" calcext:value-type="string">
            <text:p>ANGELICA DENISE CHAVEZ CASTRO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INA VARGAS BELTRAN</text:p>
          </table:table-cell>
          <table:table-cell office:value-type="string" calcext:value-type="string">
            <text:p>JOHANY ROXANA NAVA NAV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CELI OCAMPO MANZANARES</text:p>
          </table:table-cell>
          <table:table-cell office:value-type="string" calcext:value-type="string">
            <text:p>MARISOL RENDON RAMIREZ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CABALLERO ALMAZAN</text:p>
          </table:table-cell>
          <table:table-cell office:value-type="string" calcext:value-type="string">
            <text:p>RANDY DANIEL REYES LASO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SCILLA PACHECO ROMERO</text:p>
          </table:table-cell>
          <table:table-cell office:value-type="string" calcext:value-type="string">
            <text:p>SHARON VELASCO BOTELLO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LUZ DARIANA MARTINEZ DOMINGUEZ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ANGEL BARRIENTOS RIOS</text:p>
          </table:table-cell>
          <table:table-cell office:value-type="string" calcext:value-type="string">
            <text:p>ARTURO CABAÑAS FLORE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ANGEL BARRIENTOS RIOS</text:p>
          </table:table-cell>
          <table:table-cell office:value-type="string" calcext:value-type="string">
            <text:p>ARTURO CABAÑAS FLORES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ANGEL BARRIENTOS RIOS</text:p>
          </table:table-cell>
          <table:table-cell office:value-type="string" calcext:value-type="string">
            <text:p>ARTURO CABAÑAS FLORES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DGARDO PALACIOS DIAZ</text:p>
          </table:table-cell>
          <table:table-cell office:value-type="string" calcext:value-type="string">
            <text:p>RAUL ROJAS RAMIREZ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DGARDO PALACIOS DIAZ</text:p>
          </table:table-cell>
          <table:table-cell office:value-type="string" calcext:value-type="string">
            <text:p>RAUL ROJAS RAMIREZ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JARET RAMIREZ PILO</text:p>
          </table:table-cell>
          <table:table-cell office:value-type="string" calcext:value-type="string">
            <text:p>IRVING SANCHEZ TAPIA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DGARDO PALACIOS DIAZ</text:p>
          </table:table-cell>
          <table:table-cell office:value-type="string" calcext:value-type="string">
            <text:p>RAUL ROJAS RAMIREZ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GARCIA ORTEGA</text:p>
          </table:table-cell>
          <table:table-cell office:value-type="string" calcext:value-type="string">
            <text:p>EDGAR AGUILAR BLANCO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IFER VALLE VERDUZCO</text:p>
          </table:table-cell>
          <table:table-cell office:value-type="string" calcext:value-type="string">
            <text:p>VANELI VALLE VERDUZCO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 YASMINI RUIZ CARRILLO</text:p>
          </table:table-cell>
          <table:table-cell office:value-type="string" calcext:value-type="string">
            <text:p>HONORINA GALEANA RIOS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ILA SOTO MANZANO</text:p>
          </table:table-cell>
          <table:table-cell office:value-type="string" calcext:value-type="string">
            <text:p>PAULINA GARCIA ORTIZ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ILA SOTO MANZANO</text:p>
          </table:table-cell>
          <table:table-cell office:value-type="string" calcext:value-type="string">
            <text:p>PAULINA GARCIA ORTIZ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ILA SOTO MANZANO</text:p>
          </table:table-cell>
          <table:table-cell office:value-type="string" calcext:value-type="string">
            <text:p>PAULINA GARCIA ORTIZ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HERNANDEZ ALVAR</text:p>
          </table:table-cell>
          <table:table-cell office:value-type="string" calcext:value-type="string">
            <text:p>ISMAEL POLANCO VILLANUEVA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VILLEDA SALAMANCA</text:p>
          </table:table-cell>
          <table:table-cell office:value-type="string" calcext:value-type="string">
            <text:p>ANGEL ISAI ARANDA VELAZQUEZ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JORRIN LOZANO</text:p>
          </table:table-cell>
          <table:table-cell office:value-type="string" calcext:value-type="string">
            <text:p>ISRAEL BARAJAS ROJA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BLO AMILCAR SANDOVAL BALLESTEROS</text:p>
          </table:table-cell>
          <table:table-cell office:value-type="string" calcext:value-type="string">
            <text:p>LUIS ENRIQUE RIOS SAUCEDO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DE LA LUZ REYES RIOS</text:p>
          </table:table-cell>
          <table:table-cell office:value-type="string" calcext:value-type="string">
            <text:p>LAURA MELISSA MUÑOZ PEREZ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LDA MIRANDA HERNANDEZ</text:p>
          </table:table-cell>
          <table:table-cell office:value-type="string" calcext:value-type="string">
            <text:p>IVETTE CAROLINA RODRIGUEZ CRUZ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ETA ARROYO SANTOS</text:p>
          </table:table-cell>
          <table:table-cell office:value-type="string" calcext:value-type="string">
            <text:p>CARMINA ADRIANA CASTILLO VILLA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AEL ROMERO SIERRA</text:p>
          </table:table-cell>
          <table:table-cell office:value-type="string" calcext:value-type="string">
            <text:p>ALFONSO EPITACIO FLORE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AEL ROMERO SIERRA</text:p>
          </table:table-cell>
          <table:table-cell office:value-type="string" calcext:value-type="string">
            <text:p>ALFONSO EPITACIO FLORES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AEL ROMERO SIERRA</text:p>
          </table:table-cell>
          <table:table-cell office:value-type="string" calcext:value-type="string">
            <text:p>ALFONSO EPITACIO FLORE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IANO WENCES REAL</text:p>
          </table:table-cell>
          <table:table-cell office:value-type="string" calcext:value-type="string">
            <text:p>ISAIAS ROJAS RAMIREZ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IANO WENCES REAL</text:p>
          </table:table-cell>
          <table:table-cell office:value-type="string" calcext:value-type="string">
            <text:p>ISAIAS ROJAS RAMIREZ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GUEVARA TRINIDAD</text:p>
          </table:table-cell>
          <table:table-cell office:value-type="string" calcext:value-type="string">
            <text:p>JESUS OMAR BIBIANO BASURT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IANO WENCES REAL</text:p>
          </table:table-cell>
          <table:table-cell office:value-type="string" calcext:value-type="string">
            <text:p>ISAIAS ROJAS RAMIREZ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STINA GARCIA DIAZ</text:p>
          </table:table-cell>
          <table:table-cell office:value-type="string" calcext:value-type="string">
            <text:p>SOFIA DIAZ PINZON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ESPINAL FLORES</text:p>
          </table:table-cell>
          <table:table-cell office:value-type="string" calcext:value-type="string">
            <text:p>KARLA DANIELA GARCIA GUZMAN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ELA SALMERON FELICIANO</text:p>
          </table:table-cell>
          <table:table-cell office:value-type="string" calcext:value-type="string">
            <text:p>AMALIA FLORES GALLARD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OLA RAFAEL DIRCIO</text:p>
          </table:table-cell>
          <table:table-cell office:value-type="string" calcext:value-type="string">
            <text:p>BENITA COCTOLOLO NAVA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OLA RAFAEL DIRCIO</text:p>
          </table:table-cell>
          <table:table-cell office:value-type="string" calcext:value-type="string">
            <text:p>BENITA COCTOLOLO NAVA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OLA RAFAEL DIRCIO</text:p>
          </table:table-cell>
          <table:table-cell office:value-type="string" calcext:value-type="string">
            <text:p>BENITA COCTOLOLO NAVA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MIRANDA SALGADO</text:p>
          </table:table-cell>
          <table:table-cell office:value-type="string" calcext:value-type="string">
            <text:p>ANTELMA DE LA CRUZ CLEMENT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MIRANDA SALGADO</text:p>
          </table:table-cell>
          <table:table-cell office:value-type="string" calcext:value-type="string">
            <text:p>ANTELMA DE LA CRUZ CLEMENT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BETH RODRIGUEZ RIVERA</text:p>
          </table:table-cell>
          <table:table-cell office:value-type="string" calcext:value-type="string">
            <text:p>ILDEBERTA SIERRA SANCHEZ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MIRANDA SALGADO</text:p>
          </table:table-cell>
          <table:table-cell office:value-type="string" calcext:value-type="string">
            <text:p>ANTELMA DE LA CRUZ CLEMENT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NORMA GRANDE VARGAS</text:p>
          </table:table-cell>
          <table:table-cell office:value-type="string" calcext:value-type="string">
            <text:p>MARTA MADAI SANCHEZ GARCIA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LO AZUA REYES</text:p>
          </table:table-cell>
          <table:table-cell office:value-type="string" calcext:value-type="string">
            <text:p>LUIS ANTONIO LAGUNAS GUTIERREZ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ELENA SANTOS BELLO</text:p>
          </table:table-cell>
          <table:table-cell office:value-type="string" calcext:value-type="string">
            <text:p>ROCIO FLORES DIAZ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VELEZ NUÑEZ</text:p>
          </table:table-cell>
          <table:table-cell office:value-type="string" calcext:value-type="string">
            <text:p>LINDA WENDY SOTO VAZQUEZ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VELEZ NUÑEZ</text:p>
          </table:table-cell>
          <table:table-cell office:value-type="string" calcext:value-type="string">
            <text:p>LINDA WENDY SOTO VAZQUEZ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VELEZ NUÑEZ</text:p>
          </table:table-cell>
          <table:table-cell office:value-type="string" calcext:value-type="string">
            <text:p>LINDA WENDY SOTO VAZQUEZ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SANCHEZ BARRIOS</text:p>
          </table:table-cell>
          <table:table-cell office:value-type="string" calcext:value-type="string">
            <text:p>LUIS ALBERTO SALVADOR SIERRA JIMENEZ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SANCHEZ BARRIOS</text:p>
          </table:table-cell>
          <table:table-cell office:value-type="string" calcext:value-type="string">
            <text:p>LUIS ALBERTO SALVADOR SIERRA JIMENEZ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CION JATCIRIS RUIZ GARCIA</text:p>
          </table:table-cell>
          <table:table-cell office:value-type="string" calcext:value-type="string">
            <text:p>MARIA ISABEL BAHENA TREJO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SANCHEZ BARRIOS</text:p>
          </table:table-cell>
          <table:table-cell office:value-type="string" calcext:value-type="string">
            <text:p>LUIS ALBERTO SALVADOR SIERRA JIMENEZ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AGUIRRE SAGAHON</text:p>
          </table:table-cell>
          <table:table-cell office:value-type="string" calcext:value-type="string">
            <text:p>ROBERTO MARCELO ALARCON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MORA RENDON</text:p>
          </table:table-cell>
          <table:table-cell office:value-type="string" calcext:value-type="string">
            <text:p>JORGE HERNANDEZ ROSAS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GA REBECA ROBLEDO FIGUEROA</text:p>
          </table:table-cell>
          <table:table-cell office:value-type="string" calcext:value-type="string">
            <text:p>YAHAIRA HARUMI GUTIERREZ VELASQUEZ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ESTEOFENES VENTURA LEMUS</text:p>
          </table:table-cell>
          <table:table-cell office:value-type="string" calcext:value-type="string">
            <text:p>PATY ITZET BELTRAN GUTIERREZ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ESTEOFENES VENTURA LEMUS</text:p>
          </table:table-cell>
          <table:table-cell office:value-type="string" calcext:value-type="string">
            <text:p>PATY ITZET BELTRAN GUTIERREZ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ESTEOFENES VENTURA LEMUS</text:p>
          </table:table-cell>
          <table:table-cell office:value-type="string" calcext:value-type="string">
            <text:p>PATY ITZET BELTRAN GUTIERREZ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NICE MONZON GARCIA</text:p>
          </table:table-cell>
          <table:table-cell office:value-type="string" calcext:value-type="string">
            <text:p>DIANA CARMONA MARTINEZ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NICE MONZON GARCIA</text:p>
          </table:table-cell>
          <table:table-cell office:value-type="string" calcext:value-type="string">
            <text:p>DIANA CARMONA MARTINEZ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MIN RUANO MORALES</text:p>
          </table:table-cell>
          <table:table-cell office:value-type="string" calcext:value-type="string">
            <text:p>JESUS CASTILLO SILVAR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NICE MONZON GARCIA</text:p>
          </table:table-cell>
          <table:table-cell office:value-type="string" calcext:value-type="string">
            <text:p>DIANA CARMONA MARTINEZ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LIA MOCTEZUMA RIZO</text:p>
          </table:table-cell>
          <table:table-cell office:value-type="string" calcext:value-type="string">
            <text:p>MAGDA OLIVIA ESPINOZA NAVARRET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PABLO ROJAS PEREZ</text:p>
          </table:table-cell>
          <table:table-cell office:value-type="string" calcext:value-type="string">
            <text:p>MARIA MARGARITA CABUTO HERRERA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INA FIDEL PANCHO</text:p>
          </table:table-cell>
          <table:table-cell office:value-type="string" calcext:value-type="string">
            <text:p>YAJAHIRA CRUZ AVILA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LUIS COLON GARCIA</text:p>
          </table:table-cell>
          <table:table-cell office:value-type="string" calcext:value-type="string">
            <text:p>ALFREDO CAMPOS TABAREZ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LUIS COLON GARCIA</text:p>
          </table:table-cell>
          <table:table-cell office:value-type="string" calcext:value-type="string">
            <text:p>ALFREDO CAMPOS TABAREZ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LUIS COLON GARCIA</text:p>
          </table:table-cell>
          <table:table-cell office:value-type="string" calcext:value-type="string">
            <text:p>ALFREDO CAMPOS TABAREZ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S ITALIA PEÑALOSA GUTIERREZ</text:p>
          </table:table-cell>
          <table:table-cell office:value-type="string" calcext:value-type="string">
            <text:p>ANAY GRISEL RAMIREZ ELIZONDO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A SOFIA GALEANA LARA</text:p>
          </table:table-cell>
          <table:table-cell office:value-type="string" calcext:value-type="string">
            <text:p>ARMIDA LOPEZ LOZANO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ER CAMPOS GARCIA</text:p>
          </table:table-cell>
          <table:table-cell office:value-type="string" calcext:value-type="string">
            <text:p>SANTIAGO BASILIO CELESTINO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SARIO MERLIN GARCIA</text:p>
          </table:table-cell>
          <table:table-cell office:value-type="string" calcext:value-type="string">
            <text:p>ANY SANCHEZ PINEDA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FLORES LEON</text:p>
          </table:table-cell>
          <table:table-cell office:value-type="string" calcext:value-type="string">
            <text:p>JOSE LUIS TORRES HERRERA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CIENFUEGOS MILIAN</text:p>
          </table:table-cell>
          <table:table-cell office:value-type="string" calcext:value-type="string">
            <text:p>NAZARIO SIMON NAVARRET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ILIA PINACHO QUITERIO</text:p>
          </table:table-cell>
          <table:table-cell office:value-type="string" calcext:value-type="string">
            <text:p>ADELFA MORGAN SAGUILAN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ONARA VARGAS RODRIGUEZ</text:p>
          </table:table-cell>
          <table:table-cell office:value-type="string" calcext:value-type="string">
            <text:p>ANABEL MATEOS SANCHEZ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ONARA VARGAS RODRIGUEZ</text:p>
          </table:table-cell>
          <table:table-cell office:value-type="string" calcext:value-type="string">
            <text:p>ANABEL MATEOS SANCHEZ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ONARA VARGAS RODRIGUEZ</text:p>
          </table:table-cell>
          <table:table-cell office:value-type="string" calcext:value-type="string">
            <text:p>ANABEL MATEOS SANCHEZ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ATO RIVERA CASTILLO</text:p>
          </table:table-cell>
          <table:table-cell office:value-type="string" calcext:value-type="string">
            <text:p>GERARDO GUTIERREZ NAVA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ATO RIVERA CASTILLO</text:p>
          </table:table-cell>
          <table:table-cell office:value-type="string" calcext:value-type="string">
            <text:p>GERARDO GUTIERREZ NAVA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INO DE JESUS RIVERA CASTILLO</text:p>
          </table:table-cell>
          <table:table-cell office:value-type="string" calcext:value-type="string">
            <text:p>ANTONINO AGUADO ESCAMILLA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ATO RIVERA CASTILLO</text:p>
          </table:table-cell>
          <table:table-cell office:value-type="string" calcext:value-type="string">
            <text:p>GERARDO GUTIERREZ NAVA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ZERON CASTAÑON</text:p>
          </table:table-cell>
          <table:table-cell office:value-type="string" calcext:value-type="string">
            <text:p>CARLOS GARCIA ROMERO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ZUA SUJHARINY LASTRA PORTILLA</text:p>
          </table:table-cell>
          <table:table-cell office:value-type="string" calcext:value-type="string">
            <text:p>IRIS GALVAN LASTRA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MARIA QUIJANO CRESPO</text:p>
          </table:table-cell>
          <table:table-cell office:value-type="string" calcext:value-type="string">
            <text:p>DALIA ITZEL DE LA CRUZ RUANO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OVANI GONZALEZ SEVERO</text:p>
          </table:table-cell>
          <table:table-cell office:value-type="string" calcext:value-type="string">
            <text:p>JUAN DE DIOS HERNANDEZ CHAVEZ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OVANI GONZALEZ SEVERO</text:p>
          </table:table-cell>
          <table:table-cell office:value-type="string" calcext:value-type="string">
            <text:p>JUAN DE DIOS HERNANDEZ CHAVEZ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OVANI GONZALEZ SEVERO</text:p>
          </table:table-cell>
          <table:table-cell office:value-type="string" calcext:value-type="string">
            <text:p>JUAN DE DIOS HERNANDEZ CHAVEZ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IA YAMILE SALOMON DURAN</text:p>
          </table:table-cell>
          <table:table-cell office:value-type="string" calcext:value-type="string">
            <text:p>HONORINA HERNANDEZ JUAREZ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IA YAMILE SALOMON DURAN</text:p>
          </table:table-cell>
          <table:table-cell office:value-type="string" calcext:value-type="string">
            <text:p>HONORINA HERNANDEZ JUAREZ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ZEL MARTINEZ OLGUIN</text:p>
          </table:table-cell>
          <table:table-cell office:value-type="string" calcext:value-type="string">
            <text:p>ELENA ORTIZ ORTIZ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IA YAMILE SALOMON DURAN</text:p>
          </table:table-cell>
          <table:table-cell office:value-type="string" calcext:value-type="string">
            <text:p>HONORINA HERNANDEZ JUAREZ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ALVAREZ GOMEZ</text:p>
          </table:table-cell>
          <table:table-cell office:value-type="string" calcext:value-type="string">
            <text:p>DIEGO ALBERTO GARCIA CORTES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NA GUERRERO TREJO</text:p>
          </table:table-cell>
          <table:table-cell office:value-type="string" calcext:value-type="string">
            <text:p>PAOLA MARTIN VENTURA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CIA MARTINEZ OLIVARES</text:p>
          </table:table-cell>
          <table:table-cell office:value-type="string" calcext:value-type="string">
            <text:p>MARIA GUADALUPE PALMA SIMO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CHAVEZ RUIZ</text:p>
          </table:table-cell>
          <table:table-cell office:value-type="string" calcext:value-type="string">
            <text:p>JAIME GALINDO UGALD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CHAVEZ RUIZ</text:p>
          </table:table-cell>
          <table:table-cell office:value-type="string" calcext:value-type="string">
            <text:p>JAIME GALINDO UGALD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CHAVEZ RUIZ</text:p>
          </table:table-cell>
          <table:table-cell office:value-type="string" calcext:value-type="string">
            <text:p>JAIME GALINDO UGALD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Y NITGARD CRUZ HERNANDEZ</text:p>
          </table:table-cell>
          <table:table-cell office:value-type="string" calcext:value-type="string">
            <text:p>GILBERTO RAMIREZ GALARZA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MARIA DE LA PAZ HERNANDEZ GARCIA</text:p>
          </table:table-cell>
          <table:table-cell office:value-type="string" calcext:value-type="string">
            <text:p>JOSEFINA BADILLO BADILLO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HUGO CIENFUEGOS JIMENEZ</text:p>
          </table:table-cell>
          <table:table-cell office:value-type="string" calcext:value-type="string">
            <text:p>JORGE ACOSTA JIMENEZ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SIMEY OLVERA BAUTISTA</text:p>
          </table:table-cell>
          <table:table-cell office:value-type="string" calcext:value-type="string">
            <text:p>YOLIS JIMENEZ RAMIREZ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DRIAN ORDAZ MONROY</text:p>
          </table:table-cell>
          <table:table-cell office:value-type="string" calcext:value-type="string">
            <text:p>ARNOLD ABRAHAM MEJIA ORTIZ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JESUS GARCIA VELAZQUEZ</text:p>
          </table:table-cell>
          <table:table-cell office:value-type="string" calcext:value-type="string">
            <text:p>OLIVIA PEREZ PORTILLO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LABASTIDA DOMINGUEZ</text:p>
          </table:table-cell>
          <table:table-cell office:value-type="string" calcext:value-type="string">
            <text:p>EULALIO MORALES ZEPEDA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ITA MANILLA MARTINEZ</text:p>
          </table:table-cell>
          <table:table-cell office:value-type="string" calcext:value-type="string">
            <text:p>EMILSE MIRANDA MUNIV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ITA MANILLA MARTINEZ</text:p>
          </table:table-cell>
          <table:table-cell office:value-type="string" calcext:value-type="string">
            <text:p>EMILSE MIRANDA MUNIV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ITA MANILLA MARTINEZ</text:p>
          </table:table-cell>
          <table:table-cell office:value-type="string" calcext:value-type="string">
            <text:p>EMILSE MIRANDA MUNIV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ISABEL ALFARO MORALES</text:p>
          </table:table-cell>
          <table:table-cell office:value-type="string" calcext:value-type="string">
            <text:p>LIRIO MIRANDA CRUZ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ISABEL ALFARO MORALES</text:p>
          </table:table-cell>
          <table:table-cell office:value-type="string" calcext:value-type="string">
            <text:p>LIRIO MIRANDA CRUZ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DEL CARMEN TELLO ARENAS</text:p>
          </table:table-cell>
          <table:table-cell office:value-type="string" calcext:value-type="string">
            <text:p>REBECA OROZCO ELIA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ISABEL ALFARO MORALES</text:p>
          </table:table-cell>
          <table:table-cell office:value-type="string" calcext:value-type="string">
            <text:p>LIRIO MIRANDA CRUZ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ETA GUARNEROS CERVANTES</text:p>
          </table:table-cell>
          <table:table-cell office:value-type="string" calcext:value-type="string">
            <text:p>GRECIA DENIS HERNANDEZ ORTIZ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LVA MIMILA OLVERA</text:p>
          </table:table-cell>
          <table:table-cell office:value-type="string" calcext:value-type="string">
            <text:p>ARIADNA ESCALERA JARILLO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RON JIMENEZ HERNANDEZ</text:p>
          </table:table-cell>
          <table:table-cell office:value-type="string" calcext:value-type="string">
            <text:p>JUAN MANUEL GARCIA MAYORGA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NE SOTO VALVERDE</text:p>
          </table:table-cell>
          <table:table-cell office:value-type="string" calcext:value-type="string">
            <text:p>MARIELA LUNA PAREDE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NE SOTO VALVERDE</text:p>
          </table:table-cell>
          <table:table-cell office:value-type="string" calcext:value-type="string">
            <text:p>MARIELA LUNA PAREDES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NE SOTO VALVERDE</text:p>
          </table:table-cell>
          <table:table-cell office:value-type="string" calcext:value-type="string">
            <text:p>MARIELA LUNA PAREDE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AUHTEMOC OCHOA FERNANDEZ</text:p>
          </table:table-cell>
          <table:table-cell office:value-type="string" calcext:value-type="string">
            <text:p>VERONICA MONROY ELIZALD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AUHTEMOC OCHOA FERNANDEZ</text:p>
          </table:table-cell>
          <table:table-cell office:value-type="string" calcext:value-type="string">
            <text:p>VERONICA MONROY ELIZALD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 ALONSO BARBOSA LOPEZ</text:p>
          </table:table-cell>
          <table:table-cell office:value-type="string" calcext:value-type="string">
            <text:p>SEBASTIAN OGANDO MEJIA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AUHTEMOC OCHOA FERNANDEZ</text:p>
          </table:table-cell>
          <table:table-cell office:value-type="string" calcext:value-type="string">
            <text:p>VERONICA MONROY ELIZALD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A LUZ BECERRA OLVERA</text:p>
          </table:table-cell>
          <table:table-cell office:value-type="string" calcext:value-type="string">
            <text:p>ANGELES ITZEL HERNANDEZ FLORES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TREJO RUIZ</text:p>
          </table:table-cell>
          <table:table-cell office:value-type="string" calcext:value-type="string">
            <text:p>POMPEYO AGUILAR ORTIZ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LBERTO MARTINEZ GUZMAN</text:p>
          </table:table-cell>
          <table:table-cell office:value-type="string" calcext:value-type="string">
            <text:p>LUIS ADAN RODRIGUEZ DOMINGUEZ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JAMIN PILAR RICO MORENO</text:p>
          </table:table-cell>
          <table:table-cell office:value-type="string" calcext:value-type="string">
            <text:p>GLORIA ROMERO LEO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JAMIN PILAR RICO MORENO</text:p>
          </table:table-cell>
          <table:table-cell office:value-type="string" calcext:value-type="string">
            <text:p>GLORIA ROMERO LEO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JAMIN PILAR RICO MORENO</text:p>
          </table:table-cell>
          <table:table-cell office:value-type="string" calcext:value-type="string">
            <text:p>GLORIA ROMERO LEO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IA GARCIA ANAYA</text:p>
          </table:table-cell>
          <table:table-cell office:value-type="string" calcext:value-type="string">
            <text:p>ELIZANDRA HERNANDEZ GARCIA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IA GARCIA ANAYA</text:p>
          </table:table-cell>
          <table:table-cell office:value-type="string" calcext:value-type="string">
            <text:p>ELIZANDRA HERNANDEZ GARCIA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GA MONTUFAR CONTRERAS</text:p>
          </table:table-cell>
          <table:table-cell office:value-type="string" calcext:value-type="string">
            <text:p>GUILLERMINA OLGUIN SOMILLEDA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IA GARCIA ANAYA</text:p>
          </table:table-cell>
          <table:table-cell office:value-type="string" calcext:value-type="string">
            <text:p>ELIZANDRA HERNANDEZ GARCIA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O MARGARITO OSORIO ALDAPE</text:p>
          </table:table-cell>
          <table:table-cell office:value-type="string" calcext:value-type="string">
            <text:p>MIGUEL ALFONSO LOPEZ DE LA FUENTE SALINAS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EDUARDO PEREZ CERVANTES</text:p>
          </table:table-cell>
          <table:table-cell office:value-type="string" calcext:value-type="string">
            <text:p>BIBIANA DEL CARMEN HERNANDEZ NAVEJ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ADNA PENELOPE APODACA SINSEL</text:p>
          </table:table-cell>
          <table:table-cell office:value-type="string" calcext:value-type="string">
            <text:p>MARIELA SARAI GARCIA SOLIS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ENESES ARRIETA</text:p>
          </table:table-cell>
          <table:table-cell office:value-type="string" calcext:value-type="string">
            <text:p>EDUARDO JAVIER BAÑOS PEREZ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ENESES ARRIETA</text:p>
          </table:table-cell>
          <table:table-cell office:value-type="string" calcext:value-type="string">
            <text:p>EDUARDO JAVIER BAÑOS PEREZ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ENESES ARRIETA</text:p>
          </table:table-cell>
          <table:table-cell office:value-type="string" calcext:value-type="string">
            <text:p>EDUARDO JAVIER BAÑOS PEREZ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DIA CAROLINA RUIZ MARTINEZ</text:p>
          </table:table-cell>
          <table:table-cell office:value-type="string" calcext:value-type="string">
            <text:p>LIDIA BRICEIDA VARGAS VILLAVICENCIO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RIA OMAÑA ESPINOSA</text:p>
          </table:table-cell>
          <table:table-cell office:value-type="string" calcext:value-type="string">
            <text:p>LUZ ELENA ESTRADA UBILLA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ANET HERNANDEZ NOLASCO</text:p>
          </table:table-cell>
          <table:table-cell office:value-type="string" calcext:value-type="string">
            <text:p>YURIHTZY ARRIETA OROZCO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OR ALBERTO ROJAS MANCERA</text:p>
          </table:table-cell>
          <table:table-cell office:value-type="string" calcext:value-type="string">
            <text:p>MIGUEL ANGEL PEREZ NAVARRET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DELIA HERNANDEZ MATA</text:p>
          </table:table-cell>
          <table:table-cell office:value-type="string" calcext:value-type="string">
            <text:p>MARIA FERNANDA PUENTES ISLAS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AN ADALBERTO JUAREZ LOPEZ</text:p>
          </table:table-cell>
          <table:table-cell office:value-type="string" calcext:value-type="string">
            <text:p>GEOVANNI ZURIEL CASTILLO VARGAS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NA VILLAVICENCIO RUIZ</text:p>
          </table:table-cell>
          <table:table-cell office:value-type="string" calcext:value-type="string">
            <text:p>LILA ELIZABETH REFUGIO LEZAMA ESTRADA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AVO MACIAS ZAMBRANO</text:p>
          </table:table-cell>
          <table:table-cell office:value-type="string" calcext:value-type="string">
            <text:p>JOSE ACUÑA RUIZ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AVO MACIAS ZAMBRANO</text:p>
          </table:table-cell>
          <table:table-cell office:value-type="string" calcext:value-type="string">
            <text:p>JOSE ACUÑA RUIZ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AVO MACIAS ZAMBRANO</text:p>
          </table:table-cell>
          <table:table-cell office:value-type="string" calcext:value-type="string">
            <text:p>JOSE ACUÑA RUIZ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ISABEL DELGADO CORNEJO</text:p>
          </table:table-cell>
          <table:table-cell office:value-type="string" calcext:value-type="string">
            <text:p>KENIA CORONEL ZUÑIGA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ISABEL DELGADO CORNEJO</text:p>
          </table:table-cell>
          <table:table-cell office:value-type="string" calcext:value-type="string">
            <text:p>KENIA CORONEL ZUÑIGA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GERARDO RUIZ DELGADO</text:p>
          </table:table-cell>
          <table:table-cell office:value-type="string" calcext:value-type="string">
            <text:p>JUAN CARLOS SANCHEZ TORRES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ISABEL DELGADO CORNEJO</text:p>
          </table:table-cell>
          <table:table-cell office:value-type="string" calcext:value-type="string">
            <text:p>KENIA CORONEL ZUÑIGA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OROZCO GOMEZ</text:p>
          </table:table-cell>
          <table:table-cell office:value-type="string" calcext:value-type="string">
            <text:p>NORMA ARTEAGA CARRASCO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AVILA RODRIGUEZ</text:p>
          </table:table-cell>
          <table:table-cell office:value-type="string" calcext:value-type="string">
            <text:p>FELIPE DE JESUS JIMENEZ BERNAL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IA GONZALEZ PIZ</text:p>
          </table:table-cell>
          <table:table-cell office:value-type="string" calcext:value-type="string">
            <text:p>YALITZA GUZMAN GONZALEZ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ESTELA ROMO CUELLAR</text:p>
          </table:table-cell>
          <table:table-cell office:value-type="string" calcext:value-type="string">
            <text:p>MONICA DEL CARMEN VAZQUEZ HUERTA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ESTELA ROMO CUELLAR</text:p>
          </table:table-cell>
          <table:table-cell office:value-type="string" calcext:value-type="string">
            <text:p>MONICA DEL CARMEN VAZQUEZ HUERTA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ESTELA ROMO CUELLAR</text:p>
          </table:table-cell>
          <table:table-cell office:value-type="string" calcext:value-type="string">
            <text:p>MONICA DEL CARMEN VAZQUEZ HUERTA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ITZA LOPEZ MEDINA</text:p>
          </table:table-cell>
          <table:table-cell office:value-type="string" calcext:value-type="string">
            <text:p>MARIA CRISTINA RAMIREZ TOSTADO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PEREZ GONZALEZ</text:p>
          </table:table-cell>
          <table:table-cell office:value-type="string" calcext:value-type="string">
            <text:p>LUIS ALFONSO ALVIZO PINZON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ALFREDO GONZALEZ CHAVEZ</text:p>
          </table:table-cell>
          <table:table-cell office:value-type="string" calcext:value-type="string">
            <text:p>GERMAN FAUSTO NUÑEZ FLORES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VIA GUILLEN PADILLA</text:p>
          </table:table-cell>
          <table:table-cell office:value-type="string" calcext:value-type="string">
            <text:p>KARINA PAOLA FRIAS HERNANDEZ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LIA HERNANDEZ PARADA</text:p>
          </table:table-cell>
          <table:table-cell office:value-type="string" calcext:value-type="string">
            <text:p>OLGA ELIDIA ANDRADE MACIAS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FANIA SOCORRO VAZQUEZ FIGUEROA</text:p>
          </table:table-cell>
          <table:table-cell office:value-type="string" calcext:value-type="string">
            <text:p>SEELENE SUGEY ALVAREZ RAMIREZ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ADRIANA MARTINEZ VALDIVIA</text:p>
          </table:table-cell>
          <table:table-cell office:value-type="string" calcext:value-type="string">
            <text:p>CLAUDIA ISABEL MUÑOZ ARRIAGA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DERIO TINAJERO ROBLES</text:p>
          </table:table-cell>
          <table:table-cell office:value-type="string" calcext:value-type="string">
            <text:p>JUAN ANTONIO GONZALEZ VELAZQUEZ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DERIO TINAJERO ROBLES</text:p>
          </table:table-cell>
          <table:table-cell office:value-type="string" calcext:value-type="string">
            <text:p>JUAN ANTONIO GONZALEZ VELAZQUEZ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DERIO TINAJERO ROBLES</text:p>
          </table:table-cell>
          <table:table-cell office:value-type="string" calcext:value-type="string">
            <text:p>JUAN ANTONIO GONZALEZ VELAZQUEZ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ARLETH MARIEL ARECHIGA GUTIERREZ</text:p>
          </table:table-cell>
          <table:table-cell office:value-type="string" calcext:value-type="string">
            <text:p>MARIANA TORRES ECHEVERRIA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GONZALEZ RUBIO GUERRERO</text:p>
          </table:table-cell>
          <table:table-cell office:value-type="string" calcext:value-type="string">
            <text:p>HUGO ADALBERTO GOMEZ GOMEZ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HUGO BRAVO HERNANDEZ</text:p>
          </table:table-cell>
          <table:table-cell office:value-type="string" calcext:value-type="string">
            <text:p>YADIRA DEL CARMEN GUZMAN ALVIZO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DRIGO MERCADO IBARRA</text:p>
          </table:table-cell>
          <table:table-cell office:value-type="string" calcext:value-type="string">
            <text:p>ENRIQUE MELANO CORTES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OLORES JIMENEZ ORNELAS</text:p>
          </table:table-cell>
          <table:table-cell office:value-type="string" calcext:value-type="string">
            <text:p>LAURA GUADALUPE PEREZ MEZA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RODRIGUEZ GARCIA</text:p>
          </table:table-cell>
          <table:table-cell office:value-type="string" calcext:value-type="string">
            <text:p>ALEJANDRA RIVERA MERCADO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VALLE MAGAÑA</text:p>
          </table:table-cell>
          <table:table-cell office:value-type="string" calcext:value-type="string">
            <text:p>YOLANDA ELIZABETH TORRES CASTILLON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LEOPOLDO CORTES MONTES DE OCA</text:p>
          </table:table-cell>
          <table:table-cell office:value-type="string" calcext:value-type="string">
            <text:p>LAURA ELIZABETH HURTADO RUIZ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LEOPOLDO CORTES MONTES DE OCA</text:p>
          </table:table-cell>
          <table:table-cell office:value-type="string" calcext:value-type="string">
            <text:p>LAURA ELIZABETH HURTADO RUIZ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LEOPOLDO CORTES MONTES DE OCA</text:p>
          </table:table-cell>
          <table:table-cell office:value-type="string" calcext:value-type="string">
            <text:p>LAURA ELIZABETH HURTADO RUIZ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ALVAREZ VILLASEÑOR</text:p>
          </table:table-cell>
          <table:table-cell office:value-type="string" calcext:value-type="string">
            <text:p>SERGIO HERNANDEZ GONZALEZ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ALVAREZ VILLASEÑOR</text:p>
          </table:table-cell>
          <table:table-cell office:value-type="string" calcext:value-type="string">
            <text:p>SERGIO HERNANDEZ GONZALEZ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GETE IRISAY RODRIGUEZ GONZALEZ</text:p>
          </table:table-cell>
          <table:table-cell office:value-type="string" calcext:value-type="string">
            <text:p>ELIZABETH CERVANTES TORRES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ALVAREZ VILLASEÑOR</text:p>
          </table:table-cell>
          <table:table-cell office:value-type="string" calcext:value-type="string">
            <text:p>SERGIO HERNANDEZ GONZALEZ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ARDENAS PINEDA</text:p>
          </table:table-cell>
          <table:table-cell office:value-type="string" calcext:value-type="string">
            <text:p>VERONICA LETICIA CAMARENA SANTILLAN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ALFONSO CORTES HERNANDEZ</text:p>
          </table:table-cell>
          <table:table-cell office:value-type="string" calcext:value-type="string">
            <text:p>ISRAEL DAVID ALVAREZ SOLIS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SANTOSCOY OTERO</text:p>
          </table:table-cell>
          <table:table-cell office:value-type="string" calcext:value-type="string">
            <text:p>REYNA GUADALUPE IBARRA DEL VALL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GERARD GUZMAN</text:p>
          </table:table-cell>
          <table:table-cell office:value-type="string" calcext:value-type="string">
            <text:p>PATRICIA HERNANDEZ RAMOS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GERARD GUZMAN</text:p>
          </table:table-cell>
          <table:table-cell office:value-type="string" calcext:value-type="string">
            <text:p>PATRICIA HERNANDEZ RAMOS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GERARD GUZMAN</text:p>
          </table:table-cell>
          <table:table-cell office:value-type="string" calcext:value-type="string">
            <text:p>PATRICIA HERNANDEZ RAMO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BLANCAS MERCADO</text:p>
          </table:table-cell>
          <table:table-cell office:value-type="string" calcext:value-type="string">
            <text:p>CECILIO LOPEZ FERNANDEZ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BLANCAS MERCADO</text:p>
          </table:table-cell>
          <table:table-cell office:value-type="string" calcext:value-type="string">
            <text:p>CECILIO LOPEZ FERNANDEZ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ALVAREZ ZAYAS</text:p>
          </table:table-cell>
          <table:table-cell office:value-type="string" calcext:value-type="string">
            <text:p>NICOLAS MARTINEZ JOYA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BLANCAS MERCADO</text:p>
          </table:table-cell>
          <table:table-cell office:value-type="string" calcext:value-type="string">
            <text:p>CECILIO LOPEZ FERNANDEZ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ROBERTO GONZALEZ GUTIERREZ</text:p>
          </table:table-cell>
          <table:table-cell office:value-type="string" calcext:value-type="string">
            <text:p>JOHN BRYANT ROSALES GOMEZ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SANCHEZ MEDINA</text:p>
          </table:table-cell>
          <table:table-cell office:value-type="string" calcext:value-type="string">
            <text:p>MARIEL ESTRADA CUEVAS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SANCHEZ RODARTE</text:p>
          </table:table-cell>
          <table:table-cell office:value-type="string" calcext:value-type="string">
            <text:p>JORGE ARMANDO ESCOBELL FERNANDEZ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BUENROSTRO VAZQUEZ</text:p>
          </table:table-cell>
          <table:table-cell office:value-type="string" calcext:value-type="string">
            <text:p>EMMA GUADALUPE LOZANO VALDIVIA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BUENROSTRO VAZQUEZ</text:p>
          </table:table-cell>
          <table:table-cell office:value-type="string" calcext:value-type="string">
            <text:p>EMMA GUADALUPE LOZANO VALDIVIA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BUENROSTRO VAZQUEZ</text:p>
          </table:table-cell>
          <table:table-cell office:value-type="string" calcext:value-type="string">
            <text:p>EMMA GUADALUPE LOZANO VALDIVIA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SERRAT TOSTADO MALACON</text:p>
          </table:table-cell>
          <table:table-cell office:value-type="string" calcext:value-type="string">
            <text:p>PALOMA BELEN IÑIGUEZ MARIN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SERRAT TOSTADO MALACON</text:p>
          </table:table-cell>
          <table:table-cell office:value-type="string" calcext:value-type="string">
            <text:p>PALOMA BELEN IÑIGUEZ MARIN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JESUS HERRERA VEGA</text:p>
          </table:table-cell>
          <table:table-cell office:value-type="string" calcext:value-type="string">
            <text:p>MARIA EUGENIA SANCHEZ YARC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SERRAT TOSTADO MALACON</text:p>
          </table:table-cell>
          <table:table-cell office:value-type="string" calcext:value-type="string">
            <text:p>PALOMA BELEN IÑIGUEZ MARIN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GUADALUPE PARTIDA VAZQUEZ</text:p>
          </table:table-cell>
          <table:table-cell office:value-type="string" calcext:value-type="string">
            <text:p>ELISA ORTIZ GONZALEZ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THA HURTADO PADILLA</text:p>
          </table:table-cell>
          <table:table-cell office:value-type="string" calcext:value-type="string">
            <text:p>LAURA VERONICA ORTIZ PEREZ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A ALICIA AVILA ARROYO</text:p>
          </table:table-cell>
          <table:table-cell office:value-type="string" calcext:value-type="string">
            <text:p>CLAUDIA GONZALEZ MORENO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BERENICE FIGUEROA BENITEZ</text:p>
          </table:table-cell>
          <table:table-cell office:value-type="string" calcext:value-type="string">
            <text:p>GRICELDA ZORAYA SILVA ORTEGA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BERENICE FIGUEROA BENITEZ</text:p>
          </table:table-cell>
          <table:table-cell office:value-type="string" calcext:value-type="string">
            <text:p>GRICELDA ZORAYA SILVA ORTEGA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BERENICE FIGUEROA BENITEZ</text:p>
          </table:table-cell>
          <table:table-cell office:value-type="string" calcext:value-type="string">
            <text:p>GRICELDA ZORAYA SILVA ORTEGA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O VILLA VILLEGAS</text:p>
          </table:table-cell>
          <table:table-cell office:value-type="string" calcext:value-type="string">
            <text:p>CESAR ERNESTO CASTAÑEDA HERNANDEZ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O VILLA VILLEGAS</text:p>
          </table:table-cell>
          <table:table-cell office:value-type="string" calcext:value-type="string">
            <text:p>CESAR ERNESTO CASTAÑEDA HERNANDEZ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 ENRIQUE GUZMAN LOZA</text:p>
          </table:table-cell>
          <table:table-cell office:value-type="string" calcext:value-type="string">
            <text:p>ENRIQUE ANTONIO LOPEZ GOMEZ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O VILLA VILLEGAS</text:p>
          </table:table-cell>
          <table:table-cell office:value-type="string" calcext:value-type="string">
            <text:p>CESAR ERNESTO CASTAÑEDA HERNANDEZ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IBARRA HERNANDEZ</text:p>
          </table:table-cell>
          <table:table-cell office:value-type="string" calcext:value-type="string">
            <text:p>KEILA MARESA LOPEZ SOLORZANO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FLORES SANCHEZ</text:p>
          </table:table-cell>
          <table:table-cell office:value-type="string" calcext:value-type="string">
            <text:p>MARICRUZ RANGEL AGUAYO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LA ARELLANO GUZMAN</text:p>
          </table:table-cell>
          <table:table-cell office:value-type="string" calcext:value-type="string">
            <text:p>ALICIA VENEGAS GUTIERREZ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IMELDA SALDAÑA ASCENCIO</text:p>
          </table:table-cell>
          <table:table-cell office:value-type="string" calcext:value-type="string">
            <text:p>LUZ MARIA HERRERA TOVAR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IMELDA SALDAÑA ASCENCIO</text:p>
          </table:table-cell>
          <table:table-cell office:value-type="string" calcext:value-type="string">
            <text:p>LUZ MARIA HERRERA TOVAR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IMELDA SALDAÑA ASCENCIO</text:p>
          </table:table-cell>
          <table:table-cell office:value-type="string" calcext:value-type="string">
            <text:p>LUZ MARIA HERRERA TOVAR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YESENIA GALVAN BELTRAN</text:p>
          </table:table-cell>
          <table:table-cell office:value-type="string" calcext:value-type="string">
            <text:p>PERLA MARIA DEL SOL MORALES JARA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YESENIA GALVAN BELTRAN</text:p>
          </table:table-cell>
          <table:table-cell office:value-type="string" calcext:value-type="string">
            <text:p>PERLA MARIA DEL SOL MORALES JARA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MAURO GARZA MARIN</text:p>
          </table:table-cell>
          <table:table-cell office:value-type="string" calcext:value-type="string">
            <text:p>RODRIGO RAMOS ENRIQUEZ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YESENIA GALVAN BELTRAN</text:p>
          </table:table-cell>
          <table:table-cell office:value-type="string" calcext:value-type="string">
            <text:p>PERLA MARIA DEL SOL MORALES JARA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IA JUDITH MERINO GARCIA DE ALBA</text:p>
          </table:table-cell>
          <table:table-cell office:value-type="string" calcext:value-type="string">
            <text:p>PILAR MIRAMONTES VILLARREAL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RAMIREZ DOMINGUEZ</text:p>
          </table:table-cell>
          <table:table-cell office:value-type="string" calcext:value-type="string">
            <text:p>EDGAR FELIPE HERNANDEZ ALCANTAR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HANY PAOLA IÑIGUEZ RUIZ</text:p>
          </table:table-cell>
          <table:table-cell office:value-type="string" calcext:value-type="string">
            <text:p>MIRIAM MEDINA PEREZ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NATALIA JUAREZ MIRANDA</text:p>
          </table:table-cell>
          <table:table-cell office:value-type="string" calcext:value-type="string">
            <text:p>LUCIA REYNOSO CASTELLANOS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NATALIA JUAREZ MIRANDA</text:p>
          </table:table-cell>
          <table:table-cell office:value-type="string" calcext:value-type="string">
            <text:p>LUCIA REYNOSO CASTELLANOS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NATALIA JUAREZ MIRANDA</text:p>
          </table:table-cell>
          <table:table-cell office:value-type="string" calcext:value-type="string">
            <text:p>LUCIA REYNOSO CASTELLANOS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CORONA NAKAMURA</text:p>
          </table:table-cell>
          <table:table-cell office:value-type="string" calcext:value-type="string">
            <text:p>KENIA DEL REFUGIO HERNANDEZ GUERRERO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CORONA NAKAMURA</text:p>
          </table:table-cell>
          <table:table-cell office:value-type="string" calcext:value-type="string">
            <text:p>KENIA DEL REFUGIO HERNANDEZ GUERRER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JULIA PRUDENCIO GONZALEZ</text:p>
          </table:table-cell>
          <table:table-cell office:value-type="string" calcext:value-type="string">
            <text:p>MARISOL DEL CARMEN LOPEZ CAMACHO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OCIO CORONA NAKAMURA</text:p>
          </table:table-cell>
          <table:table-cell office:value-type="string" calcext:value-type="string">
            <text:p>KENIA DEL REFUGIO HERNANDEZ GUERRERO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ISABEL ULLOA DIAZ</text:p>
          </table:table-cell>
          <table:table-cell office:value-type="string" calcext:value-type="string">
            <text:p>KARLA LIZETH FLORES CHAVEZ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CAUDEL HERRERA</text:p>
          </table:table-cell>
          <table:table-cell office:value-type="string" calcext:value-type="string">
            <text:p>IRENE GONZALEZ ALVAREZ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 VAZQUEZ LARIOS</text:p>
          </table:table-cell>
          <table:table-cell office:value-type="string" calcext:value-type="string">
            <text:p>MARIA DORIS AYALA FLORES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OPHER ARTURO RODRIGUEZ HERNANDEZ</text:p>
          </table:table-cell>
          <table:table-cell office:value-type="string" calcext:value-type="string">
            <text:p>CECILIO CORONA ESPINOZA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RAMIREZ ACUÑA</text:p>
          </table:table-cell>
          <table:table-cell office:value-type="string" calcext:value-type="string">
            <text:p>DAVID FLORES SUAREZ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RAMIREZ ACUÑA</text:p>
          </table:table-cell>
          <table:table-cell office:value-type="string" calcext:value-type="string">
            <text:p>DAVID FLORES SUAREZ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RAMIREZ ACUÑA</text:p>
          </table:table-cell>
          <table:table-cell office:value-type="string" calcext:value-type="string">
            <text:p>DAVID FLORES SUAREZ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NADAB MONTEJANO CARMONA</text:p>
          </table:table-cell>
          <table:table-cell office:value-type="string" calcext:value-type="string">
            <text:p>JAVIER ARTURO HERNANDEZ ESPINDOLA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NADAB MONTEJANO CARMONA</text:p>
          </table:table-cell>
          <table:table-cell office:value-type="string" calcext:value-type="string">
            <text:p>JAVIER ARTURO HERNANDEZ ESPINDOLA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CIO FERNANDEZ CASTILLO</text:p>
          </table:table-cell>
          <table:table-cell office:value-type="string" calcext:value-type="string">
            <text:p>ALVARO JIMENEZ CANAL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NADAB MONTEJANO CARMONA</text:p>
          </table:table-cell>
          <table:table-cell office:value-type="string" calcext:value-type="string">
            <text:p>JAVIER ARTURO HERNANDEZ ESPINDOLA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UAUHTEMOC MONTES LEAÑO</text:p>
          </table:table-cell>
          <table:table-cell office:value-type="string" calcext:value-type="string">
            <text:p>IVAN SEVILLA ESTRADA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JASAAI NOCHEBUENA BECERRA</text:p>
          </table:table-cell>
          <table:table-cell office:value-type="string" calcext:value-type="string">
            <text:p>JESUS BELTRAN MARTINEZ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NELSON GARCIA SANCHEZ</text:p>
          </table:table-cell>
          <table:table-cell office:value-type="string" calcext:value-type="string">
            <text:p>ANAYENZIN LOPEZ DE LA TORR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RANA ARANA</text:p>
          </table:table-cell>
          <table:table-cell office:value-type="string" calcext:value-type="string">
            <text:p>CHRISTIAN RAUL ASCENCION DIAZ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RANA ARANA</text:p>
          </table:table-cell>
          <table:table-cell office:value-type="string" calcext:value-type="string">
            <text:p>CHRISTIAN RAUL ASCENCION DIAZ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RANA ARANA</text:p>
          </table:table-cell>
          <table:table-cell office:value-type="string" calcext:value-type="string">
            <text:p>CHRISTIAN RAUL ASCENCION DIAZ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DELGADILLO GONZALEZ</text:p>
          </table:table-cell>
          <table:table-cell office:value-type="string" calcext:value-type="string">
            <text:p>MARIA DE LOURDES MACIAS MARTINEZ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DELGADILLO GONZALEZ</text:p>
          </table:table-cell>
          <table:table-cell office:value-type="string" calcext:value-type="string">
            <text:p>MARIA DE LOURDES MACIAS MARTINEZ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EDITH MUJICA CHAVEZ</text:p>
          </table:table-cell>
          <table:table-cell office:value-type="string" calcext:value-type="string">
            <text:p>CLAUDIA VERONICA BRISEÑO DE LEON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DELGADILLO GONZALEZ</text:p>
          </table:table-cell>
          <table:table-cell office:value-type="string" calcext:value-type="string">
            <text:p>MARIA DE LOURDES MACIAS MARTINEZ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OLFO BAUTISTA HERRERA</text:p>
          </table:table-cell>
          <table:table-cell office:value-type="string" calcext:value-type="string">
            <text:p>JOSE LUIS ANTONIO GARCIA HERRERA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PATRICIA ALVARADO CORONA</text:p>
          </table:table-cell>
          <table:table-cell office:value-type="string" calcext:value-type="string">
            <text:p>VERONICA GARCIA NUÑEZ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CELINA VAZQUEZ RODRIGUEZ</text:p>
          </table:table-cell>
          <table:table-cell office:value-type="string" calcext:value-type="string">
            <text:p>MARIA DEL CARMEN RAMIREZ AVILA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AURA CHAVEZ VELARDE</text:p>
          </table:table-cell>
          <table:table-cell office:value-type="string" calcext:value-type="string">
            <text:p>KARLA LOPEZ INZUNZA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AURA CHAVEZ VELARDE</text:p>
          </table:table-cell>
          <table:table-cell office:value-type="string" calcext:value-type="string">
            <text:p>KARLA LOPEZ INZUNZA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AURA CHAVEZ VELARDE</text:p>
          </table:table-cell>
          <table:table-cell office:value-type="string" calcext:value-type="string">
            <text:p>KARLA LOPEZ INZUNZA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RAMOS CRUZ</text:p>
          </table:table-cell>
          <table:table-cell office:value-type="string" calcext:value-type="string">
            <text:p>BRITANIA GUADALUPE CONTRERAS CARDENAS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RAMOS CRUZ</text:p>
          </table:table-cell>
          <table:table-cell office:value-type="string" calcext:value-type="string">
            <text:p>BRITANIA GUADALUPE CONTRERAS CARDENAS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ASENCION ALVAREZ SOLIS</text:p>
          </table:table-cell>
          <table:table-cell office:value-type="string" calcext:value-type="string">
            <text:p>ROSINA CHAVIRA LARA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RAMOS CRUZ</text:p>
          </table:table-cell>
          <table:table-cell office:value-type="string" calcext:value-type="string">
            <text:p>BRITANIA GUADALUPE CONTRERAS CARDENAS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ERENDIRA YAÑEZ CHAVEZ</text:p>
          </table:table-cell>
          <table:table-cell office:value-type="string" calcext:value-type="string">
            <text:p>KARINA ERIKA YAÑEZ CHAVEZ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 ADRIANA LOPEZ HERNANDEZ</text:p>
          </table:table-cell>
          <table:table-cell office:value-type="string" calcext:value-type="string">
            <text:p>MA GABRIELA HERNANDEZ AYALA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MICHELLE LOZANO LOPEZ</text:p>
          </table:table-cell>
          <table:table-cell office:value-type="string" calcext:value-type="string">
            <text:p>MARIA DEL CARMEN LETICIA BARRAGAN LARA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BERNARDO GUZMAN CERVANTES</text:p>
          </table:table-cell>
          <table:table-cell office:value-type="string" calcext:value-type="string">
            <text:p>SALVADOR CONTRERAS OLGUIN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BERNARDO GUZMAN CERVANTES</text:p>
          </table:table-cell>
          <table:table-cell office:value-type="string" calcext:value-type="string">
            <text:p>SALVADOR CONTRERAS OLGUIN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BERNARDO GUZMAN CERVANTES</text:p>
          </table:table-cell>
          <table:table-cell office:value-type="string" calcext:value-type="string">
            <text:p>SALVADOR CONTRERAS OLGUIN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IA ALEJANDRA CASTILLO LOZANO</text:p>
          </table:table-cell>
          <table:table-cell office:value-type="string" calcext:value-type="string">
            <text:p>MA DE JESUS OCEGUERA RODRIGUEZ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IA ALEJANDRA CASTILLO LOZANO</text:p>
          </table:table-cell>
          <table:table-cell office:value-type="string" calcext:value-type="string">
            <text:p>MA DE JESUS OCEGUERA RODRIGUEZ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GIO BARRERA SEPULVEDA</text:p>
          </table:table-cell>
          <table:table-cell office:value-type="string" calcext:value-type="string">
            <text:p>ALBINO GALVAN MARTINEZ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IA ALEJANDRA CASTILLO LOZANO</text:p>
          </table:table-cell>
          <table:table-cell office:value-type="string" calcext:value-type="string">
            <text:p>MA DE JESUS OCEGUERA RODRIGUEZ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PILOÑA RIVERA</text:p>
          </table:table-cell>
          <table:table-cell office:value-type="string" calcext:value-type="string">
            <text:p>ELISA DE JESUS OCEGUEDA ARCINIEGA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N JAIME ALCANTAR GONZALEZ</text:p>
          </table:table-cell>
          <table:table-cell office:value-type="string" calcext:value-type="string">
            <text:p>VALERIA LIZBETH VELAZQUEZ DEL VALLE TAPIA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SA SOFIA AMBRIZ MURGUIA</text:p>
          </table:table-cell>
          <table:table-cell office:value-type="string" calcext:value-type="string">
            <text:p>ALEJANDRA ESTEFANIA NAVARRO RETANA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BARDO ALCALA PADILLA</text:p>
          </table:table-cell>
          <table:table-cell office:value-type="string" calcext:value-type="string">
            <text:p>CARLOS ELKJAER VILLANUEVA SALGADO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BARDO ALCALA PADILLA</text:p>
          </table:table-cell>
          <table:table-cell office:value-type="string" calcext:value-type="string">
            <text:p>CARLOS ELKJAER VILLANUEVA SALGADO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BARDO ALCALA PADILLA</text:p>
          </table:table-cell>
          <table:table-cell office:value-type="string" calcext:value-type="string">
            <text:p>CARLOS ELKJAER VILLANUEVA SALGADO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AUBRY DE CASTRO PALOMINO</text:p>
          </table:table-cell>
          <table:table-cell office:value-type="string" calcext:value-type="string">
            <text:p>DAVID CONTRERAS VAZQUEZ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AUBRY DE CASTRO PALOMINO</text:p>
          </table:table-cell>
          <table:table-cell office:value-type="string" calcext:value-type="string">
            <text:p>DAVID CONTRERAS VAZQUEZ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LETICIA CHAVEZ PEREZ</text:p>
          </table:table-cell>
          <table:table-cell office:value-type="string" calcext:value-type="string">
            <text:p>EVANGELINA BELEN RODRIGUEZ ALVARADO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AUBRY DE CASTRO PALOMINO</text:p>
          </table:table-cell>
          <table:table-cell office:value-type="string" calcext:value-type="string">
            <text:p>DAVID CONTRERAS VAZQUEZ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LISAIRA QUIROZ LAMAS</text:p>
          </table:table-cell>
          <table:table-cell office:value-type="string" calcext:value-type="string">
            <text:p>ALEJANDRA GEORGINA GUERRERO ORNELAS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HORTA TOVAR</text:p>
          </table:table-cell>
          <table:table-cell office:value-type="string" calcext:value-type="string">
            <text:p>CRISTIAN OMAR REYES OROZC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<text:s/>MARIA AMADOR BARRAGAN</text:p>
          </table:table-cell>
          <table:table-cell office:value-type="string" calcext:value-type="string">
            <text:p>CAROLINA TRETO REYNOSO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SANCHEZ VELAZQUEZ</text:p>
          </table:table-cell>
          <table:table-cell office:value-type="string" calcext:value-type="string">
            <text:p>OLIVIA LIZBETH TORRES RAMIREZ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SANCHEZ VELAZQUEZ</text:p>
          </table:table-cell>
          <table:table-cell office:value-type="string" calcext:value-type="string">
            <text:p>OLIVIA LIZBETH TORRES RAMIREZ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SANCHEZ VELAZQUEZ</text:p>
          </table:table-cell>
          <table:table-cell office:value-type="string" calcext:value-type="string">
            <text:p>OLIVIA LIZBETH TORRES RAMIREZ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BARAJAS GODINEZ</text:p>
          </table:table-cell>
          <table:table-cell office:value-type="string" calcext:value-type="string">
            <text:p>SANDRA ESCOTO LOPEZ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BARAJAS GODINEZ</text:p>
          </table:table-cell>
          <table:table-cell office:value-type="string" calcext:value-type="string">
            <text:p>SANDRA ESCOTO LOPEZ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O GABRIEL HERNANDEZ HERNANDEZ</text:p>
          </table:table-cell>
          <table:table-cell office:value-type="string" calcext:value-type="string">
            <text:p>MIRNA SALUD VALENCIA MELENDREZ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BARAJAS GODINEZ</text:p>
          </table:table-cell>
          <table:table-cell office:value-type="string" calcext:value-type="string">
            <text:p>SANDRA ESCOTO LOPEZ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NAVARRO LOMELI</text:p>
          </table:table-cell>
          <table:table-cell office:value-type="string" calcext:value-type="string">
            <text:p>MA GUADALUPE AVIÑA CERVANTES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ALVAREZ CERVANTES</text:p>
          </table:table-cell>
          <table:table-cell office:value-type="string" calcext:value-type="string">
            <text:p>RICARDO GONZALEZ SANCHEZ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 OROZCO VILLAGOMEZ</text:p>
          </table:table-cell>
          <table:table-cell office:value-type="string" calcext:value-type="string">
            <text:p>ARTURO REYES PEREZ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BEATRIZ JUAREZ PIÑA</text:p>
          </table:table-cell>
          <table:table-cell office:value-type="string" calcext:value-type="string">
            <text:p>EDITH ALONDRA PIZA GONZALEZ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BEATRIZ JUAREZ PIÑA</text:p>
          </table:table-cell>
          <table:table-cell office:value-type="string" calcext:value-type="string">
            <text:p>EDITH ALONDRA PIZA GONZAL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BEATRIZ JUAREZ PIÑA</text:p>
          </table:table-cell>
          <table:table-cell office:value-type="string" calcext:value-type="string">
            <text:p>EDITH ALONDRA PIZA GONZALEZ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IMELDA PEREZ SEGURA</text:p>
          </table:table-cell>
          <table:table-cell office:value-type="string" calcext:value-type="string">
            <text:p>MARIA DEL CARMEN CURIEL ALDAZ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IMELDA PEREZ SEGURA</text:p>
          </table:table-cell>
          <table:table-cell office:value-type="string" calcext:value-type="string">
            <text:p>MARIA DEL CARMEN CURIEL ALDAZ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QUIN ANTONIO PORTILLA WOLFF</text:p>
          </table:table-cell>
          <table:table-cell office:value-type="string" calcext:value-type="string">
            <text:p>JOSE LUIS BARBA REYNOSO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IMELDA PEREZ SEGURA</text:p>
          </table:table-cell>
          <table:table-cell office:value-type="string" calcext:value-type="string">
            <text:p>MARIA DEL CARMEN CURIEL ALDAZ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IO FERNANDO GARCIA GALINDO</text:p>
          </table:table-cell>
          <table:table-cell office:value-type="string" calcext:value-type="string">
            <text:p>MARTHA ELENA SANCHEZ RODRIGUEZ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A DE JESUS OWENS PAREDES</text:p>
          </table:table-cell>
          <table:table-cell office:value-type="string" calcext:value-type="string">
            <text:p>SILVIA DE LOZA GUTIERREZ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BECERRA MORENO</text:p>
          </table:table-cell>
          <table:table-cell office:value-type="string" calcext:value-type="string">
            <text:p>CYNTHIA MARIA ZAYAS BECERRA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ADILLA GUTIERREZ</text:p>
          </table:table-cell>
          <table:table-cell office:value-type="string" calcext:value-type="string">
            <text:p>CLAUDIA GUADALUPE NUÑEZ MORA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ADILLA GUTIERREZ</text:p>
          </table:table-cell>
          <table:table-cell office:value-type="string" calcext:value-type="string">
            <text:p>CLAUDIA GUADALUPE NUÑEZ MORA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ADILLA GUTIERREZ</text:p>
          </table:table-cell>
          <table:table-cell office:value-type="string" calcext:value-type="string">
            <text:p>CLAUDIA GUADALUPE NUÑEZ MORA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E JESUS RAMIREZ RAMOS</text:p>
          </table:table-cell>
          <table:table-cell office:value-type="string" calcext:value-type="string">
            <text:p>JOSE GUADALUPE BUENROSTRO MARTINEZ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E JESUS RAMIREZ RAMOS</text:p>
          </table:table-cell>
          <table:table-cell office:value-type="string" calcext:value-type="string">
            <text:p>JOSE GUADALUPE BUENROSTRO MARTINEZ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RTIN ESPINOZA CARDENAS</text:p>
          </table:table-cell>
          <table:table-cell office:value-type="string" calcext:value-type="string">
            <text:p>JUAN CARLOS ZARATE BEAS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E JESUS RAMIREZ RAMOS</text:p>
          </table:table-cell>
          <table:table-cell office:value-type="string" calcext:value-type="string">
            <text:p>JOSE GUADALUPE BUENROSTRO MARTINEZ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GONZALEZ OROPEZA</text:p>
          </table:table-cell>
          <table:table-cell office:value-type="string" calcext:value-type="string">
            <text:p>ALEJANDRO PEREZ GONZALEZ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STHER HERNANDEZ ESCAMILLA</text:p>
          </table:table-cell>
          <table:table-cell office:value-type="string" calcext:value-type="string">
            <text:p>ESTHER BECERRA REYES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 SANDOVAL LOPEZ</text:p>
          </table:table-cell>
          <table:table-cell office:value-type="string" calcext:value-type="string">
            <text:p>ABRIL PAOLA CASTILLO PADILLA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ADALUPE FLETES ARAIZA</text:p>
          </table:table-cell>
          <table:table-cell office:value-type="string" calcext:value-type="string">
            <text:p>ALEJANDRO RUBIO BELTRAN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ADALUPE FLETES ARAIZA</text:p>
          </table:table-cell>
          <table:table-cell office:value-type="string" calcext:value-type="string">
            <text:p>ALEJANDRO RUBIO BELTRAN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ADALUPE FLETES ARAIZA</text:p>
          </table:table-cell>
          <table:table-cell office:value-type="string" calcext:value-type="string">
            <text:p>ALEJANDRO RUBIO BELTRAN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MAEL HERNANDEZ ACOSTA</text:p>
          </table:table-cell>
          <table:table-cell office:value-type="string" calcext:value-type="string">
            <text:p>JOSE RAMON VELASCO MEDINA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MAEL HERNANDEZ ACOSTA</text:p>
          </table:table-cell>
          <table:table-cell office:value-type="string" calcext:value-type="string">
            <text:p>JOSE RAMON VELASCO MEDINA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PAEZ GUTIERREZ</text:p>
          </table:table-cell>
          <table:table-cell office:value-type="string" calcext:value-type="string">
            <text:p>LAURA AZUCENA ESPARZA SIERRA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MAEL HERNANDEZ ACOSTA</text:p>
          </table:table-cell>
          <table:table-cell office:value-type="string" calcext:value-type="string">
            <text:p>JOSE RAMON VELASCO MEDINA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O ESPINOZA DIAZ</text:p>
          </table:table-cell>
          <table:table-cell office:value-type="string" calcext:value-type="string">
            <text:p>MIGUEL ANGEL OLGUIN ZAVALZA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ISSA ROSALBA BENITEZ GARCIA</text:p>
          </table:table-cell>
          <table:table-cell office:value-type="string" calcext:value-type="string">
            <text:p>LIZANDRA VALERIA BENITES GARCIA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SEDANO DE LA ROSA</text:p>
          </table:table-cell>
          <table:table-cell office:value-type="string" calcext:value-type="string">
            <text:p>RAUL HERNANDEZ VELAZCO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SALVADOR RAMOS CANO</text:p>
          </table:table-cell>
          <table:table-cell office:value-type="string" calcext:value-type="string">
            <text:p>MARIA DEL ROCIO DE LA LIMA VILLALVAZO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SALVADOR RAMOS CANO</text:p>
          </table:table-cell>
          <table:table-cell office:value-type="string" calcext:value-type="string">
            <text:p>MARIA DEL ROCIO DE LA LIMA VILLALVAZO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SALVADOR RAMOS CANO</text:p>
          </table:table-cell>
          <table:table-cell office:value-type="string" calcext:value-type="string">
            <text:p>MARIA DEL ROCIO DE LA LIMA VILLALVAZO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Z ADRIANA CANDELARIO FIGUEROA</text:p>
          </table:table-cell>
          <table:table-cell office:value-type="string" calcext:value-type="string">
            <text:p>SANDRA LILIANA FLORES VAZQUEZ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Z ADRIANA CANDELARIO FIGUEROA</text:p>
          </table:table-cell>
          <table:table-cell office:value-type="string" calcext:value-type="string">
            <text:p>SANDRA LILIANA FLORES VAZQUEZ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 JESUS GUERRERO ZUÑIGA</text:p>
          </table:table-cell>
          <table:table-cell office:value-type="string" calcext:value-type="string">
            <text:p>ANABELLA ZEPEDA CHAVEZ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Z ADRIANA CANDELARIO FIGUEROA</text:p>
          </table:table-cell>
          <table:table-cell office:value-type="string" calcext:value-type="string">
            <text:p>SANDRA LILIANA FLORES VAZQUEZ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AN ARELLANO GONZALEZ</text:p>
          </table:table-cell>
          <table:table-cell office:value-type="string" calcext:value-type="string">
            <text:p>ANIBAL ANTONIO SANCHEZ COBOS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ITLAHUAC FERNANDO SANTILLAN OCAMPO</text:p>
          </table:table-cell>
          <table:table-cell office:value-type="string" calcext:value-type="string">
            <text:p>JOSE EDUARDO AGUILAR HERNANDEZ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GABRIELA ACOSTA ZUBIETA</text:p>
          </table:table-cell>
          <table:table-cell office:value-type="string" calcext:value-type="string">
            <text:p>CARMIN MERENI PRIETO LOPEZ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EFUGIO CAMARENA JAUREGUI</text:p>
          </table:table-cell>
          <table:table-cell office:value-type="string" calcext:value-type="string">
            <text:p>MA OBDULIA MARES NAVARRO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EFUGIO CAMARENA JAUREGUI</text:p>
          </table:table-cell>
          <table:table-cell office:value-type="string" calcext:value-type="string">
            <text:p>MA OBDULIA MARES NAVARRO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REFUGIO CAMARENA JAUREGUI</text:p>
          </table:table-cell>
          <table:table-cell office:value-type="string" calcext:value-type="string">
            <text:p>MA OBDULIA MARES NAVARRO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SANCHEZ GONZALEZ</text:p>
          </table:table-cell>
          <table:table-cell office:value-type="string" calcext:value-type="string">
            <text:p>BENJAMIN ROBLES HERRERA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SANCHEZ GONZALEZ</text:p>
          </table:table-cell>
          <table:table-cell office:value-type="string" calcext:value-type="string">
            <text:p>BENJAMIN ROBLES HERRERA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ISRAEL OROZCO MONTES</text:p>
          </table:table-cell>
          <table:table-cell office:value-type="string" calcext:value-type="string">
            <text:p>ADRIAN OCTAVIO SALINAS TOSTADO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SANCHEZ GONZALEZ</text:p>
          </table:table-cell>
          <table:table-cell office:value-type="string" calcext:value-type="string">
            <text:p>BENJAMIN ROBLES HERRERA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GONZALEZ PADILLA</text:p>
          </table:table-cell>
          <table:table-cell office:value-type="string" calcext:value-type="string">
            <text:p>LUIS BRIAN PONCE ANAYA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BONAVIA CASTRO</text:p>
          </table:table-cell>
          <table:table-cell office:value-type="string" calcext:value-type="string">
            <text:p>IDIARITH ARELI MIRANDA VARGAS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E JESUS VEGA GONZALEZ</text:p>
          </table:table-cell>
          <table:table-cell office:value-type="string" calcext:value-type="string">
            <text:p>LUIS ORTEGA SOLIS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SAMANO PERALTA</text:p>
          </table:table-cell>
          <table:table-cell office:value-type="string" calcext:value-type="string">
            <text:p>FERNANDO ARTURO CHAVEZ RODRIGUEZ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SAMANO PERALTA</text:p>
          </table:table-cell>
          <table:table-cell office:value-type="string" calcext:value-type="string">
            <text:p>FERNANDO ARTURO CHAVEZ RODRIGUEZ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SAMANO PERALTA</text:p>
          </table:table-cell>
          <table:table-cell office:value-type="string" calcext:value-type="string">
            <text:p>FERNANDO ARTURO CHAVEZ RODRIGUEZ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OSORNIO SANCHEZ</text:p>
          </table:table-cell>
          <table:table-cell office:value-type="string" calcext:value-type="string">
            <text:p>ALDO DANIEL GOMEZ SANCHEZ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OSORNIO SANCHEZ</text:p>
          </table:table-cell>
          <table:table-cell office:value-type="string" calcext:value-type="string">
            <text:p>ALDO DANIEL GOMEZ SANCHEZ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MIRANDA VAZQUEZ</text:p>
          </table:table-cell>
          <table:table-cell office:value-type="string" calcext:value-type="string">
            <text:p>MARTHA BLANCA MUNGUIA MERCADO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OSORNIO SANCHEZ</text:p>
          </table:table-cell>
          <table:table-cell office:value-type="string" calcext:value-type="string">
            <text:p>ALDO DANIEL GOMEZ SANCHEZ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LUIS EDGAR RUBIO SANCHEZ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RDO NAVA ORTEGA</text:p>
          </table:table-cell>
          <table:table-cell office:value-type="string" calcext:value-type="string">
            <text:p>JUAN JUAREZ HERNANDEZ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GRICELDA RAMIREZ LOPEZ</text:p>
          </table:table-cell>
          <table:table-cell office:value-type="string" calcext:value-type="string">
            <text:p>YURIDIA DE LA CRUZ VALENCIA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E LOPEZ JIMENEZ</text:p>
          </table:table-cell>
          <table:table-cell office:value-type="string" calcext:value-type="string">
            <text:p>ARISBET BERENICE SOLANO MARTINEZ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E LOPEZ JIMENEZ</text:p>
          </table:table-cell>
          <table:table-cell office:value-type="string" calcext:value-type="string">
            <text:p>ARISBET BERENICE SOLANO MARTINEZ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E LOPEZ JIMENEZ</text:p>
          </table:table-cell>
          <table:table-cell office:value-type="string" calcext:value-type="string">
            <text:p>ARISBET BERENICE SOLANO MARTINEZ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NICIA VAZQUEZ GARCIA</text:p>
          </table:table-cell>
          <table:table-cell office:value-type="string" calcext:value-type="string">
            <text:p>DAIRA JANETH URBAN HUERTA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NICIA VAZQUEZ GARCIA</text:p>
          </table:table-cell>
          <table:table-cell office:value-type="string" calcext:value-type="string">
            <text:p>DAIRA JANETH URBAN HUERTA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ALBERTO SERRANO CORONADO</text:p>
          </table:table-cell>
          <table:table-cell office:value-type="string" calcext:value-type="string">
            <text:p>JOSE RICARDO PEREZ BUTRON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NICIA VAZQUEZ GARCIA</text:p>
          </table:table-cell>
          <table:table-cell office:value-type="string" calcext:value-type="string">
            <text:p>DAIRA JANETH URBAN HUERTA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LBA ALMAZAN MARTINEZ</text:p>
          </table:table-cell>
          <table:table-cell office:value-type="string" calcext:value-type="string">
            <text:p>BEATRIZ PEREZ CANALES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JOCELYNE PATRICIO AGUILAR</text:p>
          </table:table-cell>
          <table:table-cell office:value-type="string" calcext:value-type="string">
            <text:p>FATIMA MASIEL CORNEJO MARTINEZ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LI BEATRIZ BAZAN ROMERO</text:p>
          </table:table-cell>
          <table:table-cell office:value-type="string" calcext:value-type="string">
            <text:p>NOEMI GEORGINA SANCHEZ GONZALEZ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GUSTAVO CARDENAS MONROY</text:p>
          </table:table-cell>
          <table:table-cell office:value-type="string" calcext:value-type="string">
            <text:p>LEVY MISAEL ARROCENA ALEGRIA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GUSTAVO CARDENAS MONROY</text:p>
          </table:table-cell>
          <table:table-cell office:value-type="string" calcext:value-type="string">
            <text:p>LEVY MISAEL ARROCENA ALEGRIA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GUSTAVO CARDENAS MONROY</text:p>
          </table:table-cell>
          <table:table-cell office:value-type="string" calcext:value-type="string">
            <text:p>LEVY MISAEL ARROCENA ALEGRIA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MARU MEJIA</text:p>
          </table:table-cell>
          <table:table-cell office:value-type="string" calcext:value-type="string">
            <text:p>ALONDRA PEREZ GONZALEZ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MARU MEJIA</text:p>
          </table:table-cell>
          <table:table-cell office:value-type="string" calcext:value-type="string">
            <text:p>ALONDRA PEREZ GONZALEZ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GONZALEZ RAMIREZ</text:p>
          </table:table-cell>
          <table:table-cell office:value-type="string" calcext:value-type="string">
            <text:p>MARIO ALBERTO MORENO BEJARANO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MARU MEJIA</text:p>
          </table:table-cell>
          <table:table-cell office:value-type="string" calcext:value-type="string">
            <text:p>ALONDRA PEREZ GONZALEZ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COINTA MEDRANO MIRANDA</text:p>
          </table:table-cell>
          <table:table-cell office:value-type="string" calcext:value-type="string">
            <text:p>ELIANETH ANGELINA GONZALEZ SANCHEZ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URDES RIOS GARCIA</text:p>
          </table:table-cell>
          <table:table-cell office:value-type="string" calcext:value-type="string">
            <text:p>ANTONIA ARENAS GONZALEZ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SUSANA VELASCO GARCIA</text:p>
          </table:table-cell>
          <table:table-cell office:value-type="string" calcext:value-type="string">
            <text:p>MARIA AGUSTINA SANTOS OSORIO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ANCIO CRUZ RODRIGUEZ</text:p>
          </table:table-cell>
          <table:table-cell office:value-type="string" calcext:value-type="string">
            <text:p>JUAN CARLOS NAVARRO HERNANDEZ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VIA HERNANDEZ GARCIA</text:p>
          </table:table-cell>
          <table:table-cell office:value-type="string" calcext:value-type="string">
            <text:p>DIANA LAURA MERCADO ROSAS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ETH MERCADO CARBAJAL</text:p>
          </table:table-cell>
          <table:table-cell office:value-type="string" calcext:value-type="string">
            <text:p>MARIANA MARTINEZ ROSAS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INERVA CARRASCO GODINEZ</text:p>
          </table:table-cell>
          <table:table-cell office:value-type="string" calcext:value-type="string">
            <text:p>MA CRISTINA VARGAS OSNAYA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INERVA CARRASCO GODINEZ</text:p>
          </table:table-cell>
          <table:table-cell office:value-type="string" calcext:value-type="string">
            <text:p>MA CRISTINA VARGAS OSNAYA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SUE FIDEL MEJIA CHAVEZ</text:p>
          </table:table-cell>
          <table:table-cell office:value-type="string" calcext:value-type="string">
            <text:p>WILLIAM VARELA GARCIA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INERVA CARRASCO GODINEZ</text:p>
          </table:table-cell>
          <table:table-cell office:value-type="string" calcext:value-type="string">
            <text:p>MA CRISTINA VARGAS OSNAYA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RAMIREZ LORA</text:p>
          </table:table-cell>
          <table:table-cell office:value-type="string" calcext:value-type="string">
            <text:p>NEREIDA ALCANTARA DIAZ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ELIZABETH VILCHIS SANDOVAL</text:p>
          </table:table-cell>
          <table:table-cell office:value-type="string" calcext:value-type="string">
            <text:p>ANAYELI MARTINEZ TORRIJOS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A BRAVO SANCHEZ</text:p>
          </table:table-cell>
          <table:table-cell office:value-type="string" calcext:value-type="string">
            <text:p>AURORA MELCHOR CARRASCO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EL MARTINEZ PEREZ</text:p>
          </table:table-cell>
          <table:table-cell office:value-type="string" calcext:value-type="string">
            <text:p>GLADIS NELY MENDEZ SILVA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FERNANDEZ CAMPILLO</text:p>
          </table:table-cell>
          <table:table-cell office:value-type="string" calcext:value-type="string">
            <text:p>FERNANDO ROJAS HERNANDEZ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IGUEL NIEVES OSORIO</text:p>
          </table:table-cell>
          <table:table-cell office:value-type="string" calcext:value-type="string">
            <text:p>NORMA ANGELICA VISTRAIN CERVANTES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FAVELA PEÑUÑURI</text:p>
          </table:table-cell>
          <table:table-cell office:value-type="string" calcext:value-type="string">
            <text:p>JOVANNI ZAMORA MARTINEZ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FAVELA PEÑUÑURI</text:p>
          </table:table-cell>
          <table:table-cell office:value-type="string" calcext:value-type="string">
            <text:p>JOVANNI ZAMORA MARTINEZ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LEYDI MORALES RICO</text:p>
          </table:table-cell>
          <table:table-cell office:value-type="string" calcext:value-type="string">
            <text:p>MARIA JOSEFINA BERTHA VELAZQUEZ VAZQUEZ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FAVELA PEÑUÑURI</text:p>
          </table:table-cell>
          <table:table-cell office:value-type="string" calcext:value-type="string">
            <text:p>JOVANNI ZAMORA MARTINEZ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HERNANDEZ PER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VALDO VALENCIA MOISSEN</text:p>
          </table:table-cell>
          <table:table-cell office:value-type="string" calcext:value-type="string">
            <text:p>ORLANDO MATEOS ESCOBAR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IMA PALACIOS SOSA</text:p>
          </table:table-cell>
          <table:table-cell office:value-type="string" calcext:value-type="string">
            <text:p>BRENDA KARINA GONZALEZ CUEVAS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IRA TAIDE MONTOYA VALENZUELA</text:p>
          </table:table-cell>
          <table:table-cell office:value-type="string" calcext:value-type="string">
            <text:p>ARISBE TORRES MARTINEZ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IRA TAIDE MONTOYA VALENZUELA</text:p>
          </table:table-cell>
          <table:table-cell office:value-type="string" calcext:value-type="string">
            <text:p>ARISBE TORRES MARTINEZ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IRA TAIDE MONTOYA VALENZUELA</text:p>
          </table:table-cell>
          <table:table-cell office:value-type="string" calcext:value-type="string">
            <text:p>ARISBE TORRES MARTINEZ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SAYURI NUÑEZ MENESES</text:p>
          </table:table-cell>
          <table:table-cell office:value-type="string" calcext:value-type="string">
            <text:p>ROCIO ALEXIS GAMIÑO GARCIA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SAYURI NUÑEZ MENESES</text:p>
          </table:table-cell>
          <table:table-cell office:value-type="string" calcext:value-type="string">
            <text:p>ROCIO ALEXIS GAMIÑO GARCIA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ESPINOZA HERNANDEZ</text:p>
          </table:table-cell>
          <table:table-cell office:value-type="string" calcext:value-type="string">
            <text:p>DAMARYX STEPHANIE FAVELA MARTINEZ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SAYURI NUÑEZ MENESES</text:p>
          </table:table-cell>
          <table:table-cell office:value-type="string" calcext:value-type="string">
            <text:p>ROCIO ALEXIS GAMIÑO GARCIA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OCHOA CRUZ</text:p>
          </table:table-cell>
          <table:table-cell office:value-type="string" calcext:value-type="string">
            <text:p>TANIA MARISOL BARRIOS CAÑEDO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MONTOYA JAIMES</text:p>
          </table:table-cell>
          <table:table-cell office:value-type="string" calcext:value-type="string">
            <text:p>BRANDON LANDEROS SERRANO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VIA HERNANDEZ GARCIA</text:p>
          </table:table-cell>
          <table:table-cell office:value-type="string" calcext:value-type="string">
            <text:p>WENDY ALINE NUÑEZ VARGAS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 ALEJANDRA FELIPE TORRES</text:p>
          </table:table-cell>
          <table:table-cell office:value-type="string" calcext:value-type="string">
            <text:p>GEORGINA GOMEZ MADRIGAL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 ALEJANDRA FELIPE TORRES</text:p>
          </table:table-cell>
          <table:table-cell office:value-type="string" calcext:value-type="string">
            <text:p>GEORGINA GOMEZ MADRIGAL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 ALEJANDRA FELIPE TORRES</text:p>
          </table:table-cell>
          <table:table-cell office:value-type="string" calcext:value-type="string">
            <text:p>GEORGINA GOMEZ MADRIGAL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VIANEY LOPEZ MORENO</text:p>
          </table:table-cell>
          <table:table-cell office:value-type="string" calcext:value-type="string">
            <text:p>MARIA DEL ROCIO MARTINEZ GARCIA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LOPEZ RAMOS</text:p>
          </table:table-cell>
          <table:table-cell office:value-type="string" calcext:value-type="string">
            <text:p>NANCY DAMAYANTI VELAZQUEZ RAMIREZ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HUERTA HERNANDEZ</text:p>
          </table:table-cell>
          <table:table-cell office:value-type="string" calcext:value-type="string">
            <text:p>SARAIT ELIZABETH RUBIO BUSTOS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TL NASHIELLY ZAGAL RAMIREZ</text:p>
          </table:table-cell>
          <table:table-cell office:value-type="string" calcext:value-type="string">
            <text:p>LAURA MONICA GUERRA NAVARRO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DAMARIS DIAZ LOYOLA</text:p>
          </table:table-cell>
          <table:table-cell office:value-type="string" calcext:value-type="string">
            <text:p>MITZI AZUCENA JIMENEZ MORENO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BERTHA MILLAN MAYA</text:p>
          </table:table-cell>
          <table:table-cell office:value-type="string" calcext:value-type="string">
            <text:p>MIRIAM NATALIA PEREZ SALINAS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SA VIRUES REYES</text:p>
          </table:table-cell>
          <table:table-cell office:value-type="string" calcext:value-type="string">
            <text:p>BLANCA ESTELA MARTINEZ URBAN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ITZEL RODRIGUEZ ESPINOZA</text:p>
          </table:table-cell>
          <table:table-cell office:value-type="string" calcext:value-type="string">
            <text:p>REYNA DELGADO PEREZ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EL NAVA HERNANDEZ</text:p>
          </table:table-cell>
          <table:table-cell office:value-type="string" calcext:value-type="string">
            <text:p>MARTIN GUTIERREZ LANDEROS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CID MIRANDA</text:p>
          </table:table-cell>
          <table:table-cell office:value-type="string" calcext:value-type="string">
            <text:p>MELISA REA IBARRA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BARCENAS CEDILLO</text:p>
          </table:table-cell>
          <table:table-cell office:value-type="string" calcext:value-type="string">
            <text:p>FIDEL SANCHEZ LOPEZ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Y XARENI VIEYRA CASTRO</text:p>
          </table:table-cell>
          <table:table-cell office:value-type="string" calcext:value-type="string">
            <text:p>MA GUADALUPE TORRES MENDEZ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O ARIAS BENITEZ</text:p>
          </table:table-cell>
          <table:table-cell office:value-type="string" calcext:value-type="string">
            <text:p>JULIO CESAR BAUTISTA CARREOLA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AVO CONTRERAS MONTES</text:p>
          </table:table-cell>
          <table:table-cell office:value-type="string" calcext:value-type="string">
            <text:p>RICARDO TORRES TORRES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ILVIA LUNA JIMENEZ</text:p>
          </table:table-cell>
          <table:table-cell office:value-type="string" calcext:value-type="string">
            <text:p>BRENDA ESMERALDA HERNANDEZ HERNANDEZ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HERNANDEZ ROSAS</text:p>
          </table:table-cell>
          <table:table-cell office:value-type="string" calcext:value-type="string">
            <text:p>MAYRA SARAI HERNANDEZ MONTOYA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 STEPHANIA OLIVA SANDOVAL</text:p>
          </table:table-cell>
          <table:table-cell office:value-type="string" calcext:value-type="string">
            <text:p>IRAIS KARINA MENDEZ HERNANDEZ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ZARZOSA SANCHEZ</text:p>
          </table:table-cell>
          <table:table-cell office:value-type="string" calcext:value-type="string">
            <text:p>JUAN MANUEL GONZALEZ RUBIO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ZARZOSA SANCHEZ</text:p>
          </table:table-cell>
          <table:table-cell office:value-type="string" calcext:value-type="string">
            <text:p>JUAN MANUEL GONZALEZ RUBIO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ZARZOSA SANCHEZ</text:p>
          </table:table-cell>
          <table:table-cell office:value-type="string" calcext:value-type="string">
            <text:p>JUAN MANUEL GONZALEZ RUBIO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RAMIREZ ORTIZ</text:p>
          </table:table-cell>
          <table:table-cell office:value-type="string" calcext:value-type="string">
            <text:p>JOSE ANICETO PAULINO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MIRANDA GONZALEZ</text:p>
          </table:table-cell>
          <table:table-cell office:value-type="string" calcext:value-type="string">
            <text:p>DULCE ANGELICA SANCHEZ MATEO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EM VILLEGAS MEZA</text:p>
          </table:table-cell>
          <table:table-cell office:value-type="string" calcext:value-type="string">
            <text:p>HILDA ANAHI GONZALEZ SALAZAR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XAVIER CONTRERAS Y DE LA MORA</text:p>
          </table:table-cell>
          <table:table-cell office:value-type="string" calcext:value-type="string">
            <text:p>IVAN OMAR BERMUDEZ ROJAS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HEMI GUADALUPE AVILA LOPEZ</text:p>
          </table:table-cell>
          <table:table-cell office:value-type="string" calcext:value-type="string">
            <text:p>ANA MARIA MAYA SEGUNDO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INA BERNAL MARTINEZ</text:p>
          </table:table-cell>
          <table:table-cell office:value-type="string" calcext:value-type="string">
            <text:p>PATRICIA RUIZ LOPEZ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ANTONIETA GARCIA VANEGAS</text:p>
          </table:table-cell>
          <table:table-cell office:value-type="string" calcext:value-type="string">
            <text:p>MA MAURA GONZALEZ GARCIA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ALBERTO GARCIA MARQUEZ</text:p>
          </table:table-cell>
          <table:table-cell office:value-type="string" calcext:value-type="string">
            <text:p>JOSE DE JESUS ORTEGA GOMEZ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RGINIA NALLELY GUTIERREZ RAMIREZ</text:p>
          </table:table-cell>
          <table:table-cell office:value-type="string" calcext:value-type="string">
            <text:p>SANDRA MA PACHECO ECHAVARRI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MENDOZA MARTINEZ</text:p>
          </table:table-cell>
          <table:table-cell office:value-type="string" calcext:value-type="string">
            <text:p>AURELIO YOPIHUA TERRAZAS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FRIAS PEREZ</text:p>
          </table:table-cell>
          <table:table-cell office:value-type="string" calcext:value-type="string">
            <text:p>GUADALUPE CRUZ MAYA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GUILLEN ROSILES</text:p>
          </table:table-cell>
          <table:table-cell office:value-type="string" calcext:value-type="string">
            <text:p>LESLIE MARION BRAVO ARENAS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DEL CARMEN SANTOS RAMOS</text:p>
          </table:table-cell>
          <table:table-cell office:value-type="string" calcext:value-type="string">
            <text:p>KAREN ANDREA GONZALEZ ZAYAS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A DELIA NAVARRETE RIVERA</text:p>
          </table:table-cell>
          <table:table-cell office:value-type="string" calcext:value-type="string">
            <text:p>FABIOLA ORTIZ SALGADO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YURIKO GARDUÑO RODRIGUEZ</text:p>
          </table:table-cell>
          <table:table-cell office:value-type="string" calcext:value-type="string">
            <text:p>ASTRID CITLALLI GARCIA CASTAÑEDA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DAVID SANTILLAN URIOSTEGUI</text:p>
          </table:table-cell>
          <table:table-cell office:value-type="string" calcext:value-type="string">
            <text:p>LADIE STEPHANIE PORTILLO ZAMUDIO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MENDEZ CAMAÑO</text:p>
          </table:table-cell>
          <table:table-cell office:value-type="string" calcext:value-type="string">
            <text:p>MAYRA MANUELA AYALA CORTES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ANGEL OTERO DIAZ</text:p>
          </table:table-cell>
          <table:table-cell office:value-type="string" calcext:value-type="string">
            <text:p>ESTELA HERNANDEZ SANCHEZ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HERNANDEZ HERNANDEZ</text:p>
          </table:table-cell>
          <table:table-cell office:value-type="string" calcext:value-type="string">
            <text:p>MIGUEL ANGEL RODRIGUEZ ZAMUDIO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EO MENDOZA MOHEDANO</text:p>
          </table:table-cell>
          <table:table-cell office:value-type="string" calcext:value-type="string">
            <text:p>J ALBERTO MURILLO DIOSDADO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ROMERO ORDOÑEZ</text:p>
          </table:table-cell>
          <table:table-cell office:value-type="string" calcext:value-type="string">
            <text:p>AMEYALI AGUILERA BRAVO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 MONZON TRONCOSO</text:p>
          </table:table-cell>
          <table:table-cell office:value-type="string" calcext:value-type="string">
            <text:p>MARIA DE LOS ANGELES MENDOZA ROSALES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LUJAN GASPAR</text:p>
          </table:table-cell>
          <table:table-cell office:value-type="string" calcext:value-type="string">
            <text:p>BEATRIZ RODRIGUEZ LOA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EUGENIA HERNANDEZ PEREZ</text:p>
          </table:table-cell>
          <table:table-cell office:value-type="string" calcext:value-type="string">
            <text:p>MARINA MARGARITA HERNANDEZ AGUILAR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 OMAR CAMPOS BARRAGAN</text:p>
          </table:table-cell>
          <table:table-cell office:value-type="string" calcext:value-type="string">
            <text:p>ERNESTO TORRES LUVIANOS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MIGUEL ANGEL SOLIS SILVERIO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SEGURA ARRIAGA</text:p>
          </table:table-cell>
          <table:table-cell office:value-type="string" calcext:value-type="string">
            <text:p>GLADYS KARINA GAY LAGUNAS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INA ELENA ALBORES JIMENEZ</text:p>
          </table:table-cell>
          <table:table-cell office:value-type="string" calcext:value-type="string">
            <text:p>BELLA ESMERALDA SOMERA FRAGOSO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SICA SARAI GONZALEZ FIGUEROA</text:p>
          </table:table-cell>
          <table:table-cell office:value-type="string" calcext:value-type="string">
            <text:p>STEPAHANIA PERALTA HERNANDEZ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TH ANDREA LOPEZ CASTRO</text:p>
          </table:table-cell>
          <table:table-cell office:value-type="string" calcext:value-type="string">
            <text:p>ROXANA LOPEZ CASTRO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CORONA ARVIZU</text:p>
          </table:table-cell>
          <table:table-cell office:value-type="string" calcext:value-type="string">
            <text:p>BRENDA MARLEN BARRAGAN JUAREZ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CORONA ARVIZU</text:p>
          </table:table-cell>
          <table:table-cell office:value-type="string" calcext:value-type="string">
            <text:p>BRENDA MARLEN BARRAGAN JUAREZ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MIRIAM BARRON PEREZ</text:p>
          </table:table-cell>
          <table:table-cell office:value-type="string" calcext:value-type="string">
            <text:p>KARLA DIAZ RAMIREZ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CORONA ARVIZU</text:p>
          </table:table-cell>
          <table:table-cell office:value-type="string" calcext:value-type="string">
            <text:p>BRENDA MARLEN BARRAGAN JUAREZ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JORGE FLORES TEJEDA</text:p>
          </table:table-cell>
          <table:table-cell office:value-type="string" calcext:value-type="string">
            <text:p>ROSA MARIA SALGUERO CAMACHO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A LUZ LETICIA CRUZ RIVERA</text:p>
          </table:table-cell>
          <table:table-cell office:value-type="string" calcext:value-type="string">
            <text:p>ANGELICA MELCHOR HERNANDEZ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OREA SANCHEZ</text:p>
          </table:table-cell>
          <table:table-cell office:value-type="string" calcext:value-type="string">
            <text:p>LETICIA VALDEZ LUNA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ISELVA LARA MORALES</text:p>
          </table:table-cell>
          <table:table-cell office:value-type="string" calcext:value-type="string">
            <text:p>GLORIA GABRIELA CAVIA GARCIA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HERRERA OLGUIN</text:p>
          </table:table-cell>
          <table:table-cell office:value-type="string" calcext:value-type="string">
            <text:p>REYNA ALICIA MOBARAK LOPEZ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BERENICE OSORIO MENDOZA</text:p>
          </table:table-cell>
          <table:table-cell office:value-type="string" calcext:value-type="string">
            <text:p>VIRGINIA CORDERO RAMIREZ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JUAREZ COLORADO</text:p>
          </table:table-cell>
          <table:table-cell office:value-type="string" calcext:value-type="string">
            <text:p>FRANCISCO OSVALDO VAZQUEZ HERNANDEZ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SANCHEZ MORENO</text:p>
          </table:table-cell>
          <table:table-cell office:value-type="string" calcext:value-type="string">
            <text:p>MARIA ALICIA MANRIQUE RIVERA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HURTADO RAMIREZ</text:p>
          </table:table-cell>
          <table:table-cell office:value-type="string" calcext:value-type="string">
            <text:p>CONCEPCION CASTILLO PEÑALOZA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MPIA TAMARA GIRON HERNANDEZ</text:p>
          </table:table-cell>
          <table:table-cell office:value-type="string" calcext:value-type="string">
            <text:p>MAYUMY GUADALUPE HERNANDEZ MEDINA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NOLIA JAIMEZ SANCHEZ</text:p>
          </table:table-cell>
          <table:table-cell office:value-type="string" calcext:value-type="string">
            <text:p>NANCY CERON MORAN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ALBARRAN TENORIO</text:p>
          </table:table-cell>
          <table:table-cell office:value-type="string" calcext:value-type="string">
            <text:p>LIZBETH PADILLA MARTINEZ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ESTHER ESCOBAR HOYOS</text:p>
          </table:table-cell>
          <table:table-cell office:value-type="string" calcext:value-type="string">
            <text:p>ARIANA SALAZAR SUAREZ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IA BALDERAS TREJO</text:p>
          </table:table-cell>
          <table:table-cell office:value-type="string" calcext:value-type="string">
            <text:p>NELYDA MOCIÑOS JIMENEZ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IA BALDERAS TREJO</text:p>
          </table:table-cell>
          <table:table-cell office:value-type="string" calcext:value-type="string">
            <text:p>NELYDA MOCIÑOS JIMENEZ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IA BALDERAS TREJO</text:p>
          </table:table-cell>
          <table:table-cell office:value-type="string" calcext:value-type="string">
            <text:p>NELYDA MOCIÑOS JIMENEZ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NGELICA DOMINGUEZ VAZQUEZ</text:p>
          </table:table-cell>
          <table:table-cell office:value-type="string" calcext:value-type="string">
            <text:p>MARIA DE LOURDES VAZQUEZ CASTELAN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NGELICA DOMINGUEZ VAZQUEZ</text:p>
          </table:table-cell>
          <table:table-cell office:value-type="string" calcext:value-type="string">
            <text:p>MARIA DE LOURDES VAZQUEZ CASTELAN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LANDO HERNANDEZ RODRIGUEZ</text:p>
          </table:table-cell>
          <table:table-cell office:value-type="string" calcext:value-type="string">
            <text:p>CHRISTIAN ARZAK BALA DURAN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NGELICA DOMINGUEZ VAZQUEZ</text:p>
          </table:table-cell>
          <table:table-cell office:value-type="string" calcext:value-type="string">
            <text:p>MARIA DE LOURDES VAZQUEZ CASTELAN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MARTINEZ MARTINEZ</text:p>
          </table:table-cell>
          <table:table-cell office:value-type="string" calcext:value-type="string">
            <text:p>JESUS IVAN LANDEROS MENDEZ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GRACIELA ALCANTARA FRIEDL</text:p>
          </table:table-cell>
          <table:table-cell office:value-type="string" calcext:value-type="string">
            <text:p>MARIA DEL CARMEN GONZALEZ BAUTISTA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PRISCILA PALACIOS ZALDIVAR</text:p>
          </table:table-cell>
          <table:table-cell office:value-type="string" calcext:value-type="string">
            <text:p>VIOLETA MAYLETH GONZALEZ DIAZ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MADRAZO LIMON</text:p>
          </table:table-cell>
          <table:table-cell office:value-type="string" calcext:value-type="string">
            <text:p>OCTAVIO ARELLANO OROZCO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MADRAZO LIMON</text:p>
          </table:table-cell>
          <table:table-cell office:value-type="string" calcext:value-type="string">
            <text:p>OCTAVIO ARELLANO OROZCO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MADRAZO LIMON</text:p>
          </table:table-cell>
          <table:table-cell office:value-type="string" calcext:value-type="string">
            <text:p>OCTAVIO ARELLANO OROZCO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TA VILLALPANDO RIQUELME</text:p>
          </table:table-cell>
          <table:table-cell office:value-type="string" calcext:value-type="string">
            <text:p>MARIA GUADALUPE ORTEGA VEGA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TA VILLALPANDO RIQUELME</text:p>
          </table:table-cell>
          <table:table-cell office:value-type="string" calcext:value-type="string">
            <text:p>MARIA GUADALUPE ORTEGA VEGA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MORENO MARTINEZ</text:p>
          </table:table-cell>
          <table:table-cell office:value-type="string" calcext:value-type="string">
            <text:p>RICARDO CHAVEZ ORTIZ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TA VILLALPANDO RIQUELME</text:p>
          </table:table-cell>
          <table:table-cell office:value-type="string" calcext:value-type="string">
            <text:p>MARIA GUADALUPE ORTEGA VEGA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ALBERTO GONZALEZ GARCIA</text:p>
          </table:table-cell>
          <table:table-cell office:value-type="string" calcext:value-type="string">
            <text:p>AARON AGUSTIN ORTIZ VILLAFAÑA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PAOLA BATAZ RAMIREZ</text:p>
          </table:table-cell>
          <table:table-cell office:value-type="string" calcext:value-type="string">
            <text:p>BLANCA ESTHER NUÑEZ VALENCIA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LIN JEANETTE MONDRAGON MENDOZA</text:p>
          </table:table-cell>
          <table:table-cell office:value-type="string" calcext:value-type="string">
            <text:p>MARCELA GABRIELA HERRERA CHAVEZ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A AMANDA SPOHN GOTZEL</text:p>
          </table:table-cell>
          <table:table-cell office:value-type="string" calcext:value-type="string">
            <text:p>OLIVIA <text:s/>MERCEDES IBAÑEZ JUAREZ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LOPEZ MONROY</text:p>
          </table:table-cell>
          <table:table-cell office:value-type="string" calcext:value-type="string">
            <text:p>MARIELA LIZBETH JIMENEZ ELIZALDE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VALERIA SOSA JUAREZ</text:p>
          </table:table-cell>
          <table:table-cell office:value-type="string" calcext:value-type="string">
            <text:p>NOELIA VERONICA SOSA JUAREZ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ELA GARDUÑO GARDUÑO</text:p>
          </table:table-cell>
          <table:table-cell office:value-type="string" calcext:value-type="string">
            <text:p>JUANA ADRIANA VERA HERNANDEZ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ELA GARDUÑO GARDUÑO</text:p>
          </table:table-cell>
          <table:table-cell office:value-type="string" calcext:value-type="string">
            <text:p>JUANA ADRIANA VERA HERNANDEZ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LILIA VENEGAS PEREZ</text:p>
          </table:table-cell>
          <table:table-cell office:value-type="string" calcext:value-type="string">
            <text:p>DELIA MERCADO OSORNIO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ELA GARDUÑO GARDUÑO</text:p>
          </table:table-cell>
          <table:table-cell office:value-type="string" calcext:value-type="string">
            <text:p>JUANA ADRIANA VERA HERNAND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VICTOR ZENDEJAS ORTIZ</text:p>
          </table:table-cell>
          <table:table-cell office:value-type="string" calcext:value-type="string">
            <text:p>GUSTAVO FRANCISCO MEDINA MERCADO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TORRES SALVATTI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ITZEL SANCHEZ GOMEZ</text:p>
          </table:table-cell>
          <table:table-cell office:value-type="string" calcext:value-type="string">
            <text:p>YESSICA JANET GONZALEZ HERNANDEZ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DE LA LUZ BALDERRAMA CAMACHO</text:p>
          </table:table-cell>
          <table:table-cell office:value-type="string" calcext:value-type="string">
            <text:p>ANA KAREN PLAZA GRANADOS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UE CIRINO VALDES HUEZO</text:p>
          </table:table-cell>
          <table:table-cell office:value-type="string" calcext:value-type="string">
            <text:p>FEDERICO TORRES RAMIREZ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EN GUERRERO DE LEON</text:p>
          </table:table-cell>
          <table:table-cell office:value-type="string" calcext:value-type="string">
            <text:p>ARTURO MUNGUIA NUÑEZ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RUZ GARCIA RAMIREZ</text:p>
          </table:table-cell>
          <table:table-cell office:value-type="string" calcext:value-type="string">
            <text:p>DANIELA ELIZABETH PEREZ BLANDO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IA GONZALEZ HERNANDEZ</text:p>
          </table:table-cell>
          <table:table-cell office:value-type="string" calcext:value-type="string">
            <text:p>NALLELY PRIETO CORDOVA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HERNANDEZ RIVERA</text:p>
          </table:table-cell>
          <table:table-cell office:value-type="string" calcext:value-type="string">
            <text:p>JOSE LUIS RAVELO MARTINEZ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GUADALUPE ROMAN AVILA</text:p>
          </table:table-cell>
          <table:table-cell office:value-type="string" calcext:value-type="string">
            <text:p>SANDRA PAZOS OLIVERA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ANTONIO BALTIERRA MORALES</text:p>
          </table:table-cell>
          <table:table-cell office:value-type="string" calcext:value-type="string">
            <text:p>EVELYN DE LA ROSA CERVANTES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BAN DE JESUS MEZA MEDRANO</text:p>
          </table:table-cell>
          <table:table-cell office:value-type="string" calcext:value-type="string">
            <text:p>CECILIA TAPIA GARCIA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ZIRI VAZQUEZ GUILLEN</text:p>
          </table:table-cell>
          <table:table-cell office:value-type="string" calcext:value-type="string">
            <text:p>KAREN GRACIELA SERVIN ESCOBAR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GARCIA GARCIA</text:p>
          </table:table-cell>
          <table:table-cell office:value-type="string" calcext:value-type="string">
            <text:p>JORGE ANTONIO FABILA MONDRAGON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YLAN SANTANA GIL</text:p>
          </table:table-cell>
          <table:table-cell office:value-type="string" calcext:value-type="string">
            <text:p>CESAR MITRE CHAVEZ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GALVAN PALOMAR</text:p>
          </table:table-cell>
          <table:table-cell office:value-type="string" calcext:value-type="string">
            <text:p>LUIS DAVID JUAREZ OLVERA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 PAOLA SAGNELLI LOPEZ</text:p>
          </table:table-cell>
          <table:table-cell office:value-type="string" calcext:value-type="string">
            <text:p>BEATRIZ RUARO ALVAREZ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PAULINA CERVANTES ESCUDERO</text:p>
          </table:table-cell>
          <table:table-cell office:value-type="string" calcext:value-type="string">
            <text:p>MARLENE DELGADO MARTINEZ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IDORO FABIAN CRUZ</text:p>
          </table:table-cell>
          <table:table-cell office:value-type="string" calcext:value-type="string">
            <text:p>VICTOR HUGO OLVERA GUERRERO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EL FLORES GUTIERREZ</text:p>
          </table:table-cell>
          <table:table-cell office:value-type="string" calcext:value-type="string">
            <text:p>LUISA MARIA CONCEPCION GUTIERREZ GUTIERREZ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A MARISELA VILLAFRANCO SALAZAR</text:p>
          </table:table-cell>
          <table:table-cell office:value-type="string" calcext:value-type="string">
            <text:p>XIMENA PATONI VILLAFRANCO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PEREZ PALACIOS</text:p>
          </table:table-cell>
          <table:table-cell office:value-type="string" calcext:value-type="string">
            <text:p>ESMERALDA RUBIN LOPEZ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PAOLA GUERRA FLORES</text:p>
          </table:table-cell>
          <table:table-cell office:value-type="string" calcext:value-type="string">
            <text:p>ROSA ELENA PRISCILA HERMENEGILDO SOLORIO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HNA KARINA ROMERO VELAZQUEZ</text:p>
          </table:table-cell>
          <table:table-cell office:value-type="string" calcext:value-type="string">
            <text:p>MARIA GUADALUPE NORIEGA ROSALE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HNA KARINA ROMERO VELAZQUEZ</text:p>
          </table:table-cell>
          <table:table-cell office:value-type="string" calcext:value-type="string">
            <text:p>MARIA GUADALUPE NORIEGA ROSALE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HNA KARINA ROMERO VELAZQUEZ</text:p>
          </table:table-cell>
          <table:table-cell office:value-type="string" calcext:value-type="string">
            <text:p>MARIA GUADALUPE NORIEGA ROSALES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MARGARITA SANTILLAN MARTINEZ</text:p>
          </table:table-cell>
          <table:table-cell office:value-type="string" calcext:value-type="string">
            <text:p>JUANA ALICIA PEREZ ORTIZ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EULALIA CRUZ JIMENEZ</text:p>
          </table:table-cell>
          <table:table-cell office:value-type="string" calcext:value-type="string">
            <text:p>MARIA LIZETH YAÑEZ MARTINEZ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UHE ANGEL ALEJANDRO NORIEGA FAZ</text:p>
          </table:table-cell>
          <table:table-cell office:value-type="string" calcext:value-type="string">
            <text:p>RICARDO OCAÑA SANCHEZ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ISES MURGUIA SOTO</text:p>
          </table:table-cell>
          <table:table-cell office:value-type="string" calcext:value-type="string">
            <text:p>MARIO ARTURO CEBALLOS MUÑOZ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HYSTOPHER DANIEL VILLANUEVA VAZQUEZ</text:p>
          </table:table-cell>
          <table:table-cell office:value-type="string" calcext:value-type="string">
            <text:p>ELEONORA MAYUMI VELAZQUEZ ARCINIEGA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OMINGO CERRILLO VELA</text:p>
          </table:table-cell>
          <table:table-cell office:value-type="string" calcext:value-type="string">
            <text:p>JORGE ANTONIO AGUILERA RODRIGUEZ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SOTO HERNANDEZ</text:p>
          </table:table-cell>
          <table:table-cell office:value-type="string" calcext:value-type="string">
            <text:p>YESENIA BELEN VACA JARAMILLO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DELIA SANCHEZ SANCHEZ</text:p>
          </table:table-cell>
          <table:table-cell office:value-type="string" calcext:value-type="string">
            <text:p>SIRLEY GUADALUPE ZEPEDA VALDEZ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DELIA SANCHEZ SANCHEZ</text:p>
          </table:table-cell>
          <table:table-cell office:value-type="string" calcext:value-type="string">
            <text:p>SIRLEY GUADALUPE ZEPEDA VALDEZ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DELIA SANCHEZ SANCHEZ</text:p>
          </table:table-cell>
          <table:table-cell office:value-type="string" calcext:value-type="string">
            <text:p>SIRLEY GUADALUPE ZEPEDA VALDEZ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UAUHTEMOC GARCIA ORTEGA</text:p>
          </table:table-cell>
          <table:table-cell office:value-type="string" calcext:value-type="string">
            <text:p>GUADALUPE PAEZ CANALES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Y GUADARRAMA ADAME</text:p>
          </table:table-cell>
          <table:table-cell office:value-type="string" calcext:value-type="string">
            <text:p>GUADALUPE CRUZ SANCHEZ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ARO RAMIREZ NOGUERA</text:p>
          </table:table-cell>
          <table:table-cell office:value-type="string" calcext:value-type="string">
            <text:p>HERIBERTO MENDOZA JIMENEZ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PABLO SANCHEZ RODRIGUEZ</text:p>
          </table:table-cell>
          <table:table-cell office:value-type="string" calcext:value-type="string">
            <text:p>JOSE RODRIGUEZ AGUIRRE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TE PEREZ BRAVO</text:p>
          </table:table-cell>
          <table:table-cell office:value-type="string" calcext:value-type="string">
            <text:p>FRANCISCA IVONNE PEREZ BRAVO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DA FERNANDA OSORIO BARRON</text:p>
          </table:table-cell>
          <table:table-cell office:value-type="string" calcext:value-type="string">
            <text:p>EDITH MARTINEZ MARQUEZ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DYS JACQUELINE BOTELLO CAMACHO</text:p>
          </table:table-cell>
          <table:table-cell office:value-type="string" calcext:value-type="string">
            <text:p>ANA MARIA VELAZQUEZ CRISOSTOMO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CARRANZA GALINDO</text:p>
          </table:table-cell>
          <table:table-cell office:value-type="string" calcext:value-type="string">
            <text:p>BLANCA ISELA PEREZ PEREZ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YA NAVI GALVAN CAMACHO</text:p>
          </table:table-cell>
          <table:table-cell office:value-type="string" calcext:value-type="string">
            <text:p>ROSALBA YANETH MEZA RODRIGUEZ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XANA AIDE MERINO GALINDO</text:p>
          </table:table-cell>
          <table:table-cell office:value-type="string" calcext:value-type="string">
            <text:p>GUADALUPE REYES CAMARILLO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MARTINEZ VEGA</text:p>
          </table:table-cell>
          <table:table-cell office:value-type="string" calcext:value-type="string">
            <text:p>MIGUEL ANGEL GARRIDO PALAFOX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ALEJANDRO AMBRIZ LOZADA</text:p>
          </table:table-cell>
          <table:table-cell office:value-type="string" calcext:value-type="string">
            <text:p>MAYRA GUADALUPE ROSAS MARQUEZ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ARRIETA AYALA</text:p>
          </table:table-cell>
          <table:table-cell office:value-type="string" calcext:value-type="string">
            <text:p>JUAN CASAS OLIVA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LA SANCHEZ ORTIZ</text:p>
          </table:table-cell>
          <table:table-cell office:value-type="string" calcext:value-type="string">
            <text:p>FABIOLA CONSTANTINO CARMONA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CARMIN FRANCO HERNANDEZ</text:p>
          </table:table-cell>
          <table:table-cell office:value-type="string" calcext:value-type="string">
            <text:p>BRENDA AVELAR MENDEZ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ODUITH DESSIRE ARGENTINA GONZALEZ MIJARES</text:p>
          </table:table-cell>
          <table:table-cell office:value-type="string" calcext:value-type="string">
            <text:p>ROSALBA IGNACIA ESTRADA HERNANDEZ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ITA SANCHEZ ESTRADA</text:p>
          </table:table-cell>
          <table:table-cell office:value-type="string" calcext:value-type="string">
            <text:p>ANABEL CONTRERAS NIET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 ARTURO RODRIGUEZ RIVERA</text:p>
          </table:table-cell>
          <table:table-cell office:value-type="string" calcext:value-type="string">
            <text:p>EDUARDO ISRAEL VILLASEÑOR CICERO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RDES BERENICE VERGARA MILLAN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THA HERRERA ROJAS</text:p>
          </table:table-cell>
          <table:table-cell office:value-type="string" calcext:value-type="string">
            <text:p>KAREN MARTINEZ MOREN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SSAEL LOPEZ GARCIA</text:p>
          </table:table-cell>
          <table:table-cell office:value-type="string" calcext:value-type="string">
            <text:p>HERLINDA ELENA BRAMBILA LAZO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CA MARIA RIVADENEYRA VILLARREAL</text:p>
          </table:table-cell>
          <table:table-cell office:value-type="string" calcext:value-type="string">
            <text:p>MARIA TERESA PERDOMO MOREN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GOYCOOLEA MUÑOZ</text:p>
          </table:table-cell>
          <table:table-cell office:value-type="string" calcext:value-type="string">
            <text:p>VIRNA JIMAREZ TENTLE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GABRIELA GOLDSCHMIED GUASCH</text:p>
          </table:table-cell>
          <table:table-cell office:value-type="string" calcext:value-type="string">
            <text:p>NANCY STEPHANIE RAMIREZ OLIVARES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ES ROBLES CASADOS</text:p>
          </table:table-cell>
          <table:table-cell office:value-type="string" calcext:value-type="string">
            <text:p>CELSO FERNANDO BARRILA MANZ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ZUANI GRIMALDO</text:p>
          </table:table-cell>
          <table:table-cell office:value-type="string" calcext:value-type="string">
            <text:p>TEODOMIRO ESPARZA GALVAN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ZI SAC NICTE CAMARENA CHAVEZ</text:p>
          </table:table-cell>
          <table:table-cell office:value-type="string" calcext:value-type="string">
            <text:p>ALEJANDRA IVETT GAYOSSO TOLENTIN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CECILIA BARBERO SALAS</text:p>
          </table:table-cell>
          <table:table-cell office:value-type="string" calcext:value-type="string">
            <text:p>MAURA MARTINEZ ROMERO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PEREZ BARRAGAN</text:p>
          </table:table-cell>
          <table:table-cell office:value-type="string" calcext:value-type="string">
            <text:p>MIRIAM MONTOYA VILLAVICENCIO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TRINIDAD REYES</text:p>
          </table:table-cell>
          <table:table-cell office:value-type="string" calcext:value-type="string">
            <text:p>MISAEL RODRIGUEZ SOLI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ITINA SAENZ VARGAS</text:p>
          </table:table-cell>
          <table:table-cell office:value-type="string" calcext:value-type="string">
            <text:p>GABRIELA BRAVO HERRER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CTEZUMA PICHARDO CORTES</text:p>
          </table:table-cell>
          <table:table-cell office:value-type="string" calcext:value-type="string">
            <text:p>GUSTAVO FLORES TERRAZA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SERRAT PEÑA BECERRA</text:p>
          </table:table-cell>
          <table:table-cell office:value-type="string" calcext:value-type="string">
            <text:p>BEATRIZ ARACELI ANGELES PALACIO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AZUCENA CAMACHO REYNOSO</text:p>
          </table:table-cell>
          <table:table-cell office:value-type="string" calcext:value-type="string">
            <text:p>BRISSA GARCIA PONC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ETTE IMELDA MARTINEZ TREJO</text:p>
          </table:table-cell>
          <table:table-cell office:value-type="string" calcext:value-type="string">
            <text:p>MARIA GUADALUPE CRUZ CASTILL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A IBARRA ARMENDARIZ</text:p>
          </table:table-cell>
          <table:table-cell office:value-type="string" calcext:value-type="string">
            <text:p>MA DEL CARMEN ARRIAGA IBARR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NY GABRIELA PERALES QUIROZ</text:p>
          </table:table-cell>
          <table:table-cell office:value-type="string" calcext:value-type="string">
            <text:p>MAGDALENA GARCIA MONDRAGO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GABRIELA OLVERA HIGUERA</text:p>
          </table:table-cell>
          <table:table-cell office:value-type="string" calcext:value-type="string">
            <text:p>LUZ VANESSA VILLASEÑOR CICER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GABRIELA OLVERA HIGUERA</text:p>
          </table:table-cell>
          <table:table-cell office:value-type="string" calcext:value-type="string">
            <text:p>LUZ VANESSA VILLASEÑOR CICER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GABRIELA OLVERA HIGUERA</text:p>
          </table:table-cell>
          <table:table-cell office:value-type="string" calcext:value-type="string">
            <text:p>LUZ VANESSA VILLASEÑOR CICER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HUERTA DEL RIO</text:p>
          </table:table-cell>
          <table:table-cell office:value-type="string" calcext:value-type="string">
            <text:p>SANDRA FABIOLA MARTINEZ JIMENEZ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HUERTA DEL RIO</text:p>
          </table:table-cell>
          <table:table-cell office:value-type="string" calcext:value-type="string">
            <text:p>SANDRA FABIOLA MARTINEZ JIMENEZ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AHAM OCHOA AGUILAR</text:p>
          </table:table-cell>
          <table:table-cell office:value-type="string" calcext:value-type="string">
            <text:p>JOSE ISRAEL NAVA FLORE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S ANGELES HUERTA DEL RIO</text:p>
          </table:table-cell>
          <table:table-cell office:value-type="string" calcext:value-type="string">
            <text:p>SANDRA FABIOLA MARTINEZ JIMENEZ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EDUARDO HERNANDEZ MANDUJANO</text:p>
          </table:table-cell>
          <table:table-cell office:value-type="string" calcext:value-type="string">
            <text:p>SERGIO ALANIS REY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OCHOA GONZALEZ</text:p>
          </table:table-cell>
          <table:table-cell office:value-type="string" calcext:value-type="string">
            <text:p>FLOR VICTORIA ORTEGA PEREZ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ADALUPE GODINEZ GONZALEZ</text:p>
          </table:table-cell>
          <table:table-cell office:value-type="string" calcext:value-type="string">
            <text:p>JESSICA LIZETH MAYA ACEVEDO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MERINO TRUJILLO</text:p>
          </table:table-cell>
          <table:table-cell office:value-type="string" calcext:value-type="string">
            <text:p>ARGELIA CAZARES CLEMENT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SFORO GARCIA CARREON</text:p>
          </table:table-cell>
          <table:table-cell office:value-type="string" calcext:value-type="string">
            <text:p>MARIO RENTERIA GUTIERREZ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LBERTO GARCIA DORANTES</text:p>
          </table:table-cell>
          <table:table-cell office:value-type="string" calcext:value-type="string">
            <text:p>JOSE SAUL ROMERO CORTINA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OTZIN MONSERRAT MANCERA MARTINEZ</text:p>
          </table:table-cell>
          <table:table-cell office:value-type="string" calcext:value-type="string">
            <text:p>MARIANA ALEJO LIMON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VALVERDE GUTIERREZ</text:p>
          </table:table-cell>
          <table:table-cell office:value-type="string" calcext:value-type="string">
            <text:p>MARCELINO MARTINEZ HERNANDEZ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SAR AUGUSTO HERNANDEZ NAVA</text:p>
          </table:table-cell>
          <table:table-cell office:value-type="string" calcext:value-type="string">
            <text:p>JULIO CESAR HERNANDEZ REYE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LOPEZ GUADARRAMA</text:p>
          </table:table-cell>
          <table:table-cell office:value-type="string" calcext:value-type="string">
            <text:p>GERARDO RODRIGUEZ AGUILAR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GUSTAVO EMILIO RANGEL</text:p>
          </table:table-cell>
          <table:table-cell office:value-type="string" calcext:value-type="string">
            <text:p>JERONIMO SAUCEDO PINEDA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ULFO LEON CRUZ</text:p>
          </table:table-cell>
          <table:table-cell office:value-type="string" calcext:value-type="string">
            <text:p>ULISES GARCIA PALACIO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MUÑIZ ZARATE</text:p>
          </table:table-cell>
          <table:table-cell office:value-type="string" calcext:value-type="string">
            <text:p>MARIA ELENA ZARAGOZA CARRERA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SSA ESTEFANIA VARGAS CAMACHO</text:p>
          </table:table-cell>
          <table:table-cell office:value-type="string" calcext:value-type="string">
            <text:p>SOFIA GOMEZ CAMBRON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SSA ESTEFANIA VARGAS CAMACHO</text:p>
          </table:table-cell>
          <table:table-cell office:value-type="string" calcext:value-type="string">
            <text:p>SOFIA GOMEZ CAMBRON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SSA ESTEFANIA VARGAS CAMACHO</text:p>
          </table:table-cell>
          <table:table-cell office:value-type="string" calcext:value-type="string">
            <text:p>SOFIA GOMEZ CAMBRON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HECTOR MONROY YURRIETA</text:p>
          </table:table-cell>
          <table:table-cell office:value-type="string" calcext:value-type="string">
            <text:p>MANUEL GONZALEZ PERALTA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HECTOR MONROY YURRIETA</text:p>
          </table:table-cell>
          <table:table-cell office:value-type="string" calcext:value-type="string">
            <text:p>MANUEL GONZALEZ PERALTA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MIRELES SOSA</text:p>
          </table:table-cell>
          <table:table-cell office:value-type="string" calcext:value-type="string">
            <text:p>ABIGAIL ISABEL RODRIGUEZ ESTRADA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HECTOR MONROY YURRIETA</text:p>
          </table:table-cell>
          <table:table-cell office:value-type="string" calcext:value-type="string">
            <text:p>MANUEL GONZALEZ PERALTA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MERALDA DE LOS ANGELES MORENO MEDINA</text:p>
          </table:table-cell>
          <table:table-cell office:value-type="string" calcext:value-type="string">
            <text:p>LORENA SANTAMARIA JARDON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COVARRUBIAS JIMENEZ</text:p>
          </table:table-cell>
          <table:table-cell office:value-type="string" calcext:value-type="string">
            <text:p>MARCELA REYES COLON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INA MILLAN VELAZQUEZ</text:p>
          </table:table-cell>
          <table:table-cell office:value-type="string" calcext:value-type="string">
            <text:p>ARCELIA RUIZ AYALA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ILIA HERRERA ANZALDO</text:p>
          </table:table-cell>
          <table:table-cell office:value-type="string" calcext:value-type="string">
            <text:p>LUCIA GONZALEZ ORDOÑEZ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ILIA HERRERA ANZALDO</text:p>
          </table:table-cell>
          <table:table-cell office:value-type="string" calcext:value-type="string">
            <text:p>LUCIA GONZALEZ ORDOÑEZ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ILIA HERRERA ANZALDO</text:p>
          </table:table-cell>
          <table:table-cell office:value-type="string" calcext:value-type="string">
            <text:p>LUCIA GONZALEZ ORDOÑEZ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GONZALEZ YAÑEZ</text:p>
          </table:table-cell>
          <table:table-cell office:value-type="string" calcext:value-type="string">
            <text:p>LUIS OSVALDO LOPEZ DOTOR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GONZALEZ YAÑEZ</text:p>
          </table:table-cell>
          <table:table-cell office:value-type="string" calcext:value-type="string">
            <text:p>LUIS OSVALDO LOPEZ DOTOR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KARIME ARGUILEZ HERNAND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GONZALEZ YAÑEZ</text:p>
          </table:table-cell>
          <table:table-cell office:value-type="string" calcext:value-type="string">
            <text:p>LUIS OSVALDO LOPEZ DOTOR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VERONICA ACEVEDO VE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VANESSA LANGUENDIK MUÑOZ</text:p>
          </table:table-cell>
          <table:table-cell office:value-type="string" calcext:value-type="string">
            <text:p>MAYRA ARREDONDO GARCIA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PANIAGUA COLIN</text:p>
          </table:table-cell>
          <table:table-cell office:value-type="string" calcext:value-type="string">
            <text:p>ANYLU GARCIA BERNAL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PARRA ANGELES</text:p>
          </table:table-cell>
          <table:table-cell office:value-type="string" calcext:value-type="string">
            <text:p>DANIEL TREJO CRUZ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ENICE ELIZABETH BRINDIS ANAYA</text:p>
          </table:table-cell>
          <table:table-cell office:value-type="string" calcext:value-type="string">
            <text:p>SANDRA ORTEGA ORTIZ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REO ORTEGA VERDE</text:p>
          </table:table-cell>
          <table:table-cell office:value-type="string" calcext:value-type="string">
            <text:p>FRANCISCO ESTRADA GARCIA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REYES OROPEZA</text:p>
          </table:table-cell>
          <table:table-cell office:value-type="string" calcext:value-type="string">
            <text:p>JESUS JANDETE SANCHEZ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JAVIER RAMIREZ VEGA</text:p>
          </table:table-cell>
          <table:table-cell office:value-type="string" calcext:value-type="string">
            <text:p>ADELFO CRUZ FELIX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LEDESMA LUNA</text:p>
          </table:table-cell>
          <table:table-cell office:value-type="string" calcext:value-type="string">
            <text:p>FILOGONIO BARRERA LEONEL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NGEL DOMINGUEZ RODRIGUEZ</text:p>
          </table:table-cell>
          <table:table-cell office:value-type="string" calcext:value-type="string">
            <text:p>PEDRO EDUARDO PINEDA DELGADO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UKY AMANDA ORTEGA MONTIEL</text:p>
          </table:table-cell>
          <table:table-cell office:value-type="string" calcext:value-type="string">
            <text:p>NAYELI MICHELLE LOPEZ MORFIN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SANCHEZ SANCHEZ</text:p>
          </table:table-cell>
          <table:table-cell office:value-type="string" calcext:value-type="string">
            <text:p>MARIA DEL PILAR GAONA HERNANDEZ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JUAREZ GONZALEZ</text:p>
          </table:table-cell>
          <table:table-cell office:value-type="string" calcext:value-type="string">
            <text:p>EVELYN MONROY MARTINEZ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EDROZA JIMENEZ</text:p>
          </table:table-cell>
          <table:table-cell office:value-type="string" calcext:value-type="string">
            <text:p>JUAN MANUEL ROSALES SANCHEZ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EDROZA JIMENEZ</text:p>
          </table:table-cell>
          <table:table-cell office:value-type="string" calcext:value-type="string">
            <text:p>JUAN MANUEL ROSALES SANCHEZ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PEDROZA JIMENEZ</text:p>
          </table:table-cell>
          <table:table-cell office:value-type="string" calcext:value-type="string">
            <text:p>JUAN MANUEL ROSALES SANCHEZ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MA GLORIA AMBROCIO VILLASEÑOR</text:p>
          </table:table-cell>
          <table:table-cell office:value-type="string" calcext:value-type="string">
            <text:p>DOMINGA LOYOLA RUIZ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AVID PIÑA MARQUEZ</text:p>
          </table:table-cell>
          <table:table-cell office:value-type="string" calcext:value-type="string">
            <text:p>DANIELA DURAN PINTOR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GOMEZ ALTAMIRANO</text:p>
          </table:table-cell>
          <table:table-cell office:value-type="string" calcext:value-type="string">
            <text:p>JULIO CESAR CERECEDO CARDENAS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ROBLES ORTIZ</text:p>
          </table:table-cell>
          <table:table-cell office:value-type="string" calcext:value-type="string">
            <text:p>MARIA DEL CARMEN BANDA GOMEZ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LENA RAMIREZ DIAZ</text:p>
          </table:table-cell>
          <table:table-cell office:value-type="string" calcext:value-type="string">
            <text:p>ERIKA PASTRANA CANSECO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E JESUS AVILA ZETINA</text:p>
          </table:table-cell>
          <table:table-cell office:value-type="string" calcext:value-type="string">
            <text:p>MARIO GONZALEZ CORIA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MAXLINDER MONTESINOS SANTANA</text:p>
          </table:table-cell>
          <table:table-cell office:value-type="string" calcext:value-type="string">
            <text:p>MARLEM MORALES LUCIO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IO PIÑA VALDES</text:p>
          </table:table-cell>
          <table:table-cell office:value-type="string" calcext:value-type="string">
            <text:p>JORGE REYES GARCIA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LBA PINEDA RAMIREZ</text:p>
          </table:table-cell>
          <table:table-cell office:value-type="string" calcext:value-type="string">
            <text:p>NERY GUTIERREZ CRUZ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REYESRETANA MIRANDA</text:p>
          </table:table-cell>
          <table:table-cell office:value-type="string" calcext:value-type="string">
            <text:p>SUSANA SARAI RAMIREZ MARTINEZ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 AGUSTIN HERNANDEZ PEREZ</text:p>
          </table:table-cell>
          <table:table-cell office:value-type="string" calcext:value-type="string">
            <text:p>LUIS VALLEJO VALVERDE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 AGUSTIN HERNANDEZ PEREZ</text:p>
          </table:table-cell>
          <table:table-cell office:value-type="string" calcext:value-type="string">
            <text:p>LUIS VALLEJO VALVERDE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MARGARITA PANIAGUA HUERTA</text:p>
          </table:table-cell>
          <table:table-cell office:value-type="string" calcext:value-type="string">
            <text:p>ELIZABETH GUADALUPE AVILA PAEZ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AR AGUSTIN HERNANDEZ PEREZ</text:p>
          </table:table-cell>
          <table:table-cell office:value-type="string" calcext:value-type="string">
            <text:p>LUIS VALLEJO VALVERD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FERNANDA DANIELA DELGADO GARCIA</text:p>
          </table:table-cell>
          <table:table-cell office:value-type="string" calcext:value-type="string">
            <text:p>ARACELI MARTINEZ RODRIGUEZ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IL MARIANA RAZO MEZA</text:p>
          </table:table-cell>
          <table:table-cell office:value-type="string" calcext:value-type="string">
            <text:p>VIRGINIA LOPEZ OLALDE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ZMIN NATALY GONZALEZ CANTO</text:p>
          </table:table-cell>
          <table:table-cell office:value-type="string" calcext:value-type="string">
            <text:p>SILVIA ISABEL PEREZ EDUARDO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RCIA</text:p>
          </table:table-cell>
          <table:table-cell office:value-type="string" calcext:value-type="string">
            <text:p>CORALIA MARIA LUISA VILLEGAS ROMERO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RCIA</text:p>
          </table:table-cell>
          <table:table-cell office:value-type="string" calcext:value-type="string">
            <text:p>CORALIA MARIA LUISA VILLEGAS ROMERO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RCIA</text:p>
          </table:table-cell>
          <table:table-cell office:value-type="string" calcext:value-type="string">
            <text:p>CORALIA MARIA LUISA VILLEGAS ROMERO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MURILLO RAMIREZ</text:p>
          </table:table-cell>
          <table:table-cell office:value-type="string" calcext:value-type="string">
            <text:p>ALMA DELIA MARTINEZ LOPEZ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A FERNANDA NAVA ROMERO</text:p>
          </table:table-cell>
          <table:table-cell office:value-type="string" calcext:value-type="string">
            <text:p>ESTEFANY NAYELI BAUTISTA VILLAGRAN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RTIN ROSALES VELAZQUEZ</text:p>
          </table:table-cell>
          <table:table-cell office:value-type="string" calcext:value-type="string">
            <text:p>CIRILO REVILLA FABIAN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ANGEL BAUTISTA BRAVO</text:p>
          </table:table-cell>
          <table:table-cell office:value-type="string" calcext:value-type="string">
            <text:p>JOSE GUADALUPE GONZALEZ VARGAS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ORTEGA SANCHEZ</text:p>
          </table:table-cell>
          <table:table-cell office:value-type="string" calcext:value-type="string">
            <text:p>VERONICA CRUZ TELLEZ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A VARGAS VAZQUEZ</text:p>
          </table:table-cell>
          <table:table-cell office:value-type="string" calcext:value-type="string">
            <text:p>ESTRELLITA ARIZMENDI MEMIJE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HELI MARISOL RIVAS ROJAS</text:p>
          </table:table-cell>
          <table:table-cell office:value-type="string" calcext:value-type="string">
            <text:p>IDARIC CARMEN SANDOVAL CASTRO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NUÑEZ SABINO</text:p>
          </table:table-cell>
          <table:table-cell office:value-type="string" calcext:value-type="string">
            <text:p>MARCELINO GUZMAN LEON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NUÑEZ SABINO</text:p>
          </table:table-cell>
          <table:table-cell office:value-type="string" calcext:value-type="string">
            <text:p>MARCELINO GUZMAN LEON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NUÑEZ SABINO</text:p>
          </table:table-cell>
          <table:table-cell office:value-type="string" calcext:value-type="string">
            <text:p>MARCELINO GUZMAN LEON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NRIQUE MARTINEZ VENTURA</text:p>
          </table:table-cell>
          <table:table-cell office:value-type="string" calcext:value-type="string">
            <text:p>JAIME GONZALO VARGAS ALVAREZ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NRIQUE MARTINEZ VENTURA</text:p>
          </table:table-cell>
          <table:table-cell office:value-type="string" calcext:value-type="string">
            <text:p>JAIME GONZALO VARGAS ALVAREZ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SERNA VALDEZ</text:p>
          </table:table-cell>
          <table:table-cell office:value-type="string" calcext:value-type="string">
            <text:p>SONIA MORALES CANO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ENRIQUE MARTINEZ VENTURA</text:p>
          </table:table-cell>
          <table:table-cell office:value-type="string" calcext:value-type="string">
            <text:p>JAIME GONZALO VARGAS ALVAREZ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ORTEGA CENTENO</text:p>
          </table:table-cell>
          <table:table-cell office:value-type="string" calcext:value-type="string">
            <text:p>MARIO AMADOR BARRERA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ARO MONDRAGON GRANCIANO</text:p>
          </table:table-cell>
          <table:table-cell office:value-type="string" calcext:value-type="string">
            <text:p>ISSACHAR CABRERA RAMOS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OLVERA MARTINEZ</text:p>
          </table:table-cell>
          <table:table-cell office:value-type="string" calcext:value-type="string">
            <text:p>VIRGINIA RIVERA ESCAMILLA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LA RODRIGUEZ GARCIA</text:p>
          </table:table-cell>
          <table:table-cell office:value-type="string" calcext:value-type="string">
            <text:p>PAULA MARIANA VELASCO MOLINA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LA RODRIGUEZ GARCIA</text:p>
          </table:table-cell>
          <table:table-cell office:value-type="string" calcext:value-type="string">
            <text:p>PAULA MARIANA VELASCO MOLINA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LA RODRIGUEZ GARCIA</text:p>
          </table:table-cell>
          <table:table-cell office:value-type="string" calcext:value-type="string">
            <text:p>PAULA MARIANA VELASCO MOLINA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LINO MORENO</text:p>
          </table:table-cell>
          <table:table-cell office:value-type="string" calcext:value-type="string">
            <text:p>CHRISTIAN ALEJANDRO MELENDEZ LONA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RODRIGUEZ PONCE</text:p>
          </table:table-cell>
          <table:table-cell office:value-type="string" calcext:value-type="string">
            <text:p>ALAN PEREZ REYES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A ELVIRA RESENDIZ BECERRIL</text:p>
          </table:table-cell>
          <table:table-cell office:value-type="string" calcext:value-type="string">
            <text:p>REYNA ALEJANDRA PONCE VAZQUEZ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ENTE ALBERTO ONOFRE VAZQUEZ</text:p>
          </table:table-cell>
          <table:table-cell office:value-type="string" calcext:value-type="string">
            <text:p>GUILLERMO ROMERO POZOS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RANGEL LAGUNA</text:p>
          </table:table-cell>
          <table:table-cell office:value-type="string" calcext:value-type="string">
            <text:p>GERMAN VEGA MORALES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REYES CHAVARRIA</text:p>
          </table:table-cell>
          <table:table-cell office:value-type="string" calcext:value-type="string">
            <text:p>ERIK GOMEZ CONTRERAS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TAPIA HERNANDEZ</text:p>
          </table:table-cell>
          <table:table-cell office:value-type="string" calcext:value-type="string">
            <text:p>ARA DAIREN ROMERO CORDOBA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TERESA CASTELL DE ORO PALACIOS</text:p>
          </table:table-cell>
          <table:table-cell office:value-type="string" calcext:value-type="string">
            <text:p>ELMA YATZIRY MENDOZA PEREZ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TERESA CASTELL DE ORO PALACIOS</text:p>
          </table:table-cell>
          <table:table-cell office:value-type="string" calcext:value-type="string">
            <text:p>ELMA YATZIRY MENDOZA PEREZ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TERESA CASTELL DE ORO PALACIOS</text:p>
          </table:table-cell>
          <table:table-cell office:value-type="string" calcext:value-type="string">
            <text:p>ELMA YATZIRY MENDOZA PEREZ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MUCIÑO MARTINEZ</text:p>
          </table:table-cell>
          <table:table-cell office:value-type="string" calcext:value-type="string">
            <text:p>DINORAH CAROLINA JEREZ RAMIREZ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MUCIÑO MARTINEZ</text:p>
          </table:table-cell>
          <table:table-cell office:value-type="string" calcext:value-type="string">
            <text:p>DINORAH CAROLINA JEREZ RAMIREZ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ARMANDO RUIZ HERNANDEZ</text:p>
          </table:table-cell>
          <table:table-cell office:value-type="string" calcext:value-type="string">
            <text:p>ALBERTO GOMEZ ORTEGA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MUCIÑO MARTINEZ</text:p>
          </table:table-cell>
          <table:table-cell office:value-type="string" calcext:value-type="string">
            <text:p>DINORAH CAROLINA JEREZ RAMIREZ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ETH MARLENE HERNANDEZ HERNANDEZ</text:p>
          </table:table-cell>
          <table:table-cell office:value-type="string" calcext:value-type="string">
            <text:p>CLAUDIA MONTENEGRO GONZALEZ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IA LOPEZ VAZQUEZ</text:p>
          </table:table-cell>
          <table:table-cell office:value-type="string" calcext:value-type="string">
            <text:p>KATYA CONTERO LOPEZ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MEJIA DIAZ</text:p>
          </table:table-cell>
          <table:table-cell office:value-type="string" calcext:value-type="string">
            <text:p>VIOLETA MARLEN GUTIERREZ MORENO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ESPIRIDION SANCHEZ POMPA</text:p>
          </table:table-cell>
          <table:table-cell office:value-type="string" calcext:value-type="string">
            <text:p>JESUS SOTELO SOTELO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ESPIRIDION SANCHEZ POMPA</text:p>
          </table:table-cell>
          <table:table-cell office:value-type="string" calcext:value-type="string">
            <text:p>JESUS SOTELO SOTELO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ESPIRIDION SANCHEZ POMPA</text:p>
          </table:table-cell>
          <table:table-cell office:value-type="string" calcext:value-type="string">
            <text:p>JESUS SOTELO SOTELO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URO ROBERTO HERNANDEZ TAPIA</text:p>
          </table:table-cell>
          <table:table-cell office:value-type="string" calcext:value-type="string">
            <text:p>FELIPE VIDAL GOMEZ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URO ROBERTO HERNANDEZ TAPIA</text:p>
          </table:table-cell>
          <table:table-cell office:value-type="string" calcext:value-type="string">
            <text:p>FELIPE VIDAL GOMEZ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MYN MERCADO QUINTERO</text:p>
          </table:table-cell>
          <table:table-cell office:value-type="string" calcext:value-type="string">
            <text:p>NAYELY PEÑA SEGURA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URO ROBERTO HERNANDEZ TAPIA</text:p>
          </table:table-cell>
          <table:table-cell office:value-type="string" calcext:value-type="string">
            <text:p>FELIPE VIDAL GOMEZ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 LLANOS SOLANO</text:p>
          </table:table-cell>
          <table:table-cell office:value-type="string" calcext:value-type="string">
            <text:p>MARCO ANTONIO ROSAS CRISOFORO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LIA DE JESUS FLORES HERNANDEZ</text:p>
          </table:table-cell>
          <table:table-cell office:value-type="string" calcext:value-type="string">
            <text:p>MAGALY MARISOL ARIZMENDI SANDOVAL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ADALUPE MERCADO ENRIQUEZ</text:p>
          </table:table-cell>
          <table:table-cell office:value-type="string" calcext:value-type="string">
            <text:p>NATALI TRINIDAD VELAZCO GUZMAN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ZMIN JAIMES ALBARRAN</text:p>
          </table:table-cell>
          <table:table-cell office:value-type="string" calcext:value-type="string">
            <text:p>BERENICE MARIN BECERRIL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ZMIN JAIMES ALBARRAN</text:p>
          </table:table-cell>
          <table:table-cell office:value-type="string" calcext:value-type="string">
            <text:p>BERENICE MARIN BECERRIL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ZMIN JAIMES ALBARRAN</text:p>
          </table:table-cell>
          <table:table-cell office:value-type="string" calcext:value-type="string">
            <text:p>BERENICE MARIN BECERRIL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TOLEDO MONDRAGON</text:p>
          </table:table-cell>
          <table:table-cell office:value-type="string" calcext:value-type="string">
            <text:p>YADIRA BELEN GARDUÑO SEGUNDO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JARAMILLO VENCES</text:p>
          </table:table-cell>
          <table:table-cell office:value-type="string" calcext:value-type="string">
            <text:p>JOSE IGNACIO CUEVAS ROJO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GARCIA AGUIRRE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VARELA DOMINGUEZ</text:p>
          </table:table-cell>
          <table:table-cell office:value-type="string" calcext:value-type="string">
            <text:p>JUAN MONTES DE OCA GOMEZ TAGLE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KAREN ESPINOSA SOTO</text:p>
          </table:table-cell>
          <table:table-cell office:value-type="string" calcext:value-type="string">
            <text:p>SONIA SUAREZ MORENO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BERENICE RIOS GARCIA</text:p>
          </table:table-cell>
          <table:table-cell office:value-type="string" calcext:value-type="string">
            <text:p>ROCIO ANTONIO ARENAS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PAULA JIMENEZ MEJIA</text:p>
          </table:table-cell>
          <table:table-cell office:value-type="string" calcext:value-type="string">
            <text:p>NELLY FALFAN MARTINEZ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R OCTAVIO MARTINEZ FLORES</text:p>
          </table:table-cell>
          <table:table-cell office:value-type="string" calcext:value-type="string">
            <text:p>RAFAEL VALDES ORTEGA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ER AGUSTIN ROJO ROJAS</text:p>
          </table:table-cell>
          <table:table-cell office:value-type="string" calcext:value-type="string">
            <text:p>HECTOR ISAIAS CASAS PEREZ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CALZADA SANCHEZ</text:p>
          </table:table-cell>
          <table:table-cell office:value-type="string" calcext:value-type="string">
            <text:p>JULIETA AIDA URRUTIA SUAREZ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LIA LOPEZ VAZQUEZ</text:p>
          </table:table-cell>
          <table:table-cell office:value-type="string" calcext:value-type="string">
            <text:p>ALMA ROSA RODRIGUEZ MARTINEZ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IMELDA JIMENEZ VERA</text:p>
          </table:table-cell>
          <table:table-cell office:value-type="string" calcext:value-type="string">
            <text:p>HEIDI ARLIN ROJAS CANO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GISELA MONROY CANALES</text:p>
          </table:table-cell>
          <table:table-cell office:value-type="string" calcext:value-type="string">
            <text:p>ROSA HEREDIA TLATUANI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HUERTA JURADO</text:p>
          </table:table-cell>
          <table:table-cell office:value-type="string" calcext:value-type="string">
            <text:p>JOSE MIGUEL VARGAS IBARR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JAVIER RODRIGUEZ GUIDO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VAZQUEZ LOZA</text:p>
          </table:table-cell>
          <table:table-cell office:value-type="string" calcext:value-type="string">
            <text:p>VIVIANA BAUTISTA GONZALEZ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NIA BUSTOS VILLAREAL</text:p>
          </table:table-cell>
          <table:table-cell office:value-type="string" calcext:value-type="string">
            <text:p>WENDOLINE VENEGAS GARCIA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ONNE BUSTAMANTE ALDANA</text:p>
          </table:table-cell>
          <table:table-cell office:value-type="string" calcext:value-type="string">
            <text:p>OFELIA BURGOS SORIA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MALDONADO OSORIO</text:p>
          </table:table-cell>
          <table:table-cell office:value-type="string" calcext:value-type="string">
            <text:p>JESUS RAMOS VAZQUEZ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DANIEL TORRES ALVAREZ</text:p>
          </table:table-cell>
          <table:table-cell office:value-type="string" calcext:value-type="string">
            <text:p>FRANCISCO PADILLA CABRERA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ELVIA MENDEZ ESPEJEL</text:p>
          </table:table-cell>
          <table:table-cell office:value-type="string" calcext:value-type="string">
            <text:p>MAGDALENA QUINTANA YAÑEZ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SANCHEZ MARTINEZ</text:p>
          </table:table-cell>
          <table:table-cell office:value-type="string" calcext:value-type="string">
            <text:p>ROBERTO MARIO GUTIERREZ CRUZ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CARRASCO CARRETO</text:p>
          </table:table-cell>
          <table:table-cell office:value-type="string" calcext:value-type="string">
            <text:p>IRMA ADRIANA FLORES MORENO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YURITZI ALMAZAN BURGOS</text:p>
          </table:table-cell>
          <table:table-cell office:value-type="string" calcext:value-type="string">
            <text:p>MARIA IMELDA AGUSTINA YESCAS RUIZ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ARIAS PERALTA</text:p>
          </table:table-cell>
          <table:table-cell office:value-type="string" calcext:value-type="string">
            <text:p>VIRGINIA DIANA TORRES GARCIA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ANIEL JIMENEZ VARGAS</text:p>
          </table:table-cell>
          <table:table-cell office:value-type="string" calcext:value-type="string">
            <text:p>EZBAI URIEL JIMENEZ DE LA ROSA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NEVITH SARAHI GARAY CEDEÑO</text:p>
          </table:table-cell>
          <table:table-cell office:value-type="string" calcext:value-type="string">
            <text:p>ANDREA EVELYN REYES FIGUEROA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 CASTELLANOS RAMIREZ</text:p>
          </table:table-cell>
          <table:table-cell office:value-type="string" calcext:value-type="string">
            <text:p>OSCAR ERNESTO SALAZAR LUCAS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 CASTELLANOS RAMIREZ</text:p>
          </table:table-cell>
          <table:table-cell office:value-type="string" calcext:value-type="string">
            <text:p>OSCAR ERNESTO SALAZAR LUCAS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 CASTELLANOS RAMIREZ</text:p>
          </table:table-cell>
          <table:table-cell office:value-type="string" calcext:value-type="string">
            <text:p>OSCAR ERNESTO SALAZAR LUCAS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MONTALVO LUNA</text:p>
          </table:table-cell>
          <table:table-cell office:value-type="string" calcext:value-type="string">
            <text:p>ADRIAN HUEMATZIN RIVERA VILLA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MONTALVO LUNA</text:p>
          </table:table-cell>
          <table:table-cell office:value-type="string" calcext:value-type="string">
            <text:p>ADRIAN HUEMATZIN RIVERA VILLA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ONCEPCION RAMIREZ CASTRO</text:p>
          </table:table-cell>
          <table:table-cell office:value-type="string" calcext:value-type="string">
            <text:p>BLANCA YEDITH MARTINEZ VILLEGA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MONTALVO LUNA</text:p>
          </table:table-cell>
          <table:table-cell office:value-type="string" calcext:value-type="string">
            <text:p>ADRIAN HUEMATZIN RIVERA VILL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LA TEJEDA FERNANDEZ</text:p>
          </table:table-cell>
          <table:table-cell office:value-type="string" calcext:value-type="string">
            <text:p>LESLY SKARLET HERNANDEZ HERRERA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CONCEPCION DIAZ RAMIREZ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S MARLENE CERVANTES VIZCAYA</text:p>
          </table:table-cell>
          <table:table-cell office:value-type="string" calcext:value-type="string">
            <text:p>ROCIO DOLORES TORRES LOPEZ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GONZALEZ ZEPEDA</text:p>
          </table:table-cell>
          <table:table-cell office:value-type="string" calcext:value-type="string">
            <text:p>VICTOR MANUEL HERNANDEZ GOMEZ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GONZALEZ ZEPEDA</text:p>
          </table:table-cell>
          <table:table-cell office:value-type="string" calcext:value-type="string">
            <text:p>VICTOR MANUEL HERNANDEZ GOMEZ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 GONZALEZ ZEPEDA</text:p>
          </table:table-cell>
          <table:table-cell office:value-type="string" calcext:value-type="string">
            <text:p>VICTOR MANUEL HERNANDEZ GOMEZ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CONZUELO GONZALEZ</text:p>
          </table:table-cell>
          <table:table-cell office:value-type="string" calcext:value-type="string">
            <text:p>ANA MARIA GONZALEZ ARAUJO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CILIA MIRANDA FIRO</text:p>
          </table:table-cell>
          <table:table-cell office:value-type="string" calcext:value-type="string">
            <text:p>IRMA VICENTA HERNANDEZ GALVAN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GONZALEZ HERRERA</text:p>
          </table:table-cell>
          <table:table-cell office:value-type="string" calcext:value-type="string">
            <text:p>ERIKA ESQUIVEL CRUZ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CAMINO CALIXTO</text:p>
          </table:table-cell>
          <table:table-cell office:value-type="string" calcext:value-type="string">
            <text:p>MOISES TEOFILO ALCANTARA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ITO MANGU CHIGORA</text:p>
          </table:table-cell>
          <table:table-cell office:value-type="string" calcext:value-type="string">
            <text:p>EUSEBIO JULIO XINGU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ZMIN DE LA VEGA BECERRIL</text:p>
          </table:table-cell>
          <table:table-cell office:value-type="string" calcext:value-type="string">
            <text:p>NOEMI GONZALEZ DE LA CRUZ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IGAIL BERNAL ESQUIVEL</text:p>
          </table:table-cell>
          <table:table-cell office:value-type="string" calcext:value-type="string">
            <text:p>ELIZABETH PINEDA MENDEZ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 ELLEN BERNAL BOLNIK</text:p>
          </table:table-cell>
          <table:table-cell office:value-type="string" calcext:value-type="string">
            <text:p>XENIA DEYANIRA BARBOSA SOL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 ELLEN BERNAL BOLNIK</text:p>
          </table:table-cell>
          <table:table-cell office:value-type="string" calcext:value-type="string">
            <text:p>XENIA DEYANIRA BARBOSA SOL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 ELLEN BERNAL BOLNIK</text:p>
          </table:table-cell>
          <table:table-cell office:value-type="string" calcext:value-type="string">
            <text:p>XENIA DEYANIRA BARBOSA SOL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GDALENA ALARCON ISLAS</text:p>
          </table:table-cell>
          <table:table-cell office:value-type="string" calcext:value-type="string">
            <text:p>ANITA CAUDILLO VARGAS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GDALENA ALARCON ISLAS</text:p>
          </table:table-cell>
          <table:table-cell office:value-type="string" calcext:value-type="string">
            <text:p>ANITA CAUDILLO VARGAS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BEL VARGAS DE ARCOS</text:p>
          </table:table-cell>
          <table:table-cell office:value-type="string" calcext:value-type="string">
            <text:p>VICTOR MANUEL MACIAS SOTRES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GDALENA ALARCON ISLAS</text:p>
          </table:table-cell>
          <table:table-cell office:value-type="string" calcext:value-type="string">
            <text:p>ANITA CAUDILLO VARGAS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LIA HERNANDEZ FIGUEROA</text:p>
          </table:table-cell>
          <table:table-cell office:value-type="string" calcext:value-type="string">
            <text:p>WENDY LORENA FLORES GARCIA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A MARIANA ALVARADO ANAYA</text:p>
          </table:table-cell>
          <table:table-cell office:value-type="string" calcext:value-type="string">
            <text:p>MITZI ISABEL ENCISO VELAZQUEZ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BEL SANCHEZ GALVAN</text:p>
          </table:table-cell>
          <table:table-cell office:value-type="string" calcext:value-type="string">
            <text:p>LORENA SOLORIO RESENDIZ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BEL SANCHEZ GALVAN</text:p>
          </table:table-cell>
          <table:table-cell office:value-type="string" calcext:value-type="string">
            <text:p>LORENA SOLORIO RESENDIZ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BEL SANCHEZ GALVAN</text:p>
          </table:table-cell>
          <table:table-cell office:value-type="string" calcext:value-type="string">
            <text:p>LORENA SOLORIO RESENDIZ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RIA MENDOZA BETANCOURT</text:p>
          </table:table-cell>
          <table:table-cell office:value-type="string" calcext:value-type="string">
            <text:p>HERIBERTO OROZCO GALLARDO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RAMIREZ MEDINA</text:p>
          </table:table-cell>
          <table:table-cell office:value-type="string" calcext:value-type="string">
            <text:p>JOSUE MANUEL SANCHEZ AGUILAR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BENJAMIN PAGOLA MOTA</text:p>
          </table:table-cell>
          <table:table-cell office:value-type="string" calcext:value-type="string">
            <text:p>JOSE ANTONIO MALDONADO LIRA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EL GODOY RANGEL</text:p>
          </table:table-cell>
          <table:table-cell office:value-type="string" calcext:value-type="string">
            <text:p>ANTONIO DE JESUS MADRIZ ESTRADA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SBEIDE VILLANUEVA MONTAÑO</text:p>
          </table:table-cell>
          <table:table-cell office:value-type="string" calcext:value-type="string">
            <text:p>MA GUADALUPE BUSTOS NUÑEZ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IDRO ANTONIO RUBIO RODRIGUEZ</text:p>
          </table:table-cell>
          <table:table-cell office:value-type="string" calcext:value-type="string">
            <text:p>CARLOS ARIEL REYES RAMIREZ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ERVA BERMUDEZ DUARTE</text:p>
          </table:table-cell>
          <table:table-cell office:value-type="string" calcext:value-type="string">
            <text:p>ENEDINA ALVAREZ PEÑALOZA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PRIETO GOMEZ</text:p>
          </table:table-cell>
          <table:table-cell office:value-type="string" calcext:value-type="string">
            <text:p>NAYELI RAMIREZ CHAVARRIA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PRIETO GOMEZ</text:p>
          </table:table-cell>
          <table:table-cell office:value-type="string" calcext:value-type="string">
            <text:p>NAYELI RAMIREZ CHAVARRIA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PRIETO GOMEZ</text:p>
          </table:table-cell>
          <table:table-cell office:value-type="string" calcext:value-type="string">
            <text:p>NAYELI RAMIREZ CHAVARRIA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AHAM SOLORZANO SUAREZ</text:p>
          </table:table-cell>
          <table:table-cell office:value-type="string" calcext:value-type="string">
            <text:p>ALEJANDRA ALVAREZ ROMERO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AUHTEMOC ORTIZ GORDILLO</text:p>
          </table:table-cell>
          <table:table-cell office:value-type="string" calcext:value-type="string">
            <text:p>ROGER DE LA ROSA FERRA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DELIN GUZMAN GARCIA</text:p>
          </table:table-cell>
          <table:table-cell office:value-type="string" calcext:value-type="string">
            <text:p>SHEILA GUADALUPE CUEVAS SOSA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INDA ITURBIDE DIAZ</text:p>
          </table:table-cell>
          <table:table-cell office:value-type="string" calcext:value-type="string">
            <text:p>CELESTE GARCIA ALFARO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NAHIELY RAMIREZ CHAVEZ</text:p>
          </table:table-cell>
          <table:table-cell office:value-type="string" calcext:value-type="string">
            <text:p>TANEA PAOLA LAZARO MEDINA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REYES RIOS</text:p>
          </table:table-cell>
          <table:table-cell office:value-type="string" calcext:value-type="string">
            <text:p>OSCAR GUIZA PEREZ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 FERREIRA ESCUTIA</text:p>
          </table:table-cell>
          <table:table-cell office:value-type="string" calcext:value-type="string">
            <text:p>JOSE RAZO ZAMORA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AVIO OCAMPO CORDOVA</text:p>
          </table:table-cell>
          <table:table-cell office:value-type="string" calcext:value-type="string">
            <text:p>GUILLERMO ALBERTO HOPE GOMEZ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AVIO OCAMPO CORDOVA</text:p>
          </table:table-cell>
          <table:table-cell office:value-type="string" calcext:value-type="string">
            <text:p>GUILLERMO ALBERTO HOPE GOMEZ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AVIO OCAMPO CORDOVA</text:p>
          </table:table-cell>
          <table:table-cell office:value-type="string" calcext:value-type="string">
            <text:p>GUILLERMO ALBERTO HOPE GOMEZ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Y CARMEN BERNAL MARTINEZ</text:p>
          </table:table-cell>
          <table:table-cell office:value-type="string" calcext:value-type="string">
            <text:p>LILIANA YARET CARREÑO ROMERO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Y CARMEN BERNAL MARTINEZ</text:p>
          </table:table-cell>
          <table:table-cell office:value-type="string" calcext:value-type="string">
            <text:p>LILIANA YARET CARREÑO ROMERO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O BARRUETA DURAN</text:p>
          </table:table-cell>
          <table:table-cell office:value-type="string" calcext:value-type="string">
            <text:p>SERGIO DANIEL CAMACHO CAMPOS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Y CARMEN BERNAL MARTINEZ</text:p>
          </table:table-cell>
          <table:table-cell office:value-type="string" calcext:value-type="string">
            <text:p>LILIANA YARET CARREÑO ROMERO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PACHECO FREEMAN</text:p>
          </table:table-cell>
          <table:table-cell office:value-type="string" calcext:value-type="string">
            <text:p>MANLIO ADAD BARAJAS BACA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SARIO FLORES CARRANZA</text:p>
          </table:table-cell>
          <table:table-cell office:value-type="string" calcext:value-type="string">
            <text:p>MARCELA CARMONA GIES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NAS ELIAS DURAN GERARDO</text:p>
          </table:table-cell>
          <table:table-cell office:value-type="string" calcext:value-type="string">
            <text:p>SILVIA ROJAS RIVERA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RIGO SANCHEZ ZEPEDA</text:p>
          </table:table-cell>
          <table:table-cell office:value-type="string" calcext:value-type="string">
            <text:p>EDUARDO FRANCO GONZALEZ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RIGO SANCHEZ ZEPEDA</text:p>
          </table:table-cell>
          <table:table-cell office:value-type="string" calcext:value-type="string">
            <text:p>EDUARDO FRANCO GONZALEZ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RIGO SANCHEZ ZEPEDA</text:p>
          </table:table-cell>
          <table:table-cell office:value-type="string" calcext:value-type="string">
            <text:p>EDUARDO FRANCO GONZALEZ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ELA OCHOA FLORES</text:p>
          </table:table-cell>
          <table:table-cell office:value-type="string" calcext:value-type="string">
            <text:p>DORA IRMA MACIAS SILVA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PIDIO ALVAREZ QUINTERO</text:p>
          </table:table-cell>
          <table:table-cell office:value-type="string" calcext:value-type="string">
            <text:p>ARMANDO MORALES FERREIRA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A VIRIDIANA MUÑOZ HERNANDEZ</text:p>
          </table:table-cell>
          <table:table-cell office:value-type="string" calcext:value-type="string">
            <text:p>VERONICA GUADALUPE ABARCA HERRERA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RDES ESPERANZA TORRES VARGAS</text:p>
          </table:table-cell>
          <table:table-cell office:value-type="string" calcext:value-type="string">
            <text:p>MARIA GUADALUPE FLORES RAMIREZ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LEAL GONZALEZ</text:p>
          </table:table-cell>
          <table:table-cell office:value-type="string" calcext:value-type="string">
            <text:p>MIGUEL BARRAGAN VALDES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DOMINGO VIERA LOPEZ</text:p>
          </table:table-cell>
          <table:table-cell office:value-type="string" calcext:value-type="string">
            <text:p>JOSE ALBERTO CHAVEZ NOVOA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HEMAN LOPEZ</text:p>
          </table:table-cell>
          <table:table-cell office:value-type="string" calcext:value-type="string">
            <text:p>LUISA SANCHEZ LIRA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QUE GODINEZ DEL RIO</text:p>
          </table:table-cell>
          <table:table-cell office:value-type="string" calcext:value-type="string">
            <text:p>GUSTAVO LOPEZ RODRIGUEZ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QUE GODINEZ DEL RIO</text:p>
          </table:table-cell>
          <table:table-cell office:value-type="string" calcext:value-type="string">
            <text:p>GUSTAVO LOPEZ RODRIGUEZ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QUE GODINEZ DEL RIO</text:p>
          </table:table-cell>
          <table:table-cell office:value-type="string" calcext:value-type="string">
            <text:p>GUSTAVO LOPEZ RODRIGUEZ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AGUSTIN GUILLEN</text:p>
          </table:table-cell>
          <table:table-cell office:value-type="string" calcext:value-type="string">
            <text:p>CARLOS ALBERTO MARTINEZ VILLANUEVA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INA ALEJANDRA QUINTANA VELAZQUEZ</text:p>
          </table:table-cell>
          <table:table-cell office:value-type="string" calcext:value-type="string">
            <text:p>MARIA TRINIDAD CHAVEZ MENDOZA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GRACIELA RIOS RODRIGUEZ</text:p>
          </table:table-cell>
          <table:table-cell office:value-type="string" calcext:value-type="string">
            <text:p>MARIA RAMIREZ TORRES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GUERRERO BARRERA</text:p>
          </table:table-cell>
          <table:table-cell office:value-type="string" calcext:value-type="string">
            <text:p>MARTHA JHOANNA TELLES ALCALA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ESTELA CORTES SANCHEZ</text:p>
          </table:table-cell>
          <table:table-cell office:value-type="string" calcext:value-type="string">
            <text:p>MERCEDES MARTHA SALAZAR ARELLANO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 ESPINOSA DIAZ</text:p>
          </table:table-cell>
          <table:table-cell office:value-type="string" calcext:value-type="string">
            <text:p>REBECA ADRIANA CALDERON ARGUELLO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TA BEATRIZ HERNANDEZ CABRERA</text:p>
          </table:table-cell>
          <table:table-cell office:value-type="string" calcext:value-type="string">
            <text:p>MARTHA EUGENIA VERDUZCO MARTINEZ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ENICE JUAREZ NAVARRETE</text:p>
          </table:table-cell>
          <table:table-cell office:value-type="string" calcext:value-type="string">
            <text:p>GEORGINA TORRES JIMENEZ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ENICE JUAREZ NAVARRETE</text:p>
          </table:table-cell>
          <table:table-cell office:value-type="string" calcext:value-type="string">
            <text:p>GEORGINA TORRES JIMENEZ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ENICE JUAREZ NAVARRETE</text:p>
          </table:table-cell>
          <table:table-cell office:value-type="string" calcext:value-type="string">
            <text:p>GEORGINA TORRES JIMENEZ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AIDA CATALINA QUIROZ MONTES</text:p>
          </table:table-cell>
          <table:table-cell office:value-type="string" calcext:value-type="string">
            <text:p>MONICA PAMELA ALMAGUER BRISEÑO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YURITZI JUAREZ MARTINEZ</text:p>
          </table:table-cell>
          <table:table-cell office:value-type="string" calcext:value-type="string">
            <text:p>DULCE MARIA CHAVEZ JIMENEZ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MARIELA CONTRERAS GONZALEZ</text:p>
          </table:table-cell>
          <table:table-cell office:value-type="string" calcext:value-type="string">
            <text:p>ESMERALDA CRUZ GOMEZ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O FIERROS TANO</text:p>
          </table:table-cell>
          <table:table-cell office:value-type="string" calcext:value-type="string">
            <text:p>CARLOS VILLEGAS GARCIA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STEFANO GARCIA CARMONA</text:p>
          </table:table-cell>
          <table:table-cell office:value-type="string" calcext:value-type="string">
            <text:p>ALBERTO ISAIAS ARREOLA GARDUÑO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SCOBEDO HERNANDEZ</text:p>
          </table:table-cell>
          <table:table-cell office:value-type="string" calcext:value-type="string">
            <text:p>LIZET ESPINO GUZMAN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SAUCEDO ESPINAL</text:p>
          </table:table-cell>
          <table:table-cell office:value-type="string" calcext:value-type="string">
            <text:p>NAYELY RANGEL HERNANDEZ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CAMPOS HUIRACHE</text:p>
          </table:table-cell>
          <table:table-cell office:value-type="string" calcext:value-type="string">
            <text:p>ALEJANDRA GUTIERREZ ZAPIEN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CAMPOS HUIRACHE</text:p>
          </table:table-cell>
          <table:table-cell office:value-type="string" calcext:value-type="string">
            <text:p>ALEJANDRA GUTIERREZ ZAPIEN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CAMPOS HUIRACHE</text:p>
          </table:table-cell>
          <table:table-cell office:value-type="string" calcext:value-type="string">
            <text:p>ALEJANDRA GUTIERREZ ZAPIEN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ELEAZAR APARICIO TERCERO</text:p>
          </table:table-cell>
          <table:table-cell office:value-type="string" calcext:value-type="string">
            <text:p>JOSE GERARDO CHAGOLLA LOPEZ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CHAVEZ MARTINEZ</text:p>
          </table:table-cell>
          <table:table-cell office:value-type="string" calcext:value-type="string">
            <text:p>LUIS JAVIER CERVANTES RODRIGUEZ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VALENCIA MENDOZA</text:p>
          </table:table-cell>
          <table:table-cell office:value-type="string" calcext:value-type="string">
            <text:p>JORGE ANTONIO TORRES VIVANCO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PABLO PUEBLA AREVALO</text:p>
          </table:table-cell>
          <table:table-cell office:value-type="string" calcext:value-type="string">
            <text:p>JOSE NETZAHUALCOYOTL SANTOS IGNACIO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ARY CONTRERAS SILVA</text:p>
          </table:table-cell>
          <table:table-cell office:value-type="string" calcext:value-type="string">
            <text:p>FLORENCIA DE LA CRUZ VELAZQUEZ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TORRES PARAMO</text:p>
          </table:table-cell>
          <table:table-cell office:value-type="string" calcext:value-type="string">
            <text:p>DENISSE DEYANIRA OLVERA ROJAS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AL IGNACIO APOLONIO</text:p>
          </table:table-cell>
          <table:table-cell office:value-type="string" calcext:value-type="string">
            <text:p>MIGUEL ANGEL RIOS MENDEZ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CARLOS LOPEZ GARCIA</text:p>
          </table:table-cell>
          <table:table-cell office:value-type="string" calcext:value-type="string">
            <text:p>RUBI RANGEL REYES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CARLOS LOPEZ GARCIA</text:p>
          </table:table-cell>
          <table:table-cell office:value-type="string" calcext:value-type="string">
            <text:p>RUBI RANGEL REYES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CARLOS LOPEZ GARCIA</text:p>
          </table:table-cell>
          <table:table-cell office:value-type="string" calcext:value-type="string">
            <text:p>RUBI RANGEL REYES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TOCAVEN SOLORIO</text:p>
          </table:table-cell>
          <table:table-cell office:value-type="string" calcext:value-type="string">
            <text:p>MARIA DE LOURDES CEDEÑO TEJEDA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ALUD CARMEN HERNANDEZ RODRIGUEZ</text:p>
          </table:table-cell>
          <table:table-cell office:value-type="string" calcext:value-type="string">
            <text:p>MARTHA HERNANDEZ CALDERON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ERO CIRCE LOPEZ RIOFRIO</text:p>
          </table:table-cell>
          <table:table-cell office:value-type="string" calcext:value-type="string">
            <text:p>SISSI PAULINA PEREZ VEGA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RIAM MARTINEZ RAMIREZ</text:p>
          </table:table-cell>
          <table:table-cell office:value-type="string" calcext:value-type="string">
            <text:p>LAURA ENRIQUETA SANCHEZ DOMINGUEZ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AMITZI GONZALEZ HERNANDEZ</text:p>
          </table:table-cell>
          <table:table-cell office:value-type="string" calcext:value-type="string">
            <text:p>GEMMA MENDEZ DELGADO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LA PAOLA VILLA ESPINOZA</text:p>
          </table:table-cell>
          <table:table-cell office:value-type="string" calcext:value-type="string">
            <text:p>MARIA ISABEL GARCIA FERNANDEZ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 BERENICE CRUZ GARCIA</text:p>
          </table:table-cell>
          <table:table-cell office:value-type="string" calcext:value-type="string">
            <text:p>GUADALUPE CRUZ PARRA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GISEL DIAZ ACEVEDO</text:p>
          </table:table-cell>
          <table:table-cell office:value-type="string" calcext:value-type="string">
            <text:p>MARIA EMILIA REYES OSEGUERA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GISEL DIAZ ACEVEDO</text:p>
          </table:table-cell>
          <table:table-cell office:value-type="string" calcext:value-type="string">
            <text:p>MARIA EMILIA REYES OSEGUERA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GISEL DIAZ ACEVEDO</text:p>
          </table:table-cell>
          <table:table-cell office:value-type="string" calcext:value-type="string">
            <text:p>MARIA EMILIA REYES OSEGUERA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ARACELI MENDOZA ARIAS</text:p>
          </table:table-cell>
          <table:table-cell office:value-type="string" calcext:value-type="string">
            <text:p>MARLEN HERNANDEZ GUTIERREZ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AMEZCUA GARIBAY</text:p>
          </table:table-cell>
          <table:table-cell office:value-type="string" calcext:value-type="string">
            <text:p>EULALIA LEDESMA ALVAREZ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VALLADARES BARRAGAN</text:p>
          </table:table-cell>
          <table:table-cell office:value-type="string" calcext:value-type="string">
            <text:p>XOCHITL ATZIMBA MORALES DIAZ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ALBERTO MANZO RODRIGUEZ</text:p>
          </table:table-cell>
          <table:table-cell office:value-type="string" calcext:value-type="string">
            <text:p>ESTEBAN RAFAEL CONSTANTINO MAGAÑA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ANAYA GARCIA</text:p>
          </table:table-cell>
          <table:table-cell office:value-type="string" calcext:value-type="string">
            <text:p>JOSE LUIS HUANTE COURCELLE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AGUILAR RUIZ</text:p>
          </table:table-cell>
          <table:table-cell office:value-type="string" calcext:value-type="string">
            <text:p>LUIS ANTONIO EQUIHUA VILLICAÑA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LOPEZ LUJAN</text:p>
          </table:table-cell>
          <table:table-cell office:value-type="string" calcext:value-type="string">
            <text:p>ALMA MICHEL RIVERA ZAVALA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EJANDRO BAUTISTA TAFOLLA</text:p>
          </table:table-cell>
          <table:table-cell office:value-type="string" calcext:value-type="string">
            <text:p>MIREYA VIANEY MONTIEL BUCIO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HUMBERTO QUINTANA MARTINEZ</text:p>
          </table:table-cell>
          <table:table-cell office:value-type="string" calcext:value-type="string">
            <text:p>OMAR FRANCISCO GUDIÑO MAGAÑA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HUMBERTO QUINTANA MARTINEZ</text:p>
          </table:table-cell>
          <table:table-cell office:value-type="string" calcext:value-type="string">
            <text:p>OMAR FRANCISCO GUDIÑO MAGAÑA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HUMBERTO QUINTANA MARTINEZ</text:p>
          </table:table-cell>
          <table:table-cell office:value-type="string" calcext:value-type="string">
            <text:p>OMAR FRANCISCO GUDIÑO MAGAÑA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OSNAYA GONZALEZ</text:p>
          </table:table-cell>
          <table:table-cell office:value-type="string" calcext:value-type="string">
            <text:p>LUIS JAVIER LEMUS CONTRERAS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ISES MERINO GARCIA</text:p>
          </table:table-cell>
          <table:table-cell office:value-type="string" calcext:value-type="string">
            <text:p>CARLOS DIAZ ORTIZ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RDO MARIA LEON OLEA</text:p>
          </table:table-cell>
          <table:table-cell office:value-type="string" calcext:value-type="string">
            <text:p>MIRIAM HEREDIA ZERTUCHE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CARMINA ANDRADE GARCIA PELAEZ</text:p>
          </table:table-cell>
          <table:table-cell office:value-type="string" calcext:value-type="string">
            <text:p>MARCELA BARRIENTOS GARCIA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GUILLERMO CASTELLANOS GARCIA ROJAS</text:p>
          </table:table-cell>
          <table:table-cell office:value-type="string" calcext:value-type="string">
            <text:p>ALVARO CORREA GARCIA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CARRILLO DURAN</text:p>
          </table:table-cell>
          <table:table-cell office:value-type="string" calcext:value-type="string">
            <text:p>JUAN PEDRO DE LOS REYES AGUILAR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E TAMAR INFANTE JIMENEZ</text:p>
          </table:table-cell>
          <table:table-cell office:value-type="string" calcext:value-type="string">
            <text:p>ROMULO DUARTE DUARTE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MACARENA CHAVEZ FLORES</text:p>
          </table:table-cell>
          <table:table-cell office:value-type="string" calcext:value-type="string">
            <text:p>MARIA TERESA MADRIGAL ALANIZ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MACARENA CHAVEZ FLORES</text:p>
          </table:table-cell>
          <table:table-cell office:value-type="string" calcext:value-type="string">
            <text:p>MARIA TERESA MADRIGAL ALANIZ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MACARENA CHAVEZ FLORES</text:p>
          </table:table-cell>
          <table:table-cell office:value-type="string" calcext:value-type="string">
            <text:p>MARIA TERESA MADRIGAL ALANIZ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HERNANDEZ RODRIGUEZ</text:p>
          </table:table-cell>
          <table:table-cell office:value-type="string" calcext:value-type="string">
            <text:p>NANCY TORRES CHAVEZ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SA LOPEZ CARRILLO</text:p>
          </table:table-cell>
          <table:table-cell office:value-type="string" calcext:value-type="string">
            <text:p>LAURA ELENA ZARAGOZA AVALOS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TAPIA LOPEZ</text:p>
          </table:table-cell>
          <table:table-cell office:value-type="string" calcext:value-type="string">
            <text:p>RODOLFO SALVADOR ARELLANO YAÑEZ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HAVEZ PEREZ</text:p>
          </table:table-cell>
          <table:table-cell office:value-type="string" calcext:value-type="string">
            <text:p>ROSA ANA PEREZ ZUÑIGA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ELIA MENDOZA HERNANDEZ</text:p>
          </table:table-cell>
          <table:table-cell office:value-type="string" calcext:value-type="string">
            <text:p>IVONNE CATARINO TRINIDAD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AURA PURECO PUNZO</text:p>
          </table:table-cell>
          <table:table-cell office:value-type="string" calcext:value-type="string">
            <text:p>MARIA AFRODITA RODRIGUEZ CONTRERAS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KARRUM VAZQUEZ</text:p>
          </table:table-cell>
          <table:table-cell office:value-type="string" calcext:value-type="string">
            <text:p>JUDITH PIÑON MELCHOR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VARGAS MORALES</text:p>
          </table:table-cell>
          <table:table-cell office:value-type="string" calcext:value-type="string">
            <text:p>YUDITH BERENICE VAZQUEZ GRAJEDA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VARGAS MORALES</text:p>
          </table:table-cell>
          <table:table-cell office:value-type="string" calcext:value-type="string">
            <text:p>YUDITH BERENICE VAZQUEZ GRAJEDA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VARGAS MORALES</text:p>
          </table:table-cell>
          <table:table-cell office:value-type="string" calcext:value-type="string">
            <text:p>YUDITH BERENICE VAZQUEZ GRAJEDA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HUACUS ESQUIVEL</text:p>
          </table:table-cell>
          <table:table-cell office:value-type="string" calcext:value-type="string">
            <text:p>JULIO CESAR MORENO RINCON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HUACUS ESQUIVEL</text:p>
          </table:table-cell>
          <table:table-cell office:value-type="string" calcext:value-type="string">
            <text:p>JULIO CESAR MORENO RINCON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BUSTAMANTE PEREZ</text:p>
          </table:table-cell>
          <table:table-cell office:value-type="string" calcext:value-type="string">
            <text:p>MARIA DE LOS ANGELES PALLARES MERCADO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JAVIER HUACUS ESQUIVEL</text:p>
          </table:table-cell>
          <table:table-cell office:value-type="string" calcext:value-type="string">
            <text:p>JULIO CESAR MORENO RINCON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RUIZ BERNABE</text:p>
          </table:table-cell>
          <table:table-cell office:value-type="string" calcext:value-type="string">
            <text:p>PEDRO ALBERTO PEREZ ANGUIAR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DEL CARMEN CORTES OCHOA</text:p>
          </table:table-cell>
          <table:table-cell office:value-type="string" calcext:value-type="string">
            <text:p>ESTEFANI RAMIREZ ALVAREZ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DO GUTIERREZ AGUIRRE</text:p>
          </table:table-cell>
          <table:table-cell office:value-type="string" calcext:value-type="string">
            <text:p>NARCIZO RENTERIA PALOMINOS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DANIEL MARTINEZ TERRAZAS</text:p>
          </table:table-cell>
          <table:table-cell office:value-type="string" calcext:value-type="string">
            <text:p>JOSE LUIS GOMEZ BORBOLLA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 MIGUEL HADDAD GIORGI</text:p>
          </table:table-cell>
          <table:table-cell office:value-type="string" calcext:value-type="string">
            <text:p>VICTOR IVAN SAUCEDO TAPIA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DOMINGUEZ RIVERA</text:p>
          </table:table-cell>
          <table:table-cell office:value-type="string" calcext:value-type="string">
            <text:p>NANCY CANDELARIA AVILA DE JESUS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NTHIA MARISELMA PEREZ SUERO</text:p>
          </table:table-cell>
          <table:table-cell office:value-type="string" calcext:value-type="string">
            <text:p>KARLA PARRA GONZALEZ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TRUJILLO VARGAS</text:p>
          </table:table-cell>
          <table:table-cell office:value-type="string" calcext:value-type="string">
            <text:p>JUANA ARROYO LUGO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HOYOS FIGUEROA</text:p>
          </table:table-cell>
          <table:table-cell office:value-type="string" calcext:value-type="string">
            <text:p>ANAHI YETZEL LUGO BONILLA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LBERTO BARRERA TOLEDO</text:p>
          </table:table-cell>
          <table:table-cell office:value-type="string" calcext:value-type="string">
            <text:p>LUIS MIGUEL HUICOCHEA SALGADO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ANEY NAJERA VAZQUEZ</text:p>
          </table:table-cell>
          <table:table-cell office:value-type="string" calcext:value-type="string">
            <text:p>JUDITH LOPEZ CORDOVA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VELAZQUEZ DIAZ</text:p>
          </table:table-cell>
          <table:table-cell office:value-type="string" calcext:value-type="string">
            <text:p>ERICA JOSE MORALES SALDIVAR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DIA LUZ MARIA LARA CHAVEZ</text:p>
          </table:table-cell>
          <table:table-cell office:value-type="string" calcext:value-type="string">
            <text:p>GABRIELA PARRA MORENO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DORANTES SAN MARTIN</text:p>
          </table:table-cell>
          <table:table-cell office:value-type="string" calcext:value-type="string">
            <text:p>MORENO VAZQUEZ ISAAC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PAOLA SANCHEZ OROZCO</text:p>
          </table:table-cell>
          <table:table-cell office:value-type="string" calcext:value-type="string">
            <text:p>LORENIA GAMA VAZQUEZ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ULFO MONTES CUEN</text:p>
          </table:table-cell>
          <table:table-cell office:value-type="string" calcext:value-type="string">
            <text:p>LUIS ANGEL BAHENA LOPEZ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A PANI BARRAGAN</text:p>
          </table:table-cell>
          <table:table-cell office:value-type="string" calcext:value-type="string">
            <text:p>ESMERALDA FLORES CARRANZA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A PANI BARRAGAN</text:p>
          </table:table-cell>
          <table:table-cell office:value-type="string" calcext:value-type="string">
            <text:p>ESMERALDA FLORES CARRANZA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GOROSTIETA LARA</text:p>
          </table:table-cell>
          <table:table-cell office:value-type="string" calcext:value-type="string">
            <text:p>ZULLY MERLENE FLORES LUNA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A PANI BARRAGAN</text:p>
          </table:table-cell>
          <table:table-cell office:value-type="string" calcext:value-type="string">
            <text:p>ESMERALDA FLORES CARRANZA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ENRIQUE HERNANDEZ PEREZ</text:p>
          </table:table-cell>
          <table:table-cell office:value-type="string" calcext:value-type="string">
            <text:p>SALVADOR SALGADO HERAS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ARTURO BELTRAN TOTO</text:p>
          </table:table-cell>
          <table:table-cell office:value-type="string" calcext:value-type="string">
            <text:p>MAURICIO ARZAMENDI GORDERO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ALBARRAN CONTRERAS</text:p>
          </table:table-cell>
          <table:table-cell office:value-type="string" calcext:value-type="string">
            <text:p>FERNANDO CRUZ CASABLANCA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Y GUADALUPE ECHEVERRIA GUERRERO</text:p>
          </table:table-cell>
          <table:table-cell office:value-type="string" calcext:value-type="string">
            <text:p>KAREN GIOVANNA LEZAMA BARRERA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DOMINGUEZ ARAGON</text:p>
          </table:table-cell>
          <table:table-cell office:value-type="string" calcext:value-type="string">
            <text:p>FELIX MAURICIO RODRIGUEZ PINEDA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AIDA VIQUE RENDON</text:p>
          </table:table-cell>
          <table:table-cell office:value-type="string" calcext:value-type="string">
            <text:p>LIZBETH CATALAN SANCHEZ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DEGUNDO ABURTO GOMEZ</text:p>
          </table:table-cell>
          <table:table-cell office:value-type="string" calcext:value-type="string">
            <text:p>FERMIN HERNANDEZ FRANCO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TADEO NAVA</text:p>
          </table:table-cell>
          <table:table-cell office:value-type="string" calcext:value-type="string">
            <text:p>GILBERTO CESAR YAÑEZ BUSTOS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ACIO BELLO RODRIGUEZ</text:p>
          </table:table-cell>
          <table:table-cell office:value-type="string" calcext:value-type="string">
            <text:p>JUAN MANUEL ROSAS LOPEZ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ITA GUERRA MENA</text:p>
          </table:table-cell>
          <table:table-cell office:value-type="string" calcext:value-type="string">
            <text:p>MARIA GUADALUPE ROBLES FRUTOS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GALINDO CORTEZ</text:p>
          </table:table-cell>
          <table:table-cell office:value-type="string" calcext:value-type="string">
            <text:p>MIGUEL OCTAVIO SANCHEZ HERNANDEZ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ON SANCHEZ VELA</text:p>
          </table:table-cell>
          <table:table-cell office:value-type="string" calcext:value-type="string">
            <text:p>OSCAR ALBERTO RODRIGUEZ AGUIAR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ARIAS YAÑEZ</text:p>
          </table:table-cell>
          <table:table-cell office:value-type="string" calcext:value-type="string">
            <text:p>ALBA DOMINGUEZ VERGARA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ORTIZ POPOCA</text:p>
          </table:table-cell>
          <table:table-cell office:value-type="string" calcext:value-type="string">
            <text:p>MIGUEL ANGEL RAMIREZ ROMAN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 JIMENEZ GONZALEZ</text:p>
          </table:table-cell>
          <table:table-cell office:value-type="string" calcext:value-type="string">
            <text:p>FABIOLA JIMENEZ AVILA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MELENDEZ TEVILLO</text:p>
          </table:table-cell>
          <table:table-cell office:value-type="string" calcext:value-type="string">
            <text:p>ALFREDO CRESPO CATALAN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NDA ESPINOZA LOPEZ</text:p>
          </table:table-cell>
          <table:table-cell office:value-type="string" calcext:value-type="string">
            <text:p>ROCIO CAROLINA POZOS PONCE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NDA ESPINOZA LOPEZ</text:p>
          </table:table-cell>
          <table:table-cell office:value-type="string" calcext:value-type="string">
            <text:p>ROCIO CAROLINA POZOS PONCE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RA NALLELY MARTINEZ ORTIZ</text:p>
          </table:table-cell>
          <table:table-cell office:value-type="string" calcext:value-type="string">
            <text:p>DULCE ANGELICA MARTINEZ ORTIZ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NDA ESPINOZA LOPEZ</text:p>
          </table:table-cell>
          <table:table-cell office:value-type="string" calcext:value-type="string">
            <text:p>ROCIO CAROLINA POZOS PONCE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ARO GARCIA ALVAREZ</text:p>
          </table:table-cell>
          <table:table-cell office:value-type="string" calcext:value-type="string">
            <text:p>CARLOS BECERRIL Y URDAPILLETA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ALONSO PLASCENCIA</text:p>
          </table:table-cell>
          <table:table-cell office:value-type="string" calcext:value-type="string">
            <text:p>ENRIQUE LOPEZ VILLANUEVA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MADO ORIHUELA TREJO</text:p>
          </table:table-cell>
          <table:table-cell office:value-type="string" calcext:value-type="string">
            <text:p>ARMANDO MANUEL PEREZ PINEDA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OMAR SEDANO GARCIA</text:p>
          </table:table-cell>
          <table:table-cell office:value-type="string" calcext:value-type="string">
            <text:p>JOSE LUIS REYES ESCOBEDO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 POLANCO SALDIVAR</text:p>
          </table:table-cell>
          <table:table-cell office:value-type="string" calcext:value-type="string">
            <text:p>ATAULFO HINOJOSA GARCIA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ARTURO CASTRO MEDINA</text:p>
          </table:table-cell>
          <table:table-cell office:value-type="string" calcext:value-type="string">
            <text:p>TOMAS PINEDA ROJAS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MERINO TORRES</text:p>
          </table:table-cell>
          <table:table-cell office:value-type="string" calcext:value-type="string">
            <text:p>HORACIO SOLIS BARRAGAN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HER BARRERA BALON</text:p>
          </table:table-cell>
          <table:table-cell office:value-type="string" calcext:value-type="string">
            <text:p>ALMA NALLELY ARELLANO LEZAMA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EO QUIROZ RENDON</text:p>
          </table:table-cell>
          <table:table-cell office:value-type="string" calcext:value-type="string">
            <text:p>DELFINO GOMEZ ESPINOZA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GUADALUPE AMBROCIO GACHUZ</text:p>
          </table:table-cell>
          <table:table-cell office:value-type="string" calcext:value-type="string">
            <text:p>AGUSTIN ABARCA DIAZ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ZAMBRANO HERNANDEZ</text:p>
          </table:table-cell>
          <table:table-cell office:value-type="string" calcext:value-type="string">
            <text:p>JOSE ANTONIO RAZO PADILLA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GUSTAVO FERIA SARMIENTO</text:p>
          </table:table-cell>
          <table:table-cell office:value-type="string" calcext:value-type="string">
            <text:p>IVAN GUSTAVO ISLAS CASTILLO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MARTINEZ VIELMA</text:p>
          </table:table-cell>
          <table:table-cell office:value-type="string" calcext:value-type="string">
            <text:p>ARIANNA MOLINA CASTRO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HUMBERTO COTA JIMENEZ</text:p>
          </table:table-cell>
          <table:table-cell office:value-type="string" calcext:value-type="string">
            <text:p>TOMAS CERVANDO CERVANTES DE DIOS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HUMBERTO COTA JIMENEZ</text:p>
          </table:table-cell>
          <table:table-cell office:value-type="string" calcext:value-type="string">
            <text:p>TOMAS CERVANDO CERVANTES DE DIOS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HUMBERTO COTA JIMENEZ</text:p>
          </table:table-cell>
          <table:table-cell office:value-type="string" calcext:value-type="string">
            <text:p>TOMAS CERVANDO CERVANTES DE DIOS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PAVEL JARERO VELAZQUEZ</text:p>
          </table:table-cell>
          <table:table-cell office:value-type="string" calcext:value-type="string">
            <text:p>FELIX DURAN RUIZ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PAVEL JARERO VELAZQUEZ</text:p>
          </table:table-cell>
          <table:table-cell office:value-type="string" calcext:value-type="string">
            <text:p>FELIX DURAN RUIZ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O SANTANA ZUÑIGA</text:p>
          </table:table-cell>
          <table:table-cell office:value-type="string" calcext:value-type="string">
            <text:p>JESUS SAMUEL RIVERA JIMENEZ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PAVEL JARERO VELAZQUEZ</text:p>
          </table:table-cell>
          <table:table-cell office:value-type="string" calcext:value-type="string">
            <text:p>FELIX DURAN RUIZ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GUADALUPE VILLELA ESPERICUETA</text:p>
          </table:table-cell>
          <table:table-cell office:value-type="string" calcext:value-type="string">
            <text:p>LAURA REYES SILVA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IBARRA RUIZ</text:p>
          </table:table-cell>
          <table:table-cell office:value-type="string" calcext:value-type="string">
            <text:p>FRANCISCO JIMENEZ LOPEZ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ORA DIAZ CARRILLO</text:p>
          </table:table-cell>
          <table:table-cell office:value-type="string" calcext:value-type="string">
            <text:p>MARIA BLAS VILLA RAMOS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POLDO DOMINGUEZ GONZALEZ</text:p>
          </table:table-cell>
          <table:table-cell office:value-type="string" calcext:value-type="string">
            <text:p>JUAN CARLOS CUERVO BARRALES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POLDO DOMINGUEZ GONZALEZ</text:p>
          </table:table-cell>
          <table:table-cell office:value-type="string" calcext:value-type="string">
            <text:p>JUAN CARLOS CUERVO BARRALES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POLDO DOMINGUEZ GONZALEZ</text:p>
          </table:table-cell>
          <table:table-cell office:value-type="string" calcext:value-type="string">
            <text:p>JUAN CARLOS CUERVO BARRALES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MINE MARIA BUGARIN </text:p>
          </table:table-cell>
          <table:table-cell office:value-type="string" calcext:value-type="string">
            <text:p>NATALIA CAROLINA ALVAREZ CASTRO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MINE MARIA BUGARIN </text:p>
          </table:table-cell>
          <table:table-cell office:value-type="string" calcext:value-type="string">
            <text:p>NATALIA CAROLINA ALVAREZ CASTRO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TA MEJIA IBAÑEZ</text:p>
          </table:table-cell>
          <table:table-cell office:value-type="string" calcext:value-type="string">
            <text:p>CYNTHIA GUADALUPE TRUJILLO LARA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MINE MARIA BUGARIN </text:p>
          </table:table-cell>
          <table:table-cell office:value-type="string" calcext:value-type="string">
            <text:p>NATALIA CAROLINA ALVAREZ CASTRO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AMAURY PONCE VILLEGAS</text:p>
          </table:table-cell>
          <table:table-cell office:value-type="string" calcext:value-type="string">
            <text:p>LUIS CARLOS CERVATES MARTINEZ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ERIC LOPEZ TALAMANTES</text:p>
          </table:table-cell>
          <table:table-cell office:value-type="string" calcext:value-type="string">
            <text:p>JESUS ADOLFO SANTOS BAÑUELOS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CA PATRICIA SANCHEZ MEDINA</text:p>
          </table:table-cell>
          <table:table-cell office:value-type="string" calcext:value-type="string">
            <text:p>GABRIELA YOLANDA NAVARRETE ARAMBUL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BERTHA MARQUEZ DUARTE</text:p>
          </table:table-cell>
          <table:table-cell office:value-type="string" calcext:value-type="string">
            <text:p>MARY ALEXANDRA VELA MCCARTHY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BERTHA MARQUEZ DUARTE</text:p>
          </table:table-cell>
          <table:table-cell office:value-type="string" calcext:value-type="string">
            <text:p>MARY ALEXANDRA VELA MCCARTHY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BERTHA MARQUEZ DUARTE</text:p>
          </table:table-cell>
          <table:table-cell office:value-type="string" calcext:value-type="string">
            <text:p>MARY ALEXANDRA VELA MCCARTHY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RMANDO ORTIZ RODRIGUEZ</text:p>
          </table:table-cell>
          <table:table-cell office:value-type="string" calcext:value-type="string">
            <text:p>GUILLERMO ORTEGA RUIZ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RMANDO ORTIZ RODRIGUEZ</text:p>
          </table:table-cell>
          <table:table-cell office:value-type="string" calcext:value-type="string">
            <text:p>GUILLERMO ORTEGA RUIZ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GDALENA AGUILAR GONZALEZ</text:p>
          </table:table-cell>
          <table:table-cell office:value-type="string" calcext:value-type="string">
            <text:p>PETRA MEJIA PEREZ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ARMANDO ORTIZ RODRIGUEZ</text:p>
          </table:table-cell>
          <table:table-cell office:value-type="string" calcext:value-type="string">
            <text:p>GUILLERMO ORTEGA RUIZ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AN DE JESUS VAZQUEZ GUZMAN</text:p>
          </table:table-cell>
          <table:table-cell office:value-type="string" calcext:value-type="string">
            <text:p>MELVIS NONU GUTIERREZ HINOJOSA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MIRAMONTES NAVARRO</text:p>
          </table:table-cell>
          <table:table-cell office:value-type="string" calcext:value-type="string">
            <text:p>EDELMIRA MERCADO HERNANDEZ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 VERONICA ZARAGOZA QUIYONO</text:p>
          </table:table-cell>
          <table:table-cell office:value-type="string" calcext:value-type="string">
            <text:p>TENABARE INOSTRA NAIA PARTIDA GONZALEZ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ISRAEL CASTILLO OLIVARES</text:p>
          </table:table-cell>
          <table:table-cell office:value-type="string" calcext:value-type="string">
            <text:p>CARLOS FERNANDO GARCIA ASTORGA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A GARCIA HINOJOSA</text:p>
          </table:table-cell>
          <table:table-cell office:value-type="string" calcext:value-type="string">
            <text:p>MARIA DEL CARMEN TORRES RIVERA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B DE JOSE REYNA GALVAN</text:p>
          </table:table-cell>
          <table:table-cell office:value-type="string" calcext:value-type="string">
            <text:p>GUILLERMO CONTRERAS HERNANDEZ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ELIZONDO MONTEMAYOR</text:p>
          </table:table-cell>
          <table:table-cell office:value-type="string" calcext:value-type="string">
            <text:p>TANIA ESCAMILLA MONTEMAYOR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NORIEGA HELLIG</text:p>
          </table:table-cell>
          <table:table-cell office:value-type="string" calcext:value-type="string">
            <text:p>JOSE LUIS DE ALBA VILLARREAL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LMA CORA GARZA SALINAS</text:p>
          </table:table-cell>
          <table:table-cell office:value-type="string" calcext:value-type="string">
            <text:p>EDITH LAZARETH GONZALEZ MARTINEZ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JAVIER GARZA SALINAS</text:p>
          </table:table-cell>
          <table:table-cell office:value-type="string" calcext:value-type="string">
            <text:p>CARLOS ARTURO SERNA BALLI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GABRIELA GONZALEZ MENDEZ</text:p>
          </table:table-cell>
          <table:table-cell office:value-type="string" calcext:value-type="string">
            <text:p>DOMINGA BALDERAS MARTINEZ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GUSTAVO TOACHE MALDONADO</text:p>
          </table:table-cell>
          <table:table-cell office:value-type="string" calcext:value-type="string">
            <text:p>RODOLFO ALEJANDRO AGUILAR MARTINEZ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A AURORA PERALES LEAL</text:p>
          </table:table-cell>
          <table:table-cell office:value-type="string" calcext:value-type="string">
            <text:p>KARLA BEATRIZ GUTIERREZ AYALA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BETSABE QUIROZ PUENTE</text:p>
          </table:table-cell>
          <table:table-cell office:value-type="string" calcext:value-type="string">
            <text:p>CLAUDIA GARCIA SEPULVEDA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MAURICIO CANTU RAMIREZ</text:p>
          </table:table-cell>
          <table:table-cell office:value-type="string" calcext:value-type="string">
            <text:p>ROGELIO PEÑA SALINAS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MONDRAGON GARDUÑO</text:p>
          </table:table-cell>
          <table:table-cell office:value-type="string" calcext:value-type="string">
            <text:p>FLAVIA DOMITILA LOREDO SIFUENTES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ILLERMINA ALVARADO MORENO</text:p>
          </table:table-cell>
          <table:table-cell office:value-type="string" calcext:value-type="string">
            <text:p>LESLIE MELISA GAMBOA VIDAL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ILLERMINA ALVARADO MORENO</text:p>
          </table:table-cell>
          <table:table-cell office:value-type="string" calcext:value-type="string">
            <text:p>LESLIE MELISA GAMBOA VIDAL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MARIO GONZALEZ CABALLERO</text:p>
          </table:table-cell>
          <table:table-cell office:value-type="string" calcext:value-type="string">
            <text:p>ADRIAN MARCELO GONZALEZ BAHO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ILLERMINA ALVARADO MORENO</text:p>
          </table:table-cell>
          <table:table-cell office:value-type="string" calcext:value-type="string">
            <text:p>LESLIE MELISA GAMBOA VIDAL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LOZANO GARCIA</text:p>
          </table:table-cell>
          <table:table-cell office:value-type="string" calcext:value-type="string">
            <text:p>NANCY PATRICIA SANCHEZ HERNANDEZ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ULISES TREVIÑO GARCIA</text:p>
          </table:table-cell>
          <table:table-cell office:value-type="string" calcext:value-type="string">
            <text:p>RODOLFO FRANCO LEAL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ERIA PUENTE SANCHEZ</text:p>
          </table:table-cell>
          <table:table-cell office:value-type="string" calcext:value-type="string">
            <text:p>ANA LISETH LEDEZMA TORRES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DY MARICELA CORDERO GONZALEZ</text:p>
          </table:table-cell>
          <table:table-cell office:value-type="string" calcext:value-type="string">
            <text:p>LUZ GIOVANNA LEAL MONTOY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DA ANNEL REYES TEPEPA</text:p>
          </table:table-cell>
          <table:table-cell office:value-type="string" calcext:value-type="string">
            <text:p>LORENA VELAZQUEZ BARBOSA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MAYBE MONTALVO ADAME</text:p>
          </table:table-cell>
          <table:table-cell office:value-type="string" calcext:value-type="string">
            <text:p>SYLVIA GERALDINE COLUNGA BOTELLO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GARCIA DUQUE</text:p>
          </table:table-cell>
          <table:table-cell office:value-type="string" calcext:value-type="string">
            <text:p>JORGE DE JESUS CORONADO GOMEZ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GARCIA DUQUE</text:p>
          </table:table-cell>
          <table:table-cell office:value-type="string" calcext:value-type="string">
            <text:p>JORGE DE JESUS CORONADO GOMEZ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LAURA RAMIREZ PEREZ</text:p>
          </table:table-cell>
          <table:table-cell office:value-type="string" calcext:value-type="string">
            <text:p>ANDREA DENISSE TREVIÑO CASTELLANOS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GARCIA DUQUE</text:p>
          </table:table-cell>
          <table:table-cell office:value-type="string" calcext:value-type="string">
            <text:p>JORGE DE JESUS CORONADO GOMEZ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TON JAVIER GARZA IBARRA</text:p>
          </table:table-cell>
          <table:table-cell office:value-type="string" calcext:value-type="string">
            <text:p>PEDRO PABLO ORTEGA MONTEMAYOR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NUEL LOPEZ SAUCEDO</text:p>
          </table:table-cell>
          <table:table-cell office:value-type="string" calcext:value-type="string">
            <text:p>GREGORIO VALENTIN VILLARREAL GARZA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ONSO VILLA AMADOR</text:p>
          </table:table-cell>
          <table:table-cell office:value-type="string" calcext:value-type="string">
            <text:p>JORGE LUIS REYNA ALEMAN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SALGADO ALMAGUER</text:p>
          </table:table-cell>
          <table:table-cell office:value-type="string" calcext:value-type="string">
            <text:p>JUAN RAMON MASTRETTA LOPEZ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BECA ALEJANDRA ALVARADO DAVILA</text:p>
          </table:table-cell>
          <table:table-cell office:value-type="string" calcext:value-type="string">
            <text:p>MAYRA ALEJANDRA PESSINA ZARAZUA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BERTO DE LEON DEL RIO</text:p>
          </table:table-cell>
          <table:table-cell office:value-type="string" calcext:value-type="string">
            <text:p>RICARDO AUGUSTO MEZO BAEZA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RAMIREZ ANGUIANO</text:p>
          </table:table-cell>
          <table:table-cell office:value-type="string" calcext:value-type="string">
            <text:p>PAULINA VERDIRAME ELIZONDO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E PRISCILA BENAVIDES LOZANO</text:p>
          </table:table-cell>
          <table:table-cell office:value-type="string" calcext:value-type="string">
            <text:p>ITZEL ARANTZA CORTES NATERAS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ALONSO LEIVA RODRIGUEZ</text:p>
          </table:table-cell>
          <table:table-cell office:value-type="string" calcext:value-type="string">
            <text:p>ALEJANDRO JULIO GONZALEZ VASQUEZ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ILO RAMIREZ PUENTE</text:p>
          </table:table-cell>
          <table:table-cell office:value-type="string" calcext:value-type="string">
            <text:p>MAURICIO LUIS FELIPE CASTILLO FLORES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ROBERTO SALINAS PADILLA</text:p>
          </table:table-cell>
          <table:table-cell office:value-type="string" calcext:value-type="string">
            <text:p>EDGAR ROBERTO PALMA CHAVEZ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LOPEZ MENDOZA</text:p>
          </table:table-cell>
          <table:table-cell office:value-type="string" calcext:value-type="string">
            <text:p>EFREN JIMENEZ RODRIGUEZ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CEPEDA ALVAREZ</text:p>
          </table:table-cell>
          <table:table-cell office:value-type="string" calcext:value-type="string">
            <text:p>JORGE ALBERTO CASIQUE LOPEZ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A MAYELA PALOMO LEYVA</text:p>
          </table:table-cell>
          <table:table-cell office:value-type="string" calcext:value-type="string">
            <text:p>ROSA ELENA PALOMO LEYVA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A GUERRA CASTILLO</text:p>
          </table:table-cell>
          <table:table-cell office:value-type="string" calcext:value-type="string">
            <text:p>ARIADNE VALERIA GARCIA SALAS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LTA GONZALEZ</text:p>
          </table:table-cell>
          <table:table-cell office:value-type="string" calcext:value-type="string">
            <text:p>DANIEL SANTOS RODRIGUEZ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ONZALEZ SOTO</text:p>
          </table:table-cell>
          <table:table-cell office:value-type="string" calcext:value-type="string">
            <text:p>SANTIAGO GONZALEZ RAMIREZ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ONZALEZ SOTO</text:p>
          </table:table-cell>
          <table:table-cell office:value-type="string" calcext:value-type="string">
            <text:p>SANTIAGO GONZALEZ RAMIREZ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JAVIER PEREZ SAGAON</text:p>
          </table:table-cell>
          <table:table-cell office:value-type="string" calcext:value-type="string">
            <text:p>ENRIQUE RUIZ RIVERA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ONZALEZ SOTO</text:p>
          </table:table-cell>
          <table:table-cell office:value-type="string" calcext:value-type="string">
            <text:p>SANTIAGO GONZALEZ RAMIREZ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JAMIN BELLOC UTTERBACK</text:p>
          </table:table-cell>
          <table:table-cell office:value-type="string" calcext:value-type="string">
            <text:p>JULIO <text:s/>CESAR SALAS FERNANDEZ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MAGDALENA CUEVAS BETANCOURT</text:p>
          </table:table-cell>
          <table:table-cell office:value-type="string" calcext:value-type="string">
            <text:p>NADYA YOVANKA SAAVEDRA GONZALEZ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CIA NALLELY DE LA ROSA SANCHEZ</text:p>
          </table:table-cell>
          <table:table-cell office:value-type="string" calcext:value-type="string">
            <text:p>MARTHA BARRIENTOS VAZQUEZ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IA SARAHI GOMEZ CARDENAS</text:p>
          </table:table-cell>
          <table:table-cell office:value-type="string" calcext:value-type="string">
            <text:p>AFRICA DONAJI ELIZONDO RODRIGUEZ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UL ALCALA GALLEGOS</text:p>
          </table:table-cell>
          <table:table-cell office:value-type="string" calcext:value-type="string">
            <text:p>MARCO ANTONIO DECANINI CONTRERAS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ANGELICA VERA GARZA</text:p>
          </table:table-cell>
          <table:table-cell office:value-type="string" calcext:value-type="string">
            <text:p>NANCY JUDITH GARCIA GARCIA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RIA ESTHER MUÑIZ SANCHEZ</text:p>
          </table:table-cell>
          <table:table-cell office:value-type="string" calcext:value-type="string">
            <text:p>PATRICIA GUADALUPE ZUÑIGA LOPEZ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ESTHER VIOLETA ESPINOSA TOVAR</text:p>
          </table:table-cell>
          <table:table-cell office:value-type="string" calcext:value-type="string">
            <text:p>AURELIA BECERRA BECERRA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ELIDA GARCIA RODRIGUEZ</text:p>
          </table:table-cell>
          <table:table-cell office:value-type="string" calcext:value-type="string">
            <text:p>ANA SOFIA GONZALEZ PEREZ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TH GRACE GONZALEZ HINCKS</text:p>
          </table:table-cell>
          <table:table-cell office:value-type="string" calcext:value-type="string">
            <text:p>LILIANA SOLIS BARRERA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CRUZ JIMENEZ</text:p>
          </table:table-cell>
          <table:table-cell office:value-type="string" calcext:value-type="string">
            <text:p>MAURICIO ALEJANDRO CANTU FLORES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LEONOR DIAZ GARCIA</text:p>
          </table:table-cell>
          <table:table-cell office:value-type="string" calcext:value-type="string">
            <text:p>MYRIAM DEL CARMEN HERNANDEZ LUCIO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RIO RAMOS ESMERADO</text:p>
          </table:table-cell>
          <table:table-cell office:value-type="string" calcext:value-type="string">
            <text:p>DIBANHI ALEJANDRA LOPEZ MORENO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 FLORENTINO GONZALEZ FLORES</text:p>
          </table:table-cell>
          <table:table-cell office:value-type="string" calcext:value-type="string">
            <text:p>RICARDO GONZALEZ MARTINEZ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ZA ALICIA RODRIGUEZ LOPEZ</text:p>
          </table:table-cell>
          <table:table-cell office:value-type="string" calcext:value-type="string">
            <text:p>KARLA MARTINA GARZA RODRIGUEZ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VIRA DONAJI LOPEZ GUERRERO</text:p>
          </table:table-cell>
          <table:table-cell office:value-type="string" calcext:value-type="string">
            <text:p>ADRIANA MASCAREÑAS ELIZONDO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PINTOS CABALLERO</text:p>
          </table:table-cell>
          <table:table-cell office:value-type="string" calcext:value-type="string">
            <text:p>JEAN MICHEL WILLARS RUBIO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PINTOS CABALLERO</text:p>
          </table:table-cell>
          <table:table-cell office:value-type="string" calcext:value-type="string">
            <text:p>JEAN MICHEL WILLARS RUBIO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LY SARAI PRADO GRACIA</text:p>
          </table:table-cell>
          <table:table-cell office:value-type="string" calcext:value-type="string">
            <text:p>EDITH ESMERALDA MARTINEZ MATA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PINTOS CABALLERO</text:p>
          </table:table-cell>
          <table:table-cell office:value-type="string" calcext:value-type="string">
            <text:p>JEAN MICHEL WILLARS RUBIO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HECTOR SANCHEZ HERNANDEZ</text:p>
          </table:table-cell>
          <table:table-cell office:value-type="string" calcext:value-type="string">
            <text:p>CARLOS ALBERTO SALINAS ZAVALA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LA ELIZABETH CARRIZALES CARDENAS</text:p>
          </table:table-cell>
          <table:table-cell office:value-type="string" calcext:value-type="string">
            <text:p>LETICIA MARTINEZ TREVIÑO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A LUZ LOYOLA RIOS</text:p>
          </table:table-cell>
          <table:table-cell office:value-type="string" calcext:value-type="string">
            <text:p>MARIA ELENA YESENIA LOPEZ GARCIA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IA JANETH LIZARRAGA CEPEDA</text:p>
          </table:table-cell>
          <table:table-cell office:value-type="string" calcext:value-type="string">
            <text:p>CLARITA ELIZABETH MARTINEZ QUEZADA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 DE JESUS AGUIRRE MALDONADO</text:p>
          </table:table-cell>
          <table:table-cell office:value-type="string" calcext:value-type="string">
            <text:p>YULIHANA MEAVE ARBIZO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 ALEJANDRO ARIAS CAMPOS</text:p>
          </table:table-cell>
          <table:table-cell office:value-type="string" calcext:value-type="string">
            <text:p>LEONARDO NAVARRO MURILLO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ELY GUADALUPE VERA GRIMALDO</text:p>
          </table:table-cell>
          <table:table-cell office:value-type="string" calcext:value-type="string">
            <text:p>TERESITA DE JESUS LOPEZ PEREZ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ELY GUADALUPE VERA GRIMALDO</text:p>
          </table:table-cell>
          <table:table-cell office:value-type="string" calcext:value-type="string">
            <text:p>TERESITA DE JESUS LOPEZ PEREZ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MARIO GARZA GUEVARA</text:p>
          </table:table-cell>
          <table:table-cell office:value-type="string" calcext:value-type="string">
            <text:p>EDUARDO LEOPOLDO LOZANO GARZA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ELY GUADALUPE VERA GRIMALDO</text:p>
          </table:table-cell>
          <table:table-cell office:value-type="string" calcext:value-type="string">
            <text:p>TERESITA DE JESUS LOPEZ PEREZ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THA MARGARITA UGARTE VILLAREAL</text:p>
          </table:table-cell>
          <table:table-cell office:value-type="string" calcext:value-type="string">
            <text:p>RUTH MARTINEZ PEÑA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ECILIA VILLARREAL GONZALEZ</text:p>
          </table:table-cell>
          <table:table-cell office:value-type="string" calcext:value-type="string">
            <text:p>VANESSA NATALY CAMPOS HUERTA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JOSEFINA HEREDIA GONZALEZ</text:p>
          </table:table-cell>
          <table:table-cell office:value-type="string" calcext:value-type="string">
            <text:p>MARIA DE LOS ANGELES GARCIA EGUIA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ELMIRO CAVAZOS VALDES</text:p>
          </table:table-cell>
          <table:table-cell office:value-type="string" calcext:value-type="string">
            <text:p>RAUL OSVALDO MALDONADO VAZQUEZ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FRANCISCO ESPINOZA EGUIA</text:p>
          </table:table-cell>
          <table:table-cell office:value-type="string" calcext:value-type="string">
            <text:p>ELIAS CANTU DE LEON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EFUGIO MARTINEZ MARTINEZ</text:p>
          </table:table-cell>
          <table:table-cell office:value-type="string" calcext:value-type="string">
            <text:p>MARICELA ZAPATA MATA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ERIA ARACELI VALDES CASTILLO</text:p>
          </table:table-cell>
          <table:table-cell office:value-type="string" calcext:value-type="string">
            <text:p>ARACELI CASTILLO MARTINEZ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GILBERTO NAVA MENCHACA</text:p>
          </table:table-cell>
          <table:table-cell office:value-type="string" calcext:value-type="string">
            <text:p>SALVADOR MOLINA ZARAZUA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UEL JAIME ELIZONDO GARCIA</text:p>
          </table:table-cell>
          <table:table-cell office:value-type="string" calcext:value-type="string">
            <text:p>CESAR EUGENIO FLORES GARCIA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ANTONIO RODRIGUEZ GONZALEZ</text:p>
          </table:table-cell>
          <table:table-cell office:value-type="string" calcext:value-type="string">
            <text:p>JORGE AMEL SILVA SOTO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MIRIAM FERNANDA GONZALEZ MEZA</text:p>
          </table:table-cell>
          <table:table-cell office:value-type="string" calcext:value-type="string">
            <text:p>ZORAIDA SARAHI MENDOZA ALVARADO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GUTIERREZ GRAJALES</text:p>
          </table:table-cell>
          <table:table-cell office:value-type="string" calcext:value-type="string">
            <text:p>JAVIER EDUARDO GUIDI KAWAS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MEDELLIN REYNA</text:p>
          </table:table-cell>
          <table:table-cell office:value-type="string" calcext:value-type="string">
            <text:p>GLORIA ILEANA TORRES GONZALEZ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INA CANTU TREVIÑO</text:p>
          </table:table-cell>
          <table:table-cell office:value-type="string" calcext:value-type="string">
            <text:p>FANIA RAQUEL ASPERA LEDEZMA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A MARLEN BARRON PERALES</text:p>
          </table:table-cell>
          <table:table-cell office:value-type="string" calcext:value-type="string">
            <text:p>MARIA DEL PILAR GONZALEZ GARZA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ARO RODRIGUEZ GARZA</text:p>
          </table:table-cell>
          <table:table-cell office:value-type="string" calcext:value-type="string">
            <text:p>JUAN CARLOS SANCHEZ RODRIGUEZ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ESCALANTE CASTILLO</text:p>
          </table:table-cell>
          <table:table-cell office:value-type="string" calcext:value-type="string">
            <text:p>SANDRA PEÑA MATA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ESCALANTE CASTILLO</text:p>
          </table:table-cell>
          <table:table-cell office:value-type="string" calcext:value-type="string">
            <text:p>SANDRA PEÑA MATA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IA ANGELICA GUAJARDO ALATORRE</text:p>
          </table:table-cell>
          <table:table-cell office:value-type="string" calcext:value-type="string">
            <text:p>CLAUDIA ANGELICA CRUZ MALDONADO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ANA ESCALANTE CASTILLO</text:p>
          </table:table-cell>
          <table:table-cell office:value-type="string" calcext:value-type="string">
            <text:p>SANDRA PEÑA MATA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DIONICIA CANTU RESENDEZ</text:p>
          </table:table-cell>
          <table:table-cell office:value-type="string" calcext:value-type="string">
            <text:p>NANCY CECILIA LOZANO MENA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PILAR TALAVERA SALDAÑA</text:p>
          </table:table-cell>
          <table:table-cell office:value-type="string" calcext:value-type="string">
            <text:p>LAURA NELLY FERNANDEZ MIER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MARICELA DEL TORO RUIZ</text:p>
          </table:table-cell>
          <table:table-cell office:value-type="string" calcext:value-type="string">
            <text:p>MARTHA MAGDALENA MONTES SALAZAR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 GARZA TREVIÑO</text:p>
          </table:table-cell>
          <table:table-cell office:value-type="string" calcext:value-type="string">
            <text:p>GUILLERMO ALFREDO RODRIGUEZ PAEZ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ARAM CARMONA RODRIGUEZ</text:p>
          </table:table-cell>
          <table:table-cell office:value-type="string" calcext:value-type="string">
            <text:p>HUGO LEAL MARTINEZ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TE GERARDO PAEZ ELIZONDO</text:p>
          </table:table-cell>
          <table:table-cell office:value-type="string" calcext:value-type="string">
            <text:p>EZEQUIEL RUIZ MARTINEZ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IA BERENICE GOMEZ SAUCEDA</text:p>
          </table:table-cell>
          <table:table-cell office:value-type="string" calcext:value-type="string">
            <text:p>LESLIE GABRIELA ALVARADO HERNANDEZ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IA BERENICE GOMEZ SAUCEDA</text:p>
          </table:table-cell>
          <table:table-cell office:value-type="string" calcext:value-type="string">
            <text:p>LESLIE GABRIELA ALVARADO HERNANDEZ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BEHT ALEJANDRA CORTES RETANA</text:p>
          </table:table-cell>
          <table:table-cell office:value-type="string" calcext:value-type="string">
            <text:p>DIANA GARCIA SALINAS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IA BERENICE GOMEZ SAUCEDA</text:p>
          </table:table-cell>
          <table:table-cell office:value-type="string" calcext:value-type="string">
            <text:p>LESLIE GABRIELA ALVARADO HERNANDEZ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ELBERT POBLETTE MEJIA</text:p>
          </table:table-cell>
          <table:table-cell office:value-type="string" calcext:value-type="string">
            <text:p>RODOLFO ROMAN BARRERA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ANGELINA CERVANTES NAVARRO</text:p>
          </table:table-cell>
          <table:table-cell office:value-type="string" calcext:value-type="string">
            <text:p>JAZMIN ALEJANDRA RAMIREZ RODRIGUEZ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 FIERRO APAC</text:p>
          </table:table-cell>
          <table:table-cell office:value-type="string" calcext:value-type="string">
            <text:p>JOSE GERARDO RIVERA RIVERA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LOZANO MUNGUIA</text:p>
          </table:table-cell>
          <table:table-cell office:value-type="string" calcext:value-type="string">
            <text:p>JUAN IGNACIO MUNGUIA CANTU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LUIS GARZA OCHOA</text:p>
          </table:table-cell>
          <table:table-cell office:value-type="string" calcext:value-type="string">
            <text:p>JORGE ADRIAN CORTES LIRA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RINA MARISOL NAVARRO MORALES</text:p>
          </table:table-cell>
          <table:table-cell office:value-type="string" calcext:value-type="string">
            <text:p>MARIA AURORA QUIROGA MARTINEZ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PAOLA GONZALEZ CASTAÑEDA</text:p>
          </table:table-cell>
          <table:table-cell office:value-type="string" calcext:value-type="string">
            <text:p>EDNA LAURA HUERTA RUIZ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PAOLA GONZALEZ CASTAÑEDA</text:p>
          </table:table-cell>
          <table:table-cell office:value-type="string" calcext:value-type="string">
            <text:p>EDNA LAURA HUERTA RUIZ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DOLFO MARTINEZ GONZALEZ</text:p>
          </table:table-cell>
          <table:table-cell office:value-type="string" calcext:value-type="string">
            <text:p>FERNANDO FRANCO SAENZ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PAOLA GONZALEZ CASTAÑEDA</text:p>
          </table:table-cell>
          <table:table-cell office:value-type="string" calcext:value-type="string">
            <text:p>EDNA LAURA HUERTA RUIZ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MAGDALENA CASTILLO PONS</text:p>
          </table:table-cell>
          <table:table-cell office:value-type="string" calcext:value-type="string">
            <text:p>MARIA BLANCA FERNANDEZ RUIZ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MAEL GUERRA PADILLA</text:p>
          </table:table-cell>
          <table:table-cell office:value-type="string" calcext:value-type="string">
            <text:p>SERGIO MARIO GONZALEZ RAMOS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HERNANDEZ JERONIMO</text:p>
          </table:table-cell>
          <table:table-cell office:value-type="string" calcext:value-type="string">
            <text:p>TANIA ARACELY MONTOYA HERNANDEZ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MARO CANCINO</text:p>
          </table:table-cell>
          <table:table-cell office:value-type="string" calcext:value-type="string">
            <text:p>LUIS FELIPE REYES PITALUA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MARO CANCINO</text:p>
          </table:table-cell>
          <table:table-cell office:value-type="string" calcext:value-type="string">
            <text:p>LUIS FELIPE REYES PITALUA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AMARO CANCINO</text:p>
          </table:table-cell>
          <table:table-cell office:value-type="string" calcext:value-type="string">
            <text:p>LUIS FELIPE REYES PITALUA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DOMINGUEZ ESCOBAR</text:p>
          </table:table-cell>
          <table:table-cell office:value-type="string" calcext:value-type="string">
            <text:p>JOSE SAMUEL AGUILERA VAZQUEZ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DOMINGUEZ ESCOBAR</text:p>
          </table:table-cell>
          <table:table-cell office:value-type="string" calcext:value-type="string">
            <text:p>JOSE SAMUEL AGUILERA VAZQUEZ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MONTES RODRIGUEZ</text:p>
          </table:table-cell>
          <table:table-cell office:value-type="string" calcext:value-type="string">
            <text:p>JORGE MAY OCAMPO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DOMINGUEZ ESCOBAR</text:p>
          </table:table-cell>
          <table:table-cell office:value-type="string" calcext:value-type="string">
            <text:p>JOSE SAMUEL AGUILERA VAZQUEZ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YO RAMIREZ SALVADOR</text:p>
          </table:table-cell>
          <table:table-cell office:value-type="string" calcext:value-type="string">
            <text:p>FRANCISCO RAMOS RUIZ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LENE RIVERA ESCALANTE</text:p>
          </table:table-cell>
          <table:table-cell office:value-type="string" calcext:value-type="string">
            <text:p>WENDI VAZQUEZ ANTONIO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LOPEZ MEDINA</text:p>
          </table:table-cell>
          <table:table-cell office:value-type="string" calcext:value-type="string">
            <text:p>LIDITZ MORALES RAMIREZ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RTURO CARRASCO TENA</text:p>
          </table:table-cell>
          <table:table-cell office:value-type="string" calcext:value-type="string">
            <text:p>LUIS HERNANDEZ TREJO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RTURO CARRASCO TENA</text:p>
          </table:table-cell>
          <table:table-cell office:value-type="string" calcext:value-type="string">
            <text:p>LUIS HERNANDEZ TREJO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RTURO CARRASCO TENA</text:p>
          </table:table-cell>
          <table:table-cell office:value-type="string" calcext:value-type="string">
            <text:p>LUIS HERNANDEZ TREJO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EN LUNA RAMIREZ</text:p>
          </table:table-cell>
          <table:table-cell office:value-type="string" calcext:value-type="string">
            <text:p>FRANCISCO RAMIREZ CHAVEZ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OLO GARCIA CERQUEDA</text:p>
          </table:table-cell>
          <table:table-cell office:value-type="string" calcext:value-type="string">
            <text:p>AL JUARIZMI ENRIQUEZ RIOS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NELY LOPEZ ALONSO</text:p>
          </table:table-cell>
          <table:table-cell office:value-type="string" calcext:value-type="string">
            <text:p>SOLEDAD SAMANTHA NARANJO CRIOLLO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A JUAN CARLOS</text:p>
          </table:table-cell>
          <table:table-cell office:value-type="string" calcext:value-type="string">
            <text:p>ANA ELIZABETH ESTRADA GARCIA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DELIA ALEJANDRINA PEDRO CASTAÑEDA</text:p>
          </table:table-cell>
          <table:table-cell office:value-type="string" calcext:value-type="string">
            <text:p>DENISS YUNUEN MERINO MORAL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YRA ROSELY CANSECO LOPEZ</text:p>
          </table:table-cell>
          <table:table-cell office:value-type="string" calcext:value-type="string">
            <text:p>MARGARITA CRIOLLO CARVAJAL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NDEHUI YUNUEN HERNANDEZ LOPEZ</text:p>
          </table:table-cell>
          <table:table-cell office:value-type="string" calcext:value-type="string">
            <text:p>JESARELA PEREZ DORANTES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YOLANDA MARTINEZ LOPEZ</text:p>
          </table:table-cell>
          <table:table-cell office:value-type="string" calcext:value-type="string">
            <text:p>ARACELI DELIA HERNANDEZ CORTES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YOLANDA MARTINEZ LOPEZ</text:p>
          </table:table-cell>
          <table:table-cell office:value-type="string" calcext:value-type="string">
            <text:p>ARACELI DELIA HERNANDEZ CORTES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YOLANDA MARTINEZ LOPEZ</text:p>
          </table:table-cell>
          <table:table-cell office:value-type="string" calcext:value-type="string">
            <text:p>ARACELI DELIA HERNANDEZ CORTES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GARCIA GARCIA</text:p>
          </table:table-cell>
          <table:table-cell office:value-type="string" calcext:value-type="string">
            <text:p>MARIA OFELIA DE JESUS PORRAS LESCAS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GARCIA GARCIA</text:p>
          </table:table-cell>
          <table:table-cell office:value-type="string" calcext:value-type="string">
            <text:p>MARIA OFELIA DE JESUS PORRAS LESCAS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SMIN RAMIREZ LOPEZ</text:p>
          </table:table-cell>
          <table:table-cell office:value-type="string" calcext:value-type="string">
            <text:p>ANABEL CASTELAN ORDUÑA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ITA GARCIA GARCIA</text:p>
          </table:table-cell>
          <table:table-cell office:value-type="string" calcext:value-type="string">
            <text:p>MARIA OFELIA DE JESUS PORRAS LESCAS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ELI NIEVES MEDINA</text:p>
          </table:table-cell>
          <table:table-cell office:value-type="string" calcext:value-type="string">
            <text:p>MIRIAM GARCIA HERNANDEZ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LIO ISMAEL GUERRERO CAMACHO</text:p>
          </table:table-cell>
          <table:table-cell office:value-type="string" calcext:value-type="string">
            <text:p>EDUARDO MANUEL JUAREZ GARCIA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ELIA RODRIGUEZ CARREÑO</text:p>
          </table:table-cell>
          <table:table-cell office:value-type="string" calcext:value-type="string">
            <text:p>MINERVA CORTES ANTONIO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ALICO CANDIDO COHETO MARTINEZ</text:p>
          </table:table-cell>
          <table:table-cell office:value-type="string" calcext:value-type="string">
            <text:p>HECTOR SORIANO REYES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ALICO CANDIDO COHETO MARTINEZ</text:p>
          </table:table-cell>
          <table:table-cell office:value-type="string" calcext:value-type="string">
            <text:p>HECTOR SORIANO REYES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ALICO CANDIDO COHETO MARTINEZ</text:p>
          </table:table-cell>
          <table:table-cell office:value-type="string" calcext:value-type="string">
            <text:p>HECTOR SORIANO REYES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AEL SANTIAGO CHEPI</text:p>
          </table:table-cell>
          <table:table-cell office:value-type="string" calcext:value-type="string">
            <text:p>ALBA GABRIELA CRUZ RAMOS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AEL SANTIAGO CHEPI</text:p>
          </table:table-cell>
          <table:table-cell office:value-type="string" calcext:value-type="string">
            <text:p>ALBA GABRIELA CRUZ RAMOS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MARTINEZ MARTINEZ</text:p>
          </table:table-cell>
          <table:table-cell office:value-type="string" calcext:value-type="string">
            <text:p>BLANCA IRIS SANCHEZ SANCHEZ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AEL SANTIAGO CHEPI</text:p>
          </table:table-cell>
          <table:table-cell office:value-type="string" calcext:value-type="string">
            <text:p>ALBA GABRIELA CRUZ RAMOS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OTEO GARCIA </text:p>
          </table:table-cell>
          <table:table-cell office:value-type="string" calcext:value-type="string">
            <text:p>ANGEL MENDOZA BAZAN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ASIO HERNANDEZ HERNANDEZ</text:p>
          </table:table-cell>
          <table:table-cell office:value-type="string" calcext:value-type="string">
            <text:p>TOMAS MENDEZ HERNANDEZ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YANETH RAMIREZ LOPEZ</text:p>
          </table:table-cell>
          <table:table-cell office:value-type="string" calcext:value-type="string">
            <text:p>LADDY ALEXANDRA CASTELLANOS LOPEZ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ASTRO RIOS</text:p>
          </table:table-cell>
          <table:table-cell office:value-type="string" calcext:value-type="string">
            <text:p>SANDY MARIA TORAL LOPEZ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ASTRO RIOS</text:p>
          </table:table-cell>
          <table:table-cell office:value-type="string" calcext:value-type="string">
            <text:p>SANDY MARIA TORAL LOPEZ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 CASTRO RIOS</text:p>
          </table:table-cell>
          <table:table-cell office:value-type="string" calcext:value-type="string">
            <text:p>SANDY MARIA TORAL LOPEZ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 ANTONIO ALTAMIRANO</text:p>
          </table:table-cell>
          <table:table-cell office:value-type="string" calcext:value-type="string">
            <text:p>VICTOR MANUEL RAMIREZ JIMENEZ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 ANTONIO ALTAMIRANO</text:p>
          </table:table-cell>
          <table:table-cell office:value-type="string" calcext:value-type="string">
            <text:p>VICTOR MANUEL RAMIREZ JIMENEZ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ARIA DELGADO ESTEBAN</text:p>
          </table:table-cell>
          <table:table-cell office:value-type="string" calcext:value-type="string">
            <text:p>IRIS GUADALUPE PACHECO VASQUEZ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 ANTONIO ALTAMIRANO</text:p>
          </table:table-cell>
          <table:table-cell office:value-type="string" calcext:value-type="string">
            <text:p>VICTOR MANUEL RAMIREZ JIMENEZ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LANDO CRUZ PINTO</text:p>
          </table:table-cell>
          <table:table-cell office:value-type="string" calcext:value-type="string">
            <text:p>IGNACIO SANCHEZ MEDINA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STEL RAMIREZ CORTES</text:p>
          </table:table-cell>
          <table:table-cell office:value-type="string" calcext:value-type="string">
            <text:p>ALICIA JARQUIN RAMIREZ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MIGUEL SOSA GOMEZ</text:p>
          </table:table-cell>
          <table:table-cell office:value-type="string" calcext:value-type="string">
            <text:p>ALEJANDRO GARCIA GARFIAS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APARICIO MARTINEZ</text:p>
          </table:table-cell>
          <table:table-cell office:value-type="string" calcext:value-type="string">
            <text:p>MARIA NATIVIDAD GIL SANCHEZ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APARICIO MARTINEZ</text:p>
          </table:table-cell>
          <table:table-cell office:value-type="string" calcext:value-type="string">
            <text:p>MARIA NATIVIDAD GIL SANCHEZ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H APARICIO MARTINEZ</text:p>
          </table:table-cell>
          <table:table-cell office:value-type="string" calcext:value-type="string">
            <text:p>MARIA NATIVIDAD GIL SANCHEZ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A MARTINEZ VASQUEZ</text:p>
          </table:table-cell>
          <table:table-cell office:value-type="string" calcext:value-type="string">
            <text:p>BRENDA ALONSO NEGRETE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A BEATRIZ ORTIZ SILVA</text:p>
          </table:table-cell>
          <table:table-cell office:value-type="string" calcext:value-type="string">
            <text:p>DALILA AVILA SANTIAGO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BETANZO SANCHEZ</text:p>
          </table:table-cell>
          <table:table-cell office:value-type="string" calcext:value-type="string">
            <text:p>EDENIA AGUILAR LOPEZ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RIZ DOMINGA PEREZ LOPEZ</text:p>
          </table:table-cell>
          <table:table-cell office:value-type="string" calcext:value-type="string">
            <text:p>EMELIA ORTIZ GARCIA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ONSO ESCOBAR MATEOS</text:p>
          </table:table-cell>
          <table:table-cell office:value-type="string" calcext:value-type="string">
            <text:p>OMAR AGUILAR HERNANDEZ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CTOR SANCHEZ GARCIA</text:p>
          </table:table-cell>
          <table:table-cell office:value-type="string" calcext:value-type="string">
            <text:p>JAIME GUZMAN RODRIGUEZ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LA ARACELI PEREZ RAMIR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TORAL RIOS</text:p>
          </table:table-cell>
          <table:table-cell office:value-type="string" calcext:value-type="string">
            <text:p>CESAR CARRASCO VICENTE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TORAL RIOS</text:p>
          </table:table-cell>
          <table:table-cell office:value-type="string" calcext:value-type="string">
            <text:p>CESAR CARRASCO VICENTE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TORAL RIOS</text:p>
          </table:table-cell>
          <table:table-cell office:value-type="string" calcext:value-type="string">
            <text:p>CESAR CARRASCO VICENTE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ESTEFAN GILLESSEN</text:p>
          </table:table-cell>
          <table:table-cell office:value-type="string" calcext:value-type="string">
            <text:p>FAVIAN VASQUEZ LOPEZ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ESTEFAN GILLESSEN</text:p>
          </table:table-cell>
          <table:table-cell office:value-type="string" calcext:value-type="string">
            <text:p>FAVIAN VASQUEZ LOPEZ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AN BERNAL DIAZ</text:p>
          </table:table-cell>
          <table:table-cell office:value-type="string" calcext:value-type="string">
            <text:p>VICTOR FERNANDEZ GONZALEZ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ESTEFAN GILLESSEN</text:p>
          </table:table-cell>
          <table:table-cell office:value-type="string" calcext:value-type="string">
            <text:p>FAVIAN VASQUEZ LOPEZ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RGEN GUILLEN SIMON</text:p>
          </table:table-cell>
          <table:table-cell office:value-type="string" calcext:value-type="string">
            <text:p>KARINA OROPEZA LORENZO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LA TELLES ALVARES</text:p>
          </table:table-cell>
          <table:table-cell office:value-type="string" calcext:value-type="string">
            <text:p>ONEYDA LOPEZ CRUZ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AGUSTINA GARCIA MATUS</text:p>
          </table:table-cell>
          <table:table-cell office:value-type="string" calcext:value-type="string">
            <text:p>EDITH CARTAS LOPEZ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HERNANDEZ FRAGUAS</text:p>
          </table:table-cell>
          <table:table-cell office:value-type="string" calcext:value-type="string">
            <text:p>MARIANA ERANDI NASSAR PIÑEYRO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HERNANDEZ FRAGUAS</text:p>
          </table:table-cell>
          <table:table-cell office:value-type="string" calcext:value-type="string">
            <text:p>MARIANA ERANDI NASSAR PIÑEYRO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NTONIO HERNANDEZ FRAGUAS</text:p>
          </table:table-cell>
          <table:table-cell office:value-type="string" calcext:value-type="string">
            <text:p>MARIANA ERANDI NASSAR PIÑEYRO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BENJAMIN ROBLES MONTOYA</text:p>
          </table:table-cell>
          <table:table-cell office:value-type="string" calcext:value-type="string">
            <text:p>LENIN LOPEZ NELIO LOPEZ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BENJAMIN ROBLES MONTOYA</text:p>
          </table:table-cell>
          <table:table-cell office:value-type="string" calcext:value-type="string">
            <text:p>LENIN LOPEZ NELIO LOPEZ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RIKA RODRIGUEZ SOSA</text:p>
          </table:table-cell>
          <table:table-cell office:value-type="string" calcext:value-type="string">
            <text:p>FLOR HELENA PEREZ MONTAÑO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BENJAMIN ROBLES MONTOYA</text:p>
          </table:table-cell>
          <table:table-cell office:value-type="string" calcext:value-type="string">
            <text:p>LENIN LOPEZ NELIO LOPEZ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ETH AZHALIA ZARATE LOPEZ</text:p>
          </table:table-cell>
          <table:table-cell office:value-type="string" calcext:value-type="string">
            <text:p>AZALIA OLAYA NAVA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GA ESCOBAR LUIS</text:p>
          </table:table-cell>
          <table:table-cell office:value-type="string" calcext:value-type="string">
            <text:p>NORMA ELVIRA ROSAS PAZ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GABRIELA JIMENEZ CARRASCO</text:p>
          </table:table-cell>
          <table:table-cell office:value-type="string" calcext:value-type="string">
            <text:p>PATRICIA PEREZ SANCHEZ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PILAR LIBORIO HERNANDEZ</text:p>
          </table:table-cell>
          <table:table-cell office:value-type="string" calcext:value-type="string">
            <text:p>JUDITH EUGENIA SILVA ANGELINA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PILAR LIBORIO HERNANDEZ</text:p>
          </table:table-cell>
          <table:table-cell office:value-type="string" calcext:value-type="string">
            <text:p>JUDITH EUGENIA SILVA ANGELINA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 PILAR LIBORIO HERNANDEZ</text:p>
          </table:table-cell>
          <table:table-cell office:value-type="string" calcext:value-type="string">
            <text:p>JUDITH EUGENIA SILVA ANGELINA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BAUTISTA PELAEZ</text:p>
          </table:table-cell>
          <table:table-cell office:value-type="string" calcext:value-type="string">
            <text:p>INGRID YUBIEL GARCIA HERNANDEZ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BAUTISTA PELAEZ</text:p>
          </table:table-cell>
          <table:table-cell office:value-type="string" calcext:value-type="string">
            <text:p>INGRID YUBIEL GARCIA HERNANDEZ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 LOPEZ SILVA</text:p>
          </table:table-cell>
          <table:table-cell office:value-type="string" calcext:value-type="string">
            <text:p>PAULA IRAI SERRANO SANTIAGO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BAUTISTA PELAEZ</text:p>
          </table:table-cell>
          <table:table-cell office:value-type="string" calcext:value-type="string">
            <text:p>INGRID YUBIEL GARCIA HERNANDEZ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AGUILAR RAYMUNDO</text:p>
          </table:table-cell>
          <table:table-cell office:value-type="string" calcext:value-type="string">
            <text:p>ODILIA AGUILAR RAYMUNDO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DE LA CRUZ SANCHEZ</text:p>
          </table:table-cell>
          <table:table-cell office:value-type="string" calcext:value-type="string">
            <text:p>HELADIO GILBERTO GARCIA GARCIA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ALICIA MORENO CRUZ</text:p>
          </table:table-cell>
          <table:table-cell office:value-type="string" calcext:value-type="string">
            <text:p>DENIA ROBERTA VARGAS ALBERTO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RICARDEZ VELA</text:p>
          </table:table-cell>
          <table:table-cell office:value-type="string" calcext:value-type="string">
            <text:p>ANA VANESSA VAZQUEZ RODRIGUEZ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RICARDEZ VELA</text:p>
          </table:table-cell>
          <table:table-cell office:value-type="string" calcext:value-type="string">
            <text:p>ANA VANESSA VAZQUEZ RODRIGUEZ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RICARDEZ VELA</text:p>
          </table:table-cell>
          <table:table-cell office:value-type="string" calcext:value-type="string">
            <text:p>ANA VANESSA VAZQUEZ RODRIGUEZ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 LAVARIEGA CARDENAS</text:p>
          </table:table-cell>
          <table:table-cell office:value-type="string" calcext:value-type="string">
            <text:p>RUTH ELIZABETH SILVA HUERTA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CASTILLO LOPEZ</text:p>
          </table:table-cell>
          <table:table-cell office:value-type="string" calcext:value-type="string">
            <text:p>JESUS RUBEN ORTEGA LOPEZ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CION RODRIGUEZ GALGUERA</text:p>
          </table:table-cell>
          <table:table-cell office:value-type="string" calcext:value-type="string">
            <text:p>MARLET RAMIREZ VELAZQUEZ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GUTIERREZ GUTIERREZ</text:p>
          </table:table-cell>
          <table:table-cell office:value-type="string" calcext:value-type="string">
            <text:p>JUSTINO DIAZ LOPEZ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FRIDO MORALES FERNANDEZ</text:p>
          </table:table-cell>
          <table:table-cell office:value-type="string" calcext:value-type="string">
            <text:p>LEONEL FERNANDO ARAGON CALVO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CORTES DIAZ</text:p>
          </table:table-cell>
          <table:table-cell office:value-type="string" calcext:value-type="string">
            <text:p>LUZ ESTELA RAMIREZ AGUDO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SIA HIGINIA TINAJERO CAMACHO</text:p>
          </table:table-cell>
          <table:table-cell office:value-type="string" calcext:value-type="string">
            <text:p>GABINA ESTELA CRUZ ARAGON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ADRIANA MARTINEZ LECHUGA</text:p>
          </table:table-cell>
          <table:table-cell office:value-type="string" calcext:value-type="string">
            <text:p>ESTEFANIA BARRAGAN CRUZ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ADRIANA MARTINEZ LECHUGA</text:p>
          </table:table-cell>
          <table:table-cell office:value-type="string" calcext:value-type="string">
            <text:p>ESTEFANIA BARRAGAN CRUZ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ADRIANA MARTINEZ LECHUGA</text:p>
          </table:table-cell>
          <table:table-cell office:value-type="string" calcext:value-type="string">
            <text:p>ESTEFANIA BARRAGAN CRUZ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ANTONIO NATALE GUTIERREZ</text:p>
          </table:table-cell>
          <table:table-cell office:value-type="string" calcext:value-type="string">
            <text:p>MARTIN FERNANDEZ MUÑOZ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ANTONIO NATALE GUTIERREZ</text:p>
          </table:table-cell>
          <table:table-cell office:value-type="string" calcext:value-type="string">
            <text:p>MARTIN FERNANDEZ MUÑOZ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LOURDES FLORES DEL VALLE</text:p>
          </table:table-cell>
          <table:table-cell office:value-type="string" calcext:value-type="string">
            <text:p>MARIA DOLORES VARGAS DOMINGUEZ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ANTONIO NATALE GUTIERREZ</text:p>
          </table:table-cell>
          <table:table-cell office:value-type="string" calcext:value-type="string">
            <text:p>MARTIN FERNANDEZ MUÑOZ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FLORINA FRANCO SAMPAYO</text:p>
          </table:table-cell>
          <table:table-cell office:value-type="string" calcext:value-type="string">
            <text:p>EVA GONZALEZ VAZQUEZ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GUZMAN ISLAS</text:p>
          </table:table-cell>
          <table:table-cell office:value-type="string" calcext:value-type="string">
            <text:p>ELIER ALDANA ROMERO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BEATRIZ HERNANDEZ ESCARCEGA</text:p>
          </table:table-cell>
          <table:table-cell office:value-type="string" calcext:value-type="string">
            <text:p>KENIA ISEBEL ESCAMILLA MILLAN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GARCIA HERNANDEZ</text:p>
          </table:table-cell>
          <table:table-cell office:value-type="string" calcext:value-type="string">
            <text:p>JAQUELIN LASTIRI BARRIOS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GARCIA HERNANDEZ</text:p>
          </table:table-cell>
          <table:table-cell office:value-type="string" calcext:value-type="string">
            <text:p>JAQUELIN LASTIRI BARRIOS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GARCIA HERNANDEZ</text:p>
          </table:table-cell>
          <table:table-cell office:value-type="string" calcext:value-type="string">
            <text:p>JAQUELIN LASTIRI BARRIOS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TIMA ALMENDRA CRUZ PELAEZ</text:p>
          </table:table-cell>
          <table:table-cell office:value-type="string" calcext:value-type="string">
            <text:p>ANGELICA ESPINOSA SAINOS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TIMA ALMENDRA CRUZ PELAEZ</text:p>
          </table:table-cell>
          <table:table-cell office:value-type="string" calcext:value-type="string">
            <text:p>ANGELICA ESPINOSA SAINOS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RAMOS GALINDO</text:p>
          </table:table-cell>
          <table:table-cell office:value-type="string" calcext:value-type="string">
            <text:p>VALERIA CORTES HERNANDEZ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TIMA ALMENDRA CRUZ PELAEZ</text:p>
          </table:table-cell>
          <table:table-cell office:value-type="string" calcext:value-type="string">
            <text:p>ANGELICA ESPINOSA SAINOS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DAD LORENZO PEREZ</text:p>
          </table:table-cell>
          <table:table-cell office:value-type="string" calcext:value-type="string">
            <text:p>EUGENIA JUAREZ BONIFACIO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ERRAT GUZMAN REYES</text:p>
          </table:table-cell>
          <table:table-cell office:value-type="string" calcext:value-type="string">
            <text:p>CELSA JUDITH ROJAS CRUZ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 GONZALEZ DIAZ</text:p>
          </table:table-cell>
          <table:table-cell office:value-type="string" calcext:value-type="string">
            <text:p>EUGENIA SOSA AYUSO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RUBI MONTALVO DOMINGUEZ</text:p>
          </table:table-cell>
          <table:table-cell office:value-type="string" calcext:value-type="string">
            <text:p>GUDELIA TAPIA VARGAS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RUBI MONTALVO DOMINGUEZ</text:p>
          </table:table-cell>
          <table:table-cell office:value-type="string" calcext:value-type="string">
            <text:p>GUDELIA TAPIA VARGA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RUBI MONTALVO DOMINGUEZ</text:p>
          </table:table-cell>
          <table:table-cell office:value-type="string" calcext:value-type="string">
            <text:p>GUDELIA TAPIA VARGAS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HER MARTINEZ ROMANO</text:p>
          </table:table-cell>
          <table:table-cell office:value-type="string" calcext:value-type="string">
            <text:p>CONCEPCION GONZALEZ MOLINA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HER MARTINEZ ROMANO</text:p>
          </table:table-cell>
          <table:table-cell office:value-type="string" calcext:value-type="string">
            <text:p>CONCEPCION GONZALEZ MOLINA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IA ORTUÑO AGUILAR</text:p>
          </table:table-cell>
          <table:table-cell office:value-type="string" calcext:value-type="string">
            <text:p>MAYIRA ANDREA FLORES ARROYO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HER MARTINEZ ROMANO</text:p>
          </table:table-cell>
          <table:table-cell office:value-type="string" calcext:value-type="string">
            <text:p>CONCEPCION GONZALEZ MOLINA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ZAMITIZ DELGADILLO</text:p>
          </table:table-cell>
          <table:table-cell office:value-type="string" calcext:value-type="string">
            <text:p>LAURA CRUZ FLORES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RECHY TIRADO</text:p>
          </table:table-cell>
          <table:table-cell office:value-type="string" calcext:value-type="string">
            <text:p>PATROCINIO MIGUEL ANGEL TOLEDANO MONTIEL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AF BRETON LOPEZ</text:p>
          </table:table-cell>
          <table:table-cell office:value-type="string" calcext:value-type="string">
            <text:p>GIAN FRANCO DAZA ISLAS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RMANDO GARCIA AVENDAÑO</text:p>
          </table:table-cell>
          <table:table-cell office:value-type="string" calcext:value-type="string">
            <text:p>JORGE ALEJANDRO RODRIGUEZ GONZALEZ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RMANDO GARCIA AVENDAÑO</text:p>
          </table:table-cell>
          <table:table-cell office:value-type="string" calcext:value-type="string">
            <text:p>JORGE ALEJANDRO RODRIGUEZ GONZALEZ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RMANDO GARCIA AVENDAÑO</text:p>
          </table:table-cell>
          <table:table-cell office:value-type="string" calcext:value-type="string">
            <text:p>JORGE ALEJANDRO RODRIGUEZ GONZALEZ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ES PARRA JUAREZ</text:p>
          </table:table-cell>
          <table:table-cell office:value-type="string" calcext:value-type="string">
            <text:p>CRISPINA OSIO SALDAÑA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ES PARRA JUAREZ</text:p>
          </table:table-cell>
          <table:table-cell office:value-type="string" calcext:value-type="string">
            <text:p>CRISPINA OSIO SALDAÑA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GARCIA GARCIA</text:p>
          </table:table-cell>
          <table:table-cell office:value-type="string" calcext:value-type="string">
            <text:p>ADRIANA GUADALUPE ROSAS DUARTE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ES PARRA JUAREZ</text:p>
          </table:table-cell>
          <table:table-cell office:value-type="string" calcext:value-type="string">
            <text:p>CRISPINA OSIO SALDAÑA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IAS CARRERA AMADOR</text:p>
          </table:table-cell>
          <table:table-cell office:value-type="string" calcext:value-type="string">
            <text:p>CLAUDIA ELENA PINEDA CRUZ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ONESIMO FUENTES PACHECO</text:p>
          </table:table-cell>
          <table:table-cell office:value-type="string" calcext:value-type="string">
            <text:p>PABLO PEREZ LAZARO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ROLDAN REYES</text:p>
          </table:table-cell>
          <table:table-cell office:value-type="string" calcext:value-type="string">
            <text:p>BASILISA MONTAÑO GUTIERREZ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MORALES ALVAREZ</text:p>
          </table:table-cell>
          <table:table-cell office:value-type="string" calcext:value-type="string">
            <text:p>JOSE LUIS SANCHEZ GONZALEZ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MORALES ALVAREZ</text:p>
          </table:table-cell>
          <table:table-cell office:value-type="string" calcext:value-type="string">
            <text:p>JOSE LUIS SANCHEZ GONZALEZ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MORALES ALVAREZ</text:p>
          </table:table-cell>
          <table:table-cell office:value-type="string" calcext:value-type="string">
            <text:p>JOSE LUIS SANCHEZ GONZALEZ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ALONSO TOLEDO GUTIERREZ</text:p>
          </table:table-cell>
          <table:table-cell office:value-type="string" calcext:value-type="string">
            <text:p>JAIME BALTIERRA GARCIA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ALONSO TOLEDO GUTIERREZ</text:p>
          </table:table-cell>
          <table:table-cell office:value-type="string" calcext:value-type="string">
            <text:p>JAIME BALTIERRA GARCIA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DELIA CRUZ ALVARADO</text:p>
          </table:table-cell>
          <table:table-cell office:value-type="string" calcext:value-type="string">
            <text:p>MARIBEL PEREZ ALONSO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CIO ALONSO TOLEDO GUTIERREZ</text:p>
          </table:table-cell>
          <table:table-cell office:value-type="string" calcext:value-type="string">
            <text:p>JAIME BALTIERRA GARCIA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DALENO RIOS PEREZ</text:p>
          </table:table-cell>
          <table:table-cell office:value-type="string" calcext:value-type="string">
            <text:p>ROGELIO ROSAS VAZQUEZ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PILLI BEATRIZ RODRIGUEZ ORTIZ</text:p>
          </table:table-cell>
          <table:table-cell office:value-type="string" calcext:value-type="string">
            <text:p>ADRIANA PATIÑO ZENTENO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JESSICA GUTIERREZ CASTAÑEDA</text:p>
          </table:table-cell>
          <table:table-cell office:value-type="string" calcext:value-type="string">
            <text:p>KIMBERLY BAÑUELOS JUAREZ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CEJA GARCIA</text:p>
          </table:table-cell>
          <table:table-cell office:value-type="string" calcext:value-type="string">
            <text:p>ROSA ISELA ROJAS LUNA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CEJA GARCIA</text:p>
          </table:table-cell>
          <table:table-cell office:value-type="string" calcext:value-type="string">
            <text:p>ROSA ISELA ROJAS LUNA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CEJA GARCIA</text:p>
          </table:table-cell>
          <table:table-cell office:value-type="string" calcext:value-type="string">
            <text:p>ROSA ISELA ROJAS LUNA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CARVAJAL HIDALGO</text:p>
          </table:table-cell>
          <table:table-cell office:value-type="string" calcext:value-type="string">
            <text:p>JOSE FREDY RODRIGUEZ GUZMAN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CARVAJAL HIDALGO</text:p>
          </table:table-cell>
          <table:table-cell office:value-type="string" calcext:value-type="string">
            <text:p>JOSE FREDY RODRIGUEZ GUZMAN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HUGO GARCIA MACHORRO</text:p>
          </table:table-cell>
          <table:table-cell office:value-type="string" calcext:value-type="string">
            <text:p>MISRAIN CARMELO MARTINEZ TELLO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CARVAJAL HIDALGO</text:p>
          </table:table-cell>
          <table:table-cell office:value-type="string" calcext:value-type="string">
            <text:p>JOSE FREDY RODRIGUEZ GUZMAN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ESCOBAR DEL RAZO</text:p>
          </table:table-cell>
          <table:table-cell office:value-type="string" calcext:value-type="string">
            <text:p>REBECA GARCIA DOMINGUEZ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SICA JACQUELINE JIMENEZ RAMOS</text:p>
          </table:table-cell>
          <table:table-cell office:value-type="string" calcext:value-type="string">
            <text:p>JAZMIN FRANCISCO LAZCANO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LUNA TOVAR</text:p>
          </table:table-cell>
          <table:table-cell office:value-type="string" calcext:value-type="string">
            <text:p>FABIOLA ESTRELLA RAZO ZAFRA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ROBERTO MORALES RODRIGUEZ</text:p>
          </table:table-cell>
          <table:table-cell office:value-type="string" calcext:value-type="string">
            <text:p>VALERIANO SALVADOR GOMEZ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ROBERTO MORALES RODRIGUEZ</text:p>
          </table:table-cell>
          <table:table-cell office:value-type="string" calcext:value-type="string">
            <text:p>VALERIANO SALVADOR GOMEZ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ROBERTO MORALES RODRIGUEZ</text:p>
          </table:table-cell>
          <table:table-cell office:value-type="string" calcext:value-type="string">
            <text:p>VALERIANO SALVADOR GOMEZ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ATANACIO LUNA</text:p>
          </table:table-cell>
          <table:table-cell office:value-type="string" calcext:value-type="string">
            <text:p>JOSE FRANCISCO JIMENEZ VILLA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ATANACIO LUNA</text:p>
          </table:table-cell>
          <table:table-cell office:value-type="string" calcext:value-type="string">
            <text:p>JOSE FRANCISCO JIMENEZ VILLA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CESATTI HERNANDEZ</text:p>
          </table:table-cell>
          <table:table-cell office:value-type="string" calcext:value-type="string">
            <text:p>VICTOR SANCHEZ NAHUACATL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ATANACIO LUNA</text:p>
          </table:table-cell>
          <table:table-cell office:value-type="string" calcext:value-type="string">
            <text:p>JOSE FRANCISCO JIMENEZ VILLA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DELIA GARCIA FERNANDEZ</text:p>
          </table:table-cell>
          <table:table-cell office:value-type="string" calcext:value-type="string">
            <text:p>ARACELI MARTIN LUNA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URO CRISOFORO RENDON VARGAS</text:p>
          </table:table-cell>
          <table:table-cell office:value-type="string" calcext:value-type="string">
            <text:p>ALEJANDRO VAZQUEZ GONZALEZ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FLORES MATIAS</text:p>
          </table:table-cell>
          <table:table-cell office:value-type="string" calcext:value-type="string">
            <text:p>MARGARITO PEREZ SANCHEZ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INA POZOS VERGA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INA POZOS VERGA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INA POZOS VERGA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ETTE NAYERI ALMAZAN MUÑOZ</text:p>
          </table:table-cell>
          <table:table-cell office:value-type="string" calcext:value-type="string">
            <text:p>VERONICA NAYERI MUÑOZ VALENCIA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ETTE NAYERI ALMAZAN MUÑOZ</text:p>
          </table:table-cell>
          <table:table-cell office:value-type="string" calcext:value-type="string">
            <text:p>VERONICA NAYERI MUÑOZ VALENCIA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BEL RECHY BENAVIDEZ</text:p>
          </table:table-cell>
          <table:table-cell office:value-type="string" calcext:value-type="string">
            <text:p>VIVIANA VAZQUEZ ATENCO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ETTE NAYERI ALMAZAN MUÑOZ</text:p>
          </table:table-cell>
          <table:table-cell office:value-type="string" calcext:value-type="string">
            <text:p>VERONICA NAYERI MUÑOZ VALENCIA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MA RAMOS NOLASCO</text:p>
          </table:table-cell>
          <table:table-cell office:value-type="string" calcext:value-type="string">
            <text:p>SONIA JIMENEZ VALLADAREZ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FANIA VALERIA MORENO FLORES</text:p>
          </table:table-cell>
          <table:table-cell office:value-type="string" calcext:value-type="string">
            <text:p>SUSANA MARIA DEL CARMEN MORENO FLOR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JIMAREZ PAREZ</text:p>
          </table:table-cell>
          <table:table-cell office:value-type="string" calcext:value-type="string">
            <text:p>JESUS MORALES ARCO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TERESA ARANDA OROZCO</text:p>
          </table:table-cell>
          <table:table-cell office:value-type="string" calcext:value-type="string">
            <text:p>CAROLINA MORALES GARCIA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TERESA ARANDA OROZCO</text:p>
          </table:table-cell>
          <table:table-cell office:value-type="string" calcext:value-type="string">
            <text:p>CAROLINA MORALES GARCIA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TERESA ARANDA OROZCO</text:p>
          </table:table-cell>
          <table:table-cell office:value-type="string" calcext:value-type="string">
            <text:p>CAROLINA MORALES GARCIA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ORTIZ VELA</text:p>
          </table:table-cell>
          <table:table-cell office:value-type="string" calcext:value-type="string">
            <text:p>ANA LAURA LOZANO GUERRERO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ORTIZ VELA</text:p>
          </table:table-cell>
          <table:table-cell office:value-type="string" calcext:value-type="string">
            <text:p>ANA LAURA LOZANO GUERRERO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URO ALI LOPEZ GUTIERREZ</text:p>
          </table:table-cell>
          <table:table-cell office:value-type="string" calcext:value-type="string">
            <text:p>ELIAS LOPEZ GUTIERREZ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ORTIZ VELA</text:p>
          </table:table-cell>
          <table:table-cell office:value-type="string" calcext:value-type="string">
            <text:p>ANA LAURA LOZANO GUERRERO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ANTONIA CORTES BRIONES</text:p>
          </table:table-cell>
          <table:table-cell office:value-type="string" calcext:value-type="string">
            <text:p>MARIA TERESA BRIONES CADENA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FANIA GAVITO NAVA</text:p>
          </table:table-cell>
          <table:table-cell office:value-type="string" calcext:value-type="string">
            <text:p>LUCELDI SOSA GARCIA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A TORRES SAUCEDO</text:p>
          </table:table-cell>
          <table:table-cell office:value-type="string" calcext:value-type="string">
            <text:p>STEFANY ROMERO NAVARRO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HUMBERTO AGUILAR CORONADO</text:p>
          </table:table-cell>
          <table:table-cell office:value-type="string" calcext:value-type="string">
            <text:p>MORONI ABRAHAM PINEDA ROBL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HUMBERTO AGUILAR CORONADO</text:p>
          </table:table-cell>
          <table:table-cell office:value-type="string" calcext:value-type="string">
            <text:p>MORONI ABRAHAM PINEDA ROBL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HUMBERTO AGUILAR CORONADO</text:p>
          </table:table-cell>
          <table:table-cell office:value-type="string" calcext:value-type="string">
            <text:p>MORONI ABRAHAM PINEDA ROBL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YELI SALVATORI BOJALIL</text:p>
          </table:table-cell>
          <table:table-cell office:value-type="string" calcext:value-type="string">
            <text:p>ISMAELINA GOMEZ FLOR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YELI SALVATORI BOJALIL</text:p>
          </table:table-cell>
          <table:table-cell office:value-type="string" calcext:value-type="string">
            <text:p>ISMAELINA GOMEZ FLOR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 DE TERESA CASTRO</text:p>
          </table:table-cell>
          <table:table-cell office:value-type="string" calcext:value-type="string">
            <text:p>JOSE MANUEL SALVATORI MERLO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YELI SALVATORI BOJALIL</text:p>
          </table:table-cell>
          <table:table-cell office:value-type="string" calcext:value-type="string">
            <text:p>ISMAELINA GOMEZ FLOR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DE LA ROSA SILVA</text:p>
          </table:table-cell>
          <table:table-cell office:value-type="string" calcext:value-type="string">
            <text:p>MARIA DENISSE SANTOS CRUZ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ROMERO REYES</text:p>
          </table:table-cell>
          <table:table-cell office:value-type="string" calcext:value-type="string">
            <text:p>VICTOR DAVID BOIX TORR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ITA TLAPA ALMONTE</text:p>
          </table:table-cell>
          <table:table-cell office:value-type="string" calcext:value-type="string">
            <text:p>CYNTHIA PEREZ BONILLA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BEAUREGARD MARTINEZ</text:p>
          </table:table-cell>
          <table:table-cell office:value-type="string" calcext:value-type="string">
            <text:p>TANYA SERRANO PEREZ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BEAUREGARD MARTINEZ</text:p>
          </table:table-cell>
          <table:table-cell office:value-type="string" calcext:value-type="string">
            <text:p>TANYA SERRANO PEREZ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BEAUREGARD MARTINEZ</text:p>
          </table:table-cell>
          <table:table-cell office:value-type="string" calcext:value-type="string">
            <text:p>TANYA SERRANO PEREZ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HERNANDEZ HERNANDEZ</text:p>
          </table:table-cell>
          <table:table-cell office:value-type="string" calcext:value-type="string">
            <text:p>CLEMENTE CASTELLS SANABRIA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HERNANDEZ HERNANDEZ</text:p>
          </table:table-cell>
          <table:table-cell office:value-type="string" calcext:value-type="string">
            <text:p>CLEMENTE CASTELLS SANABRIA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ISELA HERRERA LASTRA</text:p>
          </table:table-cell>
          <table:table-cell office:value-type="string" calcext:value-type="string">
            <text:p>ZAYDEE GUADALUPE PEREZ RE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HERNANDEZ HERNANDEZ</text:p>
          </table:table-cell>
          <table:table-cell office:value-type="string" calcext:value-type="string">
            <text:p>CLEMENTE CASTELLS SANABRIA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LUNA HERNANDEZ</text:p>
          </table:table-cell>
          <table:table-cell office:value-type="string" calcext:value-type="string">
            <text:p>IRVIN EMANUEL GARCIA TEOYOTL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OPHER ANTONIO RODRIGUEZ CARRASCO</text:p>
          </table:table-cell>
          <table:table-cell office:value-type="string" calcext:value-type="string">
            <text:p>CESAR ROMERO FLOR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LIA BEATRIZ MENDOZA TERREROS</text:p>
          </table:table-cell>
          <table:table-cell office:value-type="string" calcext:value-type="string">
            <text:p>GLORIA DE LA LUZ HERNANDEZ TEJEDA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GERARDO RIESTRA PIÑA</text:p>
          </table:table-cell>
          <table:table-cell office:value-type="string" calcext:value-type="string">
            <text:p>JUAN MANUEL COLIN GARCIA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GERARDO RIESTRA PIÑA</text:p>
          </table:table-cell>
          <table:table-cell office:value-type="string" calcext:value-type="string">
            <text:p>JUAN MANUEL COLIN GARCIA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GERARDO RIESTRA PIÑA</text:p>
          </table:table-cell>
          <table:table-cell office:value-type="string" calcext:value-type="string">
            <text:p>JUAN MANUEL COLIN GARCIA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LINDO</text:p>
          </table:table-cell>
          <table:table-cell office:value-type="string" calcext:value-type="string">
            <text:p>NESTOR LOPEZ ESPINOZA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LINDO</text:p>
          </table:table-cell>
          <table:table-cell office:value-type="string" calcext:value-type="string">
            <text:p>NESTOR LOPEZ ESPINOZA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OTHON BAILLERES CARRILES</text:p>
          </table:table-cell>
          <table:table-cell office:value-type="string" calcext:value-type="string">
            <text:p>VIRIDIANA VAZQUEZ LOAIZA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SANCHEZ GALINDO</text:p>
          </table:table-cell>
          <table:table-cell office:value-type="string" calcext:value-type="string">
            <text:p>NESTOR LOPEZ ESPINOZA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CISO CAZARES DATTOLI</text:p>
          </table:table-cell>
          <table:table-cell office:value-type="string" calcext:value-type="string">
            <text:p>FERNANDO REYES VAZQUEZ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ANTONIO BRETON RAMIRO</text:p>
          </table:table-cell>
          <table:table-cell office:value-type="string" calcext:value-type="string">
            <text:p>CESAR GUSTAVO BRENES PASTRANA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VILLANUEVA MARQUEZ</text:p>
          </table:table-cell>
          <table:table-cell office:value-type="string" calcext:value-type="string">
            <text:p>DOLORES GOMEZ RAMO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SILIA ONFALIA ADAMINA CORDOVA MORAN</text:p>
          </table:table-cell>
          <table:table-cell office:value-type="string" calcext:value-type="string">
            <text:p>DANIELLA ORTIZ CASTRO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SILIA ONFALIA ADAMINA CORDOVA MORAN</text:p>
          </table:table-cell>
          <table:table-cell office:value-type="string" calcext:value-type="string">
            <text:p>DANIELLA ORTIZ CASTRO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SILIA ONFALIA ADAMINA CORDOVA MORAN</text:p>
          </table:table-cell>
          <table:table-cell office:value-type="string" calcext:value-type="string">
            <text:p>DANIELLA ORTIZ CASTRO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IGUEL CARRILLO CUBILLAS</text:p>
          </table:table-cell>
          <table:table-cell office:value-type="string" calcext:value-type="string">
            <text:p>MOISES ARTURO VILLAVERDE MIER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IGUEL CARRILLO CUBILLAS</text:p>
          </table:table-cell>
          <table:table-cell office:value-type="string" calcext:value-type="string">
            <text:p>MOISES ARTURO VILLAVERDE MIER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RAMIREZ HERRERA</text:p>
          </table:table-cell>
          <table:table-cell office:value-type="string" calcext:value-type="string">
            <text:p>ERIK JOSAFAT OLIVARES GOMEZ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IGUEL CARRILLO CUBILLAS</text:p>
          </table:table-cell>
          <table:table-cell office:value-type="string" calcext:value-type="string">
            <text:p>MOISES ARTURO VILLAVERDE MIER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ROJAS HERRERA</text:p>
          </table:table-cell>
          <table:table-cell office:value-type="string" calcext:value-type="string">
            <text:p>ARIADNE DANAE DE LA MORA LOBO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CELA RAMOS JIMENEZ</text:p>
          </table:table-cell>
          <table:table-cell office:value-type="string" calcext:value-type="string">
            <text:p>LUZ MARIA VENEGAS CAMACHO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D CAMPOS MERINO</text:p>
          </table:table-cell>
          <table:table-cell office:value-type="string" calcext:value-type="string">
            <text:p>LESLIE MARIEL VAZQUEZ GARCIA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ALBERTO JIMENEZ MERINO</text:p>
          </table:table-cell>
          <table:table-cell office:value-type="string" calcext:value-type="string">
            <text:p>JUAN GERARDO JARAMILLO GONZALEZ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ALBERTO JIMENEZ MERINO</text:p>
          </table:table-cell>
          <table:table-cell office:value-type="string" calcext:value-type="string">
            <text:p>JUAN GERARDO JARAMILLO GONZALEZ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ALBERTO JIMENEZ MERINO</text:p>
          </table:table-cell>
          <table:table-cell office:value-type="string" calcext:value-type="string">
            <text:p>JUAN GERARDO JARAMILLO GONZALEZ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ACEDA CARRERA</text:p>
          </table:table-cell>
          <table:table-cell office:value-type="string" calcext:value-type="string">
            <text:p>CLAUDIA GAMEZ CARRANCO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ACEDA CARRERA</text:p>
          </table:table-cell>
          <table:table-cell office:value-type="string" calcext:value-type="string">
            <text:p>CLAUDIA GAMEZ CARRANCO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RIA OFELIA DOMINGUEZ PEREZ</text:p>
          </table:table-cell>
          <table:table-cell office:value-type="string" calcext:value-type="string">
            <text:p>GLORIA PEREZ HERNANDEZ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LY MACEDA CARRERA</text:p>
          </table:table-cell>
          <table:table-cell office:value-type="string" calcext:value-type="string">
            <text:p>CLAUDIA GAMEZ CARRANCO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LILIANA MORALES BRISEÑO</text:p>
          </table:table-cell>
          <table:table-cell office:value-type="string" calcext:value-type="string">
            <text:p>KARLA GABRIELA CHAVEZ HERNANDEZ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ISELDA JAZMIN SALMORAN BRUNO</text:p>
          </table:table-cell>
          <table:table-cell office:value-type="string" calcext:value-type="string">
            <text:p>ANEL RIVERA ROMAN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LENA ORTIZ PEREZ</text:p>
          </table:table-cell>
          <table:table-cell office:value-type="string" calcext:value-type="string">
            <text:p>FLOR ESPERANZA CASTILLO VELAZQUEZ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COBO FERNANDEZ</text:p>
          </table:table-cell>
          <table:table-cell office:value-type="string" calcext:value-type="string">
            <text:p>JOSE JAVIER TRUJILLO MARTINEZ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COBO FERNANDEZ</text:p>
          </table:table-cell>
          <table:table-cell office:value-type="string" calcext:value-type="string">
            <text:p>JOSE JAVIER TRUJILLO MARTINEZ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COBO FERNANDEZ</text:p>
          </table:table-cell>
          <table:table-cell office:value-type="string" calcext:value-type="string">
            <text:p>JOSE JAVIER TRUJILLO MARTINEZ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CELI CELESTINO ROSAS</text:p>
          </table:table-cell>
          <table:table-cell office:value-type="string" calcext:value-type="string">
            <text:p>FABIOLA SERRANO ROMERO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CELI CELESTINO ROSAS</text:p>
          </table:table-cell>
          <table:table-cell office:value-type="string" calcext:value-type="string">
            <text:p>FABIOLA SERRANO ROMERO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ANTONIO TENORIO ADAME</text:p>
          </table:table-cell>
          <table:table-cell office:value-type="string" calcext:value-type="string">
            <text:p>FERNANDO SANCHEZ OTAÑEZ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CELI CELESTINO ROSAS</text:p>
          </table:table-cell>
          <table:table-cell office:value-type="string" calcext:value-type="string">
            <text:p>FABIOLA SERRANO ROMERO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MACHORRO ALCALA</text:p>
          </table:table-cell>
          <table:table-cell office:value-type="string" calcext:value-type="string">
            <text:p>MARCO ANTONIO CORREA TORR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ZUYELY SANCHEZ JERONIMO</text:p>
          </table:table-cell>
          <table:table-cell office:value-type="string" calcext:value-type="string">
            <text:p>MARATAHI GOMEZ BRAVO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ORTEGA HUERTA</text:p>
          </table:table-cell>
          <table:table-cell office:value-type="string" calcext:value-type="string">
            <text:p>GUADALUPE CANALES LUNA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IA ROCHA ACOSTA</text:p>
          </table:table-cell>
          <table:table-cell office:value-type="string" calcext:value-type="string">
            <text:p>GRICELDA OTERO HERNANDEZ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CELA OLVERA ALVARADO</text:p>
          </table:table-cell>
          <table:table-cell office:value-type="string" calcext:value-type="string">
            <text:p>MA ELENA DORANTES BARBERENA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CELYN HERNANDEZ DOMINGUEZ</text:p>
          </table:table-cell>
          <table:table-cell office:value-type="string" calcext:value-type="string">
            <text:p>MARIA FERNANDA HERNANDEZ DOMINGUEZ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ALEXA HERNANDEZ BALBOA</text:p>
          </table:table-cell>
          <table:table-cell office:value-type="string" calcext:value-type="string">
            <text:p>KENIA ELIDE AGUILAR DIAZ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MARTINEZ BARRAGAN</text:p>
          </table:table-cell>
          <table:table-cell office:value-type="string" calcext:value-type="string">
            <text:p>HUGO RODRIGUEZ ZUÑIGA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MARIA MENESES LOPEZ</text:p>
          </table:table-cell>
          <table:table-cell office:value-type="string" calcext:value-type="string">
            <text:p>MA PAULA ROMERO PACHECO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MON GARCIA MONTES</text:p>
          </table:table-cell>
          <table:table-cell office:value-type="string" calcext:value-type="string">
            <text:p>DIANA GABRIELA MARTINEZ GARCIA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A ORTEGA DIAZ</text:p>
          </table:table-cell>
          <table:table-cell office:value-type="string" calcext:value-type="string">
            <text:p>MARINA MONTSERRAT VILLAREAL ORTEGA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IGNACIO ALBERTO RUBIO CHAVEZ</text:p>
          </table:table-cell>
          <table:table-cell office:value-type="string" calcext:value-type="string">
            <text:p>JUAN ALFREDO LANDEROS SILVA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SIERRA PEREZ</text:p>
          </table:table-cell>
          <table:table-cell office:value-type="string" calcext:value-type="string">
            <text:p>JUAN MARIA ESTRADA SOTO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IA SOLORZANO GALLEGO</text:p>
          </table:table-cell>
          <table:table-cell office:value-type="string" calcext:value-type="string">
            <text:p>MARICRUZ PACHECO MARTINEZ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HUGO CABRERA RUIZ</text:p>
          </table:table-cell>
          <table:table-cell office:value-type="string" calcext:value-type="string">
            <text:p>ADAN GARDIAZABAL GARCIA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LSSE LORENA PONCE HERNANDEZ</text:p>
          </table:table-cell>
          <table:table-cell office:value-type="string" calcext:value-type="string">
            <text:p>YOLANDA JIMENEZ LIRA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MONTES NIEVES</text:p>
          </table:table-cell>
          <table:table-cell office:value-type="string" calcext:value-type="string">
            <text:p>ROGELIO RESENDIZ ACEVEDO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MONTES NIEVES</text:p>
          </table:table-cell>
          <table:table-cell office:value-type="string" calcext:value-type="string">
            <text:p>ROGELIO RESENDIZ ACEVEDO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NA DIANA CHAVEZ PEREZ</text:p>
          </table:table-cell>
          <table:table-cell office:value-type="string" calcext:value-type="string">
            <text:p>LUCIA TREJO ALVAREZ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MONTES NIEVES</text:p>
          </table:table-cell>
          <table:table-cell office:value-type="string" calcext:value-type="string">
            <text:p>ROGELIO RESENDIZ ACEVEDO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KA LEE GUTIERREZ</text:p>
          </table:table-cell>
          <table:table-cell office:value-type="string" calcext:value-type="string">
            <text:p>PAULA MORALES MARTINEZ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BETH NOGUEZ ZUÑIGA</text:p>
          </table:table-cell>
          <table:table-cell office:value-type="string" calcext:value-type="string">
            <text:p>BRENDA AMAIRANI GALVAN GUEREÑA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ORDAZ GUZMAN</text:p>
          </table:table-cell>
          <table:table-cell office:value-type="string" calcext:value-type="string">
            <text:p>ANGELA PAZ SILVA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ACIO LOYOLA VERA</text:p>
          </table:table-cell>
          <table:table-cell office:value-type="string" calcext:value-type="string">
            <text:p>JOSE ALFONSO RODRIGUEZ SANCHEZ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THA PACHECO ANGELES</text:p>
          </table:table-cell>
          <table:table-cell office:value-type="string" calcext:value-type="string">
            <text:p>MARIA GUADALUPE LOPEZ LEDESMA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EDITH LOPEZ OJEDA</text:p>
          </table:table-cell>
          <table:table-cell office:value-type="string" calcext:value-type="string">
            <text:p>SARA EDITH OJEDA ALONSO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SILVIA ROBLES GUTIERREZ</text:p>
          </table:table-cell>
          <table:table-cell office:value-type="string" calcext:value-type="string">
            <text:p>JOVITA ESCOBEDO ESTRADA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SILVIA ROBLES GUTIERREZ</text:p>
          </table:table-cell>
          <table:table-cell office:value-type="string" calcext:value-type="string">
            <text:p>JOVITA ESCOBEDO ESTRADA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PERUSQUIA FLORES</text:p>
          </table:table-cell>
          <table:table-cell office:value-type="string" calcext:value-type="string">
            <text:p>ERIKA PAULINA ARAUJO GUTIERREZ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SILVIA ROBLES GUTIERREZ</text:p>
          </table:table-cell>
          <table:table-cell office:value-type="string" calcext:value-type="string">
            <text:p>JOVITA ESCOBEDO ESTRADA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I CAROLINA RAMIREZ AYALA</text:p>
          </table:table-cell>
          <table:table-cell office:value-type="string" calcext:value-type="string">
            <text:p>NANCY JAZMIN NUÑEZ RICO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ERREGUIN OLVERA</text:p>
          </table:table-cell>
          <table:table-cell office:value-type="string" calcext:value-type="string">
            <text:p>ARTURO ISMAEL LUNA VILLEGA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N STUARDO LLAMAS SERVIN</text:p>
          </table:table-cell>
          <table:table-cell office:value-type="string" calcext:value-type="string">
            <text:p>JUAN RUBEN MARTINEZ RUBIO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FERNANDO MACIAS OLVERA</text:p>
          </table:table-cell>
          <table:table-cell office:value-type="string" calcext:value-type="string">
            <text:p>ENRIQUE GERARDO SOSA GUTIERREZ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GERARDO VAZQUEZ HERRERA</text:p>
          </table:table-cell>
          <table:table-cell office:value-type="string" calcext:value-type="string">
            <text:p>JORGE LUIS GUTIERREZ GARRIDO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GERARDO RUIZ LOPEZ</text:p>
          </table:table-cell>
          <table:table-cell office:value-type="string" calcext:value-type="string">
            <text:p>JOSE MARIA ALCANTAR RUBIO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RIA ECHEVERRIA PINEDA</text:p>
          </table:table-cell>
          <table:table-cell office:value-type="string" calcext:value-type="string">
            <text:p>CONSUELO ZAMUDIO OSORNIO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YOLANDA LOPEZ DOMINGUEZ</text:p>
          </table:table-cell>
          <table:table-cell office:value-type="string" calcext:value-type="string">
            <text:p>REBECA JIMENEZ AGUADO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UE ALBERTO QUINO ANDRADE</text:p>
          </table:table-cell>
          <table:table-cell office:value-type="string" calcext:value-type="string">
            <text:p>IVETTE CONCEPCION DELGADO SALINA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OMA ARCE ISLAS</text:p>
          </table:table-cell>
          <table:table-cell office:value-type="string" calcext:value-type="string">
            <text:p>BERENICE ALVAREZ MEJIA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FABIAN ARROYO SEGUEDO</text:p>
          </table:table-cell>
          <table:table-cell office:value-type="string" calcext:value-type="string">
            <text:p>JUAN MANUEL DELGADO MONT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LUCIA NAVA SERRANO</text:p>
          </table:table-cell>
          <table:table-cell office:value-type="string" calcext:value-type="string">
            <text:p>MARIA GUADALUPE HAYDEE ESPINOZA CALDERON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A ARGUELLES SOLIS</text:p>
          </table:table-cell>
          <table:table-cell office:value-type="string" calcext:value-type="string">
            <text:p>MARTHA VIRIDIANA PEREZ VEGA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KA DE LOS ANGELES DIAZ VILLALON</text:p>
          </table:table-cell>
          <table:table-cell office:value-type="string" calcext:value-type="string">
            <text:p>MARIA GUADALUPE LAZARO CASA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FERNANDA MARTINEZ AGUILAR</text:p>
          </table:table-cell>
          <table:table-cell office:value-type="string" calcext:value-type="string">
            <text:p>MAURA PASCUAL CAYETANO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REAL MEDINA</text:p>
          </table:table-cell>
          <table:table-cell office:value-type="string" calcext:value-type="string">
            <text:p>ELIZABETH GONZALEZ ROJA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CARLOS BAÑUELOS MIER</text:p>
          </table:table-cell>
          <table:table-cell office:value-type="string" calcext:value-type="string">
            <text:p>OLIVER GUEVARA CALVO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HUANY NAVARRO ALVAREZ</text:p>
          </table:table-cell>
          <table:table-cell office:value-type="string" calcext:value-type="string">
            <text:p>MARIA DEL CARMEN MENDOZA ROMERO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PAULINA MORALES OCHOA</text:p>
          </table:table-cell>
          <table:table-cell office:value-type="string" calcext:value-type="string">
            <text:p>WENDY PATRICIA SILVA CAZAREZ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DE JESUS NAVA</text:p>
          </table:table-cell>
          <table:table-cell office:value-type="string" calcext:value-type="string">
            <text:p>ROSA ALICIA TARIN ESPINOZA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LFREDO PIÑA GONZALEZ</text:p>
          </table:table-cell>
          <table:table-cell office:value-type="string" calcext:value-type="string">
            <text:p>NORMA ELIZABETH MALDONADO GARCIA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A CAROLINA ALCANTARA PADILLA</text:p>
          </table:table-cell>
          <table:table-cell office:value-type="string" calcext:value-type="string">
            <text:p>MARIA ILEANY VELAZQUEZ RESENDIZ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JACQUELINA HUERTA TELLEZ</text:p>
          </table:table-cell>
          <table:table-cell office:value-type="string" calcext:value-type="string">
            <text:p>KARLA AILIN ARCINIEGA ROMERO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Y ESTEFANIA MERCADO ASENCIO</text:p>
          </table:table-cell>
          <table:table-cell office:value-type="string" calcext:value-type="string">
            <text:p>MONICA DE LA CRUZ BARGAS CAPORALI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Y ESTEFANIA MERCADO ASENCIO</text:p>
          </table:table-cell>
          <table:table-cell office:value-type="string" calcext:value-type="string">
            <text:p>MONICA DE LA CRUZ BARGAS CAPORALI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Y ESTEFANIA MERCADO ASENCIO</text:p>
          </table:table-cell>
          <table:table-cell office:value-type="string" calcext:value-type="string">
            <text:p>MONICA DE LA CRUZ BARGAS CAPORALI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LUIS CARRILLO SOBERANIS</text:p>
          </table:table-cell>
          <table:table-cell office:value-type="string" calcext:value-type="string">
            <text:p>EUTERPE ALICIA GUTIERREZ VALASI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LUIS CARRILLO SOBERANIS</text:p>
          </table:table-cell>
          <table:table-cell office:value-type="string" calcext:value-type="string">
            <text:p>EUTERPE ALICIA GUTIERREZ VALASI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 DANIELA MONTALVO ESPINOSA</text:p>
          </table:table-cell>
          <table:table-cell office:value-type="string" calcext:value-type="string">
            <text:p>MARIANA ALCIRA RIVERA LIEVANO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LUIS CARRILLO SOBERANIS</text:p>
          </table:table-cell>
          <table:table-cell office:value-type="string" calcext:value-type="string">
            <text:p>EUTERPE ALICIA GUTIERREZ VALASI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NA CONTRERAS VAZQUEZ</text:p>
          </table:table-cell>
          <table:table-cell office:value-type="string" calcext:value-type="string">
            <text:p>LILIAM JANETTE ESPINOSA BONILLA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CARLOS COBOS ALVAREZ</text:p>
          </table:table-cell>
          <table:table-cell office:value-type="string" calcext:value-type="string">
            <text:p>LUIS DAVID GARATE MARQUEZ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ONDRA MARGARITA NAME RIOS</text:p>
          </table:table-cell>
          <table:table-cell office:value-type="string" calcext:value-type="string">
            <text:p>DEYANIRA MARTINEZ ESTRADA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LBERTO ALONSO OVANDO</text:p>
          </table:table-cell>
          <table:table-cell office:value-type="string" calcext:value-type="string">
            <text:p>MANUEL JESUS GONGORA RUIZ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LBERTO ALONSO OVANDO</text:p>
          </table:table-cell>
          <table:table-cell office:value-type="string" calcext:value-type="string">
            <text:p>MANUEL JESUS GONGORA RUIZ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LBERTO ALONSO OVANDO</text:p>
          </table:table-cell>
          <table:table-cell office:value-type="string" calcext:value-type="string">
            <text:p>MANUEL JESUS GONGORA RUIZ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A ANAHI GONZALEZ HERNANDEZ</text:p>
          </table:table-cell>
          <table:table-cell office:value-type="string" calcext:value-type="string">
            <text:p>ELBA ILIANA DEL ROCIO TUN CAMPO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A ANAHI GONZALEZ HERNANDEZ</text:p>
          </table:table-cell>
          <table:table-cell office:value-type="string" calcext:value-type="string">
            <text:p>ELBA ILIANA DEL ROCIO TUN CAMPO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ZAPATA VALES</text:p>
          </table:table-cell>
          <table:table-cell office:value-type="string" calcext:value-type="string">
            <text:p>ROSA ISABEL DIAZ MANZANERO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A ANAHI GONZALEZ HERNANDEZ</text:p>
          </table:table-cell>
          <table:table-cell office:value-type="string" calcext:value-type="string">
            <text:p>ELBA ILIANA DEL ROCIO TUN CAMPO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GUILLERMO ZAPATA VALES</text:p>
          </table:table-cell>
          <table:table-cell office:value-type="string" calcext:value-type="string">
            <text:p>DANIEL CUXIM PECH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 ALAMILLA BETANCOURT</text:p>
          </table:table-cell>
          <table:table-cell office:value-type="string" calcext:value-type="string">
            <text:p>LIZBETH LILIANA CAB HU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ARIO VILLANUEVA TENORIO</text:p>
          </table:table-cell>
          <table:table-cell office:value-type="string" calcext:value-type="string">
            <text:p>GABRIELA ANDREA BARQUET JUAREZ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OY PENICHE RUIZ</text:p>
          </table:table-cell>
          <table:table-cell office:value-type="string" calcext:value-type="string">
            <text:p>JORGE VIRGILIO DOMINGUEZ CEDEÑO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OY PENICHE RUIZ</text:p>
          </table:table-cell>
          <table:table-cell office:value-type="string" calcext:value-type="string">
            <text:p>JORGE VIRGILIO DOMINGUEZ CEDEÑO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OY PENICHE RUIZ</text:p>
          </table:table-cell>
          <table:table-cell office:value-type="string" calcext:value-type="string">
            <text:p>JORGE VIRGILIO DOMINGUEZ CEDEÑO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BERT ALBERTO BATUN CHULIM</text:p>
          </table:table-cell>
          <table:table-cell office:value-type="string" calcext:value-type="string">
            <text:p>HUGO ALDAY NIETO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BERT ALBERTO BATUN CHULIM</text:p>
          </table:table-cell>
          <table:table-cell office:value-type="string" calcext:value-type="string">
            <text:p>HUGO ALDAY NIETO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JUAN CHILON COLORADO</text:p>
          </table:table-cell>
          <table:table-cell office:value-type="string" calcext:value-type="string">
            <text:p>JOSE RENE PECH ALFARO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BERT ALBERTO BATUN CHULIM</text:p>
          </table:table-cell>
          <table:table-cell office:value-type="string" calcext:value-type="string">
            <text:p>HUGO ALDAY NIETO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GORIO SANCHEZ MARTINEZ</text:p>
          </table:table-cell>
          <table:table-cell office:value-type="string" calcext:value-type="string">
            <text:p>CARLOS ALONSO AGUILAR CASTRO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PAREDES HERNANDEZ</text:p>
          </table:table-cell>
          <table:table-cell office:value-type="string" calcext:value-type="string">
            <text:p>MARTHA PATRICIA HERNANDEZ RIBBON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OBET MONTIEL HERRERA</text:p>
          </table:table-cell>
          <table:table-cell office:value-type="string" calcext:value-type="string">
            <text:p>CARLOS RAYMUNDO CHALE CHABLE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JOAQUIN HERNANDEZ</text:p>
          </table:table-cell>
          <table:table-cell office:value-type="string" calcext:value-type="string">
            <text:p>IRIS ADRIANA MORA VALLEJO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JOAQUIN HERNANDEZ</text:p>
          </table:table-cell>
          <table:table-cell office:value-type="string" calcext:value-type="string">
            <text:p>IRIS ADRIANA MORA VALLEJO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JOAQUIN HERNANDEZ</text:p>
          </table:table-cell>
          <table:table-cell office:value-type="string" calcext:value-type="string">
            <text:p>IRIS ADRIANA MORA VALLEJO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LYNN FERNANDEZ PIÑA</text:p>
          </table:table-cell>
          <table:table-cell office:value-type="string" calcext:value-type="string">
            <text:p>SANTY MONTEMAYOR CASTILLO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LYNN FERNANDEZ PIÑA</text:p>
          </table:table-cell>
          <table:table-cell office:value-type="string" calcext:value-type="string">
            <text:p>SANTY MONTEMAYOR CASTILLO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XIA VALLE HERRERA</text:p>
          </table:table-cell>
          <table:table-cell office:value-type="string" calcext:value-type="string">
            <text:p>VANESSA PATRICIA GARCIA GARCIA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LYNN FERNANDEZ PIÑA</text:p>
          </table:table-cell>
          <table:table-cell office:value-type="string" calcext:value-type="string">
            <text:p>SANTY MONTEMAYOR CASTILLO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NA MARIA GUADALUPE GUITIERREZ MARTINEZ</text:p>
          </table:table-cell>
          <table:table-cell office:value-type="string" calcext:value-type="string">
            <text:p>MONICA YULIANA AROS SALCIDO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S JAQUELINE AVILA CALDERON</text:p>
          </table:table-cell>
          <table:table-cell office:value-type="string" calcext:value-type="string">
            <text:p>JENNYFER CRYSTEL DZIB PECH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ANIA ASTUDILLO MATA</text:p>
          </table:table-cell>
          <table:table-cell office:value-type="string" calcext:value-type="string">
            <text:p>MARIA GUADALUPE PEREZ JIMENEZ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SARA ROCHA MEDINA</text:p>
          </table:table-cell>
          <table:table-cell office:value-type="string" calcext:value-type="string">
            <text:p>MARISOL MENDOZA MOHA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SARA ROCHA MEDINA</text:p>
          </table:table-cell>
          <table:table-cell office:value-type="string" calcext:value-type="string">
            <text:p>MARISOL MENDOZA MOHA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SARA ROCHA MEDINA</text:p>
          </table:table-cell>
          <table:table-cell office:value-type="string" calcext:value-type="string">
            <text:p>MARISOL MENDOZA MOHA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LEJANDRO SEGOVIA HERNANDEZ</text:p>
          </table:table-cell>
          <table:table-cell office:value-type="string" calcext:value-type="string">
            <text:p>FEDERICO MONSIVAIS ROJA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LEJANDRO SEGOVIA HERNANDEZ</text:p>
          </table:table-cell>
          <table:table-cell office:value-type="string" calcext:value-type="string">
            <text:p>FEDERICO MONSIVAIS ROJA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MARIA PAULINA GARCIA AGUILAR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LEJANDRO SEGOVIA HERNANDEZ</text:p>
          </table:table-cell>
          <table:table-cell office:value-type="string" calcext:value-type="string">
            <text:p>FEDERICO MONSIVAIS ROJA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NTHA FIORDALISSO MUNGUIA RUIZ</text:p>
          </table:table-cell>
          <table:table-cell office:value-type="string" calcext:value-type="string">
            <text:p>KARLA GEORGINA TORRES AVILA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NTHIA GARCIA BORGES</text:p>
          </table:table-cell>
          <table:table-cell office:value-type="string" calcext:value-type="string">
            <text:p>ROSA DEL CARMEN MARTINEZ SALAZAR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GUADALUPE AVILA GALICIA</text:p>
          </table:table-cell>
          <table:table-cell office:value-type="string" calcext:value-type="string">
            <text:p>YARUMI SUKEY HERNANDEZ LOPEZ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ELA VILLANUEVA PONCE</text:p>
          </table:table-cell>
          <table:table-cell office:value-type="string" calcext:value-type="string">
            <text:p>BRENDA PATRICIA MARTINEZ MARTINEZ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ELA VILLANUEVA PONCE</text:p>
          </table:table-cell>
          <table:table-cell office:value-type="string" calcext:value-type="string">
            <text:p>BRENDA PATRICIA MARTINEZ MARTINEZ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ELA VILLANUEVA PONCE</text:p>
          </table:table-cell>
          <table:table-cell office:value-type="string" calcext:value-type="string">
            <text:p>BRENDA PATRICIA MARTINEZ MARTINEZ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MANUEL NAVARRO MUÑIZ</text:p>
          </table:table-cell>
          <table:table-cell office:value-type="string" calcext:value-type="string">
            <text:p>ANA KAREN NAVARRO PALOMARES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ZUÑIGA MEDINA</text:p>
          </table:table-cell>
          <table:table-cell office:value-type="string" calcext:value-type="string">
            <text:p>VICTOR ANTONIO BRAVO GARCIA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ANDO HERNANDEZ ESCANDON</text:p>
          </table:table-cell>
          <table:table-cell office:value-type="string" calcext:value-type="string">
            <text:p>MARCO ANTONIO VARGAS SOLIS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CA MENDOZA CAMACHO</text:p>
          </table:table-cell>
          <table:table-cell office:value-type="string" calcext:value-type="string">
            <text:p>ISIS AYDE DIAZ HERNANDEZ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DAVID RANGEL TORRES</text:p>
          </table:table-cell>
          <table:table-cell office:value-type="string" calcext:value-type="string">
            <text:p>JAVIER EDUARDO LIMON CORTES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CELI ALVAREZ ORTIZ</text:p>
          </table:table-cell>
          <table:table-cell office:value-type="string" calcext:value-type="string">
            <text:p>ALBA ROCIO VALTIERRA YAÑEZ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DELGADILLO CORTES</text:p>
          </table:table-cell>
          <table:table-cell office:value-type="string" calcext:value-type="string">
            <text:p>FELICIANO RODRIGUEZ TORRES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BAUTISTA VILLEGAS</text:p>
          </table:table-cell>
          <table:table-cell office:value-type="string" calcext:value-type="string">
            <text:p>CARLOS ENRIQUE DAHUD URESTI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BAUTISTA VILLEGAS</text:p>
          </table:table-cell>
          <table:table-cell office:value-type="string" calcext:value-type="string">
            <text:p>CARLOS ENRIQUE DAHUD URESTI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BAUTISTA VILLEGAS</text:p>
          </table:table-cell>
          <table:table-cell office:value-type="string" calcext:value-type="string">
            <text:p>CARLOS ENRIQUE DAHUD URESTI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ANGELO AGUILAR PIÑA</text:p>
          </table:table-cell>
          <table:table-cell office:value-type="string" calcext:value-type="string">
            <text:p>JESUS ARMANDO ALMENDAREZ LOREDO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ANGELO AGUILAR PIÑA</text:p>
          </table:table-cell>
          <table:table-cell office:value-type="string" calcext:value-type="string">
            <text:p>JESUS ARMANDO ALMENDAREZ LOREDO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LA NAVA PIÑA</text:p>
          </table:table-cell>
          <table:table-cell office:value-type="string" calcext:value-type="string">
            <text:p>MIRIAM SIGALA REYES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ANGELO AGUILAR PIÑA</text:p>
          </table:table-cell>
          <table:table-cell office:value-type="string" calcext:value-type="string">
            <text:p>JESUS ARMANDO ALMENDAREZ LOREDO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ISABEL ARRIAGA NARVAEZ</text:p>
          </table:table-cell>
          <table:table-cell office:value-type="string" calcext:value-type="string">
            <text:p>AZUCENA GARCIA PEREZ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MARIA MENDEZ RUIZ</text:p>
          </table:table-cell>
          <table:table-cell office:value-type="string" calcext:value-type="string">
            <text:p>DIANA ZUÑIGA HERREJON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DIAZ MARTINEZ</text:p>
          </table:table-cell>
          <table:table-cell office:value-type="string" calcext:value-type="string">
            <text:p>ROSA ISELA HERNANDEZ PEREZ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SANCHEZ SERVIN</text:p>
          </table:table-cell>
          <table:table-cell office:value-type="string" calcext:value-type="string">
            <text:p>ELIZABETH GONZALEZ BUCIO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SANCHEZ SERVIN</text:p>
          </table:table-cell>
          <table:table-cell office:value-type="string" calcext:value-type="string">
            <text:p>ELIZABETH GONZALEZ BUCIO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TLALIC SANCHEZ SERVIN</text:p>
          </table:table-cell>
          <table:table-cell office:value-type="string" calcext:value-type="string">
            <text:p>ELIZABETH GONZALEZ BUCIO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LIN GUERRERO MARQUEZ</text:p>
          </table:table-cell>
          <table:table-cell office:value-type="string" calcext:value-type="string">
            <text:p>ALEJANDRO NAPOLES ELIZARRARAZ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LIN GUERRERO MARQUEZ</text:p>
          </table:table-cell>
          <table:table-cell office:value-type="string" calcext:value-type="string">
            <text:p>ALEJANDRO NAPOLES ELIZARRARAZ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JANETH VAZQUEZ NAVARRO</text:p>
          </table:table-cell>
          <table:table-cell office:value-type="string" calcext:value-type="string">
            <text:p>YESICA MARISELA VAZQUEZ NAVARRO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LIN GUERRERO MARQUEZ</text:p>
          </table:table-cell>
          <table:table-cell office:value-type="string" calcext:value-type="string">
            <text:p>ALEJANDRO NAPOLES ELIZARRARAZ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AZUARA CABELLO</text:p>
          </table:table-cell>
          <table:table-cell office:value-type="string" calcext:value-type="string">
            <text:p>PEDRO GARDEA JAUREGUI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MONTALVO PAULIN</text:p>
          </table:table-cell>
          <table:table-cell office:value-type="string" calcext:value-type="string">
            <text:p>DEMIS IVAN PEREZ GARCIA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FERNANDO GONZALEZ CASTAÑEDA</text:p>
          </table:table-cell>
          <table:table-cell office:value-type="string" calcext:value-type="string">
            <text:p>ELVIRA HERNANDEZ GUILLEN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ZAPATA MERAZ</text:p>
          </table:table-cell>
          <table:table-cell office:value-type="string" calcext:value-type="string">
            <text:p>MOISES RODRIGUEZ TOBIA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ZAPATA MERAZ</text:p>
          </table:table-cell>
          <table:table-cell office:value-type="string" calcext:value-type="string">
            <text:p>MOISES RODRIGUEZ TOBIA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ZAPATA MERAZ</text:p>
          </table:table-cell>
          <table:table-cell office:value-type="string" calcext:value-type="string">
            <text:p>MOISES RODRIGUEZ TOBIA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GONZALEZ HERRERA</text:p>
          </table:table-cell>
          <table:table-cell office:value-type="string" calcext:value-type="string">
            <text:p>DULCELINA SANCHEZ DE LIRA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GONZALEZ HERRERA</text:p>
          </table:table-cell>
          <table:table-cell office:value-type="string" calcext:value-type="string">
            <text:p>DULCELINA SANCHEZ DE LIRA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CELIS MONTENBRUCK</text:p>
          </table:table-cell>
          <table:table-cell office:value-type="string" calcext:value-type="string">
            <text:p>MARIA JOSE RODRIGUEZ GRANADO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GONZALEZ HERRERA</text:p>
          </table:table-cell>
          <table:table-cell office:value-type="string" calcext:value-type="string">
            <text:p>DULCELINA SANCHEZ DE LIRA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LA DEL CARMEN ZUÑIGA AGUILERA</text:p>
          </table:table-cell>
          <table:table-cell office:value-type="string" calcext:value-type="string">
            <text:p>SANDRA GABRIELA HERNANDEZ JUAREZ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CANDIDATURA</text:p>
          </table:table-cell>
          <table:table-cell office:value-type="string" calcext:value-type="string">
            <text:p>LUIS CHRISTIAN VILLALOBOS MENDEZ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ZABETH RODRIGUEZ ROBLEDO</text:p>
          </table:table-cell>
          <table:table-cell office:value-type="string" calcext:value-type="string">
            <text:p>MARIA IVETTE YADIRA VALADEZ GUILLEN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KARINA BENAVIDES AVILA</text:p>
          </table:table-cell>
          <table:table-cell office:value-type="string" calcext:value-type="string">
            <text:p>FABIOLA MONSERRAT SEGURA GUTIERREZ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KARINA BENAVIDES AVILA</text:p>
          </table:table-cell>
          <table:table-cell office:value-type="string" calcext:value-type="string">
            <text:p>FABIOLA MONSERRAT SEGURA GUTIERREZ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KARINA BENAVIDES AVILA</text:p>
          </table:table-cell>
          <table:table-cell office:value-type="string" calcext:value-type="string">
            <text:p>FABIOLA MONSERRAT SEGURA GUTIERREZ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BERTO HERNANDEZ VILLAFUERTE</text:p>
          </table:table-cell>
          <table:table-cell office:value-type="string" calcext:value-type="string">
            <text:p>DANIEL GUILLEN SANCHEZ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BERTO HERNANDEZ VILLAFUERTE</text:p>
          </table:table-cell>
          <table:table-cell office:value-type="string" calcext:value-type="string">
            <text:p>DANIEL GUILLEN SANCHEZ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HUGO ROMO LOPEZ</text:p>
          </table:table-cell>
          <table:table-cell office:value-type="string" calcext:value-type="string">
            <text:p>DANIEL ALBERTO RAMOS GUARDIOLA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BERTO HERNANDEZ VILLAFUERTE</text:p>
          </table:table-cell>
          <table:table-cell office:value-type="string" calcext:value-type="string">
            <text:p>DANIEL GUILLEN SANCHEZ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 GONZALEZ OROCIO</text:p>
          </table:table-cell>
          <table:table-cell office:value-type="string" calcext:value-type="string">
            <text:p>FRANCISCO JAVIER CEPEDA TREJO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ARCE VENEGAS</text:p>
          </table:table-cell>
          <table:table-cell office:value-type="string" calcext:value-type="string">
            <text:p>ANDRES AGUILAR RODRIGUEZ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SICA LORENA GAMBOA BRIANO</text:p>
          </table:table-cell>
          <table:table-cell office:value-type="string" calcext:value-type="string">
            <text:p>ALEJANDRA RAMIREZ VILLELA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INO RIVERA HERNANDEZ</text:p>
          </table:table-cell>
          <table:table-cell office:value-type="string" calcext:value-type="string">
            <text:p>NUBIA IRIS CASTILLO MEDINA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INO RIVERA HERNANDEZ</text:p>
          </table:table-cell>
          <table:table-cell office:value-type="string" calcext:value-type="string">
            <text:p>NUBIA IRIS CASTILLO MEDINA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INO RIVERA HERNANDEZ</text:p>
          </table:table-cell>
          <table:table-cell office:value-type="string" calcext:value-type="string">
            <text:p>NUBIA IRIS CASTILLO MEDINA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JOAQUIN SANCHEZ SANCHEZ</text:p>
          </table:table-cell>
          <table:table-cell office:value-type="string" calcext:value-type="string">
            <text:p>ROBERTO HUAZO NAVARRO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JOAQUIN SANCHEZ SANCHEZ</text:p>
          </table:table-cell>
          <table:table-cell office:value-type="string" calcext:value-type="string">
            <text:p>ROBERTO HUAZO NAVARRO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GUADALUPE CERVANTES OLGUIN</text:p>
          </table:table-cell>
          <table:table-cell office:value-type="string" calcext:value-type="string">
            <text:p>DIANA PAOLA RODRIGUEZ CARLOCK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JOAQUIN SANCHEZ SANCHEZ</text:p>
          </table:table-cell>
          <table:table-cell office:value-type="string" calcext:value-type="string">
            <text:p>ROBERTO HUAZO NAVARRO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 JESUS LEDEZMA PEREZ</text:p>
          </table:table-cell>
          <table:table-cell office:value-type="string" calcext:value-type="string">
            <text:p>J JESUS LEDEZMA RAMO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BEL ESPINOZA GONZALEZ</text:p>
          </table:table-cell>
          <table:table-cell office:value-type="string" calcext:value-type="string">
            <text:p>ANDREA GONZALEZ MARTINEZ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GARCIA NIEVES</text:p>
          </table:table-cell>
          <table:table-cell office:value-type="string" calcext:value-type="string">
            <text:p>MARIA DOLORES OBISPO MORAL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LENA MENESES ARELLANO</text:p>
          </table:table-cell>
          <table:table-cell office:value-type="string" calcext:value-type="string">
            <text:p>BERTHA ALICIA MALAGON SARMIENTO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LENA MENESES ARELLANO</text:p>
          </table:table-cell>
          <table:table-cell office:value-type="string" calcext:value-type="string">
            <text:p>BERTHA ALICIA MALAGON SARMIENTO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ELENA MENESES ARELLANO</text:p>
          </table:table-cell>
          <table:table-cell office:value-type="string" calcext:value-type="string">
            <text:p>BERTHA ALICIA MALAGON SARMIENTO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BARDO ALCANTARA MARTINEZ</text:p>
          </table:table-cell>
          <table:table-cell office:value-type="string" calcext:value-type="string">
            <text:p>RODOLFO CARDONA PEREZ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BARDO ALCANTARA MARTINEZ</text:p>
          </table:table-cell>
          <table:table-cell office:value-type="string" calcext:value-type="string">
            <text:p>RODOLFO CARDONA PEREZ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PAULINA PEÑA TIRADO</text:p>
          </table:table-cell>
          <table:table-cell office:value-type="string" calcext:value-type="string">
            <text:p>MARIA FERNANDA OSUNA VALENCIA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BARDO ALCANTARA MARTINEZ</text:p>
          </table:table-cell>
          <table:table-cell office:value-type="string" calcext:value-type="string">
            <text:p>RODOLFO CARDONA PEREZ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RAMIREZ URZUA</text:p>
          </table:table-cell>
          <table:table-cell office:value-type="string" calcext:value-type="string">
            <text:p>SARAHY DE JESUS ESPAIN BURGOIN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ANA MARGARITA NOLAZCO MEZA</text:p>
          </table:table-cell>
          <table:table-cell office:value-type="string" calcext:value-type="string">
            <text:p>ADRIANA GALLEGOS GUERRERO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VICTORIA CAMPOS QUEVEDO</text:p>
          </table:table-cell>
          <table:table-cell office:value-type="string" calcext:value-type="string">
            <text:p>LILIANA MATILDE MEZA FUCHAN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 PEÑA RIVAS</text:p>
          </table:table-cell>
          <table:table-cell office:value-type="string" calcext:value-type="string">
            <text:p>RAUL BOJORQUEZ ROBL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 PEÑA RIVAS</text:p>
          </table:table-cell>
          <table:table-cell office:value-type="string" calcext:value-type="string">
            <text:p>RAUL BOJORQUEZ ROBL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 PEÑA RIVAS</text:p>
          </table:table-cell>
          <table:table-cell office:value-type="string" calcext:value-type="string">
            <text:p>RAUL BOJORQUEZ ROBL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ELIZABETH AYALA LEYVA</text:p>
          </table:table-cell>
          <table:table-cell office:value-type="string" calcext:value-type="string">
            <text:p>MARIA YAZMIN MEZA AYALA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ELIZABETH AYALA LEYVA</text:p>
          </table:table-cell>
          <table:table-cell office:value-type="string" calcext:value-type="string">
            <text:p>MARIA YAZMIN MEZA AYALA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ELISA LATIGO RUIZ</text:p>
          </table:table-cell>
          <table:table-cell office:value-type="string" calcext:value-type="string">
            <text:p>YAZMIN CECILIA RAMOS AYALA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ELIZABETH AYALA LEYVA</text:p>
          </table:table-cell>
          <table:table-cell office:value-type="string" calcext:value-type="string">
            <text:p>MARIA YAZMIN MEZA AYALA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CELIA SANCHEZ LUQUE</text:p>
          </table:table-cell>
          <table:table-cell office:value-type="string" calcext:value-type="string">
            <text:p>BLANCA ESTELA SANCHEZ VILLEGA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ORDUÑO TORRES</text:p>
          </table:table-cell>
          <table:table-cell office:value-type="string" calcext:value-type="string">
            <text:p>LEONEL MEJIA CUADRA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DIAZ DE LEON VALDEZ</text:p>
          </table:table-cell>
          <table:table-cell office:value-type="string" calcext:value-type="string">
            <text:p>JUAN MANUEL TONG GASTELUM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GODOY ANGULO</text:p>
          </table:table-cell>
          <table:table-cell office:value-type="string" calcext:value-type="string">
            <text:p>CESAR FREDY MONTOYA SANCHEZ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GODOY ANGULO</text:p>
          </table:table-cell>
          <table:table-cell office:value-type="string" calcext:value-type="string">
            <text:p>CESAR FREDY MONTOYA SANCHEZ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GODOY ANGULO</text:p>
          </table:table-cell>
          <table:table-cell office:value-type="string" calcext:value-type="string">
            <text:p>CESAR FREDY MONTOYA SANCHEZ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FERNANDO GARCIA HERNANDEZ</text:p>
          </table:table-cell>
          <table:table-cell office:value-type="string" calcext:value-type="string">
            <text:p>GERARDO CAMACHO NAVARRO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FERNANDO GARCIA HERNANDEZ</text:p>
          </table:table-cell>
          <table:table-cell office:value-type="string" calcext:value-type="string">
            <text:p>GERARDO CAMACHO NAVARRO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GRACIA VERDUGO MEDINA</text:p>
          </table:table-cell>
          <table:table-cell office:value-type="string" calcext:value-type="string">
            <text:p>IRIS BERTHILA MURRIETA SANCHEZ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US FERNANDO GARCIA HERNANDEZ</text:p>
          </table:table-cell>
          <table:table-cell office:value-type="string" calcext:value-type="string">
            <text:p>GERARDO CAMACHO NAVARRO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LIA AISPURO ESTRADA</text:p>
          </table:table-cell>
          <table:table-cell office:value-type="string" calcext:value-type="string">
            <text:p>JUANA HAYDEE GONZALEZ NORZAGARAY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O ALONSO NAVARRO MONTOY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ESTHELA RAMIREZ RICO</text:p>
          </table:table-cell>
          <table:table-cell office:value-type="string" calcext:value-type="string">
            <text:p>MARIA DEL REFUGIO MEDINA GONZALEZ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NO FLORES GAMEZ</text:p>
          </table:table-cell>
          <table:table-cell office:value-type="string" calcext:value-type="string">
            <text:p>ROMAN DE JESUS PADILLA BALDERRAMA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NO FLORES GAMEZ</text:p>
          </table:table-cell>
          <table:table-cell office:value-type="string" calcext:value-type="string">
            <text:p>ROMAN DE JESUS PADILLA BALDERRAMA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NO FLORES GAMEZ</text:p>
          </table:table-cell>
          <table:table-cell office:value-type="string" calcext:value-type="string">
            <text:p>ROMAN DE JESUS PADILLA BALDERRAMA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DY YUNIRA CASTRO OSUNA</text:p>
          </table:table-cell>
          <table:table-cell office:value-type="string" calcext:value-type="string">
            <text:p>SONIA MICAELA BUSTAMANTE OSUNA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I ALEJANDRA DIAZ SANCHEZ</text:p>
          </table:table-cell>
          <table:table-cell office:value-type="string" calcext:value-type="string">
            <text:p>LUCIA RENTERIA SANDOVAL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ABRAHAM RAYA RODRIGUEZ</text:p>
          </table:table-cell>
          <table:table-cell office:value-type="string" calcext:value-type="string">
            <text:p>YESSICA MAGDALENA SALAS GONZALEZ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IMIRO ZAMORA VALDEZ</text:p>
          </table:table-cell>
          <table:table-cell office:value-type="string" calcext:value-type="string">
            <text:p>BRIAN GILBERTO ROMAN GASTELUM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IA VALENZUELA GASTELUM</text:p>
          </table:table-cell>
          <table:table-cell office:value-type="string" calcext:value-type="string">
            <text:p>VIRGINIA REMEDIOS ESCALANTE FLORES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BELTRAN CASTRO</text:p>
          </table:table-cell>
          <table:table-cell office:value-type="string" calcext:value-type="string">
            <text:p>CALEB CARBAJAL COTA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LAE BARRERAS HERNANDEZ</text:p>
          </table:table-cell>
          <table:table-cell office:value-type="string" calcext:value-type="string">
            <text:p>MARIA TERESA DE JESUS GUZMAN FLORES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RAUL ESQUER PEIRO</text:p>
          </table:table-cell>
          <table:table-cell office:value-type="string" calcext:value-type="string">
            <text:p>RAMIRO GARZA BAYLISS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RAUL ESQUER PEIRO</text:p>
          </table:table-cell>
          <table:table-cell office:value-type="string" calcext:value-type="string">
            <text:p>RAMIRO GARZA BAYLISS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RAUL ESQUER PEIRO</text:p>
          </table:table-cell>
          <table:table-cell office:value-type="string" calcext:value-type="string">
            <text:p>RAMIRO GARZA BAYLISS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YADIRA SANTIAGO MARCOS</text:p>
          </table:table-cell>
          <table:table-cell office:value-type="string" calcext:value-type="string">
            <text:p>ANA YOLANDA ELIZALDE GASTELO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YADIRA SANTIAGO MARCOS</text:p>
          </table:table-cell>
          <table:table-cell office:value-type="string" calcext:value-type="string">
            <text:p>ANA YOLANDA ELIZALDE GASTELO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RAMSES CRUZ CASTRO</text:p>
          </table:table-cell>
          <table:table-cell office:value-type="string" calcext:value-type="string">
            <text:p>JOSE ANGEL FELIX TORRONTEGUI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YADIRA SANTIAGO MARCOS</text:p>
          </table:table-cell>
          <table:table-cell office:value-type="string" calcext:value-type="string">
            <text:p>ANA YOLANDA ELIZALDE GASTELO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LOPEZ SANCHEZ</text:p>
          </table:table-cell>
          <table:table-cell office:value-type="string" calcext:value-type="string">
            <text:p>MARIA GUADALUPE PEREZ FELIPE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LUIS TOSTADO LARA</text:p>
          </table:table-cell>
          <table:table-cell office:value-type="string" calcext:value-type="string">
            <text:p>JOSE CARLOS GONZALEZ MILLER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A PEÑUELAS MONDACA</text:p>
          </table:table-cell>
          <table:table-cell office:value-type="string" calcext:value-type="string">
            <text:p>VIRGINIA TOLOSA ESQUIVEL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 ESCOBAR MANJARREZ</text:p>
          </table:table-cell>
          <table:table-cell office:value-type="string" calcext:value-type="string">
            <text:p>RICARDO VAZQUEZ ESPERICUETA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 ESCOBAR MANJARREZ</text:p>
          </table:table-cell>
          <table:table-cell office:value-type="string" calcext:value-type="string">
            <text:p>RICARDO VAZQUEZ ESPERICUETA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 ESCOBAR MANJARREZ</text:p>
          </table:table-cell>
          <table:table-cell office:value-type="string" calcext:value-type="string">
            <text:p>RICARDO VAZQUEZ ESPERICUETA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TOLEDO RAZON</text:p>
          </table:table-cell>
          <table:table-cell office:value-type="string" calcext:value-type="string">
            <text:p>JESUS ALFONSO LAFARGA ZAZUETA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ANA ZENITH GARCIA DUEÑAS</text:p>
          </table:table-cell>
          <table:table-cell office:value-type="string" calcext:value-type="string">
            <text:p>MARIA DEL CARMEN MORENO RIOS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LISSETE LOPEZ CHAVEZ</text:p>
          </table:table-cell>
          <table:table-cell office:value-type="string" calcext:value-type="string">
            <text:p>LAURA ELENA ACUÑA FIGEROA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GARIA CARRAZCO MACIAS</text:p>
          </table:table-cell>
          <table:table-cell office:value-type="string" calcext:value-type="string">
            <text:p>VIRGINIA LIZARRAGA MARTINEZ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AVIANO PEINADO SILVA</text:p>
          </table:table-cell>
          <table:table-cell office:value-type="string" calcext:value-type="string">
            <text:p>MONICA CELESTE RUELAS CAMPISTA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LANDA INES IBARRA TOLEDO</text:p>
          </table:table-cell>
          <table:table-cell office:value-type="string" calcext:value-type="string">
            <text:p>PERLA JUDITH MACIAS CRUZ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A MARGARITA ORNELAS MONDRAGON</text:p>
          </table:table-cell>
          <table:table-cell office:value-type="string" calcext:value-type="string">
            <text:p>ALEXIA ABIGAIL LOPEZ MORAL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VILLEGAS ARREOLA</text:p>
          </table:table-cell>
          <table:table-cell office:value-type="string" calcext:value-type="string">
            <text:p>JOSE ALFONSO GARCIA CALDERON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VILLEGAS ARREOLA</text:p>
          </table:table-cell>
          <table:table-cell office:value-type="string" calcext:value-type="string">
            <text:p>JOSE ALFONSO GARCIA CALDERON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VILLEGAS ARREOLA</text:p>
          </table:table-cell>
          <table:table-cell office:value-type="string" calcext:value-type="string">
            <text:p>JOSE ALFONSO GARCIA CALDERON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ARY VILLEGAS SANCHEZ</text:p>
          </table:table-cell>
          <table:table-cell office:value-type="string" calcext:value-type="string">
            <text:p>MARINA VALADEZ BOJORQUEZ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ARY VILLEGAS SANCHEZ</text:p>
          </table:table-cell>
          <table:table-cell office:value-type="string" calcext:value-type="string">
            <text:p>MARINA VALADEZ BOJORQUEZ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NA VELAZQUEZ LOPEZ</text:p>
          </table:table-cell>
          <table:table-cell office:value-type="string" calcext:value-type="string">
            <text:p>RUTH GUADALUPE GARCIA VALENZUELA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ARY VILLEGAS SANCHEZ</text:p>
          </table:table-cell>
          <table:table-cell office:value-type="string" calcext:value-type="string">
            <text:p>MARINA VALADEZ BOJORQUEZ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FINA MURRIETA CASTILLO</text:p>
          </table:table-cell>
          <table:table-cell office:value-type="string" calcext:value-type="string">
            <text:p>CAROLINA RODRIGUEZ GARCIA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DIA KYOKO INUKAI SASHIDA</text:p>
          </table:table-cell>
          <table:table-cell office:value-type="string" calcext:value-type="string">
            <text:p>DULCE FABIOLA FELIX LARA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GUADALUPE ADRIAN OCHOA</text:p>
          </table:table-cell>
          <table:table-cell office:value-type="string" calcext:value-type="string">
            <text:p>ZOSHIHUA ACOSTA HERRERA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 ACOSTA CID</text:p>
          </table:table-cell>
          <table:table-cell office:value-type="string" calcext:value-type="string">
            <text:p>GUADALUPE BELTRAN BOJORQUEZ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 ACOSTA CID</text:p>
          </table:table-cell>
          <table:table-cell office:value-type="string" calcext:value-type="string">
            <text:p>GUADALUPE BELTRAN BOJORQUEZ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 ACOSTA CID</text:p>
          </table:table-cell>
          <table:table-cell office:value-type="string" calcext:value-type="string">
            <text:p>GUADALUPE BELTRAN BOJORQUEZ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RAFAEL GALINDO MEDINA</text:p>
          </table:table-cell>
          <table:table-cell office:value-type="string" calcext:value-type="string">
            <text:p>HECTOR IVAN ORTIZ COBIAN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ESTELA URIAS VINGOCHEA</text:p>
          </table:table-cell>
          <table:table-cell office:value-type="string" calcext:value-type="string">
            <text:p>BLANCA ABIGAIL MEDINA MEDRANO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NA RAMIREZ MAC GREW</text:p>
          </table:table-cell>
          <table:table-cell office:value-type="string" calcext:value-type="string">
            <text:p>ALEJANDRA ESTRADA GUTIERREZ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DE JESUS BALDENEBRO ARREDONDO</text:p>
          </table:table-cell>
          <table:table-cell office:value-type="string" calcext:value-type="string">
            <text:p>JULIO ROCHA AVILA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LA MARICELA SALDIVAR VELEZ</text:p>
          </table:table-cell>
          <table:table-cell office:value-type="string" calcext:value-type="string">
            <text:p>KARLA KARINA GUEVARA ROMO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RICARDO PONCE DE LEON HERNANDEZ</text:p>
          </table:table-cell>
          <table:table-cell office:value-type="string" calcext:value-type="string">
            <text:p>MOISES MONRROY FLOR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AMPARANO GAMEZ</text:p>
          </table:table-cell>
          <table:table-cell office:value-type="string" calcext:value-type="string">
            <text:p>CELINA NORIEGA MONTAÑO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AMPARANO GAMEZ</text:p>
          </table:table-cell>
          <table:table-cell office:value-type="string" calcext:value-type="string">
            <text:p>CELINA NORIEGA MONTAÑO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AMPARANO GAMEZ</text:p>
          </table:table-cell>
          <table:table-cell office:value-type="string" calcext:value-type="string">
            <text:p>CELINA NORIEGA MONTAÑO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BERNAL CAMARENA</text:p>
          </table:table-cell>
          <table:table-cell office:value-type="string" calcext:value-type="string">
            <text:p>ESMERALDA VILLA IBARR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BERNAL CAMARENA</text:p>
          </table:table-cell>
          <table:table-cell office:value-type="string" calcext:value-type="string">
            <text:p>ESMERALDA VILLA IBARRA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LENA MORENO DURAZO</text:p>
          </table:table-cell>
          <table:table-cell office:value-type="string" calcext:value-type="string">
            <text:p>MARTHA ELENA CASTILLO OSORIO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BERNAL CAMARENA</text:p>
          </table:table-cell>
          <table:table-cell office:value-type="string" calcext:value-type="string">
            <text:p>ESMERALDA VILLA IBARRA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FRANCISCO GARCIA VALENCIA</text:p>
          </table:table-cell>
          <table:table-cell office:value-type="string" calcext:value-type="string">
            <text:p>ROMAN FLORES VALENZUELA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OCTAVIO PESQUEIRA TAPIA</text:p>
          </table:table-cell>
          <table:table-cell office:value-type="string" calcext:value-type="string">
            <text:p>ANDRES FABIAN GRIJALVA VILLAGRAN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ICELDA GARCIA ROMERO</text:p>
          </table:table-cell>
          <table:table-cell office:value-type="string" calcext:value-type="string">
            <text:p>JANETH ELIZABETH COTA ABREGO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FERNANDEZ DIAZ GONZALEZ</text:p>
          </table:table-cell>
          <table:table-cell office:value-type="string" calcext:value-type="string">
            <text:p>EDUARDO ANTONIO ROMERO CAMPA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FERNANDEZ DIAZ GONZALEZ</text:p>
          </table:table-cell>
          <table:table-cell office:value-type="string" calcext:value-type="string">
            <text:p>EDUARDO ANTONIO ROMERO CAMPA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FERNANDEZ DIAZ GONZALEZ</text:p>
          </table:table-cell>
          <table:table-cell office:value-type="string" calcext:value-type="string">
            <text:p>EDUARDO ANTONIO ROMERO CAMPA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IA IVETH VALLES SAMPEDRO</text:p>
          </table:table-cell>
          <table:table-cell office:value-type="string" calcext:value-type="string">
            <text:p>ROSANGELA AMAIRANY PEÑA ESCALANTE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IA IVETH VALLES SAMPEDRO</text:p>
          </table:table-cell>
          <table:table-cell office:value-type="string" calcext:value-type="string">
            <text:p>ROSANGELA AMAIRANY PEÑA ESCALANTE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LBERTO LEON GARCIA</text:p>
          </table:table-cell>
          <table:table-cell office:value-type="string" calcext:value-type="string">
            <text:p>JULIO CESAR ARBALLO MORAL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IA IVETH VALLES SAMPEDRO</text:p>
          </table:table-cell>
          <table:table-cell office:value-type="string" calcext:value-type="string">
            <text:p>ROSANGELA AMAIRANY PEÑA ESCALANTE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TL MARIA GONZALEZ ORTEGA</text:p>
          </table:table-cell>
          <table:table-cell office:value-type="string" calcext:value-type="string">
            <text:p>MARIA FERNANDA YANES ENRIQUEZ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ADILENE PINO PINO</text:p>
          </table:table-cell>
          <table:table-cell office:value-type="string" calcext:value-type="string">
            <text:p>DIANA MICHELLE CASTILLO ESCOBEDO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MARINA DELGADO TARAZON</text:p>
          </table:table-cell>
          <table:table-cell office:value-type="string" calcext:value-type="string">
            <text:p>KARLA KARINA FLORES ESPINOZA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SALDAÑA LOPEZ</text:p>
          </table:table-cell>
          <table:table-cell office:value-type="string" calcext:value-type="string">
            <text:p>MANUEL DE JESUS BORBON HOLGUIN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SALDAÑA LOPEZ</text:p>
          </table:table-cell>
          <table:table-cell office:value-type="string" calcext:value-type="string">
            <text:p>MANUEL DE JESUS BORBON HOLGUIN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SALDAÑA LOPEZ</text:p>
          </table:table-cell>
          <table:table-cell office:value-type="string" calcext:value-type="string">
            <text:p>MANUEL DE JESUS BORBON HOLGUIN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DAVID MARTINEZ ROBLES</text:p>
          </table:table-cell>
          <table:table-cell office:value-type="string" calcext:value-type="string">
            <text:p>MARCO ANTONIO CARDOSO RODRIGUEZ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XAVIER CARLOS GARCIA</text:p>
          </table:table-cell>
          <table:table-cell office:value-type="string" calcext:value-type="string">
            <text:p>MARTHA ALICIA ALVAREZ ZAMBRANO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BARANZINI HURTADO</text:p>
          </table:table-cell>
          <table:table-cell office:value-type="string" calcext:value-type="string">
            <text:p>PAULO JOVAN VIELLEDENT MOLINA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IBERTO MARCELO AGUILAR CASTILLO</text:p>
          </table:table-cell>
          <table:table-cell office:value-type="string" calcext:value-type="string">
            <text:p>BERNARDO RIOS CHENO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IA MANUELA URIAS SERRANO</text:p>
          </table:table-cell>
          <table:table-cell office:value-type="string" calcext:value-type="string">
            <text:p>JUDITH ALEJANDRA VALENZUELA MORAL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ARACELI VALLE GARCIA CORONEL</text:p>
          </table:table-cell>
          <table:table-cell office:value-type="string" calcext:value-type="string">
            <text:p>ANA GABRIELA GARCIA DIONICIO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JESUS FLORES VALADEZ</text:p>
          </table:table-cell>
          <table:table-cell office:value-type="string" calcext:value-type="string">
            <text:p>JUANA MARICELA VILLANUEVA PEREZ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MARGARITA GUTIERREZ MAZON</text:p>
          </table:table-cell>
          <table:table-cell office:value-type="string" calcext:value-type="string">
            <text:p>LOURDES GARCIA ROBL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MARGARITA GUTIERREZ MAZON</text:p>
          </table:table-cell>
          <table:table-cell office:value-type="string" calcext:value-type="string">
            <text:p>LOURDES GARCIA ROBL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CRISTINA MARGARITA GUTIERREZ MAZON</text:p>
          </table:table-cell>
          <table:table-cell office:value-type="string" calcext:value-type="string">
            <text:p>LOURDES GARCIA ROBL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WENDY BRICEÑO ZULOAGA</text:p>
          </table:table-cell>
          <table:table-cell office:value-type="string" calcext:value-type="string">
            <text:p>JUDITH CELINA TANORI CORDOVA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WENDY BRICEÑO ZULOAGA</text:p>
          </table:table-cell>
          <table:table-cell office:value-type="string" calcext:value-type="string">
            <text:p>JUDITH CELINA TANORI CORDOVA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HAYDEE PALACIOS ABECHUCO</text:p>
          </table:table-cell>
          <table:table-cell office:value-type="string" calcext:value-type="string">
            <text:p>KAREN ALMODOVAR CASTILLO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WENDY BRICEÑO ZULOAGA</text:p>
          </table:table-cell>
          <table:table-cell office:value-type="string" calcext:value-type="string">
            <text:p>JUDITH CELINA TANORI CORDOVA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ARAGON MILLANES</text:p>
          </table:table-cell>
          <table:table-cell office:value-type="string" calcext:value-type="string">
            <text:p>MELISA ANGELICA GONZALEZ DIAZ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CECILIA SESTITO FLORES</text:p>
          </table:table-cell>
          <table:table-cell office:value-type="string" calcext:value-type="string">
            <text:p>ROSA ISELA CORONADO CAPERON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ALBERTO GUILLEN PARTIDA</text:p>
          </table:table-cell>
          <table:table-cell office:value-type="string" calcext:value-type="string">
            <text:p>TANIA KARLA KAREN ARMENTA LOZADA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ALBERTO GUILLEN PARTIDA</text:p>
          </table:table-cell>
          <table:table-cell office:value-type="string" calcext:value-type="string">
            <text:p>TANIA KARLA KAREN ARMENTA LOZADA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MAR ALBERTO GUILLEN PARTIDA</text:p>
          </table:table-cell>
          <table:table-cell office:value-type="string" calcext:value-type="string">
            <text:p>TANIA KARLA KAREN ARMENTA LOZADA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ONSO LARA MARES</text:p>
          </table:table-cell>
          <table:table-cell office:value-type="string" calcext:value-type="string">
            <text:p>RAMON FERNANDO ARVIZU GARCIA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LUISA VEGA CUAMEA</text:p>
          </table:table-cell>
          <table:table-cell office:value-type="string" calcext:value-type="string">
            <text:p>CARMEN YANET HERNANDEZ LEYVA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FLORES MORENO</text:p>
          </table:table-cell>
          <table:table-cell office:value-type="string" calcext:value-type="string">
            <text:p>FRANCISCO MIGUEL SANCHEZ MEDINA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A MARTINEZ ESPINOZA</text:p>
          </table:table-cell>
          <table:table-cell office:value-type="string" calcext:value-type="string">
            <text:p>OLGA LYDIA QUIROZ LOPEZ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EL REYES LEYVA</text:p>
          </table:table-cell>
          <table:table-cell office:value-type="string" calcext:value-type="string">
            <text:p>JOSE LEONEL SANTINI PRECIADO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 ALEJANDRO IBARRA PARTIDA</text:p>
          </table:table-cell>
          <table:table-cell office:value-type="string" calcext:value-type="string">
            <text:p>LUIS FERNANDO GARCIA RE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DILAN HURTADO VALENZUELA</text:p>
          </table:table-cell>
          <table:table-cell office:value-type="string" calcext:value-type="string">
            <text:p>MARIBEL ARMENTA VALENZUELA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SPERO MANUEL IBARRA OTERO</text:p>
          </table:table-cell>
          <table:table-cell office:value-type="string" calcext:value-type="string">
            <text:p>JOAQUIN RICARDO FLORES PEREZ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SPERO MANUEL IBARRA OTERO</text:p>
          </table:table-cell>
          <table:table-cell office:value-type="string" calcext:value-type="string">
            <text:p>JOAQUIN RICARDO FLORES PEREZ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SPERO MANUEL IBARRA OTERO</text:p>
          </table:table-cell>
          <table:table-cell office:value-type="string" calcext:value-type="string">
            <text:p>JOAQUIN RICARDO FLORES PEREZ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RLEY GUADALUPE VAZQUEZ ROMERO</text:p>
          </table:table-cell>
          <table:table-cell office:value-type="string" calcext:value-type="string">
            <text:p>GUADALUPE TERESA DE ANDA BELTRAN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RLEY GUADALUPE VAZQUEZ ROMERO</text:p>
          </table:table-cell>
          <table:table-cell office:value-type="string" calcext:value-type="string">
            <text:p>GUADALUPE TERESA DE ANDA BELTRAN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RUIZ LOVE</text:p>
          </table:table-cell>
          <table:table-cell office:value-type="string" calcext:value-type="string">
            <text:p>JOSE MANUEL MORALES GARCIA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RLEY GUADALUPE VAZQUEZ ROMERO</text:p>
          </table:table-cell>
          <table:table-cell office:value-type="string" calcext:value-type="string">
            <text:p>GUADALUPE TERESA DE ANDA BELTRAN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SMO MELESIO RASCON PAREDES</text:p>
          </table:table-cell>
          <table:table-cell office:value-type="string" calcext:value-type="string">
            <text:p>JOSE ANDRES RAMOS VELDERRAIN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LUIS ARGUELLES MENDEZ</text:p>
          </table:table-cell>
          <table:table-cell office:value-type="string" calcext:value-type="string">
            <text:p>AGUILEO FELIX AYALA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MANUEL MARTINEZ MAGALLANES</text:p>
          </table:table-cell>
          <table:table-cell office:value-type="string" calcext:value-type="string">
            <text:p>MIRIAM MARGARITA MAGALLANES ALVAREZ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MARGARITA BROWN LARA</text:p>
          </table:table-cell>
          <table:table-cell office:value-type="string" calcext:value-type="string">
            <text:p>YAZARETH FABIOLA CASTELLOT LUNA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MARGARITA BROWN LARA</text:p>
          </table:table-cell>
          <table:table-cell office:value-type="string" calcext:value-type="string">
            <text:p>YAZARETH FABIOLA CASTELLOT LUNA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MARGARITA BROWN LARA</text:p>
          </table:table-cell>
          <table:table-cell office:value-type="string" calcext:value-type="string">
            <text:p>YAZARETH FABIOLA CASTELLOT LUNA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ETTE CAROLINA LASTRA GARCIA</text:p>
          </table:table-cell>
          <table:table-cell office:value-type="string" calcext:value-type="string">
            <text:p>CITLALI SOLEDAD ABREU HERNANDEZ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DALIA OCHOA OCHOA</text:p>
          </table:table-cell>
          <table:table-cell office:value-type="string" calcext:value-type="string">
            <text:p>NATIVIDAD MARTINEZ CORREA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I JOHANNA LOPEZ DE LA CRUZ</text:p>
          </table:table-cell>
          <table:table-cell office:value-type="string" calcext:value-type="string">
            <text:p>VERONICA JIMENEZ ALVAREZ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S ROSENDO MEDINA FILIGRANA</text:p>
          </table:table-cell>
          <table:table-cell office:value-type="string" calcext:value-type="string">
            <text:p>ISMAEL SAUL PLANKARTE RIVERA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NZA ANAID MOLINA RUEDA</text:p>
          </table:table-cell>
          <table:table-cell office:value-type="string" calcext:value-type="string">
            <text:p>ARIANNA GUADALUPE CHABLE VIDAL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DRUBAL FELICIANO PALMA</text:p>
          </table:table-cell>
          <table:table-cell office:value-type="string" calcext:value-type="string">
            <text:p>YESENIA GORGORITA GONZALEZ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THA EDNA GONZALEZ GARRIDO</text:p>
          </table:table-cell>
          <table:table-cell office:value-type="string" calcext:value-type="string">
            <text:p>LUCILA GONZALEZ DE LA CRUZ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NIA BEATRIZ RABELO MARTINEZ</text:p>
          </table:table-cell>
          <table:table-cell office:value-type="string" calcext:value-type="string">
            <text:p>GABRIELA JAVIER PEREZ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NIA BEATRIZ RABELO MARTINEZ</text:p>
          </table:table-cell>
          <table:table-cell office:value-type="string" calcext:value-type="string">
            <text:p>GABRIELA JAVIER PEREZ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NIA BEATRIZ RABELO MARTINEZ</text:p>
          </table:table-cell>
          <table:table-cell office:value-type="string" calcext:value-type="string">
            <text:p>GABRIELA JAVIER PEREZ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AN FRANCISCO SANCHEZ ESPONDA</text:p>
          </table:table-cell>
          <table:table-cell office:value-type="string" calcext:value-type="string">
            <text:p>CARLOS ARTURO CASTILLO JIMENEZ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QUEL LOPEZ MADRIGAL</text:p>
          </table:table-cell>
          <table:table-cell office:value-type="string" calcext:value-type="string">
            <text:p>TATIANA GOMEZ LOPEZ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DE LA FUENTE HERRERA</text:p>
          </table:table-cell>
          <table:table-cell office:value-type="string" calcext:value-type="string">
            <text:p>MARICELA MATUZ MARQUEZ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A MARIA RABELO ESTRADA</text:p>
          </table:table-cell>
          <table:table-cell office:value-type="string" calcext:value-type="string">
            <text:p>ALMA LILA CAUDILLO RAMO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U PALMA GUTIERREZ</text:p>
          </table:table-cell>
          <table:table-cell office:value-type="string" calcext:value-type="string">
            <text:p>ROMAN DE LA CRUZ CORDOVA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ROMERO DOMINGUEZ</text:p>
          </table:table-cell>
          <table:table-cell office:value-type="string" calcext:value-type="string">
            <text:p>ANA LUISA DE LA CRUZ CANTORAL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ELA MONTIEL MENDEZ</text:p>
          </table:table-cell>
          <table:table-cell office:value-type="string" calcext:value-type="string">
            <text:p>RUBI GALLEGOS OLAN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PIO OVANDO MAGAÑA</text:p>
          </table:table-cell>
          <table:table-cell office:value-type="string" calcext:value-type="string">
            <text:p>ARTURO CASTILLO ANGL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PIO OVANDO MAGAÑA</text:p>
          </table:table-cell>
          <table:table-cell office:value-type="string" calcext:value-type="string">
            <text:p>ARTURO CASTILLO ANGL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PIO OVANDO MAGAÑA</text:p>
          </table:table-cell>
          <table:table-cell office:value-type="string" calcext:value-type="string">
            <text:p>ARTURO CASTILLO ANGL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AURORA HERNANDEZ VELAZQUEZ</text:p>
          </table:table-cell>
          <table:table-cell office:value-type="string" calcext:value-type="string">
            <text:p>ANA BERTHA IZQUIERDO RAMIREZ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 MARTINEZ DURANT</text:p>
          </table:table-cell>
          <table:table-cell office:value-type="string" calcext:value-type="string">
            <text:p>SHEYLA SAMANTHA EVA MARTINEZ CORNELIO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NAN HUMBERTO PEREZ SOTO</text:p>
          </table:table-cell>
          <table:table-cell office:value-type="string" calcext:value-type="string">
            <text:p>JOSE REYES JAVIER RAMIREZ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A MENDEZ DENIS</text:p>
          </table:table-cell>
          <table:table-cell office:value-type="string" calcext:value-type="string">
            <text:p>MARIA DE LA CRUZ LOPEZ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SAMUEL LUTZOW LUNA</text:p>
          </table:table-cell>
          <table:table-cell office:value-type="string" calcext:value-type="string">
            <text:p>GLORIA ITZEL PEREZ CASANGO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RIA TRIANO BAUTISTA</text:p>
          </table:table-cell>
          <table:table-cell office:value-type="string" calcext:value-type="string">
            <text:p>LUCERO MARTINEZ DE LOS SANTO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RIN AYLEN PERALTA JAVIER</text:p>
          </table:table-cell>
          <table:table-cell office:value-type="string" calcext:value-type="string">
            <text:p>RAQUEL OLIVE FRANYUTTY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DEL CARMEN GUTIERREZ ZURITA</text:p>
          </table:table-cell>
          <table:table-cell office:value-type="string" calcext:value-type="string">
            <text:p>ORQUIDEA LOPEZ YZQUIERDO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DEL CARMEN GUTIERREZ ZURITA</text:p>
          </table:table-cell>
          <table:table-cell office:value-type="string" calcext:value-type="string">
            <text:p>ORQUIDEA LOPEZ YZQUIERDO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ORES DEL CARMEN GUTIERREZ ZURITA</text:p>
          </table:table-cell>
          <table:table-cell office:value-type="string" calcext:value-type="string">
            <text:p>ORQUIDEA LOPEZ YZQUIERDO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VERA HERNANDEZ</text:p>
          </table:table-cell>
          <table:table-cell office:value-type="string" calcext:value-type="string">
            <text:p>NORBERTA RUIZ GARCIA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CACERES ALVAREZ</text:p>
          </table:table-cell>
          <table:table-cell office:value-type="string" calcext:value-type="string">
            <text:p>ISIDRO VELAZQUEZ GARCIA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LEJANDRO PEREZ RAMIREZ</text:p>
          </table:table-cell>
          <table:table-cell office:value-type="string" calcext:value-type="string">
            <text:p>RODRIGO EMILIO VAZQUEZ ROSARIO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RODRIGUEZ GONZALEZ</text:p>
          </table:table-cell>
          <table:table-cell office:value-type="string" calcext:value-type="string">
            <text:p>EVARISTO HERNANDEZ SILVAN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JERONIMO CERINO</text:p>
          </table:table-cell>
          <table:table-cell office:value-type="string" calcext:value-type="string">
            <text:p>MARIA ENRIQUETA ALCAZAR SOSA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AGUILAR MORALES</text:p>
          </table:table-cell>
          <table:table-cell office:value-type="string" calcext:value-type="string">
            <text:p>MARIA TERESA CASTRO RUIZ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 BALDERAS FLORES</text:p>
          </table:table-cell>
          <table:table-cell office:value-type="string" calcext:value-type="string">
            <text:p>FRANCISCA LILIBETH AGUIRRE ZAMORA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PEREZ ROJAS</text:p>
          </table:table-cell>
          <table:table-cell office:value-type="string" calcext:value-type="string">
            <text:p>MARIA DE LA PAZ LAURA MENDIETA MARTINEZ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PEREZ ROJAS</text:p>
          </table:table-cell>
          <table:table-cell office:value-type="string" calcext:value-type="string">
            <text:p>MARIA DE LA PAZ LAURA MENDIETA MARTINEZ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PEREZ ROJAS</text:p>
          </table:table-cell>
          <table:table-cell office:value-type="string" calcext:value-type="string">
            <text:p>MARIA DE LA PAZ LAURA MENDIETA MARTINEZ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LUIS AGUIRRE LEYVA</text:p>
          </table:table-cell>
          <table:table-cell office:value-type="string" calcext:value-type="string">
            <text:p>CARLA REGINA QUIROGA RODRIGUEZ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O CUETO TOLEDO</text:p>
          </table:table-cell>
          <table:table-cell office:value-type="string" calcext:value-type="string">
            <text:p>DAVID JIMENEZ MARTINEZ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VIA DEL CARMEN LEON DE LA O</text:p>
          </table:table-cell>
          <table:table-cell office:value-type="string" calcext:value-type="string">
            <text:p>ALONDRA RAMON CORONEL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ICIE CONTRERAS GARCIA</text:p>
          </table:table-cell>
          <table:table-cell office:value-type="string" calcext:value-type="string">
            <text:p>NANCY EDITH PRATS GOMEZ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AMPARO GAYOSSO REYES</text:p>
          </table:table-cell>
          <table:table-cell office:value-type="string" calcext:value-type="string">
            <text:p>TAISIA GEORGETTE LEZAMA LLERGO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O SANTOS MORALES</text:p>
          </table:table-cell>
          <table:table-cell office:value-type="string" calcext:value-type="string">
            <text:p>MARTHA JAQUELIN MENDEZ IDUARTE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SARIO VAZQUEZ YEE</text:p>
          </table:table-cell>
          <table:table-cell office:value-type="string" calcext:value-type="string">
            <text:p>ESTRELLA MONTEJO PEREZ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RODRIGUEZ PRATS</text:p>
          </table:table-cell>
          <table:table-cell office:value-type="string" calcext:value-type="string">
            <text:p>RICARDO PEREZ HERNANDEZ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RODRIGUEZ PRATS</text:p>
          </table:table-cell>
          <table:table-cell office:value-type="string" calcext:value-type="string">
            <text:p>RICARDO PEREZ HERNANDEZ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JOSE RODRIGUEZ PRATS</text:p>
          </table:table-cell>
          <table:table-cell office:value-type="string" calcext:value-type="string">
            <text:p>RICARDO PEREZ HERNANDEZ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LAS HADDAD LOPEZ</text:p>
          </table:table-cell>
          <table:table-cell office:value-type="string" calcext:value-type="string">
            <text:p>HECTOR MIGUEL ORTIZ ALVAREZ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DOMINGO MORALES BRITO</text:p>
          </table:table-cell>
          <table:table-cell office:value-type="string" calcext:value-type="string">
            <text:p>ROLANDO GONZALEZ SANTIAGO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INA VELAZQUEZ GOVEA</text:p>
          </table:table-cell>
          <table:table-cell office:value-type="string" calcext:value-type="string">
            <text:p>MARITZA DEL CARMEN ASENCIO ALCOCER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RAFAEL LLERGO LATOURNERIE</text:p>
          </table:table-cell>
          <table:table-cell office:value-type="string" calcext:value-type="string">
            <text:p>RODRIGO SANCHEZ MARTINEZ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GORETTI LEZAMA LLERGO</text:p>
          </table:table-cell>
          <table:table-cell office:value-type="string" calcext:value-type="string">
            <text:p>FLORY PEREZ CORNELIO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NICA ADZUL MAYO</text:p>
          </table:table-cell>
          <table:table-cell office:value-type="string" calcext:value-type="string">
            <text:p>MARIA DEL CARMEN HERNANDEZ PEREZ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VIDAL MUÑOZ</text:p>
          </table:table-cell>
          <table:table-cell office:value-type="string" calcext:value-type="string">
            <text:p>YOLANDA GONZALEZ CHABLE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SALVADOR ROSAS QUINTANILLA</text:p>
          </table:table-cell>
          <table:table-cell office:value-type="string" calcext:value-type="string">
            <text:p>FERNANDO ALBERTO GALINDO SOMMERZ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TERESA VALDEZ COVARRUBIAS</text:p>
          </table:table-cell>
          <table:table-cell office:value-type="string" calcext:value-type="string">
            <text:p>ELENA ELIZABETH HERNANDEZ VILLEGA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GARDO GASCA PEREZ</text:p>
          </table:table-cell>
          <table:table-cell office:value-type="string" calcext:value-type="string">
            <text:p>BULMARO RAMIREZ GUZMAN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HUERTA VALDOVINOS</text:p>
          </table:table-cell>
          <table:table-cell office:value-type="string" calcext:value-type="string">
            <text:p>MIRIAM MENDOZA MORENO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HUERTA VALDOVINOS</text:p>
          </table:table-cell>
          <table:table-cell office:value-type="string" calcext:value-type="string">
            <text:p>MIRIAM MENDOZA MORENO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E ORLANDO MEDINA CONTRERAS</text:p>
          </table:table-cell>
          <table:table-cell office:value-type="string" calcext:value-type="string">
            <text:p>RICARDO GONZALEZ PEÑA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LAURA HUERTA VALDOVINOS</text:p>
          </table:table-cell>
          <table:table-cell office:value-type="string" calcext:value-type="string">
            <text:p>MIRIAM MENDOZA MORENO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 DANIELA PATRICIA LUJAN LOPEZ</text:p>
          </table:table-cell>
          <table:table-cell office:value-type="string" calcext:value-type="string">
            <text:p>LOURDES DEYANIRA LUCIO ALONSO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IE RAQUEL ROMO GONZALEZ</text:p>
          </table:table-cell>
          <table:table-cell office:value-type="string" calcext:value-type="string">
            <text:p>MA LUISA CASTILLEJA GARCIA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RIZ AMABELI VAZQUEZ ZAMORA</text:p>
          </table:table-cell>
          <table:table-cell office:value-type="string" calcext:value-type="string">
            <text:p>GUADALUPE SANCHEZ MATA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LETICIA GUTIERREZ GARZA</text:p>
          </table:table-cell>
          <table:table-cell office:value-type="string" calcext:value-type="string">
            <text:p>LAURA IVONE HERNANDEZ GONZALEZ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ORAH BLANCA GUERRA GARZA</text:p>
          </table:table-cell>
          <table:table-cell office:value-type="string" calcext:value-type="string">
            <text:p>EDELMIRA GARCIA DELGADO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ISABEL GARCIA BOCANEGRA</text:p>
          </table:table-cell>
          <table:table-cell office:value-type="string" calcext:value-type="string">
            <text:p>MILDREN ZENTENO GUILLEN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GA JULIANA ELIZONDO GUERRA</text:p>
          </table:table-cell>
          <table:table-cell office:value-type="string" calcext:value-type="string">
            <text:p>ROSALINDA CANTU GONZALEZ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GA JULIANA ELIZONDO GUERRA</text:p>
          </table:table-cell>
          <table:table-cell office:value-type="string" calcext:value-type="string">
            <text:p>ROSALINDA CANTU GONZALEZ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A MARIA CANTU ROBLES</text:p>
          </table:table-cell>
          <table:table-cell office:value-type="string" calcext:value-type="string">
            <text:p>DUVELZA MARISOL RESENDEZ CANTU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GA JULIANA ELIZONDO GUERRA</text:p>
          </table:table-cell>
          <table:table-cell office:value-type="string" calcext:value-type="string">
            <text:p>ROSALINDA CANTU GONZALEZ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IVETH GOMEZ HERNANDEZ</text:p>
          </table:table-cell>
          <table:table-cell office:value-type="string" calcext:value-type="string">
            <text:p>LENNIS SUGHEY OLVERA RUIZ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OISA CASTRO DIEGO</text:p>
          </table:table-cell>
          <table:table-cell office:value-type="string" calcext:value-type="string">
            <text:p>ANA PATRICIA FLORES FLOR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BY ARISBETH LOPEZ SANCHEZ</text:p>
          </table:table-cell>
          <table:table-cell office:value-type="string" calcext:value-type="string">
            <text:p>PATRICIA ORDOÑEZ GONZALEZ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DEL CARMEN PEREZ ROSAS</text:p>
          </table:table-cell>
          <table:table-cell office:value-type="string" calcext:value-type="string">
            <text:p>ROSALINDA ROJAS VEGA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A ALICIA JIMENEZ SALINAS</text:p>
          </table:table-cell>
          <table:table-cell office:value-type="string" calcext:value-type="string">
            <text:p>BLANCA ALICIA GARCIA SALAZAR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HURTADO CRUZ</text:p>
          </table:table-cell>
          <table:table-cell office:value-type="string" calcext:value-type="string">
            <text:p>GERARDO ALLEN CHAVERO ALVAREZ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GLORIA REQUENA</text:p>
          </table:table-cell>
          <table:table-cell office:value-type="string" calcext:value-type="string">
            <text:p>JUAN GONZALEZ LIMA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GLORIA REQUENA</text:p>
          </table:table-cell>
          <table:table-cell office:value-type="string" calcext:value-type="string">
            <text:p>JUAN GONZALEZ LIMA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O MEDINA SALAZAR</text:p>
          </table:table-cell>
          <table:table-cell office:value-type="string" calcext:value-type="string">
            <text:p>RODOLFO ENRIQUE LOPEZ GONZALEZ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GLORIA REQUENA</text:p>
          </table:table-cell>
          <table:table-cell office:value-type="string" calcext:value-type="string">
            <text:p>JUAN GONZALEZ LIMA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GIBRAN HERNANDEZ VILLEGAS</text:p>
          </table:table-cell>
          <table:table-cell office:value-type="string" calcext:value-type="string">
            <text:p>JOSE LUIS RIOS PEREZ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ALCORTA ADAME</text:p>
          </table:table-cell>
          <table:table-cell office:value-type="string" calcext:value-type="string">
            <text:p>JUAN CARLOS RODRIGUEZ CANTU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WAR ALEJANDRO VIVIAN PERALTA</text:p>
          </table:table-cell>
          <table:table-cell office:value-type="string" calcext:value-type="string">
            <text:p>CARLOS TAVAREZ LEAL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GONZALEZ GARCIA</text:p>
          </table:table-cell>
          <table:table-cell office:value-type="string" calcext:value-type="string">
            <text:p>ALMA BERTHA GARCIA BETANCOURT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NIN ZALETA GARCIA DELGADO</text:p>
          </table:table-cell>
          <table:table-cell office:value-type="string" calcext:value-type="string">
            <text:p>LAURA BEATRIZ GARZA DORADO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A ROSA LUNA ELIZONDO</text:p>
          </table:table-cell>
          <table:table-cell office:value-type="string" calcext:value-type="string">
            <text:p>MARIA ISABEL GOMEZ PORCHINI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LOZANO RODRIGUEZ</text:p>
          </table:table-cell>
          <table:table-cell office:value-type="string" calcext:value-type="string">
            <text:p>ELVA AGUSTINA VIGIL HERNANDEZ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LOZANO RODRIGUEZ</text:p>
          </table:table-cell>
          <table:table-cell office:value-type="string" calcext:value-type="string">
            <text:p>ELVA AGUSTINA VIGIL HERNANDEZ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 BERENICE NIETO DURAN</text:p>
          </table:table-cell>
          <table:table-cell office:value-type="string" calcext:value-type="string">
            <text:p>ROSIO GUADALUPE ARRIAGA GAMEZ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LOZANO RODRIGUEZ</text:p>
          </table:table-cell>
          <table:table-cell office:value-type="string" calcext:value-type="string">
            <text:p>ELVA AGUSTINA VIGIL HERNANDEZ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A MARGARITA GONZALEZ PEREZ</text:p>
          </table:table-cell>
          <table:table-cell office:value-type="string" calcext:value-type="string">
            <text:p>NORA ALICIA CERVANTES NAVARR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ERTO MOYA GONZALEZ</text:p>
          </table:table-cell>
          <table:table-cell office:value-type="string" calcext:value-type="string">
            <text:p>TEODULO ARROYO TECOZAUTLA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ACIANO GARZA VILLARREAL</text:p>
          </table:table-cell>
          <table:table-cell office:value-type="string" calcext:value-type="string">
            <text:p>ADRIAN SALVADOR TAVAREZ RIO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DE JESUS ALMARAZ SMER</text:p>
          </table:table-cell>
          <table:table-cell office:value-type="string" calcext:value-type="string">
            <text:p>JESUS ALBERTO PALOMO VALL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CARDENAS DEL AVELLANO</text:p>
          </table:table-cell>
          <table:table-cell office:value-type="string" calcext:value-type="string">
            <text:p>ARTURO FIDEL NUÑEZ RUIZ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DEL AVALOS SALDIERNA</text:p>
          </table:table-cell>
          <table:table-cell office:value-type="string" calcext:value-type="string">
            <text:p>JOSE MANUEL SALINAS MENDEZ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ILLOLDI REYES</text:p>
          </table:table-cell>
          <table:table-cell office:value-type="string" calcext:value-type="string">
            <text:p>ENRIQUE MONTERO RODRIGUEZ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ILLOLDI REYES</text:p>
          </table:table-cell>
          <table:table-cell office:value-type="string" calcext:value-type="string">
            <text:p>ENRIQUE MONTERO RODRIGUEZ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CRISTINA VARGAS SALDAÑA</text:p>
          </table:table-cell>
          <table:table-cell office:value-type="string" calcext:value-type="string">
            <text:p>FABIOLA CARDENAS DE LA GARZA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 GERARDO ILLOLDI REYES</text:p>
          </table:table-cell>
          <table:table-cell office:value-type="string" calcext:value-type="string">
            <text:p>ENRIQUE MONTERO RODRIGUEZ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LETICIA CORTEZ OCAÑA</text:p>
          </table:table-cell>
          <table:table-cell office:value-type="string" calcext:value-type="string">
            <text:p>NANCY MIROSLAVA SIFUENTES GUEVARA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RIQUE MELENDEZ PEREZ</text:p>
          </table:table-cell>
          <table:table-cell office:value-type="string" calcext:value-type="string">
            <text:p>GUILLERMO ENRIQUE TORRES MANSUR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PATRICIA CASTRO HERNANDEZ</text:p>
          </table:table-cell>
          <table:table-cell office:value-type="string" calcext:value-type="string">
            <text:p>SILVIA DEL CARMEN REYES TRETO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ENTE JAVIER VERASTEGUI OSTOS</text:p>
          </table:table-cell>
          <table:table-cell office:value-type="string" calcext:value-type="string">
            <text:p>MARCO ANTONIO CASTRO NARVAEZ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IFREDO PEÑA LOPEZ</text:p>
          </table:table-cell>
          <table:table-cell office:value-type="string" calcext:value-type="string">
            <text:p>ARCADIO NAVA RODRIGUEZ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ARDO VAZQUEZ MUÑOZ</text:p>
          </table:table-cell>
          <table:table-cell office:value-type="string" calcext:value-type="string">
            <text:p>SERGIO ALFREDO MARTINEZ TREVIÑO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DE JESUS PACAB ROJAS</text:p>
          </table:table-cell>
          <table:table-cell office:value-type="string" calcext:value-type="string">
            <text:p>ASTRID MULLER LOZANO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EMILIO DE LA ROSA ZUÑIGA</text:p>
          </table:table-cell>
          <table:table-cell office:value-type="string" calcext:value-type="string">
            <text:p>MARLON MIGUEL MERAZ TREJO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ICIA SILVA AGUILAR</text:p>
          </table:table-cell>
          <table:table-cell office:value-type="string" calcext:value-type="string">
            <text:p>MARIANA PAOLA DE LA ROSA PESINA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 MIGUEL ROJO RAMOS</text:p>
          </table:table-cell>
          <table:table-cell office:value-type="string" calcext:value-type="string">
            <text:p>JOSE FRANCISCO HERNANDEZ VALENZUELA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EL CARBAJAL RIVERA</text:p>
          </table:table-cell>
          <table:table-cell office:value-type="string" calcext:value-type="string">
            <text:p>GUADALUPE BARRON GARCIA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BERENICE CANO HERNANDEZ</text:p>
          </table:table-cell>
          <table:table-cell office:value-type="string" calcext:value-type="string">
            <text:p>ANGELINA PESINA HERNANDEZ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JOEL DE LA ROSA RAMIREZ</text:p>
          </table:table-cell>
          <table:table-cell office:value-type="string" calcext:value-type="string">
            <text:p>JUAN AARON REQUENA GONZALEZ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QUIN ANTONIO HERNANDEZ CORREA</text:p>
          </table:table-cell>
          <table:table-cell office:value-type="string" calcext:value-type="string">
            <text:p>EDUARDO PEREZ HERNANDEZ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EL BARRAGAN BANDA</text:p>
          </table:table-cell>
          <table:table-cell office:value-type="string" calcext:value-type="string">
            <text:p>BALTAZAR DEL ANGEL ACOSTA OVALLE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ALEJANDRO GUTIERREZ MEDINA</text:p>
          </table:table-cell>
          <table:table-cell office:value-type="string" calcext:value-type="string">
            <text:p>JUAN RAFAEL RODRIGUEZ RAMOS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MO GONZALEZ ROBLEDO</text:p>
          </table:table-cell>
          <table:table-cell office:value-type="string" calcext:value-type="string">
            <text:p>HECTOR JESUS MARIN RODRIGUEZ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MO GONZALEZ ROBLEDO</text:p>
          </table:table-cell>
          <table:table-cell office:value-type="string" calcext:value-type="string">
            <text:p>HECTOR JESUS MARIN RODRIGUEZ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LACIO GONZALEZ</text:p>
          </table:table-cell>
          <table:table-cell office:value-type="string" calcext:value-type="string">
            <text:p>MIGUEL ANGEL MARTINEZ RUBALCAVA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MO GONZALEZ ROBLEDO</text:p>
          </table:table-cell>
          <table:table-cell office:value-type="string" calcext:value-type="string">
            <text:p>HECTOR JESUS MARIN RODRIGUEZ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SARIO ALVA RANGEL</text:p>
          </table:table-cell>
          <table:table-cell office:value-type="string" calcext:value-type="string">
            <text:p>MA VIRGINIA CALDERON RUIZ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OFELIA VALADEZ BARREDA</text:p>
          </table:table-cell>
          <table:table-cell office:value-type="string" calcext:value-type="string">
            <text:p>MERCY ROCIO ALVAREZ REYNA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A CASTILLO GUZMAN</text:p>
          </table:table-cell>
          <table:table-cell office:value-type="string" calcext:value-type="string">
            <text:p>MARIA GUADALUPE RUBALCAVA GARCIA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MARIA GONZALEZ AZCARRAGA</text:p>
          </table:table-cell>
          <table:table-cell office:value-type="string" calcext:value-type="string">
            <text:p>HONORIA MAR VARGA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INA BARRIOS GONZALEZ</text:p>
          </table:table-cell>
          <table:table-cell office:value-type="string" calcext:value-type="string">
            <text:p>IVETTE PONTVIANNE VENTURA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NCIO BAUTISTA GOMEZ</text:p>
          </table:table-cell>
          <table:table-cell office:value-type="string" calcext:value-type="string">
            <text:p>RICARDO DIAZ ROMERO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HERNANDEZ CHAVARRIA</text:p>
          </table:table-cell>
          <table:table-cell office:value-type="string" calcext:value-type="string">
            <text:p>ROBERTO GARCIA TREJO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HERNANDEZ CHAVARRIA</text:p>
          </table:table-cell>
          <table:table-cell office:value-type="string" calcext:value-type="string">
            <text:p>ROBERTO GARCIA TREJO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PEREZ HERNANDEZ</text:p>
          </table:table-cell>
          <table:table-cell office:value-type="string" calcext:value-type="string">
            <text:p>MARIO ALBERTO CRUZ CALDERON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HERNANDEZ CHAVARRIA</text:p>
          </table:table-cell>
          <table:table-cell office:value-type="string" calcext:value-type="string">
            <text:p>ROBERTO GARCIA TREJO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MANUEL FERNANDEZ SANCHEZ</text:p>
          </table:table-cell>
          <table:table-cell office:value-type="string" calcext:value-type="string">
            <text:p>OSMAR ANDRES ATAYDE GUTIERREZ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ONSO MENDEZ CISNEROS</text:p>
          </table:table-cell>
          <table:table-cell office:value-type="string" calcext:value-type="string">
            <text:p>DAVID BARRON GONZALEZ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ILIAN CONRAD LABARCA BRIZ</text:p>
          </table:table-cell>
          <table:table-cell office:value-type="string" calcext:value-type="string">
            <text:p>ERNESTO CASTILLO SALINAS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RDO PEÑA FLORES</text:p>
          </table:table-cell>
          <table:table-cell office:value-type="string" calcext:value-type="string">
            <text:p>JESUS RAFAEL VILLARREAL CANTU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ATHAN TREVIÑO ZORRILLA</text:p>
          </table:table-cell>
          <table:table-cell office:value-type="string" calcext:value-type="string">
            <text:p>VICTOR MANUEL IBARRA CASTILLO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RELY GARZA VILLALPANDO</text:p>
          </table:table-cell>
          <table:table-cell office:value-type="string" calcext:value-type="string">
            <text:p>NORA CRISTINA VILLEGAS SANCHEZ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ALEJANDRA HERNANDEZ SAENZ</text:p>
          </table:table-cell>
          <table:table-cell office:value-type="string" calcext:value-type="string">
            <text:p>OLGA SARABEL MONTELONGO DIMEO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ALEJANDRA HERNANDEZ SAENZ</text:p>
          </table:table-cell>
          <table:table-cell office:value-type="string" calcext:value-type="string">
            <text:p>OLGA SARABEL MONTELONGO DIMEO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A RAMOS ESPARZA</text:p>
          </table:table-cell>
          <table:table-cell office:value-type="string" calcext:value-type="string">
            <text:p>ILSE DAMAYANTI MEZA GARCIA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ALEJANDRA HERNANDEZ SAENZ</text:p>
          </table:table-cell>
          <table:table-cell office:value-type="string" calcext:value-type="string">
            <text:p>OLGA SARABEL MONTELONGO DIMEO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ENRIQUE ARREOLA BENAVIDES</text:p>
          </table:table-cell>
          <table:table-cell office:value-type="string" calcext:value-type="string">
            <text:p>DANIEL CUEVAS LUGO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 JOSEFINA GARCIA DE LA TORRE</text:p>
          </table:table-cell>
          <table:table-cell office:value-type="string" calcext:value-type="string">
            <text:p>GISELA BELEM DIAZ SANDOVAL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DEL RODRIGUEZ MIRELES</text:p>
          </table:table-cell>
          <table:table-cell office:value-type="string" calcext:value-type="string">
            <text:p>JHAIR ARTURO HERNANDEZ AGUILAR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HERNANDEZ MEJIA</text:p>
          </table:table-cell>
          <table:table-cell office:value-type="string" calcext:value-type="string">
            <text:p>AGUSTIN BRETON STANKIEWICZ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HERNANDEZ MEJIA</text:p>
          </table:table-cell>
          <table:table-cell office:value-type="string" calcext:value-type="string">
            <text:p>AGUSTIN BRETON STANKIEWICZ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 CESAR HERNANDEZ MEJIA</text:p>
          </table:table-cell>
          <table:table-cell office:value-type="string" calcext:value-type="string">
            <text:p>AGUSTIN BRETON STANKIEWICZ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LEJANDRO AGUILAR LOPEZ</text:p>
          </table:table-cell>
          <table:table-cell office:value-type="string" calcext:value-type="string">
            <text:p>RAMIRO VIVANCO CHEDRAUI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LEJANDRO AGUILAR LOPEZ</text:p>
          </table:table-cell>
          <table:table-cell office:value-type="string" calcext:value-type="string">
            <text:p>RAMIRO VIVANCO CHEDRAUI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ETH DELIZ DIAZ LOPEZ</text:p>
          </table:table-cell>
          <table:table-cell office:value-type="string" calcext:value-type="string">
            <text:p>JESSICA LOPEZ LOAIZA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LEJANDRO AGUILAR LOPEZ</text:p>
          </table:table-cell>
          <table:table-cell office:value-type="string" calcext:value-type="string">
            <text:p>RAMIRO VIVANCO CHEDRAUI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GONZALEZ BARRIENTOS</text:p>
          </table:table-cell>
          <table:table-cell office:value-type="string" calcext:value-type="string">
            <text:p>ALEJANDRO MARTINEZ HERNANDEZ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RODRIGUEZ AGUILA</text:p>
          </table:table-cell>
          <table:table-cell office:value-type="string" calcext:value-type="string">
            <text:p>HECTOR ARTURO ZARATE GONZALEZ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CIO MARTINEZ SERVIN</text:p>
          </table:table-cell>
          <table:table-cell office:value-type="string" calcext:value-type="string">
            <text:p>MARIA DEL CARMEN ROSAS CRUZ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INO SUAREZ PIEDRAS</text:p>
          </table:table-cell>
          <table:table-cell office:value-type="string" calcext:value-type="string">
            <text:p>IVAN AGUILAR FLORES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ZARO SALVADOR MENDEZ ACAMETITLA</text:p>
          </table:table-cell>
          <table:table-cell office:value-type="string" calcext:value-type="string">
            <text:p>JOSE VICTOR MORALES ACOLTZI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ZARO SALVADOR MENDEZ ACAMETITLA</text:p>
          </table:table-cell>
          <table:table-cell office:value-type="string" calcext:value-type="string">
            <text:p>JOSE VICTOR MORALES ACOLTZI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ZARO SALVADOR MENDEZ ACAMETITLA</text:p>
          </table:table-cell>
          <table:table-cell office:value-type="string" calcext:value-type="string">
            <text:p>JOSE VICTOR MORALES ACOLTZI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A YORDANA GARAY LOREDO</text:p>
          </table:table-cell>
          <table:table-cell office:value-type="string" calcext:value-type="string">
            <text:p>MINERVA NETZAHUATL ILHUICATZI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A YORDANA GARAY LOREDO</text:p>
          </table:table-cell>
          <table:table-cell office:value-type="string" calcext:value-type="string">
            <text:p>MINERVA NETZAHUATL ILHUICATZI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 PEREZ LIRA</text:p>
          </table:table-cell>
          <table:table-cell office:value-type="string" calcext:value-type="string">
            <text:p>PABLO PEREZ PAREDES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A YORDANA GARAY LOREDO</text:p>
          </table:table-cell>
          <table:table-cell office:value-type="string" calcext:value-type="string">
            <text:p>MINERVA NETZAHUATL ILHUICATZI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D CORONA TORRES</text:p>
          </table:table-cell>
          <table:table-cell office:value-type="string" calcext:value-type="string">
            <text:p>TANIA LARA MARTINEZ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JARAMILLO GARCIA</text:p>
          </table:table-cell>
          <table:table-cell office:value-type="string" calcext:value-type="string">
            <text:p>HORTENSIA ROSETE MELENDEZ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 MENDEZ TEPECH</text:p>
          </table:table-cell>
          <table:table-cell office:value-type="string" calcext:value-type="string">
            <text:p>JOSE DARIO ALVAREZ DIAZ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BELLE GUTIERREZ SANCHEZ</text:p>
          </table:table-cell>
          <table:table-cell office:value-type="string" calcext:value-type="string">
            <text:p>AVELINA ESPEJEL AVILA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BELLE GUTIERREZ SANCHEZ</text:p>
          </table:table-cell>
          <table:table-cell office:value-type="string" calcext:value-type="string">
            <text:p>AVELINA ESPEJEL AVILA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BELLE GUTIERREZ SANCHEZ</text:p>
          </table:table-cell>
          <table:table-cell office:value-type="string" calcext:value-type="string">
            <text:p>AVELINA ESPEJEL AVILA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LLERMO VALENCIA ROJAS</text:p>
          </table:table-cell>
          <table:table-cell office:value-type="string" calcext:value-type="string">
            <text:p>GUSTAVO ADOLFO GASPARIANO COYOTL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ERASTO ESCOBAR IZQUIERDO</text:p>
          </table:table-cell>
          <table:table-cell office:value-type="string" calcext:value-type="string">
            <text:p>MARIANA HERRERIAS CUAHUTLE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ICO ZARATE CAMACHO</text:p>
          </table:table-cell>
          <table:table-cell office:value-type="string" calcext:value-type="string">
            <text:p>FEDERICO ZARATE GARCIA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AUGUSTO PEREZ HERNANDEZ</text:p>
          </table:table-cell>
          <table:table-cell office:value-type="string" calcext:value-type="string">
            <text:p>STEVE ESTEBAN DEL RAZO MONTIEL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VIRA GARCIA SOSA</text:p>
          </table:table-cell>
          <table:table-cell office:value-type="string" calcext:value-type="string">
            <text:p>PERLA MORA PEREZ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LIPE MORALES MORALES</text:p>
          </table:table-cell>
          <table:table-cell office:value-type="string" calcext:value-type="string">
            <text:p>VICTOR ARMANDO GARCIA MORALES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O FLORES LOPEZ</text:p>
          </table:table-cell>
          <table:table-cell office:value-type="string" calcext:value-type="string">
            <text:p>JUAN IBARRA PEREZ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TA BEATRIZ PAZZI MAZA</text:p>
          </table:table-cell>
          <table:table-cell office:value-type="string" calcext:value-type="string">
            <text:p>BENILDE HERNANDEZ GOMEZ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TA BEATRIZ PAZZI MAZA</text:p>
          </table:table-cell>
          <table:table-cell office:value-type="string" calcext:value-type="string">
            <text:p>BENILDE HERNANDEZ GOMEZ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TA BEATRIZ PAZZI MAZA</text:p>
          </table:table-cell>
          <table:table-cell office:value-type="string" calcext:value-type="string">
            <text:p>BENILDE HERNANDEZ GOMEZ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ANTONIO GOMEZ BETANCOURT</text:p>
          </table:table-cell>
          <table:table-cell office:value-type="string" calcext:value-type="string">
            <text:p>CESAR VICENTE LOPEZ CONSTANTINO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ANTONIO GOMEZ BETANCOURT</text:p>
          </table:table-cell>
          <table:table-cell office:value-type="string" calcext:value-type="string">
            <text:p>CESAR VICENTE LOPEZ CONSTANTINO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DA CANUTO ANTONIO</text:p>
          </table:table-cell>
          <table:table-cell office:value-type="string" calcext:value-type="string">
            <text:p>GUADALUPE GARCIA AURELIO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NDO ANTONIO GOMEZ BETANCOURT</text:p>
          </table:table-cell>
          <table:table-cell office:value-type="string" calcext:value-type="string">
            <text:p>CESAR VICENTE LOPEZ CONSTANTINO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TA HIMILCE NUBERG CANALES</text:p>
          </table:table-cell>
          <table:table-cell office:value-type="string" calcext:value-type="string">
            <text:p>GLORIA NOHEMI LOPEZ JARAMILLO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CILIA MERAZ MELO</text:p>
          </table:table-cell>
          <table:table-cell office:value-type="string" calcext:value-type="string">
            <text:p>CLAUDIA DEL ANGEL MERCADO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A ELIZABETH TORRES MARTINEZ</text:p>
          </table:table-cell>
          <table:table-cell office:value-type="string" calcext:value-type="string">
            <text:p>EVARISTA DEL ANGEL APOLINAR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ABRAHAM SOSA MAR</text:p>
          </table:table-cell>
          <table:table-cell office:value-type="string" calcext:value-type="string">
            <text:p>GENARO ANGELES RIOS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ABRAHAM SOSA MAR</text:p>
          </table:table-cell>
          <table:table-cell office:value-type="string" calcext:value-type="string">
            <text:p>GENARO ANGELES RIOS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ABRAHAM SOSA MAR</text:p>
          </table:table-cell>
          <table:table-cell office:value-type="string" calcext:value-type="string">
            <text:p>GENARO ANGELES RIOS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PINETE VARGAS</text:p>
          </table:table-cell>
          <table:table-cell office:value-type="string" calcext:value-type="string">
            <text:p>MARIA DEL CONSUELO MORALES HERNANDEZ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PINETE VARGAS</text:p>
          </table:table-cell>
          <table:table-cell office:value-type="string" calcext:value-type="string">
            <text:p>MARIA DEL CONSUELO MORALES HERNANDEZ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ILU RIVERA SOLIS</text:p>
          </table:table-cell>
          <table:table-cell office:value-type="string" calcext:value-type="string">
            <text:p>ROCIO RAMIREZ BAUTISTA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DEL CARMEN PINETE VARGAS</text:p>
          </table:table-cell>
          <table:table-cell office:value-type="string" calcext:value-type="string">
            <text:p>MARIA DEL CONSUELO MORALES HERNANDEZ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EDAD RAMIREZ MARTINEZ</text:p>
          </table:table-cell>
          <table:table-cell office:value-type="string" calcext:value-type="string">
            <text:p>SANDIVEL SOTO MALDONADO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HERNANDEZ ACOSTA</text:p>
          </table:table-cell>
          <table:table-cell office:value-type="string" calcext:value-type="string">
            <text:p>LILIA EDITH ECHAVARRIA PEREZ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NEO DE LA CRUZ HERNANDEZ</text:p>
          </table:table-cell>
          <table:table-cell office:value-type="string" calcext:value-type="string">
            <text:p>SIXTO SILVERIO SILVERIO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OSORIO NIETO</text:p>
          </table:table-cell>
          <table:table-cell office:value-type="string" calcext:value-type="string">
            <text:p>MARILU GARCIA CASTAÑEDA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OSORIO NIETO</text:p>
          </table:table-cell>
          <table:table-cell office:value-type="string" calcext:value-type="string">
            <text:p>MARILU GARCIA CASTAÑEDA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TERESA OSORIO NIETO</text:p>
          </table:table-cell>
          <table:table-cell office:value-type="string" calcext:value-type="string">
            <text:p>MARILU GARCIA CASTAÑEDA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BERTHA ESPINOZA SEGURA</text:p>
          </table:table-cell>
          <table:table-cell office:value-type="string" calcext:value-type="string">
            <text:p>ROCIO HERNANDEZ VILLANUEVA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BERTHA ESPINOZA SEGURA</text:p>
          </table:table-cell>
          <table:table-cell office:value-type="string" calcext:value-type="string">
            <text:p>ROCIO HERNANDEZ VILLANUEVA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VICENTE REYES JUAREZ</text:p>
          </table:table-cell>
          <table:table-cell office:value-type="string" calcext:value-type="string">
            <text:p>SANTIAGO VALI CASTILLO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BERTHA ESPINOZA SEGURA</text:p>
          </table:table-cell>
          <table:table-cell office:value-type="string" calcext:value-type="string">
            <text:p>ROCIO HERNANDEZ VILLANUEVA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JUAN ALEJANDRO NARAVE FLORES</text:p>
          </table:table-cell>
          <table:table-cell office:value-type="string" calcext:value-type="string">
            <text:p>PEDRO LORENCEZ CASANOVA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CA FLORES REYES</text:p>
          </table:table-cell>
          <table:table-cell office:value-type="string" calcext:value-type="string">
            <text:p>WENDY ZAPATA ROSAS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LIO JAVIER GARCIA NIEVA</text:p>
          </table:table-cell>
          <table:table-cell office:value-type="string" calcext:value-type="string">
            <text:p>PATRICIO COBOS BANDA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OSE GUTIERREZ DE VELASCO URTAZA</text:p>
          </table:table-cell>
          <table:table-cell office:value-type="string" calcext:value-type="string">
            <text:p>RAMON PINEDA DE LA ROSA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OSE GUTIERREZ DE VELASCO URTAZA</text:p>
          </table:table-cell>
          <table:table-cell office:value-type="string" calcext:value-type="string">
            <text:p>RAMON PINEDA DE LA ROSA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OSE GUTIERREZ DE VELASCO URTAZA</text:p>
          </table:table-cell>
          <table:table-cell office:value-type="string" calcext:value-type="string">
            <text:p>RAMON PINEDA DE LA ROSA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HERNANDEZ ESPEJO</text:p>
          </table:table-cell>
          <table:table-cell office:value-type="string" calcext:value-type="string">
            <text:p>ZORAYA VILLACIS PALACIOS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HERNANDEZ ESPEJO</text:p>
          </table:table-cell>
          <table:table-cell office:value-type="string" calcext:value-type="string">
            <text:p>ZORAYA VILLACIS PALACIOS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A CORDERO ALVAREZ</text:p>
          </table:table-cell>
          <table:table-cell office:value-type="string" calcext:value-type="string">
            <text:p>AZUCENA ALDAN ALVAREZ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 HERNANDEZ ESPEJO</text:p>
          </table:table-cell>
          <table:table-cell office:value-type="string" calcext:value-type="string">
            <text:p>ZORAYA VILLACIS PALACIOS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ENA RODRIGUEZ DIAZ</text:p>
          </table:table-cell>
          <table:table-cell office:value-type="string" calcext:value-type="string">
            <text:p>TERESITA DEL NIÑO JESUS GUERRERO COLINA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ZA CRUZ FLORES</text:p>
          </table:table-cell>
          <table:table-cell office:value-type="string" calcext:value-type="string">
            <text:p>CRISTINA DEL CARMEN VERA LOYA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 DEL ROCIO PEREZ DE LEON QUIROZ</text:p>
          </table:table-cell>
          <table:table-cell office:value-type="string" calcext:value-type="string">
            <text:p>MARIA EVA PANTOJA VAZQUEZ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 RIVERA ELIZALDE</text:p>
          </table:table-cell>
          <table:table-cell office:value-type="string" calcext:value-type="string">
            <text:p>CINDY ORNELAS RABATTE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 RIVERA ELIZALDE</text:p>
          </table:table-cell>
          <table:table-cell office:value-type="string" calcext:value-type="string">
            <text:p>CINDY ORNELAS RABATTE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 RIVERA ELIZALDE</text:p>
          </table:table-cell>
          <table:table-cell office:value-type="string" calcext:value-type="string">
            <text:p>CINDY ORNELAS RABATTE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QUEL BONILLA HERRERA</text:p>
          </table:table-cell>
          <table:table-cell office:value-type="string" calcext:value-type="string">
            <text:p>ADORAI MARROQUIN CLEMENTE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QUEL BONILLA HERRERA</text:p>
          </table:table-cell>
          <table:table-cell office:value-type="string" calcext:value-type="string">
            <text:p>ADORAI MARROQUIN CLEMENTE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ANGELICA ZERTUCHE HERNANDEZ</text:p>
          </table:table-cell>
          <table:table-cell office:value-type="string" calcext:value-type="string">
            <text:p>BLANCA ESTELA MORALES LIMA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QUEL BONILLA HERRERA</text:p>
          </table:table-cell>
          <table:table-cell office:value-type="string" calcext:value-type="string">
            <text:p>ADORAI MARROQUIN CLEMENTE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 NOEL FRANCISCO VAZQUEZ</text:p>
          </table:table-cell>
          <table:table-cell office:value-type="string" calcext:value-type="string">
            <text:p>JESUS EMMANUEL MEJIA PEREZ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URELIO ALARCON TRUEBA</text:p>
          </table:table-cell>
          <table:table-cell office:value-type="string" calcext:value-type="string">
            <text:p>TERESA ERENDIRA ROMAN DIAZ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 ANTONIO JIMENEZ GOMEZ</text:p>
          </table:table-cell>
          <table:table-cell office:value-type="string" calcext:value-type="string">
            <text:p>ABEL FERNANDO GONZALEZ BAUTISTA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O ROMERO GONZALEZ</text:p>
          </table:table-cell>
          <table:table-cell office:value-type="string" calcext:value-type="string">
            <text:p>FERNANDO CASTILLO COLLASO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O ROMERO GONZALEZ</text:p>
          </table:table-cell>
          <table:table-cell office:value-type="string" calcext:value-type="string">
            <text:p>FERNANDO CASTILLO COLLASO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NO ROMERO GONZALEZ</text:p>
          </table:table-cell>
          <table:table-cell office:value-type="string" calcext:value-type="string">
            <text:p>FERNANDO CASTILLO COLLASO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FERNANDA DE LUNA FERRAL</text:p>
          </table:table-cell>
          <table:table-cell office:value-type="string" calcext:value-type="string">
            <text:p>ALEJANDRA MORAN RAMOS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INA GARCIA PEREZ</text:p>
          </table:table-cell>
          <table:table-cell office:value-type="string" calcext:value-type="string">
            <text:p>ILSE ESTEFANIA DINORIN MENDEZ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RARIO MANUELA HERNANDEZ HERNANDEZ</text:p>
          </table:table-cell>
          <table:table-cell office:value-type="string" calcext:value-type="string">
            <text:p>MARIA ARTEMIA RAMIREZ ROMERO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IME HUMBERTO PEREZ BERNABE</text:p>
          </table:table-cell>
          <table:table-cell office:value-type="string" calcext:value-type="string">
            <text:p>VICTOR TRONCO ATILANO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RIELLA JIMENEZ HERNANDEZ</text:p>
          </table:table-cell>
          <table:table-cell office:value-type="string" calcext:value-type="string">
            <text:p>JOSEFA SALAZAR GOMEZ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NINFA CRUZ NAJERA</text:p>
          </table:table-cell>
          <table:table-cell office:value-type="string" calcext:value-type="string">
            <text:p>DULCE CRISTINA PEREZ BARRERA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H PEREZ VAZQUEZ</text:p>
          </table:table-cell>
          <table:table-cell office:value-type="string" calcext:value-type="string">
            <text:p>CLARA GARCIA HERNANDEZ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SOTO MONJARAS</text:p>
          </table:table-cell>
          <table:table-cell office:value-type="string" calcext:value-type="string">
            <text:p>IRMA GONZALEZ SANCHEZ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SOTO MONJARAS</text:p>
          </table:table-cell>
          <table:table-cell office:value-type="string" calcext:value-type="string">
            <text:p>IRMA GONZALEZ SANCHEZ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SOTO MONJARAS</text:p>
          </table:table-cell>
          <table:table-cell office:value-type="string" calcext:value-type="string">
            <text:p>IRMA GONZALEZ SANCHEZ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HERRERA LEYVA</text:p>
          </table:table-cell>
          <table:table-cell office:value-type="string" calcext:value-type="string">
            <text:p>TANIA CALLEJAS ALVAREZ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ISELA CAPETILLO VELAZQUEZ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SILVANO TORRES</text:p>
          </table:table-cell>
          <table:table-cell office:value-type="string" calcext:value-type="string">
            <text:p>MARIA DE LA CRUZ VAZQUEZ SALDAÑA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CA HERRERA VILLAVICENCIO</text:p>
          </table:table-cell>
          <table:table-cell office:value-type="string" calcext:value-type="string">
            <text:p>MARIA FERNANDA LIMA BUENROSTRO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OLIBAMA GONZALEZ JUSTO</text:p>
          </table:table-cell>
          <table:table-cell office:value-type="string" calcext:value-type="string">
            <text:p>SESIA FRANCO RENDON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IC LARA MEZA</text:p>
          </table:table-cell>
          <table:table-cell office:value-type="string" calcext:value-type="string">
            <text:p>ISIS IRAIS MORALES SANCHEZ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SANCHEZ RAMIREZ</text:p>
          </table:table-cell>
          <table:table-cell office:value-type="string" calcext:value-type="string">
            <text:p>LOREL ELOISA ABAD GARCIA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OLFO MOTA HERNANDEZ</text:p>
          </table:table-cell>
          <table:table-cell office:value-type="string" calcext:value-type="string">
            <text:p>ADRIAN VAZQUEZ MENDOZA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OLFO MOTA HERNANDEZ</text:p>
          </table:table-cell>
          <table:table-cell office:value-type="string" calcext:value-type="string">
            <text:p>ADRIAN VAZQUEZ MENDOZA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OLFO MOTA HERNANDEZ</text:p>
          </table:table-cell>
          <table:table-cell office:value-type="string" calcext:value-type="string">
            <text:p>ADRIAN VAZQUEZ MENDOZA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TELLO ESPINOSA</text:p>
          </table:table-cell>
          <table:table-cell office:value-type="string" calcext:value-type="string">
            <text:p>NATALIA GARCIA MOLINA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TELLO ESPINOSA</text:p>
          </table:table-cell>
          <table:table-cell office:value-type="string" calcext:value-type="string">
            <text:p>NATALIA GARCIA MOLINA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ANGEL CASTILLO LOPEZ</text:p>
          </table:table-cell>
          <table:table-cell office:value-type="string" calcext:value-type="string">
            <text:p>EVA INES HERNANDEZ RAMON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TELLO ESPINOSA</text:p>
          </table:table-cell>
          <table:table-cell office:value-type="string" calcext:value-type="string">
            <text:p>NATALIA GARCIA MOLINA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RICIA ABURTO CORDOBA</text:p>
          </table:table-cell>
          <table:table-cell office:value-type="string" calcext:value-type="string">
            <text:p>VIANEY SOFIA HITANDEHUI RODRIGUEZ ALDAVE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NA RETURETA BONILLA</text:p>
          </table:table-cell>
          <table:table-cell office:value-type="string" calcext:value-type="string">
            <text:p>MARIA AIDA BAUTISTA LOPEZ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ARDO ALEJANDRO VEGA YUNES</text:p>
          </table:table-cell>
          <table:table-cell office:value-type="string" calcext:value-type="string">
            <text:p>ESTEBAN ALFONSECA SALAZAR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FRANCISCO YUNES ZORRILLA</text:p>
          </table:table-cell>
          <table:table-cell office:value-type="string" calcext:value-type="string">
            <text:p>NORMA GRACIELA TREVIÑO BADILLO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FRANCISCO YUNES ZORRILLA</text:p>
          </table:table-cell>
          <table:table-cell office:value-type="string" calcext:value-type="string">
            <text:p>NORMA GRACIELA TREVIÑO BADILLO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FRANCISCO YUNES ZORRILLA</text:p>
          </table:table-cell>
          <table:table-cell office:value-type="string" calcext:value-type="string">
            <text:p>NORMA GRACIELA TREVIÑO BADILLO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S MARTINEZ TECALT</text:p>
          </table:table-cell>
          <table:table-cell office:value-type="string" calcext:value-type="string">
            <text:p>VIRGINIA VIVEROS DORANTES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A DOMINGUEZ GARCIA</text:p>
          </table:table-cell>
          <table:table-cell office:value-type="string" calcext:value-type="string">
            <text:p>JULIA PEREZ HERNANDEZ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 RAYMUNDO MELGAREJO PINEDA</text:p>
          </table:table-cell>
          <table:table-cell office:value-type="string" calcext:value-type="string">
            <text:p>MANUEL CAMBAMBIA ZARRABAL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MORA GARCIA</text:p>
          </table:table-cell>
          <table:table-cell office:value-type="string" calcext:value-type="string">
            <text:p>LINNET ANTONIA ALBA HERNANDEZ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ARCOS ROLDAN</text:p>
          </table:table-cell>
          <table:table-cell office:value-type="string" calcext:value-type="string">
            <text:p>OSCAR EFRAIN HERNANDEZ BARRERA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AN HORACIO TECZON VICCON</text:p>
          </table:table-cell>
          <table:table-cell office:value-type="string" calcext:value-type="string">
            <text:p>JESUS GARCIA SEGOVIA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BINO LOPEZ MARQUEZ</text:p>
          </table:table-cell>
          <table:table-cell office:value-type="string" calcext:value-type="string">
            <text:p>EDGAR MIGUEL CASTILLO MARTINEZ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O ZUÑIGA MARTINEZ</text:p>
          </table:table-cell>
          <table:table-cell office:value-type="string" calcext:value-type="string">
            <text:p>AGUSTIN BASILIO DE LA VEGA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O ZUÑIGA MARTINEZ</text:p>
          </table:table-cell>
          <table:table-cell office:value-type="string" calcext:value-type="string">
            <text:p>AGUSTIN BASILIO DE LA VEGA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O ZUÑIGA MARTINEZ</text:p>
          </table:table-cell>
          <table:table-cell office:value-type="string" calcext:value-type="string">
            <text:p>AGUSTIN BASILIO DE LA VEGA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HEANNA LETICIA GOMEZ ORTIZ</text:p>
          </table:table-cell>
          <table:table-cell office:value-type="string" calcext:value-type="string">
            <text:p>HILDA LUISA BENITEZ CONTRERAS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SALVADOR ABREU DOMINGUEZ</text:p>
          </table:table-cell>
          <table:table-cell office:value-type="string" calcext:value-type="string">
            <text:p>RUBEN EDUARDO BENITEZ YERENA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CE MARIA MENDEZ DE LA LUZ DAUZON</text:p>
          </table:table-cell>
          <table:table-cell office:value-type="string" calcext:value-type="string">
            <text:p>MARA AIMEE GALINDO GARCIA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FAEL HERNANDEZ VILLALPANDO</text:p>
          </table:table-cell>
          <table:table-cell office:value-type="string" calcext:value-type="string">
            <text:p>TOMAS HUMBERTO SEGURA RIVERA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USTINO SUAREZ RODRIGUEZ</text:p>
          </table:table-cell>
          <table:table-cell office:value-type="string" calcext:value-type="string">
            <text:p>ANIBAL MIRON LEAL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 HEXAHELT REYES LANDA</text:p>
          </table:table-cell>
          <table:table-cell office:value-type="string" calcext:value-type="string">
            <text:p>ARABELLA <text:s/>MARELY CAÑAS Y SAENZ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STELA SALAS MARIN</text:p>
          </table:table-cell>
          <table:table-cell office:value-type="string" calcext:value-type="string">
            <text:p>YOLANDA PEREZ CAZARIN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REIDA SANTOS HERNANDEZ</text:p>
          </table:table-cell>
          <table:table-cell office:value-type="string" calcext:value-type="string">
            <text:p>ALICIA ORTIZ AGUILAR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REIDA SANTOS HERNANDEZ</text:p>
          </table:table-cell>
          <table:table-cell office:value-type="string" calcext:value-type="string">
            <text:p>ALICIA ORTIZ AGUILAR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REIDA SANTOS HERNANDEZ</text:p>
          </table:table-cell>
          <table:table-cell office:value-type="string" calcext:value-type="string">
            <text:p>ALICIA ORTIZ AGUILAR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O ALONSO TRUJILLO GONZALEZ</text:p>
          </table:table-cell>
          <table:table-cell office:value-type="string" calcext:value-type="string">
            <text:p>LUIS EDUARDO LUNA MORALES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LMO SECUNDINO DIEGO</text:p>
          </table:table-cell>
          <table:table-cell office:value-type="string" calcext:value-type="string">
            <text:p>GRACIELA GONZALEZ GUILLEN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OPHER ALAN SANTOS CASTILLO</text:p>
          </table:table-cell>
          <table:table-cell office:value-type="string" calcext:value-type="string">
            <text:p>YAIR AMADEUS FONG ANDRADE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A TANIA CRUZ SANTOS</text:p>
          </table:table-cell>
          <table:table-cell office:value-type="string" calcext:value-type="string">
            <text:p>MARGARITA SANTOPIETRO PERALTA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ENRIQUE PUIG VILLAMAYOR</text:p>
          </table:table-cell>
          <table:table-cell office:value-type="string" calcext:value-type="string">
            <text:p>JUAN CARLOS GALLARDO ARTEAGA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MORALES GONZALEZ</text:p>
          </table:table-cell>
          <table:table-cell office:value-type="string" calcext:value-type="string">
            <text:p>DANIEL CANUL OCHOA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ELO VALENTIN JIMENEZ</text:p>
          </table:table-cell>
          <table:table-cell office:value-type="string" calcext:value-type="string">
            <text:p>MATILDE LOPEZ PINEDA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JOSEFINA GAMBOA TORALES</text:p>
          </table:table-cell>
          <table:table-cell office:value-type="string" calcext:value-type="string">
            <text:p>CAROLINA IBARRA CONDEY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JOSEFINA GAMBOA TORALES</text:p>
          </table:table-cell>
          <table:table-cell office:value-type="string" calcext:value-type="string">
            <text:p>CAROLINA IBARRA CONDEY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JOSEFINA GAMBOA TORALES</text:p>
          </table:table-cell>
          <table:table-cell office:value-type="string" calcext:value-type="string">
            <text:p>CAROLINA IBARRA CONDEY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DEL CARMEN BAXZI GARCIA</text:p>
          </table:table-cell>
          <table:table-cell office:value-type="string" calcext:value-type="string">
            <text:p>ANAHI SERNA LLINAS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DEL CARMEN BAXZI GARCIA</text:p>
          </table:table-cell>
          <table:table-cell office:value-type="string" calcext:value-type="string">
            <text:p>ANAHI SERNA LLINAS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 JESUS LAVALLE RENDON</text:p>
          </table:table-cell>
          <table:table-cell office:value-type="string" calcext:value-type="string">
            <text:p>ROSA LUZ RUIZ SOSA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DEL CARMEN BAXZI GARCIA</text:p>
          </table:table-cell>
          <table:table-cell office:value-type="string" calcext:value-type="string">
            <text:p>ANAHI SERNA LLINAS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CABALLERO PEREZ</text:p>
          </table:table-cell>
          <table:table-cell office:value-type="string" calcext:value-type="string">
            <text:p>LUIS FELIPE MAYORAL TROSQUI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CORTES RERGIS</text:p>
          </table:table-cell>
          <table:table-cell office:value-type="string" calcext:value-type="string">
            <text:p>ROSA VIDRIO CALVO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 MAYLEN ANGELES BOZADA</text:p>
          </table:table-cell>
          <table:table-cell office:value-type="string" calcext:value-type="string">
            <text:p>XIMENA GARCIA BRISCON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REGORIO MORALES RENDON</text:p>
          </table:table-cell>
          <table:table-cell office:value-type="string" calcext:value-type="string">
            <text:p>CARLOS FELIPE JIMENEZ MEXICANO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REGORIO MORALES RENDON</text:p>
          </table:table-cell>
          <table:table-cell office:value-type="string" calcext:value-type="string">
            <text:p>CARLOS FELIPE JIMENEZ MEXICANO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 GREGORIO MORALES RENDON</text:p>
          </table:table-cell>
          <table:table-cell office:value-type="string" calcext:value-type="string">
            <text:p>CARLOS FELIPE JIMENEZ MEXICANO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CA PEÑA MARTINEZ</text:p>
          </table:table-cell>
          <table:table-cell office:value-type="string" calcext:value-type="string">
            <text:p>LAURA CATALINA REYES ROMERO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CA PEÑA MARTINEZ</text:p>
          </table:table-cell>
          <table:table-cell office:value-type="string" calcext:value-type="string">
            <text:p>LAURA CATALINA REYES ROMERO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ALBERTO MARTINEZ ORTEGA</text:p>
          </table:table-cell>
          <table:table-cell office:value-type="string" calcext:value-type="string">
            <text:p>ALEJANDRO WILLIAMS HERNANDEZ HERMID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CA PEÑA MARTINEZ</text:p>
          </table:table-cell>
          <table:table-cell office:value-type="string" calcext:value-type="string">
            <text:p>LAURA CATALINA REYES ROMERO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PERTO DAVID CASTRO CARRE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S MIRELA GUERRERO POLO</text:p>
          </table:table-cell>
          <table:table-cell office:value-type="string" calcext:value-type="string">
            <text:p>VIANEY GUTIERREZ GOMEZ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IVETTE BEAUREGARD MENES</text:p>
          </table:table-cell>
          <table:table-cell office:value-type="string" calcext:value-type="string">
            <text:p>AUREA FABIOLA JUAREZ AVILA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Y AYALA GONZALEZ</text:p>
          </table:table-cell>
          <table:table-cell office:value-type="string" calcext:value-type="string">
            <text:p>CELESTINO ANTONIO ANGELES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Y AYALA GONZALEZ</text:p>
          </table:table-cell>
          <table:table-cell office:value-type="string" calcext:value-type="string">
            <text:p>CELESTINO ANTONIO ANGELE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Y AYALA GONZALEZ</text:p>
          </table:table-cell>
          <table:table-cell office:value-type="string" calcext:value-type="string">
            <text:p>CELESTINO ANTONIO ANGELES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BA VALENCIA CRUZ</text:p>
          </table:table-cell>
          <table:table-cell office:value-type="string" calcext:value-type="string">
            <text:p>TANIA ELIZABETH RAMIREZ DOMINGUEZ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BA VALENCIA CRUZ</text:p>
          </table:table-cell>
          <table:table-cell office:value-type="string" calcext:value-type="string">
            <text:p>TANIA ELIZABETH RAMIREZ DOMINGUEZ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EDUARDO MUÑOZ RODRIGUEZ</text:p>
          </table:table-cell>
          <table:table-cell office:value-type="string" calcext:value-type="string">
            <text:p>DORA ISABEL CUELLO MARTINEZ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ALBA VALENCIA CRUZ</text:p>
          </table:table-cell>
          <table:table-cell office:value-type="string" calcext:value-type="string">
            <text:p>TANIA ELIZABETH RAMIREZ DOMINGUEZ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ARO CUEVAS PEREZ</text:p>
          </table:table-cell>
          <table:table-cell office:value-type="string" calcext:value-type="string">
            <text:p>EFRAIN LOPEZ ROLDAN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IN CANDIDATURA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MIN GARCIA ESPINOSA</text:p>
          </table:table-cell>
          <table:table-cell office:value-type="string" calcext:value-type="string">
            <text:p>ARCELIA PUGA ANOTA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OR FIDEL ROJI LOPEZ</text:p>
          </table:table-cell>
          <table:table-cell office:value-type="string" calcext:value-type="string">
            <text:p>ALEJANDRO ESCUDERO FABRE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OR FIDEL ROJI LOPEZ</text:p>
          </table:table-cell>
          <table:table-cell office:value-type="string" calcext:value-type="string">
            <text:p>ALEJANDRO ESCUDERO FABRE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OR FIDEL ROJI LOPEZ</text:p>
          </table:table-cell>
          <table:table-cell office:value-type="string" calcext:value-type="string">
            <text:p>ALEJANDRO ESCUDERO FABRE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CE MARIA CORINA VILLEGAS GUARNEROS</text:p>
          </table:table-cell>
          <table:table-cell office:value-type="string" calcext:value-type="string">
            <text:p>NAYELI GUTIERREZ HUERTA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CE MARIA CORINA VILLEGAS GUARNEROS</text:p>
          </table:table-cell>
          <table:table-cell office:value-type="string" calcext:value-type="string">
            <text:p>NAYELI GUTIERREZ HUERTA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UGENIA TIRADO MACIEL</text:p>
          </table:table-cell>
          <table:table-cell office:value-type="string" calcext:value-type="string">
            <text:p>ADRIANA GALINDO AVILE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CE MARIA CORINA VILLEGAS GUARNEROS</text:p>
          </table:table-cell>
          <table:table-cell office:value-type="string" calcext:value-type="string">
            <text:p>NAYELI GUTIERREZ HUERTA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A ARELI ESQUIVEL REYES</text:p>
          </table:table-cell>
          <table:table-cell office:value-type="string" calcext:value-type="string">
            <text:p>CARMEN LARA GOMEZ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CUAL GUTIERREZ HERNANDEZ</text:p>
          </table:table-cell>
          <table:table-cell office:value-type="string" calcext:value-type="string">
            <text:p>ELIOENAI REYES TEPOLE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AS DE JESUS TORIBIO</text:p>
          </table:table-cell>
          <table:table-cell office:value-type="string" calcext:value-type="string">
            <text:p>IGNACIO GARCIA MACARIO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TH GARCIA CRUZ</text:p>
          </table:table-cell>
          <table:table-cell office:value-type="string" calcext:value-type="string">
            <text:p>CLAUDIA PATRICIA SOSA ORTIZ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TH GARCIA CRUZ</text:p>
          </table:table-cell>
          <table:table-cell office:value-type="string" calcext:value-type="string">
            <text:p>CLAUDIA PATRICIA SOSA ORTIZ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TH GARCIA CRUZ</text:p>
          </table:table-cell>
          <table:table-cell office:value-type="string" calcext:value-type="string">
            <text:p>CLAUDIA PATRICIA SOSA ORTIZ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ROSA MORALES ROMERO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ROSA MORALES ROMERO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AIZA DEBERNARDI</text:p>
          </table:table-cell>
          <table:table-cell office:value-type="string" calcext:value-type="string">
            <text:p>PLACIDO VELAZQUEZ VAZQUEZ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ROSA MORALES ROMERO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E ARISBELTH VILLEGAS RAMIREZ</text:p>
          </table:table-cell>
          <table:table-cell office:value-type="string" calcext:value-type="string">
            <text:p>BRENDA CECILIA LARA FUENTES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IA DOLORES VENTURA CASTILLO</text:p>
          </table:table-cell>
          <table:table-cell office:value-type="string" calcext:value-type="string">
            <text:p>GUADALUPE ARRUCHA ESTRADA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ROCIO LILIA VERA VAZQUEZ</text:p>
          </table:table-cell>
          <table:table-cell office:value-type="string" calcext:value-type="string">
            <text:p>LAURA GRISELDA OLMEDO MORENO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QUIÑONES GARRIDO</text:p>
          </table:table-cell>
          <table:table-cell office:value-type="string" calcext:value-type="string">
            <text:p>JUDITH AGUILAR CASTRO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QUIÑONES GARRIDO</text:p>
          </table:table-cell>
          <table:table-cell office:value-type="string" calcext:value-type="string">
            <text:p>JUDITH AGUILAR CASTRO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IA QUIÑONES GARRIDO</text:p>
          </table:table-cell>
          <table:table-cell office:value-type="string" calcext:value-type="string">
            <text:p>JUDITH AGUILAR CASTRO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 REYES LOPEZ</text:p>
          </table:table-cell>
          <table:table-cell office:value-type="string" calcext:value-type="string">
            <text:p>ABEL RAMIREZ ORTIZ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 REYES LOPEZ</text:p>
          </table:table-cell>
          <table:table-cell office:value-type="string" calcext:value-type="string">
            <text:p>ABEL RAMIREZ ORTIZ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 FEDERICO ALVAREZ MEDINA</text:p>
          </table:table-cell>
          <table:table-cell office:value-type="string" calcext:value-type="string">
            <text:p>ABRAHAM SANCHEZ GARCIA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 REYES LOPEZ</text:p>
          </table:table-cell>
          <table:table-cell office:value-type="string" calcext:value-type="string">
            <text:p>ABEL RAMIREZ ORTIZ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LUIS REYES FARIAS</text:p>
          </table:table-cell>
          <table:table-cell office:value-type="string" calcext:value-type="string">
            <text:p>MIGUEL ANGEL REYES ZAMORA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DAVID HERNANDEZ GUERRERO</text:p>
          </table:table-cell>
          <table:table-cell office:value-type="string" calcext:value-type="string">
            <text:p>NORMA PATRICIA VARGAS JUAREZ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DEL CARMEN CRUZ CRUZ</text:p>
          </table:table-cell>
          <table:table-cell office:value-type="string" calcext:value-type="string">
            <text:p>BEATRIZ PITALUA ROMERO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ABINA MARTINEZ PINTO</text:p>
          </table:table-cell>
          <table:table-cell office:value-type="string" calcext:value-type="string">
            <text:p>KARLA NANCY ABAD SOSA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ABINA MARTINEZ PINTO</text:p>
          </table:table-cell>
          <table:table-cell office:value-type="string" calcext:value-type="string">
            <text:p>KARLA NANCY ABAD SOSA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ABINA MARTINEZ PINTO</text:p>
          </table:table-cell>
          <table:table-cell office:value-type="string" calcext:value-type="string">
            <text:p>KARLA NANCY ABAD SOSA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ZEL ALELI DOMINGUEZ ZOPIYACTLE</text:p>
          </table:table-cell>
          <table:table-cell office:value-type="string" calcext:value-type="string">
            <text:p>MARIA DOLORES MEJIA PERALTA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ZEL ALELI DOMINGUEZ ZOPIYACTLE</text:p>
          </table:table-cell>
          <table:table-cell office:value-type="string" calcext:value-type="string">
            <text:p>MARIA DOLORES MEJIA PERALTA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ILIA ESCOBAR MARQUEZ</text:p>
          </table:table-cell>
          <table:table-cell office:value-type="string" calcext:value-type="string">
            <text:p>DIEGA ARRIOJA BARTOLO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ZEL ALELI DOMINGUEZ ZOPIYACTLE</text:p>
          </table:table-cell>
          <table:table-cell office:value-type="string" calcext:value-type="string">
            <text:p>MARIA DOLORES MEJIA PERALTA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A GONZALEZ GARCIA</text:p>
          </table:table-cell>
          <table:table-cell office:value-type="string" calcext:value-type="string">
            <text:p>SILVIA INES ROMERO ZANOTELLI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YOLANDA GARCIA VALLEJO</text:p>
          </table:table-cell>
          <table:table-cell office:value-type="string" calcext:value-type="string">
            <text:p>VERONICA CLAUDIA SALVADOR ASCENCIO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ZURI LOZANO CAMPOS</text:p>
          </table:table-cell>
          <table:table-cell office:value-type="string" calcext:value-type="string">
            <text:p>CITLALLI BAZAN USCANGA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ARCELINO AMOROS GUERRERO</text:p>
          </table:table-cell>
          <table:table-cell office:value-type="string" calcext:value-type="string">
            <text:p>ROBERTO RUIZ DELGADO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ARCELINO AMOROS GUERRERO</text:p>
          </table:table-cell>
          <table:table-cell office:value-type="string" calcext:value-type="string">
            <text:p>ROBERTO RUIZ DELGADO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O MARCELINO AMOROS GUERRERO</text:p>
          </table:table-cell>
          <table:table-cell office:value-type="string" calcext:value-type="string">
            <text:p>ROBERTO RUIZ DELGADO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OLA TENORIO ADAME</text:p>
          </table:table-cell>
          <table:table-cell office:value-type="string" calcext:value-type="string">
            <text:p>GUADALUPE DEL CARMEN VIDAÑA ORTIZ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OLA TENORIO ADAME</text:p>
          </table:table-cell>
          <table:table-cell office:value-type="string" calcext:value-type="string">
            <text:p>GUADALUPE DEL CARMEN VIDAÑA ORTIZ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 PAREDES SAMPIERI</text:p>
          </table:table-cell>
          <table:table-cell office:value-type="string" calcext:value-type="string">
            <text:p>URIEL ALEMAN VELAZQUEZ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OLA TENORIO ADAME</text:p>
          </table:table-cell>
          <table:table-cell office:value-type="string" calcext:value-type="string">
            <text:p>GUADALUPE DEL CARMEN VIDAÑA ORTIZ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RAMON VELASCO AGUIRRE</text:p>
          </table:table-cell>
          <table:table-cell office:value-type="string" calcext:value-type="string">
            <text:p>JOSE ANTONIO USCANGA ABRAJAN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O NICOLAS HERNANDEZ SOSA</text:p>
          </table:table-cell>
          <table:table-cell office:value-type="string" calcext:value-type="string">
            <text:p>OSCAR DE JESUS CEVADA RAMIREZ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ANGELES RODRIGUEZ</text:p>
          </table:table-cell>
          <table:table-cell office:value-type="string" calcext:value-type="string">
            <text:p>VICENTE DE JESUS MENDOZA TORRES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MARGARITA ZETINA COLI</text:p>
          </table:table-cell>
          <table:table-cell office:value-type="string" calcext:value-type="string">
            <text:p>MARIBELL JIMENEZ GONZALEZ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MARGARITA ZETINA COLI</text:p>
          </table:table-cell>
          <table:table-cell office:value-type="string" calcext:value-type="string">
            <text:p>MARIBELL JIMENEZ GONZALEZ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MARGARITA ZETINA COLI</text:p>
          </table:table-cell>
          <table:table-cell office:value-type="string" calcext:value-type="string">
            <text:p>MARIBELL JIMENEZ GONZALEZ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HA DEL CARMEN ORTIZ MOTA</text:p>
          </table:table-cell>
          <table:table-cell office:value-type="string" calcext:value-type="string">
            <text:p>BRENDA DEL CARMEN MARTINEZ MARTINEZ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CHITL EDITH VAZQUEZ ZETINA</text:p>
          </table:table-cell>
          <table:table-cell office:value-type="string" calcext:value-type="string">
            <text:p>YADIRA JUAN PAEZ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MEZA RODRIGUEZ</text:p>
          </table:table-cell>
          <table:table-cell office:value-type="string" calcext:value-type="string">
            <text:p>ALMA VERONICA ALBINO GARCIA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EBAN BAUTISTA HERNANDEZ</text:p>
          </table:table-cell>
          <table:table-cell office:value-type="string" calcext:value-type="string">
            <text:p>FIDEL GONZALEZ SANTIAGO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SAR ULLOA LUCIO</text:p>
          </table:table-cell>
          <table:table-cell office:value-type="string" calcext:value-type="string">
            <text:p>AMAHIRANY POLLET SANCHEZ FUENTES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MA LIZETTE DEL ANGEL TELLEZ</text:p>
          </table:table-cell>
          <table:table-cell office:value-type="string" calcext:value-type="string">
            <text:p>MEYVON DEL SOCORRO DIAZ ABREU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SICA OROZCO GOMEZ</text:p>
          </table:table-cell>
          <table:table-cell office:value-type="string" calcext:value-type="string">
            <text:p>RITA MORALES JIMENEZ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GIO ENRRIQUE CHALE CAUICH</text:p>
          </table:table-cell>
          <table:table-cell office:value-type="string" calcext:value-type="string">
            <text:p>JAVIER ANTONIO TREJO GOMEZ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SON ISRAEL PALMA SANTOS</text:p>
          </table:table-cell>
          <table:table-cell office:value-type="string" calcext:value-type="string">
            <text:p>LOURDES CHAN DZUL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GUADALUPE LOPEZ LOPEZ</text:p>
          </table:table-cell>
          <table:table-cell office:value-type="string" calcext:value-type="string">
            <text:p>RICARDO BENJAMIN DZIDZ DZUL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URO CIAU PUC</text:p>
          </table:table-cell>
          <table:table-cell office:value-type="string" calcext:value-type="string">
            <text:p>ROCIO DEL ROSARIO LOPEZ OSORNO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MANUEL GONZALEZ ESCALANTE</text:p>
          </table:table-cell>
          <table:table-cell office:value-type="string" calcext:value-type="string">
            <text:p>FRANCISCO JAVIER VELAZQUEZ KU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SAMUEL NOH BACAB</text:p>
          </table:table-cell>
          <table:table-cell office:value-type="string" calcext:value-type="string">
            <text:p>MIGUEL AMADO ALAMILLA DUARTE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BETH BEATRIZ DEL SOCORRO KANTUN POMPEYO</text:p>
          </table:table-cell>
          <table:table-cell office:value-type="string" calcext:value-type="string">
            <text:p>IRIS GUADALUPE DURAN CONRADO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RGE HIPOLITO CHABLE HERRERA</text:p>
          </table:table-cell>
          <table:table-cell office:value-type="string" calcext:value-type="string">
            <text:p>PEDRO ENRIQUE CARRADA MENDEZ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 EFRAIN MIRANDA ONTIVEROS</text:p>
          </table:table-cell>
          <table:table-cell office:value-type="string" calcext:value-type="string">
            <text:p>ERIC MARCO JESUS PORTILLO ECHEVERRIA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A MARGARITA TORRES SANSORES</text:p>
          </table:table-cell>
          <table:table-cell office:value-type="string" calcext:value-type="string">
            <text:p>GLADIS HORTENSIA MATU CEN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DEL CARMEN ORDAZ MARTINEZ</text:p>
          </table:table-cell>
          <table:table-cell office:value-type="string" calcext:value-type="string">
            <text:p>ANA MARIA VANESSA MORENO ALVAREZ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STER ALONZO MORALES</text:p>
          </table:table-cell>
          <table:table-cell office:value-type="string" calcext:value-type="string">
            <text:p>MINERVA MAGDALENA SANTOS CONCHA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ALI ANGELICA ALFEREZ AMAYA</text:p>
          </table:table-cell>
          <table:table-cell office:value-type="string" calcext:value-type="string">
            <text:p>MARGIE BEATRIZ LEON SANCHEZ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XAVIER PERAZA RAMIREZ</text:p>
          </table:table-cell>
          <table:table-cell office:value-type="string" calcext:value-type="string">
            <text:p>RODRIGO MANUEL DIAZ MONTERO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XAVIER PERAZA RAMIREZ</text:p>
          </table:table-cell>
          <table:table-cell office:value-type="string" calcext:value-type="string">
            <text:p>RODRIGO MANUEL DIAZ MONTERO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RENAN OSANTE SOLIS</text:p>
          </table:table-cell>
          <table:table-cell office:value-type="string" calcext:value-type="string">
            <text:p>LUZ GABRIELA CACERES VERGARA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XAVIER PERAZA RAMIREZ</text:p>
          </table:table-cell>
          <table:table-cell office:value-type="string" calcext:value-type="string">
            <text:p>RODRIGO MANUEL DIAZ MONTERO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GABRIELA ANCONA LEY</text:p>
          </table:table-cell>
          <table:table-cell office:value-type="string" calcext:value-type="string">
            <text:p>KAREN AMAYRANI MUKUL KOH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BECA EUGENIA HERRERA SANTANA</text:p>
          </table:table-cell>
          <table:table-cell office:value-type="string" calcext:value-type="string">
            <text:p>JHANNELY SELENE SIERRA SOLIS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STHY ALEJANDRA AGUILAR LORIA</text:p>
          </table:table-cell>
          <table:table-cell office:value-type="string" calcext:value-type="string">
            <text:p>ANA CAROLINA RAMAYO HERNANDEZ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MEL AGHMED PACHECO MARRUFO</text:p>
          </table:table-cell>
          <table:table-cell office:value-type="string" calcext:value-type="string">
            <text:p>JOSE GONZALO PUERTO GONZALEZ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 GAMBOA MINER</text:p>
          </table:table-cell>
          <table:table-cell office:value-type="string" calcext:value-type="string">
            <text:p>JOSE ARIEL CASTILLO PACHECO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S RAFAEL VALDEZ ALEJOS</text:p>
          </table:table-cell>
          <table:table-cell office:value-type="string" calcext:value-type="string">
            <text:p>RODOLFO BARRERA ALCOCER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GONZALEZ CAAMAL</text:p>
          </table:table-cell>
          <table:table-cell office:value-type="string" calcext:value-type="string">
            <text:p>LESLIE CAROLINA PAT QUINTAL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JAVIER PEREZ Y PEREZ</text:p>
          </table:table-cell>
          <table:table-cell office:value-type="string" calcext:value-type="string">
            <text:p>GABRIELA LIZEETH CALDERON AYALA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E PATRICIA LOPEZ BRICEÑO</text:p>
          </table:table-cell>
          <table:table-cell office:value-type="string" calcext:value-type="string">
            <text:p>GABRIELA PERERA ESPINOZA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 IVAN BRITO ZAPATA</text:p>
          </table:table-cell>
          <table:table-cell office:value-type="string" calcext:value-type="string">
            <text:p>JOSE ARTURO MIJANGOS CHACON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CANDELARIA UXUL BACAB</text:p>
          </table:table-cell>
          <table:table-cell office:value-type="string" calcext:value-type="string">
            <text:p>SULEMY ESTHER ESCALANTE QUIÑONES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ETA GUADALUPE BASORA FOSTIL</text:p>
          </table:table-cell>
          <table:table-cell office:value-type="string" calcext:value-type="string">
            <text:p>LAURA SUSANA GARCIA DIAZ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NY MONTEJO AQUE</text:p>
          </table:table-cell>
          <table:table-cell office:value-type="string" calcext:value-type="string">
            <text:p>PATRICIA MAGAÑA RAMIREZ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LIA ANUNCIACION PATRON LAVIADA</text:p>
          </table:table-cell>
          <table:table-cell office:value-type="string" calcext:value-type="string">
            <text:p>MARIA BEATRIZ ZAVALA PENICHE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 GABRIELA CEJUDO VALENCIA</text:p>
          </table:table-cell>
          <table:table-cell office:value-type="string" calcext:value-type="string">
            <text:p>MARIA GUADALUPE COVARRUBIAS PEÑA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GA ADRIANA VARGAS LEON</text:p>
          </table:table-cell>
          <table:table-cell office:value-type="string" calcext:value-type="string">
            <text:p>SILVIA LETICIA PRESUEL HEREDIA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 GARCIA MARTINEZ</text:p>
          </table:table-cell>
          <table:table-cell office:value-type="string" calcext:value-type="string">
            <text:p>MARIANA PAMELA LOEZA POOL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IO PADILLA LIZAMA</text:p>
          </table:table-cell>
          <table:table-cell office:value-type="string" calcext:value-type="string">
            <text:p>BELEN ALICIA POOT SALAZAR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A PAOLA MEDINA CONTRERAS</text:p>
          </table:table-cell>
          <table:table-cell office:value-type="string" calcext:value-type="string">
            <text:p>MARIA DE GUADALUPE FRANCO PERERA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VANI CECILIA CAMPOS VAZQUEZ</text:p>
          </table:table-cell>
          <table:table-cell office:value-type="string" calcext:value-type="string">
            <text:p>SARA LEONOR ESTRELLA LEON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A FERNANDEZ VERA</text:p>
          </table:table-cell>
          <table:table-cell office:value-type="string" calcext:value-type="string">
            <text:p>DIANA ARELY HERRERA CAMPO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MY CETINA CASTRO</text:p>
          </table:table-cell>
          <table:table-cell office:value-type="string" calcext:value-type="string">
            <text:p>LINDA ROSALBA MOLINA CHI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LLY IVETTE LOPEZ SOLIS</text:p>
          </table:table-cell>
          <table:table-cell office:value-type="string" calcext:value-type="string">
            <text:p>GRACIELA DEL SOCORRO RODRIGUEZ MEDINA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ENIA DEL CARMEN POLANCO ROSS</text:p>
          </table:table-cell>
          <table:table-cell office:value-type="string" calcext:value-type="string">
            <text:p>FABIOLA GUADALUPE SUAREZ VARGUEZ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ZZETE JANICE ESCOBEDO SALAZAR</text:p>
          </table:table-cell>
          <table:table-cell office:value-type="string" calcext:value-type="string">
            <text:p>ROSA ISELA CIH POOT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CA GUADALUPE LOPEZ MALDONADO</text:p>
          </table:table-cell>
          <table:table-cell office:value-type="string" calcext:value-type="string">
            <text:p>NICTE HA MARTIN BORGES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ELO DEL CARMEN NAVARRETE NAVARRO</text:p>
          </table:table-cell>
          <table:table-cell office:value-type="string" calcext:value-type="string">
            <text:p>MARITZA DE JESUS ESCAMILLA VALLE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ELO DEL CARMEN NAVARRETE NAVARRO</text:p>
          </table:table-cell>
          <table:table-cell office:value-type="string" calcext:value-type="string">
            <text:p>MARITZA DE JESUS ESCAMILLA VALLE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IGAIL UC CANCHE</text:p>
          </table:table-cell>
          <table:table-cell office:value-type="string" calcext:value-type="string">
            <text:p>FATIMA DEL ROSARIO CHAY CHE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ELO DEL CARMEN NAVARRETE NAVARRO</text:p>
          </table:table-cell>
          <table:table-cell office:value-type="string" calcext:value-type="string">
            <text:p>MARITZA DE JESUS ESCAMILLA VALLE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O ARTURO HERCILA EK</text:p>
          </table:table-cell>
          <table:table-cell office:value-type="string" calcext:value-type="string">
            <text:p>LUIS FELIPE DURAN TZUN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RAIM ALEXANDER UC GONGORA</text:p>
          </table:table-cell>
          <table:table-cell office:value-type="string" calcext:value-type="string">
            <text:p>SIN CANDIDATURA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TENCIA DE GUADALUPE POLANCO ROJAS</text:p>
          </table:table-cell>
          <table:table-cell office:value-type="string" calcext:value-type="string">
            <text:p>CLAUDIA BERANICE SANSORES SOLIS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ANGELICA CASTORENA BERRELLEZA</text:p>
          </table:table-cell>
          <table:table-cell office:value-type="string" calcext:value-type="string">
            <text:p>MARI TRINI CABRERA BARAJAS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ANGELICA CASTORENA BERRELLEZA</text:p>
          </table:table-cell>
          <table:table-cell office:value-type="string" calcext:value-type="string">
            <text:p>MARI TRINI CABRERA BARAJAS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 ANGELICA CASTORENA BERRELLEZA</text:p>
          </table:table-cell>
          <table:table-cell office:value-type="string" calcext:value-type="string">
            <text:p>MARI TRINI CABRERA BARAJAS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ELLY JOCABETH HERNANDEZ RUEDAS</text:p>
          </table:table-cell>
          <table:table-cell office:value-type="string" calcext:value-type="string">
            <text:p>CLAUDIA LIZETH PALOS GARCIA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ELLY JOCABETH HERNANDEZ RUEDAS</text:p>
          </table:table-cell>
          <table:table-cell office:value-type="string" calcext:value-type="string">
            <text:p>CLAUDIA LIZETH PALOS GARCIA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 EUGENIA BAÑUELOS PRIETO</text:p>
          </table:table-cell>
          <table:table-cell office:value-type="string" calcext:value-type="string">
            <text:p>DAMARIS LUCIA HERNANDEZ GARCIA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ELLY JOCABETH HERNANDEZ RUEDAS</text:p>
          </table:table-cell>
          <table:table-cell office:value-type="string" calcext:value-type="string">
            <text:p>CLAUDIA LIZETH PALOS GARCIA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IS AGUIRRE BORREGO</text:p>
          </table:table-cell>
          <table:table-cell office:value-type="string" calcext:value-type="string">
            <text:p>ROSA FIBELA MARTEL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VADOR SOLIS GUERRERO</text:p>
          </table:table-cell>
          <table:table-cell office:value-type="string" calcext:value-type="string">
            <text:p>SALVADOR SOLIS MARTINEZ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DALUPE CELIA FLORES ESCOBEDO</text:p>
          </table:table-cell>
          <table:table-cell office:value-type="string" calcext:value-type="string">
            <text:p>MARTHA MILAGROS DE LOERA RODRIGUEZ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ANGEL VARELA PINEDO</text:p>
          </table:table-cell>
          <table:table-cell office:value-type="string" calcext:value-type="string">
            <text:p>IVAN HUSAIN VITAR SOTO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ANGEL VARELA PINEDO</text:p>
          </table:table-cell>
          <table:table-cell office:value-type="string" calcext:value-type="string">
            <text:p>IVAN HUSAIN VITAR SOTO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ANGEL VARELA PINEDO</text:p>
          </table:table-cell>
          <table:table-cell office:value-type="string" calcext:value-type="string">
            <text:p>IVAN HUSAIN VITAR SOTO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DIANA ELIZABETH BUGARIN CORTES</text:p>
          </table:table-cell>
          <table:table-cell office:value-type="string" calcext:value-type="string">
            <text:p>MIRIAM VAZQUEZ CRUZ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DIANA ELIZABETH BUGARIN CORTES</text:p>
          </table:table-cell>
          <table:table-cell office:value-type="string" calcext:value-type="string">
            <text:p>MIRIAM VAZQUEZ CRUZ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SANA SILVA SILVA</text:p>
          </table:table-cell>
          <table:table-cell office:value-type="string" calcext:value-type="string">
            <text:p>VIRIDIANA HUERTA CONTRERAS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DIANA ELIZABETH BUGARIN CORTES</text:p>
          </table:table-cell>
          <table:table-cell office:value-type="string" calcext:value-type="string">
            <text:p>MIRIAM VAZQUEZ CRUZ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IME LIMON PEREZ</text:p>
          </table:table-cell>
          <table:table-cell office:value-type="string" calcext:value-type="string">
            <text:p>JOSE PEDRO AVILA CURIEL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ESTHER MUÑOZ VALENZUELA</text:p>
          </table:table-cell>
          <table:table-cell office:value-type="string" calcext:value-type="string">
            <text:p>MARGARITA ESPARZA FLORES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NDA BARRIOS VILLEGAS</text:p>
          </table:table-cell>
          <table:table-cell office:value-type="string" calcext:value-type="string">
            <text:p>MARIA GUADALUPE SANDOVAL LOERA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URELIO PEÑA BADILLO</text:p>
          </table:table-cell>
          <table:table-cell office:value-type="string" calcext:value-type="string">
            <text:p>ARTURO LOPEZ DE LARA DIAZ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URELIO PEÑA BADILLO</text:p>
          </table:table-cell>
          <table:table-cell office:value-type="string" calcext:value-type="string">
            <text:p>ARTURO LOPEZ DE LARA DIAZ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URELIO PEÑA BADILLO</text:p>
          </table:table-cell>
          <table:table-cell office:value-type="string" calcext:value-type="string">
            <text:p>ARTURO LOPEZ DE LARA DIAZ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FEMAT BAÑUELOS</text:p>
          </table:table-cell>
          <table:table-cell office:value-type="string" calcext:value-type="string">
            <text:p>MIGUEL JAQUEZ SALAZAR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FEMAT BAÑUELOS</text:p>
          </table:table-cell>
          <table:table-cell office:value-type="string" calcext:value-type="string">
            <text:p>MIGUEL JAQUEZ SALAZAR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NDO ROSALES TORRES</text:p>
          </table:table-cell>
          <table:table-cell office:value-type="string" calcext:value-type="string">
            <text:p>JUANA IMELDA GOMEZ LARA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O FEMAT BAÑUELOS</text:p>
          </table:table-cell>
          <table:table-cell office:value-type="string" calcext:value-type="string">
            <text:p>MIGUEL JAQUEZ SALAZAR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NUEL BALDERAS CASTAÑEDA</text:p>
          </table:table-cell>
          <table:table-cell office:value-type="string" calcext:value-type="string">
            <text:p>RAUL RAMIREZ GAYTAN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ISCO ESCOBEDO VILLA</text:p>
          </table:table-cell>
          <table:table-cell office:value-type="string" calcext:value-type="string">
            <text:p>MARCO ANTONIO ESCOBEDO RENTERIA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LA NAJERA ROMERO</text:p>
          </table:table-cell>
          <table:table-cell office:value-type="string" calcext:value-type="string">
            <text:p>IARUBY IXEL RODRIGUEZ NORMAN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DAVILA RAMIREZ</text:p>
          </table:table-cell>
          <table:table-cell office:value-type="string" calcext:value-type="string">
            <text:p>NATALIA DANIELA DEL MURO QUIÑONES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DAVILA RAMIREZ</text:p>
          </table:table-cell>
          <table:table-cell office:value-type="string" calcext:value-type="string">
            <text:p>NATALIA DANIELA DEL MURO QUIÑONES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DAVILA RAMIREZ</text:p>
          </table:table-cell>
          <table:table-cell office:value-type="string" calcext:value-type="string">
            <text:p>NATALIA DANIELA DEL MURO QUIÑONES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 MANUEL GOMEZ LOPEZ</text:p>
          </table:table-cell>
          <table:table-cell office:value-type="string" calcext:value-type="string">
            <text:p>MARIA GUADALUPE DIAZ RUIZ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UEL HERRERA CHAVEZ</text:p>
          </table:table-cell>
          <table:table-cell office:value-type="string" calcext:value-type="string">
            <text:p>JOSE RAMON MARTINEZ TORREZ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MIENTO CIUDAD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Z MA RODRIGUEZ </text:p>
          </table:table-cell>
          <table:table-cell office:value-type="string" calcext:value-type="string">
            <text:p>MAYRA YAJAIRA HERNANDEZ CASTILLO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 ARCELIA OLGUIN SERNA</text:p>
          </table:table-cell>
          <table:table-cell office:value-type="string" calcext:value-type="string">
            <text:p>ROSALBA MARQUEZ GALLARDO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RA AURORA ANDRADE RUVALCABA</text:p>
          </table:table-cell>
          <table:table-cell office:value-type="string" calcext:value-type="string">
            <text:p>CARMEN ADRIANA PEREZ MARENTES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ANY MACIAS CORTES</text:p>
          </table:table-cell>
          <table:table-cell office:value-type="string" calcext:value-type="string">
            <text:p>BEATRIZ ADRIANA CORTES ZACARIAS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 X MÉ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GA LIVIA VAZQUEZ ESPARZA</text:p>
          </table:table-cell>
          <table:table-cell office:value-type="string" calcext:value-type="string">
            <text:p>YURIDIANA FRAYRE MEDINA</text:p>
          </table:table-cell>
        </table:table-row>
      </table:table>
      <table:named-expressions/>
      <table:database-ranges>
        <table:database-range table:name="__Anonymous_Sheet_DB__0" table:target-range-address="Diputaciones2021Cand.A1:Diputaciones2021Cand.G30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4T19:00:34.492472936</dc:date>
    <meta:editing-duration>PT51M40S</meta:editing-duration>
    <meta:editing-cycles>14</meta:editing-cycles>
    <meta:generator>LibreOffice/6.4.7.2$Linux_X86_64 LibreOffice_project/40$Build-2</meta:generator>
    <meta:document-statistic meta:table-count="1" meta:cell-count="21028" meta:object-count="0"/>
  </office:meta>
</office:document-meta>
</file>